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155.4pt"/>
    </style:style>
    <style:style style:name="co1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63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8" table:default-cell-style-name="ce3"/>
        <table:table-column table:style-name="co8" table:default-cell-style-name="ce3"/>
        <table:table-column table:style-name="co1" table:default-cell-style-name="ce4"/>
        <table:table-column table:style-name="co1" table:default-cell-style-name="ce3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noveltitle</text:p>
          </table:table-cell>
          <table:table-cell office:value-type="string" calcext:value-type="string">
            <text:p>noveltype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joinyear</text:p>
          </table:table-cell>
          <table:table-cell table:style-name="Default" office:value-type="string" calcext:value-type="string">
            <text:p>sales2011</text:p>
          </table:table-cell>
          <table:table-cell table:style-name="Default" office:value-type="string" calcext:value-type="string">
            <text:p>sales2012</text:p>
          </table:table-cell>
          <table:table-cell table:style-name="Default" office:value-type="string" calcext:value-type="string">
            <text:p>sales2013</text:p>
          </table:table-cell>
          <table:table-cell table:style-name="Default" office:value-type="string" calcext:value-type="string">
            <text:p>sales2014</text:p>
          </table:table-cell>
          <table:table-cell table:style-name="Default" office:value-type="string" calcext:value-type="string">
            <text:p>sales2015</text:p>
          </table:table-cell>
          <table:table-cell table:style-name="Default" office:value-type="string" calcext:value-type="string">
            <text:p>sales2016</text:p>
          </table:table-cell>
          <table:table-cell table:style-name="Default" office:value-type="string" calcext:value-type="string">
            <text:p>sales2017</text:p>
          </table:table-cell>
          <table:table-cell table:style-name="Default" office:value-type="string" calcext:value-type="string">
            <text:p>unitsales</text:p>
          </table:table-cell>
          <table:table-cell table:style-name="Default" office:value-type="string" calcext:value-type="string">
            <text:p>salary</text:p>
          </table:table-cell>
          <table:table-cell table:style-name="Default" office:value-type="string" calcext:value-type="string">
            <text:p>bonus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cker Proctor</text:p>
          </table:table-cell>
          <table:table-cell office:value-type="string" calcext:value-type="string">
            <text:p>Accidents Of Nightmare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2]&gt;NUMBERVALUE(RIGHT([.G$1];4));0;RANDBETWEEN(1000;1000000))" office:value-type="float" office:value="0" calcext:value-type="float">
            <text:p>0</text:p>
          </table:table-cell>
          <table:table-cell table:formula="of:=IF([.$F2]&gt;NUMBERVALUE(RIGHT([.H$1];4));0;RANDBETWEEN(1000;1000000))" office:value-type="float" office:value="535069" calcext:value-type="float">
            <text:p>535069</text:p>
          </table:table-cell>
          <table:table-cell table:formula="of:=IF([.$F2]&gt;NUMBERVALUE(RIGHT([.I$1];4));0;RANDBETWEEN(1000;1000000))" office:value-type="float" office:value="628683" calcext:value-type="float">
            <text:p>628683</text:p>
          </table:table-cell>
          <table:table-cell table:formula="of:=IF([.$F2]&gt;NUMBERVALUE(RIGHT([.J$1];4));0;RANDBETWEEN(1000;1000000))" office:value-type="float" office:value="373822" calcext:value-type="float">
            <text:p>373822</text:p>
          </table:table-cell>
          <table:table-cell table:formula="of:=IF([.$F2]&gt;NUMBERVALUE(RIGHT([.K$1];4));0;RANDBETWEEN(1000;1000000))" office:value-type="float" office:value="641022" calcext:value-type="float">
            <text:p>641022</text:p>
          </table:table-cell>
          <table:table-cell table:formula="of:=IF([.$F2]&gt;NUMBERVALUE(RIGHT([.L$1];4));0;RANDBETWEEN(1000;1000000))" office:value-type="float" office:value="77179" calcext:value-type="float">
            <text:p>77179</text:p>
          </table:table-cell>
          <table:table-cell table:formula="of:=IF([.$F2]&gt;NUMBERVALUE(RIGHT([.M$1];4));0;RANDBETWEEN(1000;1000000))" office:value-type="float" office:value="56648" calcext:value-type="float">
            <text:p>56648</text:p>
          </table:table-cell>
          <table:table-cell table:formula="of:=SUM([.G2:.M2])" office:value-type="float" office:value="2312423" calcext:value-type="float">
            <text:p>2312423</text:p>
          </table:table-cell>
          <table:table-cell table:formula="of:=[.G2]*VLOOKUP(NUMBERVALUE(RIGHT([.G$1];4));[$'salary-percopy'.$A$1:.$B$7];2)+[.H2]*VLOOKUP(NUMBERVALUE(RIGHT([.H$1];4));[$'salary-percopy'.$A$1:.$B$7];2)+[.I2]*VLOOKUP(NUMBERVALUE(RIGHT([.I$1];4));[$'salary-percopy'.$A$1:.$B$7];2)+[.J2]*VLOOKUP(NUMBERVALUE(RIGHT([.J$1];4));[$'salary-percopy'.$A$1:.$B$7];2)+[.K2]*VLOOKUP(NUMBERVALUE(RIGHT([.K$1];4));[$'salary-percopy'.$A$1:.$B$7];2)+[.L2]*VLOOKUP(NUMBERVALUE(RIGHT([.L$1];4));[$'salary-percopy'.$A$1:.$B$7];2)+[.M2]*VLOOKUP(NUMBERVALUE(RIGHT([.M$1];4));[$'salary-percopy'.$A$1:.$B$7];2)" office:value-type="float" office:value="321216085" calcext:value-type="float">
            <text:p>321216085</text:p>
          </table:table-cell>
          <table:table-cell table:formula="of:=IF([.G2]&gt;500000;[.G2]*0.1*VLOOKUP(NUMBERVALUE(RIGHT([.G$1];4));[$'salary-percopy'.$A$1:.$B$7];2))+IF([.H2]&gt;500000;[.H2]*0.1*VLOOKUP(NUMBERVALUE(RIGHT([.H$1];4));[$'salary-percopy'.$A$1:.$B$7];2))+IF([.I2]&gt;500000;[.I2]*0.1*VLOOKUP(NUMBERVALUE(RIGHT([.I$1];4));[$'salary-percopy'.$A$1:.$B$7];2))+IF([.J2]&gt;500000;[.J2]*0.1*VLOOKUP(NUMBERVALUE(RIGHT([.J$1];4));[$'salary-percopy'.$A$1:.$B$7];2))+IF([.K2]&gt;500000;[.K2]*0.1*VLOOKUP(NUMBERVALUE(RIGHT([.K$1];4));[$'salary-percopy'.$A$1:.$B$7];2))+IF([.L2]&gt;500000;[.L2]*0.1*VLOOKUP(NUMBERVALUE(RIGHT([.L$1];4));[$'salary-percopy'.$A$1:.$B$7];2))+IF([.M2]&gt;500000;[.M2]*0.1*VLOOKUP(NUMBERVALUE(RIGHT([.M$1];4));[$'salary-percopy'.$A$1:.$B$7];2))" office:value-type="float" office:value="24327329" calcext:value-type="float">
            <text:p>24327329</text:p>
          </table:table-cell>
          <table:table-cell table:formula="of:=[.O2]+[.P2]" office:value-type="float" office:value="345543414" calcext:value-type="float">
            <text:p>345543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ison Ryan</text:p>
          </table:table-cell>
          <table:table-cell office:value-type="string" calcext:value-type="string">
            <text:p>Admirers And Valentines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3]&gt;NUMBERVALUE(RIGHT([.G$1];4));0;RANDBETWEEN(1000;1000000))" office:value-type="float" office:value="0" calcext:value-type="float">
            <text:p>0</text:p>
          </table:table-cell>
          <table:table-cell table:formula="of:=IF([.$F3]&gt;NUMBERVALUE(RIGHT([.H$1];4));0;RANDBETWEEN(1000;1000000))" office:value-type="float" office:value="0" calcext:value-type="float">
            <text:p>0</text:p>
          </table:table-cell>
          <table:table-cell table:formula="of:=IF([.$F3]&gt;NUMBERVALUE(RIGHT([.I$1];4));0;RANDBETWEEN(1000;1000000))" office:value-type="float" office:value="0" calcext:value-type="float">
            <text:p>0</text:p>
          </table:table-cell>
          <table:table-cell table:formula="of:=IF([.$F3]&gt;NUMBERVALUE(RIGHT([.J$1];4));0;RANDBETWEEN(1000;1000000))" office:value-type="float" office:value="0" calcext:value-type="float">
            <text:p>0</text:p>
          </table:table-cell>
          <table:table-cell table:formula="of:=IF([.$F3]&gt;NUMBERVALUE(RIGHT([.K$1];4));0;RANDBETWEEN(1000;1000000))" office:value-type="float" office:value="0" calcext:value-type="float">
            <text:p>0</text:p>
          </table:table-cell>
          <table:table-cell table:formula="of:=IF([.$F3]&gt;NUMBERVALUE(RIGHT([.L$1];4));0;RANDBETWEEN(1000;1000000))" office:value-type="float" office:value="138444" calcext:value-type="float">
            <text:p>138444</text:p>
          </table:table-cell>
          <table:table-cell table:formula="of:=IF([.$F3]&gt;NUMBERVALUE(RIGHT([.M$1];4));0;RANDBETWEEN(1000;1000000))" office:value-type="float" office:value="401235" calcext:value-type="float">
            <text:p>401235</text:p>
          </table:table-cell>
          <table:table-cell table:formula="of:=SUM([.G3:.M3])" office:value-type="float" office:value="539679" calcext:value-type="float">
            <text:p>539679</text:p>
          </table:table-cell>
          <table:table-cell table:formula="of:=[.G3]*VLOOKUP(NUMBERVALUE(RIGHT([.G$1];4));[$'salary-percopy'.$A$1:.$B$7];2)+[.H3]*VLOOKUP(NUMBERVALUE(RIGHT([.H$1];4));[$'salary-percopy'.$A$1:.$B$7];2)+[.I3]*VLOOKUP(NUMBERVALUE(RIGHT([.I$1];4));[$'salary-percopy'.$A$1:.$B$7];2)+[.J3]*VLOOKUP(NUMBERVALUE(RIGHT([.J$1];4));[$'salary-percopy'.$A$1:.$B$7];2)+[.K3]*VLOOKUP(NUMBERVALUE(RIGHT([.K$1];4));[$'salary-percopy'.$A$1:.$B$7];2)+[.L3]*VLOOKUP(NUMBERVALUE(RIGHT([.L$1];4));[$'salary-percopy'.$A$1:.$B$7];2)+[.M3]*VLOOKUP(NUMBERVALUE(RIGHT([.M$1];4));[$'salary-percopy'.$A$1:.$B$7];2)" office:value-type="float" office:value="105859140" calcext:value-type="float">
            <text:p>105859140</text:p>
          </table:table-cell>
          <table:table-cell table:formula="of:=IF([.G3]&gt;500000;[.G3]*0.1*VLOOKUP(NUMBERVALUE(RIGHT([.G$1];4));[$'salary-percopy'.$A$1:.$B$7];2))+IF([.H3]&gt;500000;[.H3]*0.1*VLOOKUP(NUMBERVALUE(RIGHT([.H$1];4));[$'salary-percopy'.$A$1:.$B$7];2))+IF([.I3]&gt;500000;[.I3]*0.1*VLOOKUP(NUMBERVALUE(RIGHT([.I$1];4));[$'salary-percopy'.$A$1:.$B$7];2))+IF([.J3]&gt;500000;[.J3]*0.1*VLOOKUP(NUMBERVALUE(RIGHT([.J$1];4));[$'salary-percopy'.$A$1:.$B$7];2))+IF([.K3]&gt;500000;[.K3]*0.1*VLOOKUP(NUMBERVALUE(RIGHT([.K$1];4));[$'salary-percopy'.$A$1:.$B$7];2))+IF([.L3]&gt;500000;[.L3]*0.1*VLOOKUP(NUMBERVALUE(RIGHT([.L$1];4));[$'salary-percopy'.$A$1:.$B$7];2))+IF([.M3]&gt;500000;[.M3]*0.1*VLOOKUP(NUMBERVALUE(RIGHT([.M$1];4));[$'salary-percopy'.$A$1:.$B$7];2))" office:value-type="float" office:value="0" calcext:value-type="float">
            <text:p>0</text:p>
          </table:table-cell>
          <table:table-cell table:formula="of:=[.O3]+[.P3]" office:value-type="float" office:value="105859140" calcext:value-type="float">
            <text:p>1058591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yron Nelson</text:p>
          </table:table-cell>
          <table:table-cell office:value-type="string" calcext:value-type="string">
            <text:p>Agents And Hunters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4]&gt;NUMBERVALUE(RIGHT([.G$1];4));0;RANDBETWEEN(1000;1000000))" office:value-type="float" office:value="0" calcext:value-type="float">
            <text:p>0</text:p>
          </table:table-cell>
          <table:table-cell table:formula="of:=IF([.$F4]&gt;NUMBERVALUE(RIGHT([.H$1];4));0;RANDBETWEEN(1000;1000000))" office:value-type="float" office:value="0" calcext:value-type="float">
            <text:p>0</text:p>
          </table:table-cell>
          <table:table-cell table:formula="of:=IF([.$F4]&gt;NUMBERVALUE(RIGHT([.I$1];4));0;RANDBETWEEN(1000;1000000))" office:value-type="float" office:value="0" calcext:value-type="float">
            <text:p>0</text:p>
          </table:table-cell>
          <table:table-cell table:formula="of:=IF([.$F4]&gt;NUMBERVALUE(RIGHT([.J$1];4));0;RANDBETWEEN(1000;1000000))" office:value-type="float" office:value="252710" calcext:value-type="float">
            <text:p>252710</text:p>
          </table:table-cell>
          <table:table-cell table:formula="of:=IF([.$F4]&gt;NUMBERVALUE(RIGHT([.K$1];4));0;RANDBETWEEN(1000;1000000))" office:value-type="float" office:value="955068" calcext:value-type="float">
            <text:p>955068</text:p>
          </table:table-cell>
          <table:table-cell table:formula="of:=IF([.$F4]&gt;NUMBERVALUE(RIGHT([.L$1];4));0;RANDBETWEEN(1000;1000000))" office:value-type="float" office:value="207904" calcext:value-type="float">
            <text:p>207904</text:p>
          </table:table-cell>
          <table:table-cell table:formula="of:=IF([.$F4]&gt;NUMBERVALUE(RIGHT([.M$1];4));0;RANDBETWEEN(1000;1000000))" office:value-type="float" office:value="339824" calcext:value-type="float">
            <text:p>339824</text:p>
          </table:table-cell>
          <table:table-cell table:formula="of:=SUM([.G4:.M4])" office:value-type="float" office:value="1755506" calcext:value-type="float">
            <text:p>1755506</text:p>
          </table:table-cell>
          <table:table-cell table:formula="of:=[.G4]*VLOOKUP(NUMBERVALUE(RIGHT([.G$1];4));[$'salary-percopy'.$A$1:.$B$7];2)+[.H4]*VLOOKUP(NUMBERVALUE(RIGHT([.H$1];4));[$'salary-percopy'.$A$1:.$B$7];2)+[.I4]*VLOOKUP(NUMBERVALUE(RIGHT([.I$1];4));[$'salary-percopy'.$A$1:.$B$7];2)+[.J4]*VLOOKUP(NUMBERVALUE(RIGHT([.J$1];4));[$'salary-percopy'.$A$1:.$B$7];2)+[.K4]*VLOOKUP(NUMBERVALUE(RIGHT([.K$1];4));[$'salary-percopy'.$A$1:.$B$7];2)+[.L4]*VLOOKUP(NUMBERVALUE(RIGHT([.L$1];4));[$'salary-percopy'.$A$1:.$B$7];2)+[.M4]*VLOOKUP(NUMBERVALUE(RIGHT([.M$1];4));[$'salary-percopy'.$A$1:.$B$7];2)" office:value-type="float" office:value="304168000" calcext:value-type="float">
            <text:p>304168000</text:p>
          </table:table-cell>
          <table:table-cell table:formula="of:=IF([.G4]&gt;500000;[.G4]*0.1*VLOOKUP(NUMBERVALUE(RIGHT([.G$1];4));[$'salary-percopy'.$A$1:.$B$7];2))+IF([.H4]&gt;500000;[.H4]*0.1*VLOOKUP(NUMBERVALUE(RIGHT([.H$1];4));[$'salary-percopy'.$A$1:.$B$7];2))+IF([.I4]&gt;500000;[.I4]*0.1*VLOOKUP(NUMBERVALUE(RIGHT([.I$1];4));[$'salary-percopy'.$A$1:.$B$7];2))+IF([.J4]&gt;500000;[.J4]*0.1*VLOOKUP(NUMBERVALUE(RIGHT([.J$1];4));[$'salary-percopy'.$A$1:.$B$7];2))+IF([.K4]&gt;500000;[.K4]*0.1*VLOOKUP(NUMBERVALUE(RIGHT([.K$1];4));[$'salary-percopy'.$A$1:.$B$7];2))+IF([.L4]&gt;500000;[.L4]*0.1*VLOOKUP(NUMBERVALUE(RIGHT([.L$1];4));[$'salary-percopy'.$A$1:.$B$7];2))+IF([.M4]&gt;500000;[.M4]*0.1*VLOOKUP(NUMBERVALUE(RIGHT([.M$1];4));[$'salary-percopy'.$A$1:.$B$7];2))" office:value-type="float" office:value="16236156" calcext:value-type="float">
            <text:p>16236156</text:p>
          </table:table-cell>
          <table:table-cell table:formula="of:=[.O4]+[.P4]" office:value-type="float" office:value="320404156" calcext:value-type="float">
            <text:p>320404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wen Craig</text:p>
          </table:table-cell>
          <table:table-cell office:value-type="string" calcext:value-type="string">
            <text:p>Agents Of Insanity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5]&gt;NUMBERVALUE(RIGHT([.G$1];4));0;RANDBETWEEN(1000;1000000))" office:value-type="float" office:value="0" calcext:value-type="float">
            <text:p>0</text:p>
          </table:table-cell>
          <table:table-cell table:formula="of:=IF([.$F5]&gt;NUMBERVALUE(RIGHT([.H$1];4));0;RANDBETWEEN(1000;1000000))" office:value-type="float" office:value="0" calcext:value-type="float">
            <text:p>0</text:p>
          </table:table-cell>
          <table:table-cell table:formula="of:=IF([.$F5]&gt;NUMBERVALUE(RIGHT([.I$1];4));0;RANDBETWEEN(1000;1000000))" office:value-type="float" office:value="574085" calcext:value-type="float">
            <text:p>574085</text:p>
          </table:table-cell>
          <table:table-cell table:formula="of:=IF([.$F5]&gt;NUMBERVALUE(RIGHT([.J$1];4));0;RANDBETWEEN(1000;1000000))" office:value-type="float" office:value="927434" calcext:value-type="float">
            <text:p>927434</text:p>
          </table:table-cell>
          <table:table-cell table:formula="of:=IF([.$F5]&gt;NUMBERVALUE(RIGHT([.K$1];4));0;RANDBETWEEN(1000;1000000))" office:value-type="float" office:value="837323" calcext:value-type="float">
            <text:p>837323</text:p>
          </table:table-cell>
          <table:table-cell table:formula="of:=IF([.$F5]&gt;NUMBERVALUE(RIGHT([.L$1];4));0;RANDBETWEEN(1000;1000000))" office:value-type="float" office:value="882284" calcext:value-type="float">
            <text:p>882284</text:p>
          </table:table-cell>
          <table:table-cell table:formula="of:=IF([.$F5]&gt;NUMBERVALUE(RIGHT([.M$1];4));0;RANDBETWEEN(1000;1000000))" office:value-type="float" office:value="341823" calcext:value-type="float">
            <text:p>341823</text:p>
          </table:table-cell>
          <table:table-cell table:formula="of:=SUM([.G5:.M5])" office:value-type="float" office:value="3562949" calcext:value-type="float">
            <text:p>3562949</text:p>
          </table:table-cell>
          <table:table-cell table:formula="of:=[.G5]*VLOOKUP(NUMBERVALUE(RIGHT([.G$1];4));[$'salary-percopy'.$A$1:.$B$7];2)+[.H5]*VLOOKUP(NUMBERVALUE(RIGHT([.H$1];4));[$'salary-percopy'.$A$1:.$B$7];2)+[.I5]*VLOOKUP(NUMBERVALUE(RIGHT([.I$1];4));[$'salary-percopy'.$A$1:.$B$7];2)+[.J5]*VLOOKUP(NUMBERVALUE(RIGHT([.J$1];4));[$'salary-percopy'.$A$1:.$B$7];2)+[.K5]*VLOOKUP(NUMBERVALUE(RIGHT([.K$1];4));[$'salary-percopy'.$A$1:.$B$7];2)+[.L5]*VLOOKUP(NUMBERVALUE(RIGHT([.L$1];4));[$'salary-percopy'.$A$1:.$B$7];2)+[.M5]*VLOOKUP(NUMBERVALUE(RIGHT([.M$1];4));[$'salary-percopy'.$A$1:.$B$7];2)" office:value-type="float" office:value="572663010" calcext:value-type="float">
            <text:p>572663010</text:p>
          </table:table-cell>
          <table:table-cell table:formula="of:=IF([.G5]&gt;500000;[.G5]*0.1*VLOOKUP(NUMBERVALUE(RIGHT([.G$1];4));[$'salary-percopy'.$A$1:.$B$7];2))+IF([.H5]&gt;500000;[.H5]*0.1*VLOOKUP(NUMBERVALUE(RIGHT([.H$1];4));[$'salary-percopy'.$A$1:.$B$7];2))+IF([.I5]&gt;500000;[.I5]*0.1*VLOOKUP(NUMBERVALUE(RIGHT([.I$1];4));[$'salary-percopy'.$A$1:.$B$7];2))+IF([.J5]&gt;500000;[.J5]*0.1*VLOOKUP(NUMBERVALUE(RIGHT([.J$1];4));[$'salary-percopy'.$A$1:.$B$7];2))+IF([.K5]&gt;500000;[.K5]*0.1*VLOOKUP(NUMBERVALUE(RIGHT([.K$1];4));[$'salary-percopy'.$A$1:.$B$7];2))+IF([.L5]&gt;500000;[.L5]*0.1*VLOOKUP(NUMBERVALUE(RIGHT([.L$1];4));[$'salary-percopy'.$A$1:.$B$7];2))+IF([.M5]&gt;500000;[.M5]*0.1*VLOOKUP(NUMBERVALUE(RIGHT([.M$1];4));[$'salary-percopy'.$A$1:.$B$7];2))" office:value-type="float" office:value="50429841" calcext:value-type="float">
            <text:p>50429841</text:p>
          </table:table-cell>
          <table:table-cell table:formula="of:=[.O5]+[.P5]" office:value-type="float" office:value="623092851" calcext:value-type="float">
            <text:p>6230928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onso Johns</text:p>
          </table:table-cell>
          <table:table-cell office:value-type="string" calcext:value-type="string">
            <text:p>Amused By Ice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6]&gt;NUMBERVALUE(RIGHT([.G$1];4));0;RANDBETWEEN(1000;1000000))" office:value-type="float" office:value="0" calcext:value-type="float">
            <text:p>0</text:p>
          </table:table-cell>
          <table:table-cell table:formula="of:=IF([.$F6]&gt;NUMBERVALUE(RIGHT([.H$1];4));0;RANDBETWEEN(1000;1000000))" office:value-type="float" office:value="0" calcext:value-type="float">
            <text:p>0</text:p>
          </table:table-cell>
          <table:table-cell table:formula="of:=IF([.$F6]&gt;NUMBERVALUE(RIGHT([.I$1];4));0;RANDBETWEEN(1000;1000000))" office:value-type="float" office:value="996226" calcext:value-type="float">
            <text:p>996226</text:p>
          </table:table-cell>
          <table:table-cell table:formula="of:=IF([.$F6]&gt;NUMBERVALUE(RIGHT([.J$1];4));0;RANDBETWEEN(1000;1000000))" office:value-type="float" office:value="428601" calcext:value-type="float">
            <text:p>428601</text:p>
          </table:table-cell>
          <table:table-cell table:formula="of:=IF([.$F6]&gt;NUMBERVALUE(RIGHT([.K$1];4));0;RANDBETWEEN(1000;1000000))" office:value-type="float" office:value="631613" calcext:value-type="float">
            <text:p>631613</text:p>
          </table:table-cell>
          <table:table-cell table:formula="of:=IF([.$F6]&gt;NUMBERVALUE(RIGHT([.L$1];4));0;RANDBETWEEN(1000;1000000))" office:value-type="float" office:value="510296" calcext:value-type="float">
            <text:p>510296</text:p>
          </table:table-cell>
          <table:table-cell table:formula="of:=IF([.$F6]&gt;NUMBERVALUE(RIGHT([.M$1];4));0;RANDBETWEEN(1000;1000000))" office:value-type="float" office:value="154844" calcext:value-type="float">
            <text:p>154844</text:p>
          </table:table-cell>
          <table:table-cell table:formula="of:=SUM([.G6:.M6])" office:value-type="float" office:value="2721580" calcext:value-type="float">
            <text:p>2721580</text:p>
          </table:table-cell>
          <table:table-cell table:formula="of:=[.G6]*VLOOKUP(NUMBERVALUE(RIGHT([.G$1];4));[$'salary-percopy'.$A$1:.$B$7];2)+[.H6]*VLOOKUP(NUMBERVALUE(RIGHT([.H$1];4));[$'salary-percopy'.$A$1:.$B$7];2)+[.I6]*VLOOKUP(NUMBERVALUE(RIGHT([.I$1];4));[$'salary-percopy'.$A$1:.$B$7];2)+[.J6]*VLOOKUP(NUMBERVALUE(RIGHT([.J$1];4));[$'salary-percopy'.$A$1:.$B$7];2)+[.K6]*VLOOKUP(NUMBERVALUE(RIGHT([.K$1];4));[$'salary-percopy'.$A$1:.$B$7];2)+[.L6]*VLOOKUP(NUMBERVALUE(RIGHT([.L$1];4));[$'salary-percopy'.$A$1:.$B$7];2)+[.M6]*VLOOKUP(NUMBERVALUE(RIGHT([.M$1];4));[$'salary-percopy'.$A$1:.$B$7];2)" office:value-type="float" office:value="412299030" calcext:value-type="float">
            <text:p>412299030</text:p>
          </table:table-cell>
          <table:table-cell table:formula="of:=IF([.G6]&gt;500000;[.G6]*0.1*VLOOKUP(NUMBERVALUE(RIGHT([.G$1];4));[$'salary-percopy'.$A$1:.$B$7];2))+IF([.H6]&gt;500000;[.H6]*0.1*VLOOKUP(NUMBERVALUE(RIGHT([.H$1];4));[$'salary-percopy'.$A$1:.$B$7];2))+IF([.I6]&gt;500000;[.I6]*0.1*VLOOKUP(NUMBERVALUE(RIGHT([.I$1];4));[$'salary-percopy'.$A$1:.$B$7];2))+IF([.J6]&gt;500000;[.J6]*0.1*VLOOKUP(NUMBERVALUE(RIGHT([.J$1];4));[$'salary-percopy'.$A$1:.$B$7];2))+IF([.K6]&gt;500000;[.K6]*0.1*VLOOKUP(NUMBERVALUE(RIGHT([.K$1];4));[$'salary-percopy'.$A$1:.$B$7];2))+IF([.L6]&gt;500000;[.L6]*0.1*VLOOKUP(NUMBERVALUE(RIGHT([.L$1];4));[$'salary-percopy'.$A$1:.$B$7];2))+IF([.M6]&gt;500000;[.M6]*0.1*VLOOKUP(NUMBERVALUE(RIGHT([.M$1];4));[$'salary-percopy'.$A$1:.$B$7];2))" office:value-type="float" office:value="32132609" calcext:value-type="float">
            <text:p>32132609</text:p>
          </table:table-cell>
          <table:table-cell table:formula="of:=[.O6]+[.P6]" office:value-type="float" office:value="444431639" calcext:value-type="float">
            <text:p>4444316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mon Coffey</text:p>
          </table:table-cell>
          <table:table-cell office:value-type="string" calcext:value-type="string">
            <text:p>Anger Of Destruction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7]&gt;NUMBERVALUE(RIGHT([.G$1];4));0;RANDBETWEEN(1000;1000000))" office:value-type="float" office:value="0" calcext:value-type="float">
            <text:p>0</text:p>
          </table:table-cell>
          <table:table-cell table:formula="of:=IF([.$F7]&gt;NUMBERVALUE(RIGHT([.H$1];4));0;RANDBETWEEN(1000;1000000))" office:value-type="float" office:value="826174" calcext:value-type="float">
            <text:p>826174</text:p>
          </table:table-cell>
          <table:table-cell table:formula="of:=IF([.$F7]&gt;NUMBERVALUE(RIGHT([.I$1];4));0;RANDBETWEEN(1000;1000000))" office:value-type="float" office:value="934287" calcext:value-type="float">
            <text:p>934287</text:p>
          </table:table-cell>
          <table:table-cell table:formula="of:=IF([.$F7]&gt;NUMBERVALUE(RIGHT([.J$1];4));0;RANDBETWEEN(1000;1000000))" office:value-type="float" office:value="262728" calcext:value-type="float">
            <text:p>262728</text:p>
          </table:table-cell>
          <table:table-cell table:formula="of:=IF([.$F7]&gt;NUMBERVALUE(RIGHT([.K$1];4));0;RANDBETWEEN(1000;1000000))" office:value-type="float" office:value="416406" calcext:value-type="float">
            <text:p>416406</text:p>
          </table:table-cell>
          <table:table-cell table:formula="of:=IF([.$F7]&gt;NUMBERVALUE(RIGHT([.L$1];4));0;RANDBETWEEN(1000;1000000))" office:value-type="float" office:value="476083" calcext:value-type="float">
            <text:p>476083</text:p>
          </table:table-cell>
          <table:table-cell table:formula="of:=IF([.$F7]&gt;NUMBERVALUE(RIGHT([.M$1];4));0;RANDBETWEEN(1000;1000000))" office:value-type="float" office:value="80830" calcext:value-type="float">
            <text:p>80830</text:p>
          </table:table-cell>
          <table:table-cell table:formula="of:=SUM([.G7:.M7])" office:value-type="float" office:value="2996508" calcext:value-type="float">
            <text:p>2996508</text:p>
          </table:table-cell>
          <table:table-cell table:formula="of:=[.G7]*VLOOKUP(NUMBERVALUE(RIGHT([.G$1];4));[$'salary-percopy'.$A$1:.$B$7];2)+[.H7]*VLOOKUP(NUMBERVALUE(RIGHT([.H$1];4));[$'salary-percopy'.$A$1:.$B$7];2)+[.I7]*VLOOKUP(NUMBERVALUE(RIGHT([.I$1];4));[$'salary-percopy'.$A$1:.$B$7];2)+[.J7]*VLOOKUP(NUMBERVALUE(RIGHT([.J$1];4));[$'salary-percopy'.$A$1:.$B$7];2)+[.K7]*VLOOKUP(NUMBERVALUE(RIGHT([.K$1];4));[$'salary-percopy'.$A$1:.$B$7];2)+[.L7]*VLOOKUP(NUMBERVALUE(RIGHT([.L$1];4));[$'salary-percopy'.$A$1:.$B$7];2)+[.M7]*VLOOKUP(NUMBERVALUE(RIGHT([.M$1];4));[$'salary-percopy'.$A$1:.$B$7];2)" office:value-type="float" office:value="414805875" calcext:value-type="float">
            <text:p>414805875</text:p>
          </table:table-cell>
          <table:table-cell table:formula="of:=IF([.G7]&gt;500000;[.G7]*0.1*VLOOKUP(NUMBERVALUE(RIGHT([.G$1];4));[$'salary-percopy'.$A$1:.$B$7];2))+IF([.H7]&gt;500000;[.H7]*0.1*VLOOKUP(NUMBERVALUE(RIGHT([.H$1];4));[$'salary-percopy'.$A$1:.$B$7];2))+IF([.I7]&gt;500000;[.I7]*0.1*VLOOKUP(NUMBERVALUE(RIGHT([.I$1];4));[$'salary-percopy'.$A$1:.$B$7];2))+IF([.J7]&gt;500000;[.J7]*0.1*VLOOKUP(NUMBERVALUE(RIGHT([.J$1];4));[$'salary-percopy'.$A$1:.$B$7];2))+IF([.K7]&gt;500000;[.K7]*0.1*VLOOKUP(NUMBERVALUE(RIGHT([.K$1];4));[$'salary-percopy'.$A$1:.$B$7];2))+IF([.L7]&gt;500000;[.L7]*0.1*VLOOKUP(NUMBERVALUE(RIGHT([.L$1];4));[$'salary-percopy'.$A$1:.$B$7];2))+IF([.M7]&gt;500000;[.M7]*0.1*VLOOKUP(NUMBERVALUE(RIGHT([.M$1];4));[$'salary-percopy'.$A$1:.$B$7];2))" office:value-type="float" office:value="20299358" calcext:value-type="float">
            <text:p>20299358</text:p>
          </table:table-cell>
          <table:table-cell table:formula="of:=[.O7]+[.P7]" office:value-type="float" office:value="435105233" calcext:value-type="float">
            <text:p>4351052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selyn Henderson</text:p>
          </table:table-cell>
          <table:table-cell office:value-type="string" calcext:value-type="string">
            <text:p>Assistant Of Eternity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8]&gt;NUMBERVALUE(RIGHT([.G$1];4));0;RANDBETWEEN(1000;1000000))" office:value-type="float" office:value="460688" calcext:value-type="float">
            <text:p>460688</text:p>
          </table:table-cell>
          <table:table-cell table:formula="of:=IF([.$F8]&gt;NUMBERVALUE(RIGHT([.H$1];4));0;RANDBETWEEN(1000;1000000))" office:value-type="float" office:value="170949" calcext:value-type="float">
            <text:p>170949</text:p>
          </table:table-cell>
          <table:table-cell table:formula="of:=IF([.$F8]&gt;NUMBERVALUE(RIGHT([.I$1];4));0;RANDBETWEEN(1000;1000000))" office:value-type="float" office:value="441027" calcext:value-type="float">
            <text:p>441027</text:p>
          </table:table-cell>
          <table:table-cell table:formula="of:=IF([.$F8]&gt;NUMBERVALUE(RIGHT([.J$1];4));0;RANDBETWEEN(1000;1000000))" office:value-type="float" office:value="922477" calcext:value-type="float">
            <text:p>922477</text:p>
          </table:table-cell>
          <table:table-cell table:formula="of:=IF([.$F8]&gt;NUMBERVALUE(RIGHT([.K$1];4));0;RANDBETWEEN(1000;1000000))" office:value-type="float" office:value="127212" calcext:value-type="float">
            <text:p>127212</text:p>
          </table:table-cell>
          <table:table-cell table:formula="of:=IF([.$F8]&gt;NUMBERVALUE(RIGHT([.L$1];4));0;RANDBETWEEN(1000;1000000))" office:value-type="float" office:value="961595" calcext:value-type="float">
            <text:p>961595</text:p>
          </table:table-cell>
          <table:table-cell table:formula="of:=IF([.$F8]&gt;NUMBERVALUE(RIGHT([.M$1];4));0;RANDBETWEEN(1000;1000000))" office:value-type="float" office:value="195670" calcext:value-type="float">
            <text:p>195670</text:p>
          </table:table-cell>
          <table:table-cell table:formula="of:=SUM([.G8:.M8])" office:value-type="float" office:value="3279618" calcext:value-type="float">
            <text:p>3279618</text:p>
          </table:table-cell>
          <table:table-cell table:formula="of:=[.G8]*VLOOKUP(NUMBERVALUE(RIGHT([.G$1];4));[$'salary-percopy'.$A$1:.$B$7];2)+[.H8]*VLOOKUP(NUMBERVALUE(RIGHT([.H$1];4));[$'salary-percopy'.$A$1:.$B$7];2)+[.I8]*VLOOKUP(NUMBERVALUE(RIGHT([.I$1];4));[$'salary-percopy'.$A$1:.$B$7];2)+[.J8]*VLOOKUP(NUMBERVALUE(RIGHT([.J$1];4));[$'salary-percopy'.$A$1:.$B$7];2)+[.K8]*VLOOKUP(NUMBERVALUE(RIGHT([.K$1];4));[$'salary-percopy'.$A$1:.$B$7];2)+[.L8]*VLOOKUP(NUMBERVALUE(RIGHT([.L$1];4));[$'salary-percopy'.$A$1:.$B$7];2)+[.M8]*VLOOKUP(NUMBERVALUE(RIGHT([.M$1];4));[$'salary-percopy'.$A$1:.$B$7];2)" office:value-type="float" office:value="485598325" calcext:value-type="float">
            <text:p>485598325</text:p>
          </table:table-cell>
          <table:table-cell table:formula="of:=IF([.G8]&gt;500000;[.G8]*0.1*VLOOKUP(NUMBERVALUE(RIGHT([.G$1];4));[$'salary-percopy'.$A$1:.$B$7];2))+IF([.H8]&gt;500000;[.H8]*0.1*VLOOKUP(NUMBERVALUE(RIGHT([.H$1];4));[$'salary-percopy'.$A$1:.$B$7];2))+IF([.I8]&gt;500000;[.I8]*0.1*VLOOKUP(NUMBERVALUE(RIGHT([.I$1];4));[$'salary-percopy'.$A$1:.$B$7];2))+IF([.J8]&gt;500000;[.J8]*0.1*VLOOKUP(NUMBERVALUE(RIGHT([.J$1];4));[$'salary-percopy'.$A$1:.$B$7];2))+IF([.K8]&gt;500000;[.K8]*0.1*VLOOKUP(NUMBERVALUE(RIGHT([.K$1];4));[$'salary-percopy'.$A$1:.$B$7];2))+IF([.L8]&gt;500000;[.L8]*0.1*VLOOKUP(NUMBERVALUE(RIGHT([.L$1];4));[$'salary-percopy'.$A$1:.$B$7];2))+IF([.M8]&gt;500000;[.M8]*0.1*VLOOKUP(NUMBERVALUE(RIGHT([.M$1];4));[$'salary-percopy'.$A$1:.$B$7];2))" office:value-type="float" office:value="30704185.5" calcext:value-type="float">
            <text:p>30704186</text:p>
          </table:table-cell>
          <table:table-cell table:formula="of:=[.O8]+[.P8]" office:value-type="float" office:value="516302510.5" calcext:value-type="float">
            <text:p>5163025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reon Hughes</text:p>
          </table:table-cell>
          <table:table-cell office:value-type="string" calcext:value-type="string">
            <text:p>Bandit Of The West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9]&gt;NUMBERVALUE(RIGHT([.G$1];4));0;RANDBETWEEN(1000;1000000))" office:value-type="float" office:value="226687" calcext:value-type="float">
            <text:p>226687</text:p>
          </table:table-cell>
          <table:table-cell table:formula="of:=IF([.$F9]&gt;NUMBERVALUE(RIGHT([.H$1];4));0;RANDBETWEEN(1000;1000000))" office:value-type="float" office:value="651546" calcext:value-type="float">
            <text:p>651546</text:p>
          </table:table-cell>
          <table:table-cell table:formula="of:=IF([.$F9]&gt;NUMBERVALUE(RIGHT([.I$1];4));0;RANDBETWEEN(1000;1000000))" office:value-type="float" office:value="82920" calcext:value-type="float">
            <text:p>82920</text:p>
          </table:table-cell>
          <table:table-cell table:formula="of:=IF([.$F9]&gt;NUMBERVALUE(RIGHT([.J$1];4));0;RANDBETWEEN(1000;1000000))" office:value-type="float" office:value="546732" calcext:value-type="float">
            <text:p>546732</text:p>
          </table:table-cell>
          <table:table-cell table:formula="of:=IF([.$F9]&gt;NUMBERVALUE(RIGHT([.K$1];4));0;RANDBETWEEN(1000;1000000))" office:value-type="float" office:value="44978" calcext:value-type="float">
            <text:p>44978</text:p>
          </table:table-cell>
          <table:table-cell table:formula="of:=IF([.$F9]&gt;NUMBERVALUE(RIGHT([.L$1];4));0;RANDBETWEEN(1000;1000000))" office:value-type="float" office:value="199760" calcext:value-type="float">
            <text:p>199760</text:p>
          </table:table-cell>
          <table:table-cell table:formula="of:=IF([.$F9]&gt;NUMBERVALUE(RIGHT([.M$1];4));0;RANDBETWEEN(1000;1000000))" office:value-type="float" office:value="919581" calcext:value-type="float">
            <text:p>919581</text:p>
          </table:table-cell>
          <table:table-cell table:formula="of:=SUM([.G9:.M9])" office:value-type="float" office:value="2672204" calcext:value-type="float">
            <text:p>2672204</text:p>
          </table:table-cell>
          <table:table-cell table:formula="of:=[.G9]*VLOOKUP(NUMBERVALUE(RIGHT([.G$1];4));[$'salary-percopy'.$A$1:.$B$7];2)+[.H9]*VLOOKUP(NUMBERVALUE(RIGHT([.H$1];4));[$'salary-percopy'.$A$1:.$B$7];2)+[.I9]*VLOOKUP(NUMBERVALUE(RIGHT([.I$1];4));[$'salary-percopy'.$A$1:.$B$7];2)+[.J9]*VLOOKUP(NUMBERVALUE(RIGHT([.J$1];4));[$'salary-percopy'.$A$1:.$B$7];2)+[.K9]*VLOOKUP(NUMBERVALUE(RIGHT([.K$1];4));[$'salary-percopy'.$A$1:.$B$7];2)+[.L9]*VLOOKUP(NUMBERVALUE(RIGHT([.L$1];4));[$'salary-percopy'.$A$1:.$B$7];2)+[.M9]*VLOOKUP(NUMBERVALUE(RIGHT([.M$1];4));[$'salary-percopy'.$A$1:.$B$7];2)" office:value-type="float" office:value="409349700" calcext:value-type="float">
            <text:p>409349700</text:p>
          </table:table-cell>
          <table:table-cell table:formula="of:=IF([.G9]&gt;500000;[.G9]*0.1*VLOOKUP(NUMBERVALUE(RIGHT([.G$1];4));[$'salary-percopy'.$A$1:.$B$7];2))+IF([.H9]&gt;500000;[.H9]*0.1*VLOOKUP(NUMBERVALUE(RIGHT([.H$1];4));[$'salary-percopy'.$A$1:.$B$7];2))+IF([.I9]&gt;500000;[.I9]*0.1*VLOOKUP(NUMBERVALUE(RIGHT([.I$1];4));[$'salary-percopy'.$A$1:.$B$7];2))+IF([.J9]&gt;500000;[.J9]*0.1*VLOOKUP(NUMBERVALUE(RIGHT([.J$1];4));[$'salary-percopy'.$A$1:.$B$7];2))+IF([.K9]&gt;500000;[.K9]*0.1*VLOOKUP(NUMBERVALUE(RIGHT([.K$1];4));[$'salary-percopy'.$A$1:.$B$7];2))+IF([.L9]&gt;500000;[.L9]*0.1*VLOOKUP(NUMBERVALUE(RIGHT([.L$1];4));[$'salary-percopy'.$A$1:.$B$7];2))+IF([.M9]&gt;500000;[.M9]*0.1*VLOOKUP(NUMBERVALUE(RIGHT([.M$1];4));[$'salary-percopy'.$A$1:.$B$7];2))" office:value-type="float" office:value="33212874" calcext:value-type="float">
            <text:p>33212874</text:p>
          </table:table-cell>
          <table:table-cell table:formula="of:=[.O9]+[.P9]" office:value-type="float" office:value="442562574" calcext:value-type="float">
            <text:p>4425625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eramiah Gill</text:p>
          </table:table-cell>
          <table:table-cell office:value-type="string" calcext:value-type="string">
            <text:p>Beloved With Wings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10]&gt;NUMBERVALUE(RIGHT([.G$1];4));0;RANDBETWEEN(1000;1000000))" office:value-type="float" office:value="889060" calcext:value-type="float">
            <text:p>889060</text:p>
          </table:table-cell>
          <table:table-cell table:formula="of:=IF([.$F10]&gt;NUMBERVALUE(RIGHT([.H$1];4));0;RANDBETWEEN(1000;1000000))" office:value-type="float" office:value="369738" calcext:value-type="float">
            <text:p>369738</text:p>
          </table:table-cell>
          <table:table-cell table:formula="of:=IF([.$F10]&gt;NUMBERVALUE(RIGHT([.I$1];4));0;RANDBETWEEN(1000;1000000))" office:value-type="float" office:value="433778" calcext:value-type="float">
            <text:p>433778</text:p>
          </table:table-cell>
          <table:table-cell table:formula="of:=IF([.$F10]&gt;NUMBERVALUE(RIGHT([.J$1];4));0;RANDBETWEEN(1000;1000000))" office:value-type="float" office:value="979818" calcext:value-type="float">
            <text:p>979818</text:p>
          </table:table-cell>
          <table:table-cell table:formula="of:=IF([.$F10]&gt;NUMBERVALUE(RIGHT([.K$1];4));0;RANDBETWEEN(1000;1000000))" office:value-type="float" office:value="915911" calcext:value-type="float">
            <text:p>915911</text:p>
          </table:table-cell>
          <table:table-cell table:formula="of:=IF([.$F10]&gt;NUMBERVALUE(RIGHT([.L$1];4));0;RANDBETWEEN(1000;1000000))" office:value-type="float" office:value="402353" calcext:value-type="float">
            <text:p>402353</text:p>
          </table:table-cell>
          <table:table-cell table:formula="of:=IF([.$F10]&gt;NUMBERVALUE(RIGHT([.M$1];4));0;RANDBETWEEN(1000;1000000))" office:value-type="float" office:value="798582" calcext:value-type="float">
            <text:p>798582</text:p>
          </table:table-cell>
          <table:table-cell table:formula="of:=SUM([.G10:.M10])" office:value-type="float" office:value="4789240" calcext:value-type="float">
            <text:p>4789240</text:p>
          </table:table-cell>
          <table:table-cell table:formula="of:=[.G10]*VLOOKUP(NUMBERVALUE(RIGHT([.G$1];4));[$'salary-percopy'.$A$1:.$B$7];2)+[.H10]*VLOOKUP(NUMBERVALUE(RIGHT([.H$1];4));[$'salary-percopy'.$A$1:.$B$7];2)+[.I10]*VLOOKUP(NUMBERVALUE(RIGHT([.I$1];4));[$'salary-percopy'.$A$1:.$B$7];2)+[.J10]*VLOOKUP(NUMBERVALUE(RIGHT([.J$1];4));[$'salary-percopy'.$A$1:.$B$7];2)+[.K10]*VLOOKUP(NUMBERVALUE(RIGHT([.K$1];4));[$'salary-percopy'.$A$1:.$B$7];2)+[.L10]*VLOOKUP(NUMBERVALUE(RIGHT([.L$1];4));[$'salary-percopy'.$A$1:.$B$7];2)+[.M10]*VLOOKUP(NUMBERVALUE(RIGHT([.M$1];4));[$'salary-percopy'.$A$1:.$B$7];2)" office:value-type="float" office:value="708661635" calcext:value-type="float">
            <text:p>708661635</text:p>
          </table:table-cell>
          <table:table-cell table:formula="of:=IF([.G10]&gt;500000;[.G10]*0.1*VLOOKUP(NUMBERVALUE(RIGHT([.G$1];4));[$'salary-percopy'.$A$1:.$B$7];2))+IF([.H10]&gt;500000;[.H10]*0.1*VLOOKUP(NUMBERVALUE(RIGHT([.H$1];4));[$'salary-percopy'.$A$1:.$B$7];2))+IF([.I10]&gt;500000;[.I10]*0.1*VLOOKUP(NUMBERVALUE(RIGHT([.I$1];4));[$'salary-percopy'.$A$1:.$B$7];2))+IF([.J10]&gt;500000;[.J10]*0.1*VLOOKUP(NUMBERVALUE(RIGHT([.J$1];4));[$'salary-percopy'.$A$1:.$B$7];2))+IF([.K10]&gt;500000;[.K10]*0.1*VLOOKUP(NUMBERVALUE(RIGHT([.K$1];4));[$'salary-percopy'.$A$1:.$B$7];2))+IF([.L10]&gt;500000;[.L10]*0.1*VLOOKUP(NUMBERVALUE(RIGHT([.L$1];4));[$'salary-percopy'.$A$1:.$B$7];2))+IF([.M10]&gt;500000;[.M10]*0.1*VLOOKUP(NUMBERVALUE(RIGHT([.M$1];4));[$'salary-percopy'.$A$1:.$B$7];2))" office:value-type="float" office:value="54150179" calcext:value-type="float">
            <text:p>54150179</text:p>
          </table:table-cell>
          <table:table-cell table:formula="of:=[.O10]+[.P10]" office:value-type="float" office:value="762811814" calcext:value-type="float">
            <text:p>7628118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nah Moreno</text:p>
          </table:table-cell>
          <table:table-cell office:value-type="string" calcext:value-type="string">
            <text:p>Bound To The Chasm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11]&gt;NUMBERVALUE(RIGHT([.G$1];4));0;RANDBETWEEN(1000;1000000))" office:value-type="float" office:value="0" calcext:value-type="float">
            <text:p>0</text:p>
          </table:table-cell>
          <table:table-cell table:formula="of:=IF([.$F11]&gt;NUMBERVALUE(RIGHT([.H$1];4));0;RANDBETWEEN(1000;1000000))" office:value-type="float" office:value="0" calcext:value-type="float">
            <text:p>0</text:p>
          </table:table-cell>
          <table:table-cell table:formula="of:=IF([.$F11]&gt;NUMBERVALUE(RIGHT([.I$1];4));0;RANDBETWEEN(1000;1000000))" office:value-type="float" office:value="76261" calcext:value-type="float">
            <text:p>76261</text:p>
          </table:table-cell>
          <table:table-cell table:formula="of:=IF([.$F11]&gt;NUMBERVALUE(RIGHT([.J$1];4));0;RANDBETWEEN(1000;1000000))" office:value-type="float" office:value="484683" calcext:value-type="float">
            <text:p>484683</text:p>
          </table:table-cell>
          <table:table-cell table:formula="of:=IF([.$F11]&gt;NUMBERVALUE(RIGHT([.K$1];4));0;RANDBETWEEN(1000;1000000))" office:value-type="float" office:value="672740" calcext:value-type="float">
            <text:p>672740</text:p>
          </table:table-cell>
          <table:table-cell table:formula="of:=IF([.$F11]&gt;NUMBERVALUE(RIGHT([.L$1];4));0;RANDBETWEEN(1000;1000000))" office:value-type="float" office:value="438452" calcext:value-type="float">
            <text:p>438452</text:p>
          </table:table-cell>
          <table:table-cell table:formula="of:=IF([.$F11]&gt;NUMBERVALUE(RIGHT([.M$1];4));0;RANDBETWEEN(1000;1000000))" office:value-type="float" office:value="728761" calcext:value-type="float">
            <text:p>728761</text:p>
          </table:table-cell>
          <table:table-cell table:formula="of:=SUM([.G11:.M11])" office:value-type="float" office:value="2400897" calcext:value-type="float">
            <text:p>2400897</text:p>
          </table:table-cell>
          <table:table-cell table:formula="of:=[.G11]*VLOOKUP(NUMBERVALUE(RIGHT([.G$1];4));[$'salary-percopy'.$A$1:.$B$7];2)+[.H11]*VLOOKUP(NUMBERVALUE(RIGHT([.H$1];4));[$'salary-percopy'.$A$1:.$B$7];2)+[.I11]*VLOOKUP(NUMBERVALUE(RIGHT([.I$1];4));[$'salary-percopy'.$A$1:.$B$7];2)+[.J11]*VLOOKUP(NUMBERVALUE(RIGHT([.J$1];4));[$'salary-percopy'.$A$1:.$B$7];2)+[.K11]*VLOOKUP(NUMBERVALUE(RIGHT([.K$1];4));[$'salary-percopy'.$A$1:.$B$7];2)+[.L11]*VLOOKUP(NUMBERVALUE(RIGHT([.L$1];4));[$'salary-percopy'.$A$1:.$B$7];2)+[.M11]*VLOOKUP(NUMBERVALUE(RIGHT([.M$1];4));[$'salary-percopy'.$A$1:.$B$7];2)" office:value-type="float" office:value="418238560" calcext:value-type="float">
            <text:p>418238560</text:p>
          </table:table-cell>
          <table:table-cell table:formula="of:=IF([.G11]&gt;500000;[.G11]*0.1*VLOOKUP(NUMBERVALUE(RIGHT([.G$1];4));[$'salary-percopy'.$A$1:.$B$7];2))+IF([.H11]&gt;500000;[.H11]*0.1*VLOOKUP(NUMBERVALUE(RIGHT([.H$1];4));[$'salary-percopy'.$A$1:.$B$7];2))+IF([.I11]&gt;500000;[.I11]*0.1*VLOOKUP(NUMBERVALUE(RIGHT([.I$1];4));[$'salary-percopy'.$A$1:.$B$7];2))+IF([.J11]&gt;500000;[.J11]*0.1*VLOOKUP(NUMBERVALUE(RIGHT([.J$1];4));[$'salary-percopy'.$A$1:.$B$7];2))+IF([.K11]&gt;500000;[.K11]*0.1*VLOOKUP(NUMBERVALUE(RIGHT([.K$1];4));[$'salary-percopy'.$A$1:.$B$7];2))+IF([.L11]&gt;500000;[.L11]*0.1*VLOOKUP(NUMBERVALUE(RIGHT([.L$1];4));[$'salary-percopy'.$A$1:.$B$7];2))+IF([.M11]&gt;500000;[.M11]*0.1*VLOOKUP(NUMBERVALUE(RIGHT([.M$1];4));[$'salary-percopy'.$A$1:.$B$7];2))" office:value-type="float" office:value="26011800" calcext:value-type="float">
            <text:p>26011800</text:p>
          </table:table-cell>
          <table:table-cell table:formula="of:=[.O11]+[.P11]" office:value-type="float" office:value="444250360" calcext:value-type="float">
            <text:p>444250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mie Hardin</text:p>
          </table:table-cell>
          <table:table-cell office:value-type="string" calcext:value-type="string">
            <text:p>Breaking Time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12]&gt;NUMBERVALUE(RIGHT([.G$1];4));0;RANDBETWEEN(1000;1000000))" office:value-type="float" office:value="0" calcext:value-type="float">
            <text:p>0</text:p>
          </table:table-cell>
          <table:table-cell table:formula="of:=IF([.$F12]&gt;NUMBERVALUE(RIGHT([.H$1];4));0;RANDBETWEEN(1000;1000000))" office:value-type="float" office:value="0" calcext:value-type="float">
            <text:p>0</text:p>
          </table:table-cell>
          <table:table-cell table:formula="of:=IF([.$F12]&gt;NUMBERVALUE(RIGHT([.I$1];4));0;RANDBETWEEN(1000;1000000))" office:value-type="float" office:value="0" calcext:value-type="float">
            <text:p>0</text:p>
          </table:table-cell>
          <table:table-cell table:formula="of:=IF([.$F12]&gt;NUMBERVALUE(RIGHT([.J$1];4));0;RANDBETWEEN(1000;1000000))" office:value-type="float" office:value="0" calcext:value-type="float">
            <text:p>0</text:p>
          </table:table-cell>
          <table:table-cell table:formula="of:=IF([.$F12]&gt;NUMBERVALUE(RIGHT([.K$1];4));0;RANDBETWEEN(1000;1000000))" office:value-type="float" office:value="255491" calcext:value-type="float">
            <text:p>255491</text:p>
          </table:table-cell>
          <table:table-cell table:formula="of:=IF([.$F12]&gt;NUMBERVALUE(RIGHT([.L$1];4));0;RANDBETWEEN(1000;1000000))" office:value-type="float" office:value="695467" calcext:value-type="float">
            <text:p>695467</text:p>
          </table:table-cell>
          <table:table-cell table:formula="of:=IF([.$F12]&gt;NUMBERVALUE(RIGHT([.M$1];4));0;RANDBETWEEN(1000;1000000))" office:value-type="float" office:value="198676" calcext:value-type="float">
            <text:p>198676</text:p>
          </table:table-cell>
          <table:table-cell table:formula="of:=SUM([.G12:.M12])" office:value-type="float" office:value="1149634" calcext:value-type="float">
            <text:p>1149634</text:p>
          </table:table-cell>
          <table:table-cell table:formula="of:=[.G12]*VLOOKUP(NUMBERVALUE(RIGHT([.G$1];4));[$'salary-percopy'.$A$1:.$B$7];2)+[.H12]*VLOOKUP(NUMBERVALUE(RIGHT([.H$1];4));[$'salary-percopy'.$A$1:.$B$7];2)+[.I12]*VLOOKUP(NUMBERVALUE(RIGHT([.I$1];4));[$'salary-percopy'.$A$1:.$B$7];2)+[.J12]*VLOOKUP(NUMBERVALUE(RIGHT([.J$1];4));[$'salary-percopy'.$A$1:.$B$7];2)+[.K12]*VLOOKUP(NUMBERVALUE(RIGHT([.K$1];4));[$'salary-percopy'.$A$1:.$B$7];2)+[.L12]*VLOOKUP(NUMBERVALUE(RIGHT([.L$1];4));[$'salary-percopy'.$A$1:.$B$7];2)+[.M12]*VLOOKUP(NUMBERVALUE(RIGHT([.M$1];4));[$'salary-percopy'.$A$1:.$B$7];2)" office:value-type="float" office:value="211830065" calcext:value-type="float">
            <text:p>211830065</text:p>
          </table:table-cell>
          <table:table-cell table:formula="of:=IF([.G12]&gt;500000;[.G12]*0.1*VLOOKUP(NUMBERVALUE(RIGHT([.G$1];4));[$'salary-percopy'.$A$1:.$B$7];2))+IF([.H12]&gt;500000;[.H12]*0.1*VLOOKUP(NUMBERVALUE(RIGHT([.H$1];4));[$'salary-percopy'.$A$1:.$B$7];2))+IF([.I12]&gt;500000;[.I12]*0.1*VLOOKUP(NUMBERVALUE(RIGHT([.I$1];4));[$'salary-percopy'.$A$1:.$B$7];2))+IF([.J12]&gt;500000;[.J12]*0.1*VLOOKUP(NUMBERVALUE(RIGHT([.J$1];4));[$'salary-percopy'.$A$1:.$B$7];2))+IF([.K12]&gt;500000;[.K12]*0.1*VLOOKUP(NUMBERVALUE(RIGHT([.K$1];4));[$'salary-percopy'.$A$1:.$B$7];2))+IF([.L12]&gt;500000;[.L12]*0.1*VLOOKUP(NUMBERVALUE(RIGHT([.L$1];4));[$'salary-percopy'.$A$1:.$B$7];2))+IF([.M12]&gt;500000;[.M12]*0.1*VLOOKUP(NUMBERVALUE(RIGHT([.M$1];4));[$'salary-percopy'.$A$1:.$B$7];2))" office:value-type="float" office:value="12866139.5" calcext:value-type="float">
            <text:p>12866140</text:p>
          </table:table-cell>
          <table:table-cell table:formula="of:=[.O12]+[.P12]" office:value-type="float" office:value="224696204.5" calcext:value-type="float">
            <text:p>2246962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yanna Swanson</text:p>
          </table:table-cell>
          <table:table-cell office:value-type="string" calcext:value-type="string">
            <text:p>Builder Of The West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13]&gt;NUMBERVALUE(RIGHT([.G$1];4));0;RANDBETWEEN(1000;1000000))" office:value-type="float" office:value="0" calcext:value-type="float">
            <text:p>0</text:p>
          </table:table-cell>
          <table:table-cell table:formula="of:=IF([.$F13]&gt;NUMBERVALUE(RIGHT([.H$1];4));0;RANDBETWEEN(1000;1000000))" office:value-type="float" office:value="0" calcext:value-type="float">
            <text:p>0</text:p>
          </table:table-cell>
          <table:table-cell table:formula="of:=IF([.$F13]&gt;NUMBERVALUE(RIGHT([.I$1];4));0;RANDBETWEEN(1000;1000000))" office:value-type="float" office:value="0" calcext:value-type="float">
            <text:p>0</text:p>
          </table:table-cell>
          <table:table-cell table:formula="of:=IF([.$F13]&gt;NUMBERVALUE(RIGHT([.J$1];4));0;RANDBETWEEN(1000;1000000))" office:value-type="float" office:value="0" calcext:value-type="float">
            <text:p>0</text:p>
          </table:table-cell>
          <table:table-cell table:formula="of:=IF([.$F13]&gt;NUMBERVALUE(RIGHT([.K$1];4));0;RANDBETWEEN(1000;1000000))" office:value-type="float" office:value="0" calcext:value-type="float">
            <text:p>0</text:p>
          </table:table-cell>
          <table:table-cell table:formula="of:=IF([.$F13]&gt;NUMBERVALUE(RIGHT([.L$1];4));0;RANDBETWEEN(1000;1000000))" office:value-type="float" office:value="559408" calcext:value-type="float">
            <text:p>559408</text:p>
          </table:table-cell>
          <table:table-cell table:formula="of:=IF([.$F13]&gt;NUMBERVALUE(RIGHT([.M$1];4));0;RANDBETWEEN(1000;1000000))" office:value-type="float" office:value="169379" calcext:value-type="float">
            <text:p>169379</text:p>
          </table:table-cell>
          <table:table-cell table:formula="of:=SUM([.G13:.M13])" office:value-type="float" office:value="728787" calcext:value-type="float">
            <text:p>728787</text:p>
          </table:table-cell>
          <table:table-cell table:formula="of:=[.G13]*VLOOKUP(NUMBERVALUE(RIGHT([.G$1];4));[$'salary-percopy'.$A$1:.$B$7];2)+[.H13]*VLOOKUP(NUMBERVALUE(RIGHT([.H$1];4));[$'salary-percopy'.$A$1:.$B$7];2)+[.I13]*VLOOKUP(NUMBERVALUE(RIGHT([.I$1];4));[$'salary-percopy'.$A$1:.$B$7];2)+[.J13]*VLOOKUP(NUMBERVALUE(RIGHT([.J$1];4));[$'salary-percopy'.$A$1:.$B$7];2)+[.K13]*VLOOKUP(NUMBERVALUE(RIGHT([.K$1];4));[$'salary-percopy'.$A$1:.$B$7];2)+[.L13]*VLOOKUP(NUMBERVALUE(RIGHT([.L$1];4));[$'salary-percopy'.$A$1:.$B$7];2)+[.M13]*VLOOKUP(NUMBERVALUE(RIGHT([.M$1];4));[$'salary-percopy'.$A$1:.$B$7];2)" office:value-type="float" office:value="137366280" calcext:value-type="float">
            <text:p>137366280</text:p>
          </table:table-cell>
          <table:table-cell table:formula="of:=IF([.G13]&gt;500000;[.G13]*0.1*VLOOKUP(NUMBERVALUE(RIGHT([.G$1];4));[$'salary-percopy'.$A$1:.$B$7];2))+IF([.H13]&gt;500000;[.H13]*0.1*VLOOKUP(NUMBERVALUE(RIGHT([.H$1];4));[$'salary-percopy'.$A$1:.$B$7];2))+IF([.I13]&gt;500000;[.I13]*0.1*VLOOKUP(NUMBERVALUE(RIGHT([.I$1];4));[$'salary-percopy'.$A$1:.$B$7];2))+IF([.J13]&gt;500000;[.J13]*0.1*VLOOKUP(NUMBERVALUE(RIGHT([.J$1];4));[$'salary-percopy'.$A$1:.$B$7];2))+IF([.K13]&gt;500000;[.K13]*0.1*VLOOKUP(NUMBERVALUE(RIGHT([.K$1];4));[$'salary-percopy'.$A$1:.$B$7];2))+IF([.L13]&gt;500000;[.L13]*0.1*VLOOKUP(NUMBERVALUE(RIGHT([.L$1];4));[$'salary-percopy'.$A$1:.$B$7];2))+IF([.M13]&gt;500000;[.M13]*0.1*VLOOKUP(NUMBERVALUE(RIGHT([.M$1];4));[$'salary-percopy'.$A$1:.$B$7];2))" office:value-type="float" office:value="10349048" calcext:value-type="float">
            <text:p>10349048</text:p>
          </table:table-cell>
          <table:table-cell table:formula="of:=[.O13]+[.P13]" office:value-type="float" office:value="147715328" calcext:value-type="float">
            <text:p>1477153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yton Goodwin</text:p>
          </table:table-cell>
          <table:table-cell office:value-type="string" calcext:value-type="string">
            <text:p>Captains And Captain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14]&gt;NUMBERVALUE(RIGHT([.G$1];4));0;RANDBETWEEN(1000;1000000))" office:value-type="float" office:value="0" calcext:value-type="float">
            <text:p>0</text:p>
          </table:table-cell>
          <table:table-cell table:formula="of:=IF([.$F14]&gt;NUMBERVALUE(RIGHT([.H$1];4));0;RANDBETWEEN(1000;1000000))" office:value-type="float" office:value="0" calcext:value-type="float">
            <text:p>0</text:p>
          </table:table-cell>
          <table:table-cell table:formula="of:=IF([.$F14]&gt;NUMBERVALUE(RIGHT([.I$1];4));0;RANDBETWEEN(1000;1000000))" office:value-type="float" office:value="781361" calcext:value-type="float">
            <text:p>781361</text:p>
          </table:table-cell>
          <table:table-cell table:formula="of:=IF([.$F14]&gt;NUMBERVALUE(RIGHT([.J$1];4));0;RANDBETWEEN(1000;1000000))" office:value-type="float" office:value="722308" calcext:value-type="float">
            <text:p>722308</text:p>
          </table:table-cell>
          <table:table-cell table:formula="of:=IF([.$F14]&gt;NUMBERVALUE(RIGHT([.K$1];4));0;RANDBETWEEN(1000;1000000))" office:value-type="float" office:value="112111" calcext:value-type="float">
            <text:p>112111</text:p>
          </table:table-cell>
          <table:table-cell table:formula="of:=IF([.$F14]&gt;NUMBERVALUE(RIGHT([.L$1];4));0;RANDBETWEEN(1000;1000000))" office:value-type="float" office:value="772380" calcext:value-type="float">
            <text:p>772380</text:p>
          </table:table-cell>
          <table:table-cell table:formula="of:=IF([.$F14]&gt;NUMBERVALUE(RIGHT([.M$1];4));0;RANDBETWEEN(1000;1000000))" office:value-type="float" office:value="721542" calcext:value-type="float">
            <text:p>721542</text:p>
          </table:table-cell>
          <table:table-cell table:formula="of:=SUM([.G14:.M14])" office:value-type="float" office:value="3109702" calcext:value-type="float">
            <text:p>3109702</text:p>
          </table:table-cell>
          <table:table-cell table:formula="of:=[.G14]*VLOOKUP(NUMBERVALUE(RIGHT([.G$1];4));[$'salary-percopy'.$A$1:.$B$7];2)+[.H14]*VLOOKUP(NUMBERVALUE(RIGHT([.H$1];4));[$'salary-percopy'.$A$1:.$B$7];2)+[.I14]*VLOOKUP(NUMBERVALUE(RIGHT([.I$1];4));[$'salary-percopy'.$A$1:.$B$7];2)+[.J14]*VLOOKUP(NUMBERVALUE(RIGHT([.J$1];4));[$'salary-percopy'.$A$1:.$B$7];2)+[.K14]*VLOOKUP(NUMBERVALUE(RIGHT([.K$1];4));[$'salary-percopy'.$A$1:.$B$7];2)+[.L14]*VLOOKUP(NUMBERVALUE(RIGHT([.L$1];4));[$'salary-percopy'.$A$1:.$B$7];2)+[.M14]*VLOOKUP(NUMBERVALUE(RIGHT([.M$1];4));[$'salary-percopy'.$A$1:.$B$7];2)" office:value-type="float" office:value="501144010" calcext:value-type="float">
            <text:p>501144010</text:p>
          </table:table-cell>
          <table:table-cell table:formula="of:=IF([.G14]&gt;500000;[.G14]*0.1*VLOOKUP(NUMBERVALUE(RIGHT([.G$1];4));[$'salary-percopy'.$A$1:.$B$7];2))+IF([.H14]&gt;500000;[.H14]*0.1*VLOOKUP(NUMBERVALUE(RIGHT([.H$1];4));[$'salary-percopy'.$A$1:.$B$7];2))+IF([.I14]&gt;500000;[.I14]*0.1*VLOOKUP(NUMBERVALUE(RIGHT([.I$1];4));[$'salary-percopy'.$A$1:.$B$7];2))+IF([.J14]&gt;500000;[.J14]*0.1*VLOOKUP(NUMBERVALUE(RIGHT([.J$1];4));[$'salary-percopy'.$A$1:.$B$7];2))+IF([.K14]&gt;500000;[.K14]*0.1*VLOOKUP(NUMBERVALUE(RIGHT([.K$1];4));[$'salary-percopy'.$A$1:.$B$7];2))+IF([.L14]&gt;500000;[.L14]*0.1*VLOOKUP(NUMBERVALUE(RIGHT([.L$1];4));[$'salary-percopy'.$A$1:.$B$7];2))+IF([.M14]&gt;500000;[.M14]*0.1*VLOOKUP(NUMBERVALUE(RIGHT([.M$1];4));[$'salary-percopy'.$A$1:.$B$7];2))" office:value-type="float" office:value="48208514" calcext:value-type="float">
            <text:p>48208514</text:p>
          </table:table-cell>
          <table:table-cell table:formula="of:=[.O14]+[.P14]" office:value-type="float" office:value="549352524" calcext:value-type="float">
            <text:p>5493525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rtez Case</text:p>
          </table:table-cell>
          <table:table-cell office:value-type="string" calcext:value-type="string">
            <text:p>Cats And Companion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15]&gt;NUMBERVALUE(RIGHT([.G$1];4));0;RANDBETWEEN(1000;1000000))" office:value-type="float" office:value="0" calcext:value-type="float">
            <text:p>0</text:p>
          </table:table-cell>
          <table:table-cell table:formula="of:=IF([.$F15]&gt;NUMBERVALUE(RIGHT([.H$1];4));0;RANDBETWEEN(1000;1000000))" office:value-type="float" office:value="0" calcext:value-type="float">
            <text:p>0</text:p>
          </table:table-cell>
          <table:table-cell table:formula="of:=IF([.$F15]&gt;NUMBERVALUE(RIGHT([.I$1];4));0;RANDBETWEEN(1000;1000000))" office:value-type="float" office:value="0" calcext:value-type="float">
            <text:p>0</text:p>
          </table:table-cell>
          <table:table-cell table:formula="of:=IF([.$F15]&gt;NUMBERVALUE(RIGHT([.J$1];4));0;RANDBETWEEN(1000;1000000))" office:value-type="float" office:value="724226" calcext:value-type="float">
            <text:p>724226</text:p>
          </table:table-cell>
          <table:table-cell table:formula="of:=IF([.$F15]&gt;NUMBERVALUE(RIGHT([.K$1];4));0;RANDBETWEEN(1000;1000000))" office:value-type="float" office:value="420478" calcext:value-type="float">
            <text:p>420478</text:p>
          </table:table-cell>
          <table:table-cell table:formula="of:=IF([.$F15]&gt;NUMBERVALUE(RIGHT([.L$1];4));0;RANDBETWEEN(1000;1000000))" office:value-type="float" office:value="75274" calcext:value-type="float">
            <text:p>75274</text:p>
          </table:table-cell>
          <table:table-cell table:formula="of:=IF([.$F15]&gt;NUMBERVALUE(RIGHT([.M$1];4));0;RANDBETWEEN(1000;1000000))" office:value-type="float" office:value="212623" calcext:value-type="float">
            <text:p>212623</text:p>
          </table:table-cell>
          <table:table-cell table:formula="of:=SUM([.G15:.M15])" office:value-type="float" office:value="1432601" calcext:value-type="float">
            <text:p>1432601</text:p>
          </table:table-cell>
          <table:table-cell table:formula="of:=[.G15]*VLOOKUP(NUMBERVALUE(RIGHT([.G$1];4));[$'salary-percopy'.$A$1:.$B$7];2)+[.H15]*VLOOKUP(NUMBERVALUE(RIGHT([.H$1];4));[$'salary-percopy'.$A$1:.$B$7];2)+[.I15]*VLOOKUP(NUMBERVALUE(RIGHT([.I$1];4));[$'salary-percopy'.$A$1:.$B$7];2)+[.J15]*VLOOKUP(NUMBERVALUE(RIGHT([.J$1];4));[$'salary-percopy'.$A$1:.$B$7];2)+[.K15]*VLOOKUP(NUMBERVALUE(RIGHT([.K$1];4));[$'salary-percopy'.$A$1:.$B$7];2)+[.L15]*VLOOKUP(NUMBERVALUE(RIGHT([.L$1];4));[$'salary-percopy'.$A$1:.$B$7];2)+[.M15]*VLOOKUP(NUMBERVALUE(RIGHT([.M$1];4));[$'salary-percopy'.$A$1:.$B$7];2)" office:value-type="float" office:value="229323190" calcext:value-type="float">
            <text:p>229323190</text:p>
          </table:table-cell>
          <table:table-cell table:formula="of:=IF([.G15]&gt;500000;[.G15]*0.1*VLOOKUP(NUMBERVALUE(RIGHT([.G$1];4));[$'salary-percopy'.$A$1:.$B$7];2))+IF([.H15]&gt;500000;[.H15]*0.1*VLOOKUP(NUMBERVALUE(RIGHT([.H$1];4));[$'salary-percopy'.$A$1:.$B$7];2))+IF([.I15]&gt;500000;[.I15]*0.1*VLOOKUP(NUMBERVALUE(RIGHT([.I$1];4));[$'salary-percopy'.$A$1:.$B$7];2))+IF([.J15]&gt;500000;[.J15]*0.1*VLOOKUP(NUMBERVALUE(RIGHT([.J$1];4));[$'salary-percopy'.$A$1:.$B$7];2))+IF([.K15]&gt;500000;[.K15]*0.1*VLOOKUP(NUMBERVALUE(RIGHT([.K$1];4));[$'salary-percopy'.$A$1:.$B$7];2))+IF([.L15]&gt;500000;[.L15]*0.1*VLOOKUP(NUMBERVALUE(RIGHT([.L$1];4));[$'salary-percopy'.$A$1:.$B$7];2))+IF([.M15]&gt;500000;[.M15]*0.1*VLOOKUP(NUMBERVALUE(RIGHT([.M$1];4));[$'salary-percopy'.$A$1:.$B$7];2))" office:value-type="float" office:value="10139164" calcext:value-type="float">
            <text:p>10139164</text:p>
          </table:table-cell>
          <table:table-cell table:formula="of:=[.O15]+[.P15]" office:value-type="float" office:value="239462354" calcext:value-type="float">
            <text:p>2394623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ndra Burke</text:p>
          </table:table-cell>
          <table:table-cell office:value-type="string" calcext:value-type="string">
            <text:p>Cause Of The Prison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16]&gt;NUMBERVALUE(RIGHT([.G$1];4));0;RANDBETWEEN(1000;1000000))" office:value-type="float" office:value="0" calcext:value-type="float">
            <text:p>0</text:p>
          </table:table-cell>
          <table:table-cell table:formula="of:=IF([.$F16]&gt;NUMBERVALUE(RIGHT([.H$1];4));0;RANDBETWEEN(1000;1000000))" office:value-type="float" office:value="0" calcext:value-type="float">
            <text:p>0</text:p>
          </table:table-cell>
          <table:table-cell table:formula="of:=IF([.$F16]&gt;NUMBERVALUE(RIGHT([.I$1];4));0;RANDBETWEEN(1000;1000000))" office:value-type="float" office:value="0" calcext:value-type="float">
            <text:p>0</text:p>
          </table:table-cell>
          <table:table-cell table:formula="of:=IF([.$F16]&gt;NUMBERVALUE(RIGHT([.J$1];4));0;RANDBETWEEN(1000;1000000))" office:value-type="float" office:value="0" calcext:value-type="float">
            <text:p>0</text:p>
          </table:table-cell>
          <table:table-cell table:formula="of:=IF([.$F16]&gt;NUMBERVALUE(RIGHT([.K$1];4));0;RANDBETWEEN(1000;1000000))" office:value-type="float" office:value="0" calcext:value-type="float">
            <text:p>0</text:p>
          </table:table-cell>
          <table:table-cell table:formula="of:=IF([.$F16]&gt;NUMBERVALUE(RIGHT([.L$1];4));0;RANDBETWEEN(1000;1000000))" office:value-type="float" office:value="709822" calcext:value-type="float">
            <text:p>709822</text:p>
          </table:table-cell>
          <table:table-cell table:formula="of:=IF([.$F16]&gt;NUMBERVALUE(RIGHT([.M$1];4));0;RANDBETWEEN(1000;1000000))" office:value-type="float" office:value="917629" calcext:value-type="float">
            <text:p>917629</text:p>
          </table:table-cell>
          <table:table-cell table:formula="of:=SUM([.G16:.M16])" office:value-type="float" office:value="1627451" calcext:value-type="float">
            <text:p>1627451</text:p>
          </table:table-cell>
          <table:table-cell table:formula="of:=[.G16]*VLOOKUP(NUMBERVALUE(RIGHT([.G$1];4));[$'salary-percopy'.$A$1:.$B$7];2)+[.H16]*VLOOKUP(NUMBERVALUE(RIGHT([.H$1];4));[$'salary-percopy'.$A$1:.$B$7];2)+[.I16]*VLOOKUP(NUMBERVALUE(RIGHT([.I$1];4));[$'salary-percopy'.$A$1:.$B$7];2)+[.J16]*VLOOKUP(NUMBERVALUE(RIGHT([.J$1];4));[$'salary-percopy'.$A$1:.$B$7];2)+[.K16]*VLOOKUP(NUMBERVALUE(RIGHT([.K$1];4));[$'salary-percopy'.$A$1:.$B$7];2)+[.L16]*VLOOKUP(NUMBERVALUE(RIGHT([.L$1];4));[$'salary-percopy'.$A$1:.$B$7];2)+[.M16]*VLOOKUP(NUMBERVALUE(RIGHT([.M$1];4));[$'salary-percopy'.$A$1:.$B$7];2)" office:value-type="float" office:value="314842870" calcext:value-type="float">
            <text:p>314842870</text:p>
          </table:table-cell>
          <table:table-cell table:formula="of:=IF([.G16]&gt;500000;[.G16]*0.1*VLOOKUP(NUMBERVALUE(RIGHT([.G$1];4));[$'salary-percopy'.$A$1:.$B$7];2))+IF([.H16]&gt;500000;[.H16]*0.1*VLOOKUP(NUMBERVALUE(RIGHT([.H$1];4));[$'salary-percopy'.$A$1:.$B$7];2))+IF([.I16]&gt;500000;[.I16]*0.1*VLOOKUP(NUMBERVALUE(RIGHT([.I$1];4));[$'salary-percopy'.$A$1:.$B$7];2))+IF([.J16]&gt;500000;[.J16]*0.1*VLOOKUP(NUMBERVALUE(RIGHT([.J$1];4));[$'salary-percopy'.$A$1:.$B$7];2))+IF([.K16]&gt;500000;[.K16]*0.1*VLOOKUP(NUMBERVALUE(RIGHT([.K$1];4));[$'salary-percopy'.$A$1:.$B$7];2))+IF([.L16]&gt;500000;[.L16]*0.1*VLOOKUP(NUMBERVALUE(RIGHT([.L$1];4));[$'salary-percopy'.$A$1:.$B$7];2))+IF([.M16]&gt;500000;[.M16]*0.1*VLOOKUP(NUMBERVALUE(RIGHT([.M$1];4));[$'salary-percopy'.$A$1:.$B$7];2))" office:value-type="float" office:value="31484287" calcext:value-type="float">
            <text:p>31484287</text:p>
          </table:table-cell>
          <table:table-cell table:formula="of:=[.O16]+[.P16]" office:value-type="float" office:value="346327157" calcext:value-type="float">
            <text:p>3463271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son Chandler</text:p>
          </table:table-cell>
          <table:table-cell office:value-type="string" calcext:value-type="string">
            <text:p>Changing My Enemies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17]&gt;NUMBERVALUE(RIGHT([.G$1];4));0;RANDBETWEEN(1000;1000000))" office:value-type="float" office:value="0" calcext:value-type="float">
            <text:p>0</text:p>
          </table:table-cell>
          <table:table-cell table:formula="of:=IF([.$F17]&gt;NUMBERVALUE(RIGHT([.H$1];4));0;RANDBETWEEN(1000;1000000))" office:value-type="float" office:value="0" calcext:value-type="float">
            <text:p>0</text:p>
          </table:table-cell>
          <table:table-cell table:formula="of:=IF([.$F17]&gt;NUMBERVALUE(RIGHT([.I$1];4));0;RANDBETWEEN(1000;1000000))" office:value-type="float" office:value="380396" calcext:value-type="float">
            <text:p>380396</text:p>
          </table:table-cell>
          <table:table-cell table:formula="of:=IF([.$F17]&gt;NUMBERVALUE(RIGHT([.J$1];4));0;RANDBETWEEN(1000;1000000))" office:value-type="float" office:value="673530" calcext:value-type="float">
            <text:p>673530</text:p>
          </table:table-cell>
          <table:table-cell table:formula="of:=IF([.$F17]&gt;NUMBERVALUE(RIGHT([.K$1];4));0;RANDBETWEEN(1000;1000000))" office:value-type="float" office:value="800001" calcext:value-type="float">
            <text:p>800001</text:p>
          </table:table-cell>
          <table:table-cell table:formula="of:=IF([.$F17]&gt;NUMBERVALUE(RIGHT([.L$1];4));0;RANDBETWEEN(1000;1000000))" office:value-type="float" office:value="752583" calcext:value-type="float">
            <text:p>752583</text:p>
          </table:table-cell>
          <table:table-cell table:formula="of:=IF([.$F17]&gt;NUMBERVALUE(RIGHT([.M$1];4));0;RANDBETWEEN(1000;1000000))" office:value-type="float" office:value="245692" calcext:value-type="float">
            <text:p>245692</text:p>
          </table:table-cell>
          <table:table-cell table:formula="of:=SUM([.G17:.M17])" office:value-type="float" office:value="2852202" calcext:value-type="float">
            <text:p>2852202</text:p>
          </table:table-cell>
          <table:table-cell table:formula="of:=[.G17]*VLOOKUP(NUMBERVALUE(RIGHT([.G$1];4));[$'salary-percopy'.$A$1:.$B$7];2)+[.H17]*VLOOKUP(NUMBERVALUE(RIGHT([.H$1];4));[$'salary-percopy'.$A$1:.$B$7];2)+[.I17]*VLOOKUP(NUMBERVALUE(RIGHT([.I$1];4));[$'salary-percopy'.$A$1:.$B$7];2)+[.J17]*VLOOKUP(NUMBERVALUE(RIGHT([.J$1];4));[$'salary-percopy'.$A$1:.$B$7];2)+[.K17]*VLOOKUP(NUMBERVALUE(RIGHT([.K$1];4));[$'salary-percopy'.$A$1:.$B$7];2)+[.L17]*VLOOKUP(NUMBERVALUE(RIGHT([.L$1];4));[$'salary-percopy'.$A$1:.$B$7];2)+[.M17]*VLOOKUP(NUMBERVALUE(RIGHT([.M$1];4));[$'salary-percopy'.$A$1:.$B$7];2)" office:value-type="float" office:value="464308145" calcext:value-type="float">
            <text:p>464308145</text:p>
          </table:table-cell>
          <table:table-cell table:formula="of:=IF([.G17]&gt;500000;[.G17]*0.1*VLOOKUP(NUMBERVALUE(RIGHT([.G$1];4));[$'salary-percopy'.$A$1:.$B$7];2))+IF([.H17]&gt;500000;[.H17]*0.1*VLOOKUP(NUMBERVALUE(RIGHT([.H$1];4));[$'salary-percopy'.$A$1:.$B$7];2))+IF([.I17]&gt;500000;[.I17]*0.1*VLOOKUP(NUMBERVALUE(RIGHT([.I$1];4));[$'salary-percopy'.$A$1:.$B$7];2))+IF([.J17]&gt;500000;[.J17]*0.1*VLOOKUP(NUMBERVALUE(RIGHT([.J$1];4));[$'salary-percopy'.$A$1:.$B$7];2))+IF([.K17]&gt;500000;[.K17]*0.1*VLOOKUP(NUMBERVALUE(RIGHT([.K$1];4));[$'salary-percopy'.$A$1:.$B$7];2))+IF([.L17]&gt;500000;[.L17]*0.1*VLOOKUP(NUMBERVALUE(RIGHT([.L$1];4));[$'salary-percopy'.$A$1:.$B$7];2))+IF([.M17]&gt;500000;[.M17]*0.1*VLOOKUP(NUMBERVALUE(RIGHT([.M$1];4));[$'salary-percopy'.$A$1:.$B$7];2))" office:value-type="float" office:value="36952222.5" calcext:value-type="float">
            <text:p>36952223</text:p>
          </table:table-cell>
          <table:table-cell table:formula="of:=[.O17]+[.P17]" office:value-type="float" office:value="501260367.5" calcext:value-type="float">
            <text:p>5012603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queline Brewer</text:p>
          </table:table-cell>
          <table:table-cell office:value-type="string" calcext:value-type="string">
            <text:p>Changing The Catacomb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18]&gt;NUMBERVALUE(RIGHT([.G$1];4));0;RANDBETWEEN(1000;1000000))" office:value-type="float" office:value="0" calcext:value-type="float">
            <text:p>0</text:p>
          </table:table-cell>
          <table:table-cell table:formula="of:=IF([.$F18]&gt;NUMBERVALUE(RIGHT([.H$1];4));0;RANDBETWEEN(1000;1000000))" office:value-type="float" office:value="0" calcext:value-type="float">
            <text:p>0</text:p>
          </table:table-cell>
          <table:table-cell table:formula="of:=IF([.$F18]&gt;NUMBERVALUE(RIGHT([.I$1];4));0;RANDBETWEEN(1000;1000000))" office:value-type="float" office:value="0" calcext:value-type="float">
            <text:p>0</text:p>
          </table:table-cell>
          <table:table-cell table:formula="of:=IF([.$F18]&gt;NUMBERVALUE(RIGHT([.J$1];4));0;RANDBETWEEN(1000;1000000))" office:value-type="float" office:value="0" calcext:value-type="float">
            <text:p>0</text:p>
          </table:table-cell>
          <table:table-cell table:formula="of:=IF([.$F18]&gt;NUMBERVALUE(RIGHT([.K$1];4));0;RANDBETWEEN(1000;1000000))" office:value-type="float" office:value="0" calcext:value-type="float">
            <text:p>0</text:p>
          </table:table-cell>
          <table:table-cell table:formula="of:=IF([.$F18]&gt;NUMBERVALUE(RIGHT([.L$1];4));0;RANDBETWEEN(1000;1000000))" office:value-type="float" office:value="817124" calcext:value-type="float">
            <text:p>817124</text:p>
          </table:table-cell>
          <table:table-cell table:formula="of:=IF([.$F18]&gt;NUMBERVALUE(RIGHT([.M$1];4));0;RANDBETWEEN(1000;1000000))" office:value-type="float" office:value="848156" calcext:value-type="float">
            <text:p>848156</text:p>
          </table:table-cell>
          <table:table-cell table:formula="of:=SUM([.G18:.M18])" office:value-type="float" office:value="1665280" calcext:value-type="float">
            <text:p>1665280</text:p>
          </table:table-cell>
          <table:table-cell table:formula="of:=[.G18]*VLOOKUP(NUMBERVALUE(RIGHT([.G$1];4));[$'salary-percopy'.$A$1:.$B$7];2)+[.H18]*VLOOKUP(NUMBERVALUE(RIGHT([.H$1];4));[$'salary-percopy'.$A$1:.$B$7];2)+[.I18]*VLOOKUP(NUMBERVALUE(RIGHT([.I$1];4));[$'salary-percopy'.$A$1:.$B$7];2)+[.J18]*VLOOKUP(NUMBERVALUE(RIGHT([.J$1];4));[$'salary-percopy'.$A$1:.$B$7];2)+[.K18]*VLOOKUP(NUMBERVALUE(RIGHT([.K$1];4));[$'salary-percopy'.$A$1:.$B$7];2)+[.L18]*VLOOKUP(NUMBERVALUE(RIGHT([.L$1];4));[$'salary-percopy'.$A$1:.$B$7];2)+[.M18]*VLOOKUP(NUMBERVALUE(RIGHT([.M$1];4));[$'salary-percopy'.$A$1:.$B$7];2)" office:value-type="float" office:value="320799140" calcext:value-type="float">
            <text:p>320799140</text:p>
          </table:table-cell>
          <table:table-cell table:formula="of:=IF([.G18]&gt;500000;[.G18]*0.1*VLOOKUP(NUMBERVALUE(RIGHT([.G$1];4));[$'salary-percopy'.$A$1:.$B$7];2))+IF([.H18]&gt;500000;[.H18]*0.1*VLOOKUP(NUMBERVALUE(RIGHT([.H$1];4));[$'salary-percopy'.$A$1:.$B$7];2))+IF([.I18]&gt;500000;[.I18]*0.1*VLOOKUP(NUMBERVALUE(RIGHT([.I$1];4));[$'salary-percopy'.$A$1:.$B$7];2))+IF([.J18]&gt;500000;[.J18]*0.1*VLOOKUP(NUMBERVALUE(RIGHT([.J$1];4));[$'salary-percopy'.$A$1:.$B$7];2))+IF([.K18]&gt;500000;[.K18]*0.1*VLOOKUP(NUMBERVALUE(RIGHT([.K$1];4));[$'salary-percopy'.$A$1:.$B$7];2))+IF([.L18]&gt;500000;[.L18]*0.1*VLOOKUP(NUMBERVALUE(RIGHT([.L$1];4));[$'salary-percopy'.$A$1:.$B$7];2))+IF([.M18]&gt;500000;[.M18]*0.1*VLOOKUP(NUMBERVALUE(RIGHT([.M$1];4));[$'salary-percopy'.$A$1:.$B$7];2))" office:value-type="float" office:value="32079914" calcext:value-type="float">
            <text:p>32079914</text:p>
          </table:table-cell>
          <table:table-cell table:formula="of:=[.O18]+[.P18]" office:value-type="float" office:value="352879054" calcext:value-type="float">
            <text:p>3528790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vanni Lambert</text:p>
          </table:table-cell>
          <table:table-cell office:value-type="string" calcext:value-type="string">
            <text:p>Chicken In The Window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19]&gt;NUMBERVALUE(RIGHT([.G$1];4));0;RANDBETWEEN(1000;1000000))" office:value-type="float" office:value="0" calcext:value-type="float">
            <text:p>0</text:p>
          </table:table-cell>
          <table:table-cell table:formula="of:=IF([.$F19]&gt;NUMBERVALUE(RIGHT([.H$1];4));0;RANDBETWEEN(1000;1000000))" office:value-type="float" office:value="0" calcext:value-type="float">
            <text:p>0</text:p>
          </table:table-cell>
          <table:table-cell table:formula="of:=IF([.$F19]&gt;NUMBERVALUE(RIGHT([.I$1];4));0;RANDBETWEEN(1000;1000000))" office:value-type="float" office:value="91317" calcext:value-type="float">
            <text:p>91317</text:p>
          </table:table-cell>
          <table:table-cell table:formula="of:=IF([.$F19]&gt;NUMBERVALUE(RIGHT([.J$1];4));0;RANDBETWEEN(1000;1000000))" office:value-type="float" office:value="698066" calcext:value-type="float">
            <text:p>698066</text:p>
          </table:table-cell>
          <table:table-cell table:formula="of:=IF([.$F19]&gt;NUMBERVALUE(RIGHT([.K$1];4));0;RANDBETWEEN(1000;1000000))" office:value-type="float" office:value="376750" calcext:value-type="float">
            <text:p>376750</text:p>
          </table:table-cell>
          <table:table-cell table:formula="of:=IF([.$F19]&gt;NUMBERVALUE(RIGHT([.L$1];4));0;RANDBETWEEN(1000;1000000))" office:value-type="float" office:value="163444" calcext:value-type="float">
            <text:p>163444</text:p>
          </table:table-cell>
          <table:table-cell table:formula="of:=IF([.$F19]&gt;NUMBERVALUE(RIGHT([.M$1];4));0;RANDBETWEEN(1000;1000000))" office:value-type="float" office:value="507599" calcext:value-type="float">
            <text:p>507599</text:p>
          </table:table-cell>
          <table:table-cell table:formula="of:=SUM([.G19:.M19])" office:value-type="float" office:value="1837176" calcext:value-type="float">
            <text:p>1837176</text:p>
          </table:table-cell>
          <table:table-cell table:formula="of:=[.G19]*VLOOKUP(NUMBERVALUE(RIGHT([.G$1];4));[$'salary-percopy'.$A$1:.$B$7];2)+[.H19]*VLOOKUP(NUMBERVALUE(RIGHT([.H$1];4));[$'salary-percopy'.$A$1:.$B$7];2)+[.I19]*VLOOKUP(NUMBERVALUE(RIGHT([.I$1];4));[$'salary-percopy'.$A$1:.$B$7];2)+[.J19]*VLOOKUP(NUMBERVALUE(RIGHT([.J$1];4));[$'salary-percopy'.$A$1:.$B$7];2)+[.K19]*VLOOKUP(NUMBERVALUE(RIGHT([.K$1];4));[$'salary-percopy'.$A$1:.$B$7];2)+[.L19]*VLOOKUP(NUMBERVALUE(RIGHT([.L$1];4));[$'salary-percopy'.$A$1:.$B$7];2)+[.M19]*VLOOKUP(NUMBERVALUE(RIGHT([.M$1];4));[$'salary-percopy'.$A$1:.$B$7];2)" office:value-type="float" office:value="304491720" calcext:value-type="float">
            <text:p>304491720</text:p>
          </table:table-cell>
          <table:table-cell table:formula="of:=IF([.G19]&gt;500000;[.G19]*0.1*VLOOKUP(NUMBERVALUE(RIGHT([.G$1];4));[$'salary-percopy'.$A$1:.$B$7];2))+IF([.H19]&gt;500000;[.H19]*0.1*VLOOKUP(NUMBERVALUE(RIGHT([.H$1];4));[$'salary-percopy'.$A$1:.$B$7];2))+IF([.I19]&gt;500000;[.I19]*0.1*VLOOKUP(NUMBERVALUE(RIGHT([.I$1];4));[$'salary-percopy'.$A$1:.$B$7];2))+IF([.J19]&gt;500000;[.J19]*0.1*VLOOKUP(NUMBERVALUE(RIGHT([.J$1];4));[$'salary-percopy'.$A$1:.$B$7];2))+IF([.K19]&gt;500000;[.K19]*0.1*VLOOKUP(NUMBERVALUE(RIGHT([.K$1];4));[$'salary-percopy'.$A$1:.$B$7];2))+IF([.L19]&gt;500000;[.L19]*0.1*VLOOKUP(NUMBERVALUE(RIGHT([.L$1];4));[$'salary-percopy'.$A$1:.$B$7];2))+IF([.M19]&gt;500000;[.M19]*0.1*VLOOKUP(NUMBERVALUE(RIGHT([.M$1];4));[$'salary-percopy'.$A$1:.$B$7];2))" office:value-type="float" office:value="19924904" calcext:value-type="float">
            <text:p>19924904</text:p>
          </table:table-cell>
          <table:table-cell table:formula="of:=[.O19]+[.P19]" office:value-type="float" office:value="324416624" calcext:value-type="float">
            <text:p>3244166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inten Herman</text:p>
          </table:table-cell>
          <table:table-cell office:value-type="string" calcext:value-type="string">
            <text:p>Colleagues And Honeys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20]&gt;NUMBERVALUE(RIGHT([.G$1];4));0;RANDBETWEEN(1000;1000000))" office:value-type="float" office:value="0" calcext:value-type="float">
            <text:p>0</text:p>
          </table:table-cell>
          <table:table-cell table:formula="of:=IF([.$F20]&gt;NUMBERVALUE(RIGHT([.H$1];4));0;RANDBETWEEN(1000;1000000))" office:value-type="float" office:value="0" calcext:value-type="float">
            <text:p>0</text:p>
          </table:table-cell>
          <table:table-cell table:formula="of:=IF([.$F20]&gt;NUMBERVALUE(RIGHT([.I$1];4));0;RANDBETWEEN(1000;1000000))" office:value-type="float" office:value="0" calcext:value-type="float">
            <text:p>0</text:p>
          </table:table-cell>
          <table:table-cell table:formula="of:=IF([.$F20]&gt;NUMBERVALUE(RIGHT([.J$1];4));0;RANDBETWEEN(1000;1000000))" office:value-type="float" office:value="35727" calcext:value-type="float">
            <text:p>35727</text:p>
          </table:table-cell>
          <table:table-cell table:formula="of:=IF([.$F20]&gt;NUMBERVALUE(RIGHT([.K$1];4));0;RANDBETWEEN(1000;1000000))" office:value-type="float" office:value="122062" calcext:value-type="float">
            <text:p>122062</text:p>
          </table:table-cell>
          <table:table-cell table:formula="of:=IF([.$F20]&gt;NUMBERVALUE(RIGHT([.L$1];4));0;RANDBETWEEN(1000;1000000))" office:value-type="float" office:value="812916" calcext:value-type="float">
            <text:p>812916</text:p>
          </table:table-cell>
          <table:table-cell table:formula="of:=IF([.$F20]&gt;NUMBERVALUE(RIGHT([.M$1];4));0;RANDBETWEEN(1000;1000000))" office:value-type="float" office:value="535808" calcext:value-type="float">
            <text:p>535808</text:p>
          </table:table-cell>
          <table:table-cell table:formula="of:=SUM([.G20:.M20])" office:value-type="float" office:value="1506513" calcext:value-type="float">
            <text:p>1506513</text:p>
          </table:table-cell>
          <table:table-cell table:formula="of:=[.G20]*VLOOKUP(NUMBERVALUE(RIGHT([.G$1];4));[$'salary-percopy'.$A$1:.$B$7];2)+[.H20]*VLOOKUP(NUMBERVALUE(RIGHT([.H$1];4));[$'salary-percopy'.$A$1:.$B$7];2)+[.I20]*VLOOKUP(NUMBERVALUE(RIGHT([.I$1];4));[$'salary-percopy'.$A$1:.$B$7];2)+[.J20]*VLOOKUP(NUMBERVALUE(RIGHT([.J$1];4));[$'salary-percopy'.$A$1:.$B$7];2)+[.K20]*VLOOKUP(NUMBERVALUE(RIGHT([.K$1];4));[$'salary-percopy'.$A$1:.$B$7];2)+[.L20]*VLOOKUP(NUMBERVALUE(RIGHT([.L$1];4));[$'salary-percopy'.$A$1:.$B$7];2)+[.M20]*VLOOKUP(NUMBERVALUE(RIGHT([.M$1];4));[$'salary-percopy'.$A$1:.$B$7];2)" office:value-type="float" office:value="283303380" calcext:value-type="float">
            <text:p>283303380</text:p>
          </table:table-cell>
          <table:table-cell table:formula="of:=IF([.G20]&gt;500000;[.G20]*0.1*VLOOKUP(NUMBERVALUE(RIGHT([.G$1];4));[$'salary-percopy'.$A$1:.$B$7];2))+IF([.H20]&gt;500000;[.H20]*0.1*VLOOKUP(NUMBERVALUE(RIGHT([.H$1];4));[$'salary-percopy'.$A$1:.$B$7];2))+IF([.I20]&gt;500000;[.I20]*0.1*VLOOKUP(NUMBERVALUE(RIGHT([.I$1];4));[$'salary-percopy'.$A$1:.$B$7];2))+IF([.J20]&gt;500000;[.J20]*0.1*VLOOKUP(NUMBERVALUE(RIGHT([.J$1];4));[$'salary-percopy'.$A$1:.$B$7];2))+IF([.K20]&gt;500000;[.K20]*0.1*VLOOKUP(NUMBERVALUE(RIGHT([.K$1];4));[$'salary-percopy'.$A$1:.$B$7];2))+IF([.L20]&gt;500000;[.L20]*0.1*VLOOKUP(NUMBERVALUE(RIGHT([.L$1];4));[$'salary-percopy'.$A$1:.$B$7];2))+IF([.M20]&gt;500000;[.M20]*0.1*VLOOKUP(NUMBERVALUE(RIGHT([.M$1];4));[$'salary-percopy'.$A$1:.$B$7];2))" office:value-type="float" office:value="25755106" calcext:value-type="float">
            <text:p>25755106</text:p>
          </table:table-cell>
          <table:table-cell table:formula="of:=[.O20]+[.P20]" office:value-type="float" office:value="309058486" calcext:value-type="float">
            <text:p>3090584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brey Glover</text:p>
          </table:table-cell>
          <table:table-cell office:value-type="string" calcext:value-type="string">
            <text:p>Companions And Assistant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21]&gt;NUMBERVALUE(RIGHT([.G$1];4));0;RANDBETWEEN(1000;1000000))" office:value-type="float" office:value="0" calcext:value-type="float">
            <text:p>0</text:p>
          </table:table-cell>
          <table:table-cell table:formula="of:=IF([.$F21]&gt;NUMBERVALUE(RIGHT([.H$1];4));0;RANDBETWEEN(1000;1000000))" office:value-type="float" office:value="0" calcext:value-type="float">
            <text:p>0</text:p>
          </table:table-cell>
          <table:table-cell table:formula="of:=IF([.$F21]&gt;NUMBERVALUE(RIGHT([.I$1];4));0;RANDBETWEEN(1000;1000000))" office:value-type="float" office:value="0" calcext:value-type="float">
            <text:p>0</text:p>
          </table:table-cell>
          <table:table-cell table:formula="of:=IF([.$F21]&gt;NUMBERVALUE(RIGHT([.J$1];4));0;RANDBETWEEN(1000;1000000))" office:value-type="float" office:value="566326" calcext:value-type="float">
            <text:p>566326</text:p>
          </table:table-cell>
          <table:table-cell table:formula="of:=IF([.$F21]&gt;NUMBERVALUE(RIGHT([.K$1];4));0;RANDBETWEEN(1000;1000000))" office:value-type="float" office:value="727390" calcext:value-type="float">
            <text:p>727390</text:p>
          </table:table-cell>
          <table:table-cell table:formula="of:=IF([.$F21]&gt;NUMBERVALUE(RIGHT([.L$1];4));0;RANDBETWEEN(1000;1000000))" office:value-type="float" office:value="972308" calcext:value-type="float">
            <text:p>972308</text:p>
          </table:table-cell>
          <table:table-cell table:formula="of:=IF([.$F21]&gt;NUMBERVALUE(RIGHT([.M$1];4));0;RANDBETWEEN(1000;1000000))" office:value-type="float" office:value="544965" calcext:value-type="float">
            <text:p>544965</text:p>
          </table:table-cell>
          <table:table-cell table:formula="of:=SUM([.G21:.M21])" office:value-type="float" office:value="2810989" calcext:value-type="float">
            <text:p>2810989</text:p>
          </table:table-cell>
          <table:table-cell table:formula="of:=[.G21]*VLOOKUP(NUMBERVALUE(RIGHT([.G$1];4));[$'salary-percopy'.$A$1:.$B$7];2)+[.H21]*VLOOKUP(NUMBERVALUE(RIGHT([.H$1];4));[$'salary-percopy'.$A$1:.$B$7];2)+[.I21]*VLOOKUP(NUMBERVALUE(RIGHT([.I$1];4));[$'salary-percopy'.$A$1:.$B$7];2)+[.J21]*VLOOKUP(NUMBERVALUE(RIGHT([.J$1];4));[$'salary-percopy'.$A$1:.$B$7];2)+[.K21]*VLOOKUP(NUMBERVALUE(RIGHT([.K$1];4));[$'salary-percopy'.$A$1:.$B$7];2)+[.L21]*VLOOKUP(NUMBERVALUE(RIGHT([.L$1];4));[$'salary-percopy'.$A$1:.$B$7];2)+[.M21]*VLOOKUP(NUMBERVALUE(RIGHT([.M$1];4));[$'salary-percopy'.$A$1:.$B$7];2)" office:value-type="float" office:value="491811920" calcext:value-type="float">
            <text:p>491811920</text:p>
          </table:table-cell>
          <table:table-cell table:formula="of:=IF([.G21]&gt;500000;[.G21]*0.1*VLOOKUP(NUMBERVALUE(RIGHT([.G$1];4));[$'salary-percopy'.$A$1:.$B$7];2))+IF([.H21]&gt;500000;[.H21]*0.1*VLOOKUP(NUMBERVALUE(RIGHT([.H$1];4));[$'salary-percopy'.$A$1:.$B$7];2))+IF([.I21]&gt;500000;[.I21]*0.1*VLOOKUP(NUMBERVALUE(RIGHT([.I$1];4));[$'salary-percopy'.$A$1:.$B$7];2))+IF([.J21]&gt;500000;[.J21]*0.1*VLOOKUP(NUMBERVALUE(RIGHT([.J$1];4));[$'salary-percopy'.$A$1:.$B$7];2))+IF([.K21]&gt;500000;[.K21]*0.1*VLOOKUP(NUMBERVALUE(RIGHT([.K$1];4));[$'salary-percopy'.$A$1:.$B$7];2))+IF([.L21]&gt;500000;[.L21]*0.1*VLOOKUP(NUMBERVALUE(RIGHT([.L$1];4));[$'salary-percopy'.$A$1:.$B$7];2))+IF([.M21]&gt;500000;[.M21]*0.1*VLOOKUP(NUMBERVALUE(RIGHT([.M$1];4));[$'salary-percopy'.$A$1:.$B$7];2))" office:value-type="float" office:value="49181192" calcext:value-type="float">
            <text:p>49181192</text:p>
          </table:table-cell>
          <table:table-cell table:formula="of:=[.O21]+[.P21]" office:value-type="float" office:value="540993112" calcext:value-type="float">
            <text:p>5409931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lan Deleon</text:p>
          </table:table-cell>
          <table:table-cell office:value-type="string" calcext:value-type="string">
            <text:p>Cool At My Pet Dragon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22]&gt;NUMBERVALUE(RIGHT([.G$1];4));0;RANDBETWEEN(1000;1000000))" office:value-type="float" office:value="0" calcext:value-type="float">
            <text:p>0</text:p>
          </table:table-cell>
          <table:table-cell table:formula="of:=IF([.$F22]&gt;NUMBERVALUE(RIGHT([.H$1];4));0;RANDBETWEEN(1000;1000000))" office:value-type="float" office:value="0" calcext:value-type="float">
            <text:p>0</text:p>
          </table:table-cell>
          <table:table-cell table:formula="of:=IF([.$F22]&gt;NUMBERVALUE(RIGHT([.I$1];4));0;RANDBETWEEN(1000;1000000))" office:value-type="float" office:value="0" calcext:value-type="float">
            <text:p>0</text:p>
          </table:table-cell>
          <table:table-cell table:formula="of:=IF([.$F22]&gt;NUMBERVALUE(RIGHT([.J$1];4));0;RANDBETWEEN(1000;1000000))" office:value-type="float" office:value="0" calcext:value-type="float">
            <text:p>0</text:p>
          </table:table-cell>
          <table:table-cell table:formula="of:=IF([.$F22]&gt;NUMBERVALUE(RIGHT([.K$1];4));0;RANDBETWEEN(1000;1000000))" office:value-type="float" office:value="415849" calcext:value-type="float">
            <text:p>415849</text:p>
          </table:table-cell>
          <table:table-cell table:formula="of:=IF([.$F22]&gt;NUMBERVALUE(RIGHT([.L$1];4));0;RANDBETWEEN(1000;1000000))" office:value-type="float" office:value="170106" calcext:value-type="float">
            <text:p>170106</text:p>
          </table:table-cell>
          <table:table-cell table:formula="of:=IF([.$F22]&gt;NUMBERVALUE(RIGHT([.M$1];4));0;RANDBETWEEN(1000;1000000))" office:value-type="float" office:value="111247" calcext:value-type="float">
            <text:p>111247</text:p>
          </table:table-cell>
          <table:table-cell table:formula="of:=SUM([.G22:.M22])" office:value-type="float" office:value="697202" calcext:value-type="float">
            <text:p>697202</text:p>
          </table:table-cell>
          <table:table-cell table:formula="of:=[.G22]*VLOOKUP(NUMBERVALUE(RIGHT([.G$1];4));[$'salary-percopy'.$A$1:.$B$7];2)+[.H22]*VLOOKUP(NUMBERVALUE(RIGHT([.H$1];4));[$'salary-percopy'.$A$1:.$B$7];2)+[.I22]*VLOOKUP(NUMBERVALUE(RIGHT([.I$1];4));[$'salary-percopy'.$A$1:.$B$7];2)+[.J22]*VLOOKUP(NUMBERVALUE(RIGHT([.J$1];4));[$'salary-percopy'.$A$1:.$B$7];2)+[.K22]*VLOOKUP(NUMBERVALUE(RIGHT([.K$1];4));[$'salary-percopy'.$A$1:.$B$7];2)+[.L22]*VLOOKUP(NUMBERVALUE(RIGHT([.L$1];4));[$'salary-percopy'.$A$1:.$B$7];2)+[.M22]*VLOOKUP(NUMBERVALUE(RIGHT([.M$1];4));[$'salary-percopy'.$A$1:.$B$7];2)" office:value-type="float" office:value="124413340" calcext:value-type="float">
            <text:p>124413340</text:p>
          </table:table-cell>
          <table:table-cell table:formula="of:=IF([.G22]&gt;500000;[.G22]*0.1*VLOOKUP(NUMBERVALUE(RIGHT([.G$1];4));[$'salary-percopy'.$A$1:.$B$7];2))+IF([.H22]&gt;500000;[.H22]*0.1*VLOOKUP(NUMBERVALUE(RIGHT([.H$1];4));[$'salary-percopy'.$A$1:.$B$7];2))+IF([.I22]&gt;500000;[.I22]*0.1*VLOOKUP(NUMBERVALUE(RIGHT([.I$1];4));[$'salary-percopy'.$A$1:.$B$7];2))+IF([.J22]&gt;500000;[.J22]*0.1*VLOOKUP(NUMBERVALUE(RIGHT([.J$1];4));[$'salary-percopy'.$A$1:.$B$7];2))+IF([.K22]&gt;500000;[.K22]*0.1*VLOOKUP(NUMBERVALUE(RIGHT([.K$1];4));[$'salary-percopy'.$A$1:.$B$7];2))+IF([.L22]&gt;500000;[.L22]*0.1*VLOOKUP(NUMBERVALUE(RIGHT([.L$1];4));[$'salary-percopy'.$A$1:.$B$7];2))+IF([.M22]&gt;500000;[.M22]*0.1*VLOOKUP(NUMBERVALUE(RIGHT([.M$1];4));[$'salary-percopy'.$A$1:.$B$7];2))" office:value-type="float" office:value="0" calcext:value-type="float">
            <text:p>0</text:p>
          </table:table-cell>
          <table:table-cell table:formula="of:=[.O22]+[.P22]" office:value-type="float" office:value="124413340" calcext:value-type="float">
            <text:p>1244133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uce Bryant</text:p>
          </table:table-cell>
          <table:table-cell office:value-type="string" calcext:value-type="string">
            <text:p>Country In My Country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23]&gt;NUMBERVALUE(RIGHT([.G$1];4));0;RANDBETWEEN(1000;1000000))" office:value-type="float" office:value="0" calcext:value-type="float">
            <text:p>0</text:p>
          </table:table-cell>
          <table:table-cell table:formula="of:=IF([.$F23]&gt;NUMBERVALUE(RIGHT([.H$1];4));0;RANDBETWEEN(1000;1000000))" office:value-type="float" office:value="0" calcext:value-type="float">
            <text:p>0</text:p>
          </table:table-cell>
          <table:table-cell table:formula="of:=IF([.$F23]&gt;NUMBERVALUE(RIGHT([.I$1];4));0;RANDBETWEEN(1000;1000000))" office:value-type="float" office:value="0" calcext:value-type="float">
            <text:p>0</text:p>
          </table:table-cell>
          <table:table-cell table:formula="of:=IF([.$F23]&gt;NUMBERVALUE(RIGHT([.J$1];4));0;RANDBETWEEN(1000;1000000))" office:value-type="float" office:value="916635" calcext:value-type="float">
            <text:p>916635</text:p>
          </table:table-cell>
          <table:table-cell table:formula="of:=IF([.$F23]&gt;NUMBERVALUE(RIGHT([.K$1];4));0;RANDBETWEEN(1000;1000000))" office:value-type="float" office:value="874656" calcext:value-type="float">
            <text:p>874656</text:p>
          </table:table-cell>
          <table:table-cell table:formula="of:=IF([.$F23]&gt;NUMBERVALUE(RIGHT([.L$1];4));0;RANDBETWEEN(1000;1000000))" office:value-type="float" office:value="140626" calcext:value-type="float">
            <text:p>140626</text:p>
          </table:table-cell>
          <table:table-cell table:formula="of:=IF([.$F23]&gt;NUMBERVALUE(RIGHT([.M$1];4));0;RANDBETWEEN(1000;1000000))" office:value-type="float" office:value="240320" calcext:value-type="float">
            <text:p>240320</text:p>
          </table:table-cell>
          <table:table-cell table:formula="of:=SUM([.G23:.M23])" office:value-type="float" office:value="2172237" calcext:value-type="float">
            <text:p>2172237</text:p>
          </table:table-cell>
          <table:table-cell table:formula="of:=[.G23]*VLOOKUP(NUMBERVALUE(RIGHT([.G$1];4));[$'salary-percopy'.$A$1:.$B$7];2)+[.H23]*VLOOKUP(NUMBERVALUE(RIGHT([.H$1];4));[$'salary-percopy'.$A$1:.$B$7];2)+[.I23]*VLOOKUP(NUMBERVALUE(RIGHT([.I$1];4));[$'salary-percopy'.$A$1:.$B$7];2)+[.J23]*VLOOKUP(NUMBERVALUE(RIGHT([.J$1];4));[$'salary-percopy'.$A$1:.$B$7];2)+[.K23]*VLOOKUP(NUMBERVALUE(RIGHT([.K$1];4));[$'salary-percopy'.$A$1:.$B$7];2)+[.L23]*VLOOKUP(NUMBERVALUE(RIGHT([.L$1];4));[$'salary-percopy'.$A$1:.$B$7];2)+[.M23]*VLOOKUP(NUMBERVALUE(RIGHT([.M$1];4));[$'salary-percopy'.$A$1:.$B$7];2)" office:value-type="float" office:value="351100230" calcext:value-type="float">
            <text:p>351100230</text:p>
          </table:table-cell>
          <table:table-cell table:formula="of:=IF([.G23]&gt;500000;[.G23]*0.1*VLOOKUP(NUMBERVALUE(RIGHT([.G$1];4));[$'salary-percopy'.$A$1:.$B$7];2))+IF([.H23]&gt;500000;[.H23]*0.1*VLOOKUP(NUMBERVALUE(RIGHT([.H$1];4));[$'salary-percopy'.$A$1:.$B$7];2))+IF([.I23]&gt;500000;[.I23]*0.1*VLOOKUP(NUMBERVALUE(RIGHT([.I$1];4));[$'salary-percopy'.$A$1:.$B$7];2))+IF([.J23]&gt;500000;[.J23]*0.1*VLOOKUP(NUMBERVALUE(RIGHT([.J$1];4));[$'salary-percopy'.$A$1:.$B$7];2))+IF([.K23]&gt;500000;[.K23]*0.1*VLOOKUP(NUMBERVALUE(RIGHT([.K$1];4));[$'salary-percopy'.$A$1:.$B$7];2))+IF([.L23]&gt;500000;[.L23]*0.1*VLOOKUP(NUMBERVALUE(RIGHT([.L$1];4));[$'salary-percopy'.$A$1:.$B$7];2))+IF([.M23]&gt;500000;[.M23]*0.1*VLOOKUP(NUMBERVALUE(RIGHT([.M$1];4));[$'salary-percopy'.$A$1:.$B$7];2))" office:value-type="float" office:value="27702042" calcext:value-type="float">
            <text:p>27702042</text:p>
          </table:table-cell>
          <table:table-cell table:formula="of:=[.O23]+[.P23]" office:value-type="float" office:value="378802272" calcext:value-type="float">
            <text:p>3788022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ylen Rivers</text:p>
          </table:table-cell>
          <table:table-cell office:value-type="string" calcext:value-type="string">
            <text:p>Crafting With My Cousin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24]&gt;NUMBERVALUE(RIGHT([.G$1];4));0;RANDBETWEEN(1000;1000000))" office:value-type="float" office:value="0" calcext:value-type="float">
            <text:p>0</text:p>
          </table:table-cell>
          <table:table-cell table:formula="of:=IF([.$F24]&gt;NUMBERVALUE(RIGHT([.H$1];4));0;RANDBETWEEN(1000;1000000))" office:value-type="float" office:value="0" calcext:value-type="float">
            <text:p>0</text:p>
          </table:table-cell>
          <table:table-cell table:formula="of:=IF([.$F24]&gt;NUMBERVALUE(RIGHT([.I$1];4));0;RANDBETWEEN(1000;1000000))" office:value-type="float" office:value="324067" calcext:value-type="float">
            <text:p>324067</text:p>
          </table:table-cell>
          <table:table-cell table:formula="of:=IF([.$F24]&gt;NUMBERVALUE(RIGHT([.J$1];4));0;RANDBETWEEN(1000;1000000))" office:value-type="float" office:value="487966" calcext:value-type="float">
            <text:p>487966</text:p>
          </table:table-cell>
          <table:table-cell table:formula="of:=IF([.$F24]&gt;NUMBERVALUE(RIGHT([.K$1];4));0;RANDBETWEEN(1000;1000000))" office:value-type="float" office:value="738634" calcext:value-type="float">
            <text:p>738634</text:p>
          </table:table-cell>
          <table:table-cell table:formula="of:=IF([.$F24]&gt;NUMBERVALUE(RIGHT([.L$1];4));0;RANDBETWEEN(1000;1000000))" office:value-type="float" office:value="205305" calcext:value-type="float">
            <text:p>205305</text:p>
          </table:table-cell>
          <table:table-cell table:formula="of:=IF([.$F24]&gt;NUMBERVALUE(RIGHT([.M$1];4));0;RANDBETWEEN(1000;1000000))" office:value-type="float" office:value="11185" calcext:value-type="float">
            <text:p>11185</text:p>
          </table:table-cell>
          <table:table-cell table:formula="of:=SUM([.G24:.M24])" office:value-type="float" office:value="1767157" calcext:value-type="float">
            <text:p>1767157</text:p>
          </table:table-cell>
          <table:table-cell table:formula="of:=[.G24]*VLOOKUP(NUMBERVALUE(RIGHT([.G$1];4));[$'salary-percopy'.$A$1:.$B$7];2)+[.H24]*VLOOKUP(NUMBERVALUE(RIGHT([.H$1];4));[$'salary-percopy'.$A$1:.$B$7];2)+[.I24]*VLOOKUP(NUMBERVALUE(RIGHT([.I$1];4));[$'salary-percopy'.$A$1:.$B$7];2)+[.J24]*VLOOKUP(NUMBERVALUE(RIGHT([.J$1];4));[$'salary-percopy'.$A$1:.$B$7];2)+[.K24]*VLOOKUP(NUMBERVALUE(RIGHT([.K$1];4));[$'salary-percopy'.$A$1:.$B$7];2)+[.L24]*VLOOKUP(NUMBERVALUE(RIGHT([.L$1];4));[$'salary-percopy'.$A$1:.$B$7];2)+[.M24]*VLOOKUP(NUMBERVALUE(RIGHT([.M$1];4));[$'salary-percopy'.$A$1:.$B$7];2)" office:value-type="float" office:value="272989485" calcext:value-type="float">
            <text:p>272989485</text:p>
          </table:table-cell>
          <table:table-cell table:formula="of:=IF([.G24]&gt;500000;[.G24]*0.1*VLOOKUP(NUMBERVALUE(RIGHT([.G$1];4));[$'salary-percopy'.$A$1:.$B$7];2))+IF([.H24]&gt;500000;[.H24]*0.1*VLOOKUP(NUMBERVALUE(RIGHT([.H$1];4));[$'salary-percopy'.$A$1:.$B$7];2))+IF([.I24]&gt;500000;[.I24]*0.1*VLOOKUP(NUMBERVALUE(RIGHT([.I$1];4));[$'salary-percopy'.$A$1:.$B$7];2))+IF([.J24]&gt;500000;[.J24]*0.1*VLOOKUP(NUMBERVALUE(RIGHT([.J$1];4));[$'salary-percopy'.$A$1:.$B$7];2))+IF([.K24]&gt;500000;[.K24]*0.1*VLOOKUP(NUMBERVALUE(RIGHT([.K$1];4));[$'salary-percopy'.$A$1:.$B$7];2))+IF([.L24]&gt;500000;[.L24]*0.1*VLOOKUP(NUMBERVALUE(RIGHT([.L$1];4));[$'salary-percopy'.$A$1:.$B$7];2))+IF([.M24]&gt;500000;[.M24]*0.1*VLOOKUP(NUMBERVALUE(RIGHT([.M$1];4));[$'salary-percopy'.$A$1:.$B$7];2))" office:value-type="float" office:value="12556778" calcext:value-type="float">
            <text:p>12556778</text:p>
          </table:table-cell>
          <table:table-cell table:formula="of:=[.O24]+[.P24]" office:value-type="float" office:value="285546263" calcext:value-type="float">
            <text:p>2855462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ase Bennett</text:p>
          </table:table-cell>
          <table:table-cell office:value-type="string" calcext:value-type="string">
            <text:p>Creators Of Next Year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25]&gt;NUMBERVALUE(RIGHT([.G$1];4));0;RANDBETWEEN(1000;1000000))" office:value-type="float" office:value="413848" calcext:value-type="float">
            <text:p>413848</text:p>
          </table:table-cell>
          <table:table-cell table:formula="of:=IF([.$F25]&gt;NUMBERVALUE(RIGHT([.H$1];4));0;RANDBETWEEN(1000;1000000))" office:value-type="float" office:value="428045" calcext:value-type="float">
            <text:p>428045</text:p>
          </table:table-cell>
          <table:table-cell table:formula="of:=IF([.$F25]&gt;NUMBERVALUE(RIGHT([.I$1];4));0;RANDBETWEEN(1000;1000000))" office:value-type="float" office:value="819490" calcext:value-type="float">
            <text:p>819490</text:p>
          </table:table-cell>
          <table:table-cell table:formula="of:=IF([.$F25]&gt;NUMBERVALUE(RIGHT([.J$1];4));0;RANDBETWEEN(1000;1000000))" office:value-type="float" office:value="974421" calcext:value-type="float">
            <text:p>974421</text:p>
          </table:table-cell>
          <table:table-cell table:formula="of:=IF([.$F25]&gt;NUMBERVALUE(RIGHT([.K$1];4));0;RANDBETWEEN(1000;1000000))" office:value-type="float" office:value="650137" calcext:value-type="float">
            <text:p>650137</text:p>
          </table:table-cell>
          <table:table-cell table:formula="of:=IF([.$F25]&gt;NUMBERVALUE(RIGHT([.L$1];4));0;RANDBETWEEN(1000;1000000))" office:value-type="float" office:value="696182" calcext:value-type="float">
            <text:p>696182</text:p>
          </table:table-cell>
          <table:table-cell table:formula="of:=IF([.$F25]&gt;NUMBERVALUE(RIGHT([.M$1];4));0;RANDBETWEEN(1000;1000000))" office:value-type="float" office:value="444276" calcext:value-type="float">
            <text:p>444276</text:p>
          </table:table-cell>
          <table:table-cell table:formula="of:=SUM([.G25:.M25])" office:value-type="float" office:value="4426399" calcext:value-type="float">
            <text:p>4426399</text:p>
          </table:table-cell>
          <table:table-cell table:formula="of:=[.G25]*VLOOKUP(NUMBERVALUE(RIGHT([.G$1];4));[$'salary-percopy'.$A$1:.$B$7];2)+[.H25]*VLOOKUP(NUMBERVALUE(RIGHT([.H$1];4));[$'salary-percopy'.$A$1:.$B$7];2)+[.I25]*VLOOKUP(NUMBERVALUE(RIGHT([.I$1];4));[$'salary-percopy'.$A$1:.$B$7];2)+[.J25]*VLOOKUP(NUMBERVALUE(RIGHT([.J$1];4));[$'salary-percopy'.$A$1:.$B$7];2)+[.K25]*VLOOKUP(NUMBERVALUE(RIGHT([.K$1];4));[$'salary-percopy'.$A$1:.$B$7];2)+[.L25]*VLOOKUP(NUMBERVALUE(RIGHT([.L$1];4));[$'salary-percopy'.$A$1:.$B$7];2)+[.M25]*VLOOKUP(NUMBERVALUE(RIGHT([.M$1];4));[$'salary-percopy'.$A$1:.$B$7];2)" office:value-type="float" office:value="651399650" calcext:value-type="float">
            <text:p>651399650</text:p>
          </table:table-cell>
          <table:table-cell table:formula="of:=IF([.G25]&gt;500000;[.G25]*0.1*VLOOKUP(NUMBERVALUE(RIGHT([.G$1];4));[$'salary-percopy'.$A$1:.$B$7];2))+IF([.H25]&gt;500000;[.H25]*0.1*VLOOKUP(NUMBERVALUE(RIGHT([.H$1];4));[$'salary-percopy'.$A$1:.$B$7];2))+IF([.I25]&gt;500000;[.I25]*0.1*VLOOKUP(NUMBERVALUE(RIGHT([.I$1];4));[$'salary-percopy'.$A$1:.$B$7];2))+IF([.J25]&gt;500000;[.J25]*0.1*VLOOKUP(NUMBERVALUE(RIGHT([.J$1];4));[$'salary-percopy'.$A$1:.$B$7];2))+IF([.K25]&gt;500000;[.K25]*0.1*VLOOKUP(NUMBERVALUE(RIGHT([.K$1];4));[$'salary-percopy'.$A$1:.$B$7];2))+IF([.L25]&gt;500000;[.L25]*0.1*VLOOKUP(NUMBERVALUE(RIGHT([.L$1];4));[$'salary-percopy'.$A$1:.$B$7];2))+IF([.M25]&gt;500000;[.M25]*0.1*VLOOKUP(NUMBERVALUE(RIGHT([.M$1];4));[$'salary-percopy'.$A$1:.$B$7];2))" office:value-type="float" office:value="47407470" calcext:value-type="float">
            <text:p>47407470</text:p>
          </table:table-cell>
          <table:table-cell table:formula="of:=[.O25]+[.P25]" office:value-type="float" office:value="698807120" calcext:value-type="float">
            <text:p>6988071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udy Holden</text:p>
          </table:table-cell>
          <table:table-cell office:value-type="string" calcext:value-type="string">
            <text:p>Creators With Four Eye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26]&gt;NUMBERVALUE(RIGHT([.G$1];4));0;RANDBETWEEN(1000;1000000))" office:value-type="float" office:value="921768" calcext:value-type="float">
            <text:p>921768</text:p>
          </table:table-cell>
          <table:table-cell table:formula="of:=IF([.$F26]&gt;NUMBERVALUE(RIGHT([.H$1];4));0;RANDBETWEEN(1000;1000000))" office:value-type="float" office:value="342882" calcext:value-type="float">
            <text:p>342882</text:p>
          </table:table-cell>
          <table:table-cell table:formula="of:=IF([.$F26]&gt;NUMBERVALUE(RIGHT([.I$1];4));0;RANDBETWEEN(1000;1000000))" office:value-type="float" office:value="830269" calcext:value-type="float">
            <text:p>830269</text:p>
          </table:table-cell>
          <table:table-cell table:formula="of:=IF([.$F26]&gt;NUMBERVALUE(RIGHT([.J$1];4));0;RANDBETWEEN(1000;1000000))" office:value-type="float" office:value="620443" calcext:value-type="float">
            <text:p>620443</text:p>
          </table:table-cell>
          <table:table-cell table:formula="of:=IF([.$F26]&gt;NUMBERVALUE(RIGHT([.K$1];4));0;RANDBETWEEN(1000;1000000))" office:value-type="float" office:value="944942" calcext:value-type="float">
            <text:p>944942</text:p>
          </table:table-cell>
          <table:table-cell table:formula="of:=IF([.$F26]&gt;NUMBERVALUE(RIGHT([.L$1];4));0;RANDBETWEEN(1000;1000000))" office:value-type="float" office:value="812995" calcext:value-type="float">
            <text:p>812995</text:p>
          </table:table-cell>
          <table:table-cell table:formula="of:=IF([.$F26]&gt;NUMBERVALUE(RIGHT([.M$1];4));0;RANDBETWEEN(1000;1000000))" office:value-type="float" office:value="748248" calcext:value-type="float">
            <text:p>748248</text:p>
          </table:table-cell>
          <table:table-cell table:formula="of:=SUM([.G26:.M26])" office:value-type="float" office:value="5221547" calcext:value-type="float">
            <text:p>5221547</text:p>
          </table:table-cell>
          <table:table-cell table:formula="of:=[.G26]*VLOOKUP(NUMBERVALUE(RIGHT([.G$1];4));[$'salary-percopy'.$A$1:.$B$7];2)+[.H26]*VLOOKUP(NUMBERVALUE(RIGHT([.H$1];4));[$'salary-percopy'.$A$1:.$B$7];2)+[.I26]*VLOOKUP(NUMBERVALUE(RIGHT([.I$1];4));[$'salary-percopy'.$A$1:.$B$7];2)+[.J26]*VLOOKUP(NUMBERVALUE(RIGHT([.J$1];4));[$'salary-percopy'.$A$1:.$B$7];2)+[.K26]*VLOOKUP(NUMBERVALUE(RIGHT([.K$1];4));[$'salary-percopy'.$A$1:.$B$7];2)+[.L26]*VLOOKUP(NUMBERVALUE(RIGHT([.L$1];4));[$'salary-percopy'.$A$1:.$B$7];2)+[.M26]*VLOOKUP(NUMBERVALUE(RIGHT([.M$1];4));[$'salary-percopy'.$A$1:.$B$7];2)" office:value-type="float" office:value="777081935" calcext:value-type="float">
            <text:p>777081935</text:p>
          </table:table-cell>
          <table:table-cell table:formula="of:=IF([.G26]&gt;500000;[.G26]*0.1*VLOOKUP(NUMBERVALUE(RIGHT([.G$1];4));[$'salary-percopy'.$A$1:.$B$7];2))+IF([.H26]&gt;500000;[.H26]*0.1*VLOOKUP(NUMBERVALUE(RIGHT([.H$1];4));[$'salary-percopy'.$A$1:.$B$7];2))+IF([.I26]&gt;500000;[.I26]*0.1*VLOOKUP(NUMBERVALUE(RIGHT([.I$1];4));[$'salary-percopy'.$A$1:.$B$7];2))+IF([.J26]&gt;500000;[.J26]*0.1*VLOOKUP(NUMBERVALUE(RIGHT([.J$1];4));[$'salary-percopy'.$A$1:.$B$7];2))+IF([.K26]&gt;500000;[.K26]*0.1*VLOOKUP(NUMBERVALUE(RIGHT([.K$1];4));[$'salary-percopy'.$A$1:.$B$7];2))+IF([.L26]&gt;500000;[.L26]*0.1*VLOOKUP(NUMBERVALUE(RIGHT([.L$1];4));[$'salary-percopy'.$A$1:.$B$7];2))+IF([.M26]&gt;500000;[.M26]*0.1*VLOOKUP(NUMBERVALUE(RIGHT([.M$1];4));[$'salary-percopy'.$A$1:.$B$7];2))" office:value-type="float" office:value="73936491.5" calcext:value-type="float">
            <text:p>73936492</text:p>
          </table:table-cell>
          <table:table-cell table:formula="of:=[.O26]+[.P26]" office:value-type="float" office:value="851018426.5" calcext:value-type="float">
            <text:p>8510184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lissa Crane</text:p>
          </table:table-cell>
          <table:table-cell office:value-type="string" calcext:value-type="string">
            <text:p>Criminal Affair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27]&gt;NUMBERVALUE(RIGHT([.G$1];4));0;RANDBETWEEN(1000;1000000))" office:value-type="float" office:value="0" calcext:value-type="float">
            <text:p>0</text:p>
          </table:table-cell>
          <table:table-cell table:formula="of:=IF([.$F27]&gt;NUMBERVALUE(RIGHT([.H$1];4));0;RANDBETWEEN(1000;1000000))" office:value-type="float" office:value="0" calcext:value-type="float">
            <text:p>0</text:p>
          </table:table-cell>
          <table:table-cell table:formula="of:=IF([.$F27]&gt;NUMBERVALUE(RIGHT([.I$1];4));0;RANDBETWEEN(1000;1000000))" office:value-type="float" office:value="0" calcext:value-type="float">
            <text:p>0</text:p>
          </table:table-cell>
          <table:table-cell table:formula="of:=IF([.$F27]&gt;NUMBERVALUE(RIGHT([.J$1];4));0;RANDBETWEEN(1000;1000000))" office:value-type="float" office:value="573125" calcext:value-type="float">
            <text:p>573125</text:p>
          </table:table-cell>
          <table:table-cell table:formula="of:=IF([.$F27]&gt;NUMBERVALUE(RIGHT([.K$1];4));0;RANDBETWEEN(1000;1000000))" office:value-type="float" office:value="409304" calcext:value-type="float">
            <text:p>409304</text:p>
          </table:table-cell>
          <table:table-cell table:formula="of:=IF([.$F27]&gt;NUMBERVALUE(RIGHT([.L$1];4));0;RANDBETWEEN(1000;1000000))" office:value-type="float" office:value="35060" calcext:value-type="float">
            <text:p>35060</text:p>
          </table:table-cell>
          <table:table-cell table:formula="of:=IF([.$F27]&gt;NUMBERVALUE(RIGHT([.M$1];4));0;RANDBETWEEN(1000;1000000))" office:value-type="float" office:value="55395" calcext:value-type="float">
            <text:p>55395</text:p>
          </table:table-cell>
          <table:table-cell table:formula="of:=SUM([.G27:.M27])" office:value-type="float" office:value="1072884" calcext:value-type="float">
            <text:p>1072884</text:p>
          </table:table-cell>
          <table:table-cell table:formula="of:=[.G27]*VLOOKUP(NUMBERVALUE(RIGHT([.G$1];4));[$'salary-percopy'.$A$1:.$B$7];2)+[.H27]*VLOOKUP(NUMBERVALUE(RIGHT([.H$1];4));[$'salary-percopy'.$A$1:.$B$7];2)+[.I27]*VLOOKUP(NUMBERVALUE(RIGHT([.I$1];4));[$'salary-percopy'.$A$1:.$B$7];2)+[.J27]*VLOOKUP(NUMBERVALUE(RIGHT([.J$1];4));[$'salary-percopy'.$A$1:.$B$7];2)+[.K27]*VLOOKUP(NUMBERVALUE(RIGHT([.K$1];4));[$'salary-percopy'.$A$1:.$B$7];2)+[.L27]*VLOOKUP(NUMBERVALUE(RIGHT([.L$1];4));[$'salary-percopy'.$A$1:.$B$7];2)+[.M27]*VLOOKUP(NUMBERVALUE(RIGHT([.M$1];4));[$'salary-percopy'.$A$1:.$B$7];2)" office:value-type="float" office:value="167384280" calcext:value-type="float">
            <text:p>167384280</text:p>
          </table:table-cell>
          <table:table-cell table:formula="of:=IF([.G27]&gt;500000;[.G27]*0.1*VLOOKUP(NUMBERVALUE(RIGHT([.G$1];4));[$'salary-percopy'.$A$1:.$B$7];2))+IF([.H27]&gt;500000;[.H27]*0.1*VLOOKUP(NUMBERVALUE(RIGHT([.H$1];4));[$'salary-percopy'.$A$1:.$B$7];2))+IF([.I27]&gt;500000;[.I27]*0.1*VLOOKUP(NUMBERVALUE(RIGHT([.I$1];4));[$'salary-percopy'.$A$1:.$B$7];2))+IF([.J27]&gt;500000;[.J27]*0.1*VLOOKUP(NUMBERVALUE(RIGHT([.J$1];4));[$'salary-percopy'.$A$1:.$B$7];2))+IF([.K27]&gt;500000;[.K27]*0.1*VLOOKUP(NUMBERVALUE(RIGHT([.K$1];4));[$'salary-percopy'.$A$1:.$B$7];2))+IF([.L27]&gt;500000;[.L27]*0.1*VLOOKUP(NUMBERVALUE(RIGHT([.L$1];4));[$'salary-percopy'.$A$1:.$B$7];2))+IF([.M27]&gt;500000;[.M27]*0.1*VLOOKUP(NUMBERVALUE(RIGHT([.M$1];4));[$'salary-percopy'.$A$1:.$B$7];2))" office:value-type="float" office:value="8023750" calcext:value-type="float">
            <text:p>8023750</text:p>
          </table:table-cell>
          <table:table-cell table:formula="of:=[.O27]+[.P27]" office:value-type="float" office:value="175408030" calcext:value-type="float">
            <text:p>1754080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then Skinner</text:p>
          </table:table-cell>
          <table:table-cell office:value-type="string" calcext:value-type="string">
            <text:p>Crying Of Stunts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28]&gt;NUMBERVALUE(RIGHT([.G$1];4));0;RANDBETWEEN(1000;1000000))" office:value-type="float" office:value="0" calcext:value-type="float">
            <text:p>0</text:p>
          </table:table-cell>
          <table:table-cell table:formula="of:=IF([.$F28]&gt;NUMBERVALUE(RIGHT([.H$1];4));0;RANDBETWEEN(1000;1000000))" office:value-type="float" office:value="0" calcext:value-type="float">
            <text:p>0</text:p>
          </table:table-cell>
          <table:table-cell table:formula="of:=IF([.$F28]&gt;NUMBERVALUE(RIGHT([.I$1];4));0;RANDBETWEEN(1000;1000000))" office:value-type="float" office:value="0" calcext:value-type="float">
            <text:p>0</text:p>
          </table:table-cell>
          <table:table-cell table:formula="of:=IF([.$F28]&gt;NUMBERVALUE(RIGHT([.J$1];4));0;RANDBETWEEN(1000;1000000))" office:value-type="float" office:value="140727" calcext:value-type="float">
            <text:p>140727</text:p>
          </table:table-cell>
          <table:table-cell table:formula="of:=IF([.$F28]&gt;NUMBERVALUE(RIGHT([.K$1];4));0;RANDBETWEEN(1000;1000000))" office:value-type="float" office:value="967481" calcext:value-type="float">
            <text:p>967481</text:p>
          </table:table-cell>
          <table:table-cell table:formula="of:=IF([.$F28]&gt;NUMBERVALUE(RIGHT([.L$1];4));0;RANDBETWEEN(1000;1000000))" office:value-type="float" office:value="185445" calcext:value-type="float">
            <text:p>185445</text:p>
          </table:table-cell>
          <table:table-cell table:formula="of:=IF([.$F28]&gt;NUMBERVALUE(RIGHT([.M$1];4));0;RANDBETWEEN(1000;1000000))" office:value-type="float" office:value="560299" calcext:value-type="float">
            <text:p>560299</text:p>
          </table:table-cell>
          <table:table-cell table:formula="of:=SUM([.G28:.M28])" office:value-type="float" office:value="1853952" calcext:value-type="float">
            <text:p>1853952</text:p>
          </table:table-cell>
          <table:table-cell table:formula="of:=[.G28]*VLOOKUP(NUMBERVALUE(RIGHT([.G$1];4));[$'salary-percopy'.$A$1:.$B$7];2)+[.H28]*VLOOKUP(NUMBERVALUE(RIGHT([.H$1];4));[$'salary-percopy'.$A$1:.$B$7];2)+[.I28]*VLOOKUP(NUMBERVALUE(RIGHT([.I$1];4));[$'salary-percopy'.$A$1:.$B$7];2)+[.J28]*VLOOKUP(NUMBERVALUE(RIGHT([.J$1];4));[$'salary-percopy'.$A$1:.$B$7];2)+[.K28]*VLOOKUP(NUMBERVALUE(RIGHT([.K$1];4));[$'salary-percopy'.$A$1:.$B$7];2)+[.L28]*VLOOKUP(NUMBERVALUE(RIGHT([.L$1];4));[$'salary-percopy'.$A$1:.$B$7];2)+[.M28]*VLOOKUP(NUMBERVALUE(RIGHT([.M$1];4));[$'salary-percopy'.$A$1:.$B$7];2)" office:value-type="float" office:value="330540675" calcext:value-type="float">
            <text:p>330540675</text:p>
          </table:table-cell>
          <table:table-cell table:formula="of:=IF([.G28]&gt;500000;[.G28]*0.1*VLOOKUP(NUMBERVALUE(RIGHT([.G$1];4));[$'salary-percopy'.$A$1:.$B$7];2))+IF([.H28]&gt;500000;[.H28]*0.1*VLOOKUP(NUMBERVALUE(RIGHT([.H$1];4));[$'salary-percopy'.$A$1:.$B$7];2))+IF([.I28]&gt;500000;[.I28]*0.1*VLOOKUP(NUMBERVALUE(RIGHT([.I$1];4));[$'salary-percopy'.$A$1:.$B$7];2))+IF([.J28]&gt;500000;[.J28]*0.1*VLOOKUP(NUMBERVALUE(RIGHT([.J$1];4));[$'salary-percopy'.$A$1:.$B$7];2))+IF([.K28]&gt;500000;[.K28]*0.1*VLOOKUP(NUMBERVALUE(RIGHT([.K$1];4));[$'salary-percopy'.$A$1:.$B$7];2))+IF([.L28]&gt;500000;[.L28]*0.1*VLOOKUP(NUMBERVALUE(RIGHT([.L$1];4));[$'salary-percopy'.$A$1:.$B$7];2))+IF([.M28]&gt;500000;[.M28]*0.1*VLOOKUP(NUMBERVALUE(RIGHT([.M$1];4));[$'salary-percopy'.$A$1:.$B$7];2))" office:value-type="float" office:value="27653157" calcext:value-type="float">
            <text:p>27653157</text:p>
          </table:table-cell>
          <table:table-cell table:formula="of:=[.O28]+[.P28]" office:value-type="float" office:value="358193832" calcext:value-type="float">
            <text:p>3581938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uka Wolf</text:p>
          </table:table-cell>
          <table:table-cell office:value-type="string" calcext:value-type="string">
            <text:p>Dancing With My Secret Admirer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29]&gt;NUMBERVALUE(RIGHT([.G$1];4));0;RANDBETWEEN(1000;1000000))" office:value-type="float" office:value="0" calcext:value-type="float">
            <text:p>0</text:p>
          </table:table-cell>
          <table:table-cell table:formula="of:=IF([.$F29]&gt;NUMBERVALUE(RIGHT([.H$1];4));0;RANDBETWEEN(1000;1000000))" office:value-type="float" office:value="0" calcext:value-type="float">
            <text:p>0</text:p>
          </table:table-cell>
          <table:table-cell table:formula="of:=IF([.$F29]&gt;NUMBERVALUE(RIGHT([.I$1];4));0;RANDBETWEEN(1000;1000000))" office:value-type="float" office:value="0" calcext:value-type="float">
            <text:p>0</text:p>
          </table:table-cell>
          <table:table-cell table:formula="of:=IF([.$F29]&gt;NUMBERVALUE(RIGHT([.J$1];4));0;RANDBETWEEN(1000;1000000))" office:value-type="float" office:value="0" calcext:value-type="float">
            <text:p>0</text:p>
          </table:table-cell>
          <table:table-cell table:formula="of:=IF([.$F29]&gt;NUMBERVALUE(RIGHT([.K$1];4));0;RANDBETWEEN(1000;1000000))" office:value-type="float" office:value="0" calcext:value-type="float">
            <text:p>0</text:p>
          </table:table-cell>
          <table:table-cell table:formula="of:=IF([.$F29]&gt;NUMBERVALUE(RIGHT([.L$1];4));0;RANDBETWEEN(1000;1000000))" office:value-type="float" office:value="715355" calcext:value-type="float">
            <text:p>715355</text:p>
          </table:table-cell>
          <table:table-cell table:formula="of:=IF([.$F29]&gt;NUMBERVALUE(RIGHT([.M$1];4));0;RANDBETWEEN(1000;1000000))" office:value-type="float" office:value="204942" calcext:value-type="float">
            <text:p>204942</text:p>
          </table:table-cell>
          <table:table-cell table:formula="of:=SUM([.G29:.M29])" office:value-type="float" office:value="920297" calcext:value-type="float">
            <text:p>920297</text:p>
          </table:table-cell>
          <table:table-cell table:formula="of:=[.G29]*VLOOKUP(NUMBERVALUE(RIGHT([.G$1];4));[$'salary-percopy'.$A$1:.$B$7];2)+[.H29]*VLOOKUP(NUMBERVALUE(RIGHT([.H$1];4));[$'salary-percopy'.$A$1:.$B$7];2)+[.I29]*VLOOKUP(NUMBERVALUE(RIGHT([.I$1];4));[$'salary-percopy'.$A$1:.$B$7];2)+[.J29]*VLOOKUP(NUMBERVALUE(RIGHT([.J$1];4));[$'salary-percopy'.$A$1:.$B$7];2)+[.K29]*VLOOKUP(NUMBERVALUE(RIGHT([.K$1];4));[$'salary-percopy'.$A$1:.$B$7];2)+[.L29]*VLOOKUP(NUMBERVALUE(RIGHT([.L$1];4));[$'salary-percopy'.$A$1:.$B$7];2)+[.M29]*VLOOKUP(NUMBERVALUE(RIGHT([.M$1];4));[$'salary-percopy'.$A$1:.$B$7];2)" office:value-type="float" office:value="173329075" calcext:value-type="float">
            <text:p>173329075</text:p>
          </table:table-cell>
          <table:table-cell table:formula="of:=IF([.G29]&gt;500000;[.G29]*0.1*VLOOKUP(NUMBERVALUE(RIGHT([.G$1];4));[$'salary-percopy'.$A$1:.$B$7];2))+IF([.H29]&gt;500000;[.H29]*0.1*VLOOKUP(NUMBERVALUE(RIGHT([.H$1];4));[$'salary-percopy'.$A$1:.$B$7];2))+IF([.I29]&gt;500000;[.I29]*0.1*VLOOKUP(NUMBERVALUE(RIGHT([.I$1];4));[$'salary-percopy'.$A$1:.$B$7];2))+IF([.J29]&gt;500000;[.J29]*0.1*VLOOKUP(NUMBERVALUE(RIGHT([.J$1];4));[$'salary-percopy'.$A$1:.$B$7];2))+IF([.K29]&gt;500000;[.K29]*0.1*VLOOKUP(NUMBERVALUE(RIGHT([.K$1];4));[$'salary-percopy'.$A$1:.$B$7];2))+IF([.L29]&gt;500000;[.L29]*0.1*VLOOKUP(NUMBERVALUE(RIGHT([.L$1];4));[$'salary-percopy'.$A$1:.$B$7];2))+IF([.M29]&gt;500000;[.M29]*0.1*VLOOKUP(NUMBERVALUE(RIGHT([.M$1];4));[$'salary-percopy'.$A$1:.$B$7];2))" office:value-type="float" office:value="13234067.5" calcext:value-type="float">
            <text:p>13234068</text:p>
          </table:table-cell>
          <table:table-cell table:formula="of:=[.O29]+[.P29]" office:value-type="float" office:value="186563142.5" calcext:value-type="float">
            <text:p>1865631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rent Beasley</text:p>
          </table:table-cell>
          <table:table-cell office:value-type="string" calcext:value-type="string">
            <text:p>Dangers Of Pet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30]&gt;NUMBERVALUE(RIGHT([.G$1];4));0;RANDBETWEEN(1000;1000000))" office:value-type="float" office:value="0" calcext:value-type="float">
            <text:p>0</text:p>
          </table:table-cell>
          <table:table-cell table:formula="of:=IF([.$F30]&gt;NUMBERVALUE(RIGHT([.H$1];4));0;RANDBETWEEN(1000;1000000))" office:value-type="float" office:value="0" calcext:value-type="float">
            <text:p>0</text:p>
          </table:table-cell>
          <table:table-cell table:formula="of:=IF([.$F30]&gt;NUMBERVALUE(RIGHT([.I$1];4));0;RANDBETWEEN(1000;1000000))" office:value-type="float" office:value="0" calcext:value-type="float">
            <text:p>0</text:p>
          </table:table-cell>
          <table:table-cell table:formula="of:=IF([.$F30]&gt;NUMBERVALUE(RIGHT([.J$1];4));0;RANDBETWEEN(1000;1000000))" office:value-type="float" office:value="0" calcext:value-type="float">
            <text:p>0</text:p>
          </table:table-cell>
          <table:table-cell table:formula="of:=IF([.$F30]&gt;NUMBERVALUE(RIGHT([.K$1];4));0;RANDBETWEEN(1000;1000000))" office:value-type="float" office:value="503803" calcext:value-type="float">
            <text:p>503803</text:p>
          </table:table-cell>
          <table:table-cell table:formula="of:=IF([.$F30]&gt;NUMBERVALUE(RIGHT([.L$1];4));0;RANDBETWEEN(1000;1000000))" office:value-type="float" office:value="867201" calcext:value-type="float">
            <text:p>867201</text:p>
          </table:table-cell>
          <table:table-cell table:formula="of:=IF([.$F30]&gt;NUMBERVALUE(RIGHT([.M$1];4));0;RANDBETWEEN(1000;1000000))" office:value-type="float" office:value="281974" calcext:value-type="float">
            <text:p>281974</text:p>
          </table:table-cell>
          <table:table-cell table:formula="of:=SUM([.G30:.M30])" office:value-type="float" office:value="1652978" calcext:value-type="float">
            <text:p>1652978</text:p>
          </table:table-cell>
          <table:table-cell table:formula="of:=[.G30]*VLOOKUP(NUMBERVALUE(RIGHT([.G$1];4));[$'salary-percopy'.$A$1:.$B$7];2)+[.H30]*VLOOKUP(NUMBERVALUE(RIGHT([.H$1];4));[$'salary-percopy'.$A$1:.$B$7];2)+[.I30]*VLOOKUP(NUMBERVALUE(RIGHT([.I$1];4));[$'salary-percopy'.$A$1:.$B$7];2)+[.J30]*VLOOKUP(NUMBERVALUE(RIGHT([.J$1];4));[$'salary-percopy'.$A$1:.$B$7];2)+[.K30]*VLOOKUP(NUMBERVALUE(RIGHT([.K$1];4));[$'salary-percopy'.$A$1:.$B$7];2)+[.L30]*VLOOKUP(NUMBERVALUE(RIGHT([.L$1];4));[$'salary-percopy'.$A$1:.$B$7];2)+[.M30]*VLOOKUP(NUMBERVALUE(RIGHT([.M$1];4));[$'salary-percopy'.$A$1:.$B$7];2)" office:value-type="float" office:value="302473495" calcext:value-type="float">
            <text:p>302473495</text:p>
          </table:table-cell>
          <table:table-cell table:formula="of:=IF([.G30]&gt;500000;[.G30]*0.1*VLOOKUP(NUMBERVALUE(RIGHT([.G$1];4));[$'salary-percopy'.$A$1:.$B$7];2))+IF([.H30]&gt;500000;[.H30]*0.1*VLOOKUP(NUMBERVALUE(RIGHT([.H$1];4));[$'salary-percopy'.$A$1:.$B$7];2))+IF([.I30]&gt;500000;[.I30]*0.1*VLOOKUP(NUMBERVALUE(RIGHT([.I$1];4));[$'salary-percopy'.$A$1:.$B$7];2))+IF([.J30]&gt;500000;[.J30]*0.1*VLOOKUP(NUMBERVALUE(RIGHT([.J$1];4));[$'salary-percopy'.$A$1:.$B$7];2))+IF([.K30]&gt;500000;[.K30]*0.1*VLOOKUP(NUMBERVALUE(RIGHT([.K$1];4));[$'salary-percopy'.$A$1:.$B$7];2))+IF([.L30]&gt;500000;[.L30]*0.1*VLOOKUP(NUMBERVALUE(RIGHT([.L$1];4));[$'salary-percopy'.$A$1:.$B$7];2))+IF([.M30]&gt;500000;[.M30]*0.1*VLOOKUP(NUMBERVALUE(RIGHT([.M$1];4));[$'salary-percopy'.$A$1:.$B$7];2))" office:value-type="float" office:value="24607869.5" calcext:value-type="float">
            <text:p>24607870</text:p>
          </table:table-cell>
          <table:table-cell table:formula="of:=[.O30]+[.P30]" office:value-type="float" office:value="327081364.5" calcext:value-type="float">
            <text:p>3270813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lberto Cortez</text:p>
          </table:table-cell>
          <table:table-cell office:value-type="string" calcext:value-type="string">
            <text:p>Dearests Of Joy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31]&gt;NUMBERVALUE(RIGHT([.G$1];4));0;RANDBETWEEN(1000;1000000))" office:value-type="float" office:value="0" calcext:value-type="float">
            <text:p>0</text:p>
          </table:table-cell>
          <table:table-cell table:formula="of:=IF([.$F31]&gt;NUMBERVALUE(RIGHT([.H$1];4));0;RANDBETWEEN(1000;1000000))" office:value-type="float" office:value="581927" calcext:value-type="float">
            <text:p>581927</text:p>
          </table:table-cell>
          <table:table-cell table:formula="of:=IF([.$F31]&gt;NUMBERVALUE(RIGHT([.I$1];4));0;RANDBETWEEN(1000;1000000))" office:value-type="float" office:value="597533" calcext:value-type="float">
            <text:p>597533</text:p>
          </table:table-cell>
          <table:table-cell table:formula="of:=IF([.$F31]&gt;NUMBERVALUE(RIGHT([.J$1];4));0;RANDBETWEEN(1000;1000000))" office:value-type="float" office:value="971071" calcext:value-type="float">
            <text:p>971071</text:p>
          </table:table-cell>
          <table:table-cell table:formula="of:=IF([.$F31]&gt;NUMBERVALUE(RIGHT([.K$1];4));0;RANDBETWEEN(1000;1000000))" office:value-type="float" office:value="696766" calcext:value-type="float">
            <text:p>696766</text:p>
          </table:table-cell>
          <table:table-cell table:formula="of:=IF([.$F31]&gt;NUMBERVALUE(RIGHT([.L$1];4));0;RANDBETWEEN(1000;1000000))" office:value-type="float" office:value="358266" calcext:value-type="float">
            <text:p>358266</text:p>
          </table:table-cell>
          <table:table-cell table:formula="of:=IF([.$F31]&gt;NUMBERVALUE(RIGHT([.M$1];4));0;RANDBETWEEN(1000;1000000))" office:value-type="float" office:value="939863" calcext:value-type="float">
            <text:p>939863</text:p>
          </table:table-cell>
          <table:table-cell table:formula="of:=SUM([.G31:.M31])" office:value-type="float" office:value="4145426" calcext:value-type="float">
            <text:p>4145426</text:p>
          </table:table-cell>
          <table:table-cell table:formula="of:=[.G31]*VLOOKUP(NUMBERVALUE(RIGHT([.G$1];4));[$'salary-percopy'.$A$1:.$B$7];2)+[.H31]*VLOOKUP(NUMBERVALUE(RIGHT([.H$1];4));[$'salary-percopy'.$A$1:.$B$7];2)+[.I31]*VLOOKUP(NUMBERVALUE(RIGHT([.I$1];4));[$'salary-percopy'.$A$1:.$B$7];2)+[.J31]*VLOOKUP(NUMBERVALUE(RIGHT([.J$1];4));[$'salary-percopy'.$A$1:.$B$7];2)+[.K31]*VLOOKUP(NUMBERVALUE(RIGHT([.K$1];4));[$'salary-percopy'.$A$1:.$B$7];2)+[.L31]*VLOOKUP(NUMBERVALUE(RIGHT([.L$1];4));[$'salary-percopy'.$A$1:.$B$7];2)+[.M31]*VLOOKUP(NUMBERVALUE(RIGHT([.M$1];4));[$'salary-percopy'.$A$1:.$B$7];2)" office:value-type="float" office:value="644367900" calcext:value-type="float">
            <text:p>644367900</text:p>
          </table:table-cell>
          <table:table-cell table:formula="of:=IF([.G31]&gt;500000;[.G31]*0.1*VLOOKUP(NUMBERVALUE(RIGHT([.G$1];4));[$'salary-percopy'.$A$1:.$B$7];2))+IF([.H31]&gt;500000;[.H31]*0.1*VLOOKUP(NUMBERVALUE(RIGHT([.H$1];4));[$'salary-percopy'.$A$1:.$B$7];2))+IF([.I31]&gt;500000;[.I31]*0.1*VLOOKUP(NUMBERVALUE(RIGHT([.I$1];4));[$'salary-percopy'.$A$1:.$B$7];2))+IF([.J31]&gt;500000;[.J31]*0.1*VLOOKUP(NUMBERVALUE(RIGHT([.J$1];4));[$'salary-percopy'.$A$1:.$B$7];2))+IF([.K31]&gt;500000;[.K31]*0.1*VLOOKUP(NUMBERVALUE(RIGHT([.K$1];4));[$'salary-percopy'.$A$1:.$B$7];2))+IF([.L31]&gt;500000;[.L31]*0.1*VLOOKUP(NUMBERVALUE(RIGHT([.L$1];4));[$'salary-percopy'.$A$1:.$B$7];2))+IF([.M31]&gt;500000;[.M31]*0.1*VLOOKUP(NUMBERVALUE(RIGHT([.M$1];4));[$'salary-percopy'.$A$1:.$B$7];2))" office:value-type="float" office:value="57808869" calcext:value-type="float">
            <text:p>57808869</text:p>
          </table:table-cell>
          <table:table-cell table:formula="of:=[.O31]+[.P31]" office:value-type="float" office:value="702176769" calcext:value-type="float">
            <text:p>7021767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ckson Sharp</text:p>
          </table:table-cell>
          <table:table-cell office:value-type="string" calcext:value-type="string">
            <text:p>Descendants And Assassin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32]&gt;NUMBERVALUE(RIGHT([.G$1];4));0;RANDBETWEEN(1000;1000000))" office:value-type="float" office:value="0" calcext:value-type="float">
            <text:p>0</text:p>
          </table:table-cell>
          <table:table-cell table:formula="of:=IF([.$F32]&gt;NUMBERVALUE(RIGHT([.H$1];4));0;RANDBETWEEN(1000;1000000))" office:value-type="float" office:value="883382" calcext:value-type="float">
            <text:p>883382</text:p>
          </table:table-cell>
          <table:table-cell table:formula="of:=IF([.$F32]&gt;NUMBERVALUE(RIGHT([.I$1];4));0;RANDBETWEEN(1000;1000000))" office:value-type="float" office:value="302152" calcext:value-type="float">
            <text:p>302152</text:p>
          </table:table-cell>
          <table:table-cell table:formula="of:=IF([.$F32]&gt;NUMBERVALUE(RIGHT([.J$1];4));0;RANDBETWEEN(1000;1000000))" office:value-type="float" office:value="476099" calcext:value-type="float">
            <text:p>476099</text:p>
          </table:table-cell>
          <table:table-cell table:formula="of:=IF([.$F32]&gt;NUMBERVALUE(RIGHT([.K$1];4));0;RANDBETWEEN(1000;1000000))" office:value-type="float" office:value="852157" calcext:value-type="float">
            <text:p>852157</text:p>
          </table:table-cell>
          <table:table-cell table:formula="of:=IF([.$F32]&gt;NUMBERVALUE(RIGHT([.L$1];4));0;RANDBETWEEN(1000;1000000))" office:value-type="float" office:value="725184" calcext:value-type="float">
            <text:p>725184</text:p>
          </table:table-cell>
          <table:table-cell table:formula="of:=IF([.$F32]&gt;NUMBERVALUE(RIGHT([.M$1];4));0;RANDBETWEEN(1000;1000000))" office:value-type="float" office:value="656216" calcext:value-type="float">
            <text:p>656216</text:p>
          </table:table-cell>
          <table:table-cell table:formula="of:=SUM([.G32:.M32])" office:value-type="float" office:value="3895190" calcext:value-type="float">
            <text:p>3895190</text:p>
          </table:table-cell>
          <table:table-cell table:formula="of:=[.G32]*VLOOKUP(NUMBERVALUE(RIGHT([.G$1];4));[$'salary-percopy'.$A$1:.$B$7];2)+[.H32]*VLOOKUP(NUMBERVALUE(RIGHT([.H$1];4));[$'salary-percopy'.$A$1:.$B$7];2)+[.I32]*VLOOKUP(NUMBERVALUE(RIGHT([.I$1];4));[$'salary-percopy'.$A$1:.$B$7];2)+[.J32]*VLOOKUP(NUMBERVALUE(RIGHT([.J$1];4));[$'salary-percopy'.$A$1:.$B$7];2)+[.K32]*VLOOKUP(NUMBERVALUE(RIGHT([.K$1];4));[$'salary-percopy'.$A$1:.$B$7];2)+[.L32]*VLOOKUP(NUMBERVALUE(RIGHT([.L$1];4));[$'salary-percopy'.$A$1:.$B$7];2)+[.M32]*VLOOKUP(NUMBERVALUE(RIGHT([.M$1];4));[$'salary-percopy'.$A$1:.$B$7];2)" office:value-type="float" office:value="610353050" calcext:value-type="float">
            <text:p>610353050</text:p>
          </table:table-cell>
          <table:table-cell table:formula="of:=IF([.G32]&gt;500000;[.G32]*0.1*VLOOKUP(NUMBERVALUE(RIGHT([.G$1];4));[$'salary-percopy'.$A$1:.$B$7];2))+IF([.H32]&gt;500000;[.H32]*0.1*VLOOKUP(NUMBERVALUE(RIGHT([.H$1];4));[$'salary-percopy'.$A$1:.$B$7];2))+IF([.I32]&gt;500000;[.I32]*0.1*VLOOKUP(NUMBERVALUE(RIGHT([.I$1];4));[$'salary-percopy'.$A$1:.$B$7];2))+IF([.J32]&gt;500000;[.J32]*0.1*VLOOKUP(NUMBERVALUE(RIGHT([.J$1];4));[$'salary-percopy'.$A$1:.$B$7];2))+IF([.K32]&gt;500000;[.K32]*0.1*VLOOKUP(NUMBERVALUE(RIGHT([.K$1];4));[$'salary-percopy'.$A$1:.$B$7];2))+IF([.L32]&gt;500000;[.L32]*0.1*VLOOKUP(NUMBERVALUE(RIGHT([.L$1];4));[$'salary-percopy'.$A$1:.$B$7];2))+IF([.M32]&gt;500000;[.M32]*0.1*VLOOKUP(NUMBERVALUE(RIGHT([.M$1];4));[$'salary-percopy'.$A$1:.$B$7];2))" office:value-type="float" office:value="50744095" calcext:value-type="float">
            <text:p>50744095</text:p>
          </table:table-cell>
          <table:table-cell table:formula="of:=[.O32]+[.P32]" office:value-type="float" office:value="661097145" calcext:value-type="float">
            <text:p>6610971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kylar Cochran</text:p>
          </table:table-cell>
          <table:table-cell office:value-type="string" calcext:value-type="string">
            <text:p>Discretion Of The Maze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33]&gt;NUMBERVALUE(RIGHT([.G$1];4));0;RANDBETWEEN(1000;1000000))" office:value-type="float" office:value="0" calcext:value-type="float">
            <text:p>0</text:p>
          </table:table-cell>
          <table:table-cell table:formula="of:=IF([.$F33]&gt;NUMBERVALUE(RIGHT([.H$1];4));0;RANDBETWEEN(1000;1000000))" office:value-type="float" office:value="0" calcext:value-type="float">
            <text:p>0</text:p>
          </table:table-cell>
          <table:table-cell table:formula="of:=IF([.$F33]&gt;NUMBERVALUE(RIGHT([.I$1];4));0;RANDBETWEEN(1000;1000000))" office:value-type="float" office:value="228522" calcext:value-type="float">
            <text:p>228522</text:p>
          </table:table-cell>
          <table:table-cell table:formula="of:=IF([.$F33]&gt;NUMBERVALUE(RIGHT([.J$1];4));0;RANDBETWEEN(1000;1000000))" office:value-type="float" office:value="19801" calcext:value-type="float">
            <text:p>19801</text:p>
          </table:table-cell>
          <table:table-cell table:formula="of:=IF([.$F33]&gt;NUMBERVALUE(RIGHT([.K$1];4));0;RANDBETWEEN(1000;1000000))" office:value-type="float" office:value="447818" calcext:value-type="float">
            <text:p>447818</text:p>
          </table:table-cell>
          <table:table-cell table:formula="of:=IF([.$F33]&gt;NUMBERVALUE(RIGHT([.L$1];4));0;RANDBETWEEN(1000;1000000))" office:value-type="float" office:value="112248" calcext:value-type="float">
            <text:p>112248</text:p>
          </table:table-cell>
          <table:table-cell table:formula="of:=IF([.$F33]&gt;NUMBERVALUE(RIGHT([.M$1];4));0;RANDBETWEEN(1000;1000000))" office:value-type="float" office:value="17182" calcext:value-type="float">
            <text:p>17182</text:p>
          </table:table-cell>
          <table:table-cell table:formula="of:=SUM([.G33:.M33])" office:value-type="float" office:value="825571" calcext:value-type="float">
            <text:p>825571</text:p>
          </table:table-cell>
          <table:table-cell table:formula="of:=[.G33]*VLOOKUP(NUMBERVALUE(RIGHT([.G$1];4));[$'salary-percopy'.$A$1:.$B$7];2)+[.H33]*VLOOKUP(NUMBERVALUE(RIGHT([.H$1];4));[$'salary-percopy'.$A$1:.$B$7];2)+[.I33]*VLOOKUP(NUMBERVALUE(RIGHT([.I$1];4));[$'salary-percopy'.$A$1:.$B$7];2)+[.J33]*VLOOKUP(NUMBERVALUE(RIGHT([.J$1];4));[$'salary-percopy'.$A$1:.$B$7];2)+[.K33]*VLOOKUP(NUMBERVALUE(RIGHT([.K$1];4));[$'salary-percopy'.$A$1:.$B$7];2)+[.L33]*VLOOKUP(NUMBERVALUE(RIGHT([.L$1];4));[$'salary-percopy'.$A$1:.$B$7];2)+[.M33]*VLOOKUP(NUMBERVALUE(RIGHT([.M$1];4));[$'salary-percopy'.$A$1:.$B$7];2)" office:value-type="float" office:value="130526120" calcext:value-type="float">
            <text:p>130526120</text:p>
          </table:table-cell>
          <table:table-cell table:formula="of:=IF([.G33]&gt;500000;[.G33]*0.1*VLOOKUP(NUMBERVALUE(RIGHT([.G$1];4));[$'salary-percopy'.$A$1:.$B$7];2))+IF([.H33]&gt;500000;[.H33]*0.1*VLOOKUP(NUMBERVALUE(RIGHT([.H$1];4));[$'salary-percopy'.$A$1:.$B$7];2))+IF([.I33]&gt;500000;[.I33]*0.1*VLOOKUP(NUMBERVALUE(RIGHT([.I$1];4));[$'salary-percopy'.$A$1:.$B$7];2))+IF([.J33]&gt;500000;[.J33]*0.1*VLOOKUP(NUMBERVALUE(RIGHT([.J$1];4));[$'salary-percopy'.$A$1:.$B$7];2))+IF([.K33]&gt;500000;[.K33]*0.1*VLOOKUP(NUMBERVALUE(RIGHT([.K$1];4));[$'salary-percopy'.$A$1:.$B$7];2))+IF([.L33]&gt;500000;[.L33]*0.1*VLOOKUP(NUMBERVALUE(RIGHT([.L$1];4));[$'salary-percopy'.$A$1:.$B$7];2))+IF([.M33]&gt;500000;[.M33]*0.1*VLOOKUP(NUMBERVALUE(RIGHT([.M$1];4));[$'salary-percopy'.$A$1:.$B$7];2))" office:value-type="float" office:value="0" calcext:value-type="float">
            <text:p>0</text:p>
          </table:table-cell>
          <table:table-cell table:formula="of:=[.O33]+[.P33]" office:value-type="float" office:value="130526120" calcext:value-type="float">
            <text:p>1305261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trick Guerrero</text:p>
          </table:table-cell>
          <table:table-cell office:value-type="string" calcext:value-type="string">
            <text:p>Dogs Of Excelsior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34]&gt;NUMBERVALUE(RIGHT([.G$1];4));0;RANDBETWEEN(1000;1000000))" office:value-type="float" office:value="0" calcext:value-type="float">
            <text:p>0</text:p>
          </table:table-cell>
          <table:table-cell table:formula="of:=IF([.$F34]&gt;NUMBERVALUE(RIGHT([.H$1];4));0;RANDBETWEEN(1000;1000000))" office:value-type="float" office:value="0" calcext:value-type="float">
            <text:p>0</text:p>
          </table:table-cell>
          <table:table-cell table:formula="of:=IF([.$F34]&gt;NUMBERVALUE(RIGHT([.I$1];4));0;RANDBETWEEN(1000;1000000))" office:value-type="float" office:value="0" calcext:value-type="float">
            <text:p>0</text:p>
          </table:table-cell>
          <table:table-cell table:formula="of:=IF([.$F34]&gt;NUMBERVALUE(RIGHT([.J$1];4));0;RANDBETWEEN(1000;1000000))" office:value-type="float" office:value="0" calcext:value-type="float">
            <text:p>0</text:p>
          </table:table-cell>
          <table:table-cell table:formula="of:=IF([.$F34]&gt;NUMBERVALUE(RIGHT([.K$1];4));0;RANDBETWEEN(1000;1000000))" office:value-type="float" office:value="0" calcext:value-type="float">
            <text:p>0</text:p>
          </table:table-cell>
          <table:table-cell table:formula="of:=IF([.$F34]&gt;NUMBERVALUE(RIGHT([.L$1];4));0;RANDBETWEEN(1000;1000000))" office:value-type="float" office:value="565532" calcext:value-type="float">
            <text:p>565532</text:p>
          </table:table-cell>
          <table:table-cell table:formula="of:=IF([.$F34]&gt;NUMBERVALUE(RIGHT([.M$1];4));0;RANDBETWEEN(1000;1000000))" office:value-type="float" office:value="620453" calcext:value-type="float">
            <text:p>620453</text:p>
          </table:table-cell>
          <table:table-cell table:formula="of:=SUM([.G34:.M34])" office:value-type="float" office:value="1185985" calcext:value-type="float">
            <text:p>1185985</text:p>
          </table:table-cell>
          <table:table-cell table:formula="of:=[.G34]*VLOOKUP(NUMBERVALUE(RIGHT([.G$1];4));[$'salary-percopy'.$A$1:.$B$7];2)+[.H34]*VLOOKUP(NUMBERVALUE(RIGHT([.H$1];4));[$'salary-percopy'.$A$1:.$B$7];2)+[.I34]*VLOOKUP(NUMBERVALUE(RIGHT([.I$1];4));[$'salary-percopy'.$A$1:.$B$7];2)+[.J34]*VLOOKUP(NUMBERVALUE(RIGHT([.J$1];4));[$'salary-percopy'.$A$1:.$B$7];2)+[.K34]*VLOOKUP(NUMBERVALUE(RIGHT([.K$1];4));[$'salary-percopy'.$A$1:.$B$7];2)+[.L34]*VLOOKUP(NUMBERVALUE(RIGHT([.L$1];4));[$'salary-percopy'.$A$1:.$B$7];2)+[.M34]*VLOOKUP(NUMBERVALUE(RIGHT([.M$1];4));[$'salary-percopy'.$A$1:.$B$7];2)" office:value-type="float" office:value="228714020" calcext:value-type="float">
            <text:p>228714020</text:p>
          </table:table-cell>
          <table:table-cell table:formula="of:=IF([.G34]&gt;500000;[.G34]*0.1*VLOOKUP(NUMBERVALUE(RIGHT([.G$1];4));[$'salary-percopy'.$A$1:.$B$7];2))+IF([.H34]&gt;500000;[.H34]*0.1*VLOOKUP(NUMBERVALUE(RIGHT([.H$1];4));[$'salary-percopy'.$A$1:.$B$7];2))+IF([.I34]&gt;500000;[.I34]*0.1*VLOOKUP(NUMBERVALUE(RIGHT([.I$1];4));[$'salary-percopy'.$A$1:.$B$7];2))+IF([.J34]&gt;500000;[.J34]*0.1*VLOOKUP(NUMBERVALUE(RIGHT([.J$1];4));[$'salary-percopy'.$A$1:.$B$7];2))+IF([.K34]&gt;500000;[.K34]*0.1*VLOOKUP(NUMBERVALUE(RIGHT([.K$1];4));[$'salary-percopy'.$A$1:.$B$7];2))+IF([.L34]&gt;500000;[.L34]*0.1*VLOOKUP(NUMBERVALUE(RIGHT([.L$1];4));[$'salary-percopy'.$A$1:.$B$7];2))+IF([.M34]&gt;500000;[.M34]*0.1*VLOOKUP(NUMBERVALUE(RIGHT([.M$1];4));[$'salary-percopy'.$A$1:.$B$7];2))" office:value-type="float" office:value="22871402" calcext:value-type="float">
            <text:p>22871402</text:p>
          </table:table-cell>
          <table:table-cell table:formula="of:=[.O34]+[.P34]" office:value-type="float" office:value="251585422" calcext:value-type="float">
            <text:p>2515854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pril Rush</text:p>
          </table:table-cell>
          <table:table-cell office:value-type="string" calcext:value-type="string">
            <text:p>Dragons And King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35]&gt;NUMBERVALUE(RIGHT([.G$1];4));0;RANDBETWEEN(1000;1000000))" office:value-type="float" office:value="0" calcext:value-type="float">
            <text:p>0</text:p>
          </table:table-cell>
          <table:table-cell table:formula="of:=IF([.$F35]&gt;NUMBERVALUE(RIGHT([.H$1];4));0;RANDBETWEEN(1000;1000000))" office:value-type="float" office:value="0" calcext:value-type="float">
            <text:p>0</text:p>
          </table:table-cell>
          <table:table-cell table:formula="of:=IF([.$F35]&gt;NUMBERVALUE(RIGHT([.I$1];4));0;RANDBETWEEN(1000;1000000))" office:value-type="float" office:value="0" calcext:value-type="float">
            <text:p>0</text:p>
          </table:table-cell>
          <table:table-cell table:formula="of:=IF([.$F35]&gt;NUMBERVALUE(RIGHT([.J$1];4));0;RANDBETWEEN(1000;1000000))" office:value-type="float" office:value="312563" calcext:value-type="float">
            <text:p>312563</text:p>
          </table:table-cell>
          <table:table-cell table:formula="of:=IF([.$F35]&gt;NUMBERVALUE(RIGHT([.K$1];4));0;RANDBETWEEN(1000;1000000))" office:value-type="float" office:value="232924" calcext:value-type="float">
            <text:p>232924</text:p>
          </table:table-cell>
          <table:table-cell table:formula="of:=IF([.$F35]&gt;NUMBERVALUE(RIGHT([.L$1];4));0;RANDBETWEEN(1000;1000000))" office:value-type="float" office:value="386546" calcext:value-type="float">
            <text:p>386546</text:p>
          </table:table-cell>
          <table:table-cell table:formula="of:=IF([.$F35]&gt;NUMBERVALUE(RIGHT([.M$1];4));0;RANDBETWEEN(1000;1000000))" office:value-type="float" office:value="373021" calcext:value-type="float">
            <text:p>373021</text:p>
          </table:table-cell>
          <table:table-cell table:formula="of:=SUM([.G35:.M35])" office:value-type="float" office:value="1305054" calcext:value-type="float">
            <text:p>1305054</text:p>
          </table:table-cell>
          <table:table-cell table:formula="of:=[.G35]*VLOOKUP(NUMBERVALUE(RIGHT([.G$1];4));[$'salary-percopy'.$A$1:.$B$7];2)+[.H35]*VLOOKUP(NUMBERVALUE(RIGHT([.H$1];4));[$'salary-percopy'.$A$1:.$B$7];2)+[.I35]*VLOOKUP(NUMBERVALUE(RIGHT([.I$1];4));[$'salary-percopy'.$A$1:.$B$7];2)+[.J35]*VLOOKUP(NUMBERVALUE(RIGHT([.J$1];4));[$'salary-percopy'.$A$1:.$B$7];2)+[.K35]*VLOOKUP(NUMBERVALUE(RIGHT([.K$1];4));[$'salary-percopy'.$A$1:.$B$7];2)+[.L35]*VLOOKUP(NUMBERVALUE(RIGHT([.L$1];4));[$'salary-percopy'.$A$1:.$B$7];2)+[.M35]*VLOOKUP(NUMBERVALUE(RIGHT([.M$1];4));[$'salary-percopy'.$A$1:.$B$7];2)" office:value-type="float" office:value="229471110" calcext:value-type="float">
            <text:p>229471110</text:p>
          </table:table-cell>
          <table:table-cell table:formula="of:=IF([.G35]&gt;500000;[.G35]*0.1*VLOOKUP(NUMBERVALUE(RIGHT([.G$1];4));[$'salary-percopy'.$A$1:.$B$7];2))+IF([.H35]&gt;500000;[.H35]*0.1*VLOOKUP(NUMBERVALUE(RIGHT([.H$1];4));[$'salary-percopy'.$A$1:.$B$7];2))+IF([.I35]&gt;500000;[.I35]*0.1*VLOOKUP(NUMBERVALUE(RIGHT([.I$1];4));[$'salary-percopy'.$A$1:.$B$7];2))+IF([.J35]&gt;500000;[.J35]*0.1*VLOOKUP(NUMBERVALUE(RIGHT([.J$1];4));[$'salary-percopy'.$A$1:.$B$7];2))+IF([.K35]&gt;500000;[.K35]*0.1*VLOOKUP(NUMBERVALUE(RIGHT([.K$1];4));[$'salary-percopy'.$A$1:.$B$7];2))+IF([.L35]&gt;500000;[.L35]*0.1*VLOOKUP(NUMBERVALUE(RIGHT([.L$1];4));[$'salary-percopy'.$A$1:.$B$7];2))+IF([.M35]&gt;500000;[.M35]*0.1*VLOOKUP(NUMBERVALUE(RIGHT([.M$1];4));[$'salary-percopy'.$A$1:.$B$7];2))" office:value-type="float" office:value="0" calcext:value-type="float">
            <text:p>0</text:p>
          </table:table-cell>
          <table:table-cell table:formula="of:=[.O35]+[.P35]" office:value-type="float" office:value="229471110" calcext:value-type="float">
            <text:p>2294711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erald Nichols</text:p>
          </table:table-cell>
          <table:table-cell office:value-type="string" calcext:value-type="string">
            <text:p>Drinking At The God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36]&gt;NUMBERVALUE(RIGHT([.G$1];4));0;RANDBETWEEN(1000;1000000))" office:value-type="float" office:value="0" calcext:value-type="float">
            <text:p>0</text:p>
          </table:table-cell>
          <table:table-cell table:formula="of:=IF([.$F36]&gt;NUMBERVALUE(RIGHT([.H$1];4));0;RANDBETWEEN(1000;1000000))" office:value-type="float" office:value="0" calcext:value-type="float">
            <text:p>0</text:p>
          </table:table-cell>
          <table:table-cell table:formula="of:=IF([.$F36]&gt;NUMBERVALUE(RIGHT([.I$1];4));0;RANDBETWEEN(1000;1000000))" office:value-type="float" office:value="224046" calcext:value-type="float">
            <text:p>224046</text:p>
          </table:table-cell>
          <table:table-cell table:formula="of:=IF([.$F36]&gt;NUMBERVALUE(RIGHT([.J$1];4));0;RANDBETWEEN(1000;1000000))" office:value-type="float" office:value="326059" calcext:value-type="float">
            <text:p>326059</text:p>
          </table:table-cell>
          <table:table-cell table:formula="of:=IF([.$F36]&gt;NUMBERVALUE(RIGHT([.K$1];4));0;RANDBETWEEN(1000;1000000))" office:value-type="float" office:value="851178" calcext:value-type="float">
            <text:p>851178</text:p>
          </table:table-cell>
          <table:table-cell table:formula="of:=IF([.$F36]&gt;NUMBERVALUE(RIGHT([.L$1];4));0;RANDBETWEEN(1000;1000000))" office:value-type="float" office:value="561062" calcext:value-type="float">
            <text:p>561062</text:p>
          </table:table-cell>
          <table:table-cell table:formula="of:=IF([.$F36]&gt;NUMBERVALUE(RIGHT([.M$1];4));0;RANDBETWEEN(1000;1000000))" office:value-type="float" office:value="610393" calcext:value-type="float">
            <text:p>610393</text:p>
          </table:table-cell>
          <table:table-cell table:formula="of:=SUM([.G36:.M36])" office:value-type="float" office:value="2572738" calcext:value-type="float">
            <text:p>2572738</text:p>
          </table:table-cell>
          <table:table-cell table:formula="of:=[.G36]*VLOOKUP(NUMBERVALUE(RIGHT([.G$1];4));[$'salary-percopy'.$A$1:.$B$7];2)+[.H36]*VLOOKUP(NUMBERVALUE(RIGHT([.H$1];4));[$'salary-percopy'.$A$1:.$B$7];2)+[.I36]*VLOOKUP(NUMBERVALUE(RIGHT([.I$1];4));[$'salary-percopy'.$A$1:.$B$7];2)+[.J36]*VLOOKUP(NUMBERVALUE(RIGHT([.J$1];4));[$'salary-percopy'.$A$1:.$B$7];2)+[.K36]*VLOOKUP(NUMBERVALUE(RIGHT([.K$1];4));[$'salary-percopy'.$A$1:.$B$7];2)+[.L36]*VLOOKUP(NUMBERVALUE(RIGHT([.L$1];4));[$'salary-percopy'.$A$1:.$B$7];2)+[.M36]*VLOOKUP(NUMBERVALUE(RIGHT([.M$1];4));[$'salary-percopy'.$A$1:.$B$7];2)" office:value-type="float" office:value="443109110" calcext:value-type="float">
            <text:p>443109110</text:p>
          </table:table-cell>
          <table:table-cell table:formula="of:=IF([.G36]&gt;500000;[.G36]*0.1*VLOOKUP(NUMBERVALUE(RIGHT([.G$1];4));[$'salary-percopy'.$A$1:.$B$7];2))+IF([.H36]&gt;500000;[.H36]*0.1*VLOOKUP(NUMBERVALUE(RIGHT([.H$1];4));[$'salary-percopy'.$A$1:.$B$7];2))+IF([.I36]&gt;500000;[.I36]*0.1*VLOOKUP(NUMBERVALUE(RIGHT([.I$1];4));[$'salary-percopy'.$A$1:.$B$7];2))+IF([.J36]&gt;500000;[.J36]*0.1*VLOOKUP(NUMBERVALUE(RIGHT([.J$1];4));[$'salary-percopy'.$A$1:.$B$7];2))+IF([.K36]&gt;500000;[.K36]*0.1*VLOOKUP(NUMBERVALUE(RIGHT([.K$1];4));[$'salary-percopy'.$A$1:.$B$7];2))+IF([.L36]&gt;500000;[.L36]*0.1*VLOOKUP(NUMBERVALUE(RIGHT([.L$1];4));[$'salary-percopy'.$A$1:.$B$7];2))+IF([.M36]&gt;500000;[.M36]*0.1*VLOOKUP(NUMBERVALUE(RIGHT([.M$1];4));[$'salary-percopy'.$A$1:.$B$7];2))" office:value-type="float" office:value="37057533" calcext:value-type="float">
            <text:p>37057533</text:p>
          </table:table-cell>
          <table:table-cell table:formula="of:=[.O36]+[.P36]" office:value-type="float" office:value="480166643" calcext:value-type="float">
            <text:p>4801666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ecious Acevedo</text:p>
          </table:table-cell>
          <table:table-cell office:value-type="string" calcext:value-type="string">
            <text:p>Edge Of Darknes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37]&gt;NUMBERVALUE(RIGHT([.G$1];4));0;RANDBETWEEN(1000;1000000))" office:value-type="float" office:value="0" calcext:value-type="float">
            <text:p>0</text:p>
          </table:table-cell>
          <table:table-cell table:formula="of:=IF([.$F37]&gt;NUMBERVALUE(RIGHT([.H$1];4));0;RANDBETWEEN(1000;1000000))" office:value-type="float" office:value="0" calcext:value-type="float">
            <text:p>0</text:p>
          </table:table-cell>
          <table:table-cell table:formula="of:=IF([.$F37]&gt;NUMBERVALUE(RIGHT([.I$1];4));0;RANDBETWEEN(1000;1000000))" office:value-type="float" office:value="0" calcext:value-type="float">
            <text:p>0</text:p>
          </table:table-cell>
          <table:table-cell table:formula="of:=IF([.$F37]&gt;NUMBERVALUE(RIGHT([.J$1];4));0;RANDBETWEEN(1000;1000000))" office:value-type="float" office:value="525605" calcext:value-type="float">
            <text:p>525605</text:p>
          </table:table-cell>
          <table:table-cell table:formula="of:=IF([.$F37]&gt;NUMBERVALUE(RIGHT([.K$1];4));0;RANDBETWEEN(1000;1000000))" office:value-type="float" office:value="710968" calcext:value-type="float">
            <text:p>710968</text:p>
          </table:table-cell>
          <table:table-cell table:formula="of:=IF([.$F37]&gt;NUMBERVALUE(RIGHT([.L$1];4));0;RANDBETWEEN(1000;1000000))" office:value-type="float" office:value="480322" calcext:value-type="float">
            <text:p>480322</text:p>
          </table:table-cell>
          <table:table-cell table:formula="of:=IF([.$F37]&gt;NUMBERVALUE(RIGHT([.M$1];4));0;RANDBETWEEN(1000;1000000))" office:value-type="float" office:value="283248" calcext:value-type="float">
            <text:p>283248</text:p>
          </table:table-cell>
          <table:table-cell table:formula="of:=SUM([.G37:.M37])" office:value-type="float" office:value="2000143" calcext:value-type="float">
            <text:p>2000143</text:p>
          </table:table-cell>
          <table:table-cell table:formula="of:=[.G37]*VLOOKUP(NUMBERVALUE(RIGHT([.G$1];4));[$'salary-percopy'.$A$1:.$B$7];2)+[.H37]*VLOOKUP(NUMBERVALUE(RIGHT([.H$1];4));[$'salary-percopy'.$A$1:.$B$7];2)+[.I37]*VLOOKUP(NUMBERVALUE(RIGHT([.I$1];4));[$'salary-percopy'.$A$1:.$B$7];2)+[.J37]*VLOOKUP(NUMBERVALUE(RIGHT([.J$1];4));[$'salary-percopy'.$A$1:.$B$7];2)+[.K37]*VLOOKUP(NUMBERVALUE(RIGHT([.K$1];4));[$'salary-percopy'.$A$1:.$B$7];2)+[.L37]*VLOOKUP(NUMBERVALUE(RIGHT([.L$1];4));[$'salary-percopy'.$A$1:.$B$7];2)+[.M37]*VLOOKUP(NUMBERVALUE(RIGHT([.M$1];4));[$'salary-percopy'.$A$1:.$B$7];2)" office:value-type="float" office:value="339958430" calcext:value-type="float">
            <text:p>339958430</text:p>
          </table:table-cell>
          <table:table-cell table:formula="of:=IF([.G37]&gt;500000;[.G37]*0.1*VLOOKUP(NUMBERVALUE(RIGHT([.G$1];4));[$'salary-percopy'.$A$1:.$B$7];2))+IF([.H37]&gt;500000;[.H37]*0.1*VLOOKUP(NUMBERVALUE(RIGHT([.H$1];4));[$'salary-percopy'.$A$1:.$B$7];2))+IF([.I37]&gt;500000;[.I37]*0.1*VLOOKUP(NUMBERVALUE(RIGHT([.I$1];4));[$'salary-percopy'.$A$1:.$B$7];2))+IF([.J37]&gt;500000;[.J37]*0.1*VLOOKUP(NUMBERVALUE(RIGHT([.J$1];4));[$'salary-percopy'.$A$1:.$B$7];2))+IF([.K37]&gt;500000;[.K37]*0.1*VLOOKUP(NUMBERVALUE(RIGHT([.K$1];4));[$'salary-percopy'.$A$1:.$B$7];2))+IF([.L37]&gt;500000;[.L37]*0.1*VLOOKUP(NUMBERVALUE(RIGHT([.L$1];4));[$'salary-percopy'.$A$1:.$B$7];2))+IF([.M37]&gt;500000;[.M37]*0.1*VLOOKUP(NUMBERVALUE(RIGHT([.M$1];4));[$'salary-percopy'.$A$1:.$B$7];2))" office:value-type="float" office:value="19444926" calcext:value-type="float">
            <text:p>19444926</text:p>
          </table:table-cell>
          <table:table-cell table:formula="of:=[.O37]+[.P37]" office:value-type="float" office:value="359403356" calcext:value-type="float">
            <text:p>3594033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ada Norton</text:p>
          </table:table-cell>
          <table:table-cell office:value-type="string" calcext:value-type="string">
            <text:p>Enemy Of Yesterday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38]&gt;NUMBERVALUE(RIGHT([.G$1];4));0;RANDBETWEEN(1000;1000000))" office:value-type="float" office:value="778331" calcext:value-type="float">
            <text:p>778331</text:p>
          </table:table-cell>
          <table:table-cell table:formula="of:=IF([.$F38]&gt;NUMBERVALUE(RIGHT([.H$1];4));0;RANDBETWEEN(1000;1000000))" office:value-type="float" office:value="771037" calcext:value-type="float">
            <text:p>771037</text:p>
          </table:table-cell>
          <table:table-cell table:formula="of:=IF([.$F38]&gt;NUMBERVALUE(RIGHT([.I$1];4));0;RANDBETWEEN(1000;1000000))" office:value-type="float" office:value="526910" calcext:value-type="float">
            <text:p>526910</text:p>
          </table:table-cell>
          <table:table-cell table:formula="of:=IF([.$F38]&gt;NUMBERVALUE(RIGHT([.J$1];4));0;RANDBETWEEN(1000;1000000))" office:value-type="float" office:value="229016" calcext:value-type="float">
            <text:p>229016</text:p>
          </table:table-cell>
          <table:table-cell table:formula="of:=IF([.$F38]&gt;NUMBERVALUE(RIGHT([.K$1];4));0;RANDBETWEEN(1000;1000000))" office:value-type="float" office:value="770337" calcext:value-type="float">
            <text:p>770337</text:p>
          </table:table-cell>
          <table:table-cell table:formula="of:=IF([.$F38]&gt;NUMBERVALUE(RIGHT([.L$1];4));0;RANDBETWEEN(1000;1000000))" office:value-type="float" office:value="704407" calcext:value-type="float">
            <text:p>704407</text:p>
          </table:table-cell>
          <table:table-cell table:formula="of:=IF([.$F38]&gt;NUMBERVALUE(RIGHT([.M$1];4));0;RANDBETWEEN(1000;1000000))" office:value-type="float" office:value="527872" calcext:value-type="float">
            <text:p>527872</text:p>
          </table:table-cell>
          <table:table-cell table:formula="of:=SUM([.G38:.M38])" office:value-type="float" office:value="4307910" calcext:value-type="float">
            <text:p>4307910</text:p>
          </table:table-cell>
          <table:table-cell table:formula="of:=[.G38]*VLOOKUP(NUMBERVALUE(RIGHT([.G$1];4));[$'salary-percopy'.$A$1:.$B$7];2)+[.H38]*VLOOKUP(NUMBERVALUE(RIGHT([.H$1];4));[$'salary-percopy'.$A$1:.$B$7];2)+[.I38]*VLOOKUP(NUMBERVALUE(RIGHT([.I$1];4));[$'salary-percopy'.$A$1:.$B$7];2)+[.J38]*VLOOKUP(NUMBERVALUE(RIGHT([.J$1];4));[$'salary-percopy'.$A$1:.$B$7];2)+[.K38]*VLOOKUP(NUMBERVALUE(RIGHT([.K$1];4));[$'salary-percopy'.$A$1:.$B$7];2)+[.L38]*VLOOKUP(NUMBERVALUE(RIGHT([.L$1];4));[$'salary-percopy'.$A$1:.$B$7];2)+[.M38]*VLOOKUP(NUMBERVALUE(RIGHT([.M$1];4));[$'salary-percopy'.$A$1:.$B$7];2)" office:value-type="float" office:value="624785595" calcext:value-type="float">
            <text:p>624785595</text:p>
          </table:table-cell>
          <table:table-cell table:formula="of:=IF([.G38]&gt;500000;[.G38]*0.1*VLOOKUP(NUMBERVALUE(RIGHT([.G$1];4));[$'salary-percopy'.$A$1:.$B$7];2))+IF([.H38]&gt;500000;[.H38]*0.1*VLOOKUP(NUMBERVALUE(RIGHT([.H$1];4));[$'salary-percopy'.$A$1:.$B$7];2))+IF([.I38]&gt;500000;[.I38]*0.1*VLOOKUP(NUMBERVALUE(RIGHT([.I$1];4));[$'salary-percopy'.$A$1:.$B$7];2))+IF([.J38]&gt;500000;[.J38]*0.1*VLOOKUP(NUMBERVALUE(RIGHT([.J$1];4));[$'salary-percopy'.$A$1:.$B$7];2))+IF([.K38]&gt;500000;[.K38]*0.1*VLOOKUP(NUMBERVALUE(RIGHT([.K$1];4));[$'salary-percopy'.$A$1:.$B$7];2))+IF([.L38]&gt;500000;[.L38]*0.1*VLOOKUP(NUMBERVALUE(RIGHT([.L$1];4));[$'salary-percopy'.$A$1:.$B$7];2))+IF([.M38]&gt;500000;[.M38]*0.1*VLOOKUP(NUMBERVALUE(RIGHT([.M$1];4));[$'salary-percopy'.$A$1:.$B$7];2))" office:value-type="float" office:value="59272335.5" calcext:value-type="float">
            <text:p>59272336</text:p>
          </table:table-cell>
          <table:table-cell table:formula="of:=[.O38]+[.P38]" office:value-type="float" office:value="684057930.5" calcext:value-type="float">
            <text:p>6840579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minique Osborne</text:p>
          </table:table-cell>
          <table:table-cell office:value-type="string" calcext:value-type="string">
            <text:p>Faith From Beyond The Grave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39]&gt;NUMBERVALUE(RIGHT([.G$1];4));0;RANDBETWEEN(1000;1000000))" office:value-type="float" office:value="0" calcext:value-type="float">
            <text:p>0</text:p>
          </table:table-cell>
          <table:table-cell table:formula="of:=IF([.$F39]&gt;NUMBERVALUE(RIGHT([.H$1];4));0;RANDBETWEEN(1000;1000000))" office:value-type="float" office:value="0" calcext:value-type="float">
            <text:p>0</text:p>
          </table:table-cell>
          <table:table-cell table:formula="of:=IF([.$F39]&gt;NUMBERVALUE(RIGHT([.I$1];4));0;RANDBETWEEN(1000;1000000))" office:value-type="float" office:value="0" calcext:value-type="float">
            <text:p>0</text:p>
          </table:table-cell>
          <table:table-cell table:formula="of:=IF([.$F39]&gt;NUMBERVALUE(RIGHT([.J$1];4));0;RANDBETWEEN(1000;1000000))" office:value-type="float" office:value="0" calcext:value-type="float">
            <text:p>0</text:p>
          </table:table-cell>
          <table:table-cell table:formula="of:=IF([.$F39]&gt;NUMBERVALUE(RIGHT([.K$1];4));0;RANDBETWEEN(1000;1000000))" office:value-type="float" office:value="0" calcext:value-type="float">
            <text:p>0</text:p>
          </table:table-cell>
          <table:table-cell table:formula="of:=IF([.$F39]&gt;NUMBERVALUE(RIGHT([.L$1];4));0;RANDBETWEEN(1000;1000000))" office:value-type="float" office:value="17269" calcext:value-type="float">
            <text:p>17269</text:p>
          </table:table-cell>
          <table:table-cell table:formula="of:=IF([.$F39]&gt;NUMBERVALUE(RIGHT([.M$1];4));0;RANDBETWEEN(1000;1000000))" office:value-type="float" office:value="667240" calcext:value-type="float">
            <text:p>667240</text:p>
          </table:table-cell>
          <table:table-cell table:formula="of:=SUM([.G39:.M39])" office:value-type="float" office:value="684509" calcext:value-type="float">
            <text:p>684509</text:p>
          </table:table-cell>
          <table:table-cell table:formula="of:=[.G39]*VLOOKUP(NUMBERVALUE(RIGHT([.G$1];4));[$'salary-percopy'.$A$1:.$B$7];2)+[.H39]*VLOOKUP(NUMBERVALUE(RIGHT([.H$1];4));[$'salary-percopy'.$A$1:.$B$7];2)+[.I39]*VLOOKUP(NUMBERVALUE(RIGHT([.I$1];4));[$'salary-percopy'.$A$1:.$B$7];2)+[.J39]*VLOOKUP(NUMBERVALUE(RIGHT([.J$1];4));[$'salary-percopy'.$A$1:.$B$7];2)+[.K39]*VLOOKUP(NUMBERVALUE(RIGHT([.K$1];4));[$'salary-percopy'.$A$1:.$B$7];2)+[.L39]*VLOOKUP(NUMBERVALUE(RIGHT([.L$1];4));[$'salary-percopy'.$A$1:.$B$7];2)+[.M39]*VLOOKUP(NUMBERVALUE(RIGHT([.M$1];4));[$'salary-percopy'.$A$1:.$B$7];2)" office:value-type="float" office:value="136642765" calcext:value-type="float">
            <text:p>136642765</text:p>
          </table:table-cell>
          <table:table-cell table:formula="of:=IF([.G39]&gt;500000;[.G39]*0.1*VLOOKUP(NUMBERVALUE(RIGHT([.G$1];4));[$'salary-percopy'.$A$1:.$B$7];2))+IF([.H39]&gt;500000;[.H39]*0.1*VLOOKUP(NUMBERVALUE(RIGHT([.H$1];4));[$'salary-percopy'.$A$1:.$B$7];2))+IF([.I39]&gt;500000;[.I39]*0.1*VLOOKUP(NUMBERVALUE(RIGHT([.I$1];4));[$'salary-percopy'.$A$1:.$B$7];2))+IF([.J39]&gt;500000;[.J39]*0.1*VLOOKUP(NUMBERVALUE(RIGHT([.J$1];4));[$'salary-percopy'.$A$1:.$B$7];2))+IF([.K39]&gt;500000;[.K39]*0.1*VLOOKUP(NUMBERVALUE(RIGHT([.K$1];4));[$'salary-percopy'.$A$1:.$B$7];2))+IF([.L39]&gt;500000;[.L39]*0.1*VLOOKUP(NUMBERVALUE(RIGHT([.L$1];4));[$'salary-percopy'.$A$1:.$B$7];2))+IF([.M39]&gt;500000;[.M39]*0.1*VLOOKUP(NUMBERVALUE(RIGHT([.M$1];4));[$'salary-percopy'.$A$1:.$B$7];2))" office:value-type="float" office:value="13344800" calcext:value-type="float">
            <text:p>13344800</text:p>
          </table:table-cell>
          <table:table-cell table:formula="of:=[.O39]+[.P39]" office:value-type="float" office:value="149987565" calcext:value-type="float">
            <text:p>1499875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iper Spears</text:p>
          </table:table-cell>
          <table:table-cell office:value-type="string" calcext:value-type="string">
            <text:p>Fate Of The Vacuum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40]&gt;NUMBERVALUE(RIGHT([.G$1];4));0;RANDBETWEEN(1000;1000000))" office:value-type="float" office:value="500427" calcext:value-type="float">
            <text:p>500427</text:p>
          </table:table-cell>
          <table:table-cell table:formula="of:=IF([.$F40]&gt;NUMBERVALUE(RIGHT([.H$1];4));0;RANDBETWEEN(1000;1000000))" office:value-type="float" office:value="581026" calcext:value-type="float">
            <text:p>581026</text:p>
          </table:table-cell>
          <table:table-cell table:formula="of:=IF([.$F40]&gt;NUMBERVALUE(RIGHT([.I$1];4));0;RANDBETWEEN(1000;1000000))" office:value-type="float" office:value="327155" calcext:value-type="float">
            <text:p>327155</text:p>
          </table:table-cell>
          <table:table-cell table:formula="of:=IF([.$F40]&gt;NUMBERVALUE(RIGHT([.J$1];4));0;RANDBETWEEN(1000;1000000))" office:value-type="float" office:value="114653" calcext:value-type="float">
            <text:p>114653</text:p>
          </table:table-cell>
          <table:table-cell table:formula="of:=IF([.$F40]&gt;NUMBERVALUE(RIGHT([.K$1];4));0;RANDBETWEEN(1000;1000000))" office:value-type="float" office:value="701092" calcext:value-type="float">
            <text:p>701092</text:p>
          </table:table-cell>
          <table:table-cell table:formula="of:=IF([.$F40]&gt;NUMBERVALUE(RIGHT([.L$1];4));0;RANDBETWEEN(1000;1000000))" office:value-type="float" office:value="508415" calcext:value-type="float">
            <text:p>508415</text:p>
          </table:table-cell>
          <table:table-cell table:formula="of:=IF([.$F40]&gt;NUMBERVALUE(RIGHT([.M$1];4));0;RANDBETWEEN(1000;1000000))" office:value-type="float" office:value="593886" calcext:value-type="float">
            <text:p>593886</text:p>
          </table:table-cell>
          <table:table-cell table:formula="of:=SUM([.G40:.M40])" office:value-type="float" office:value="3326654" calcext:value-type="float">
            <text:p>3326654</text:p>
          </table:table-cell>
          <table:table-cell table:formula="of:=[.G40]*VLOOKUP(NUMBERVALUE(RIGHT([.G$1];4));[$'salary-percopy'.$A$1:.$B$7];2)+[.H40]*VLOOKUP(NUMBERVALUE(RIGHT([.H$1];4));[$'salary-percopy'.$A$1:.$B$7];2)+[.I40]*VLOOKUP(NUMBERVALUE(RIGHT([.I$1];4));[$'salary-percopy'.$A$1:.$B$7];2)+[.J40]*VLOOKUP(NUMBERVALUE(RIGHT([.J$1];4));[$'salary-percopy'.$A$1:.$B$7];2)+[.K40]*VLOOKUP(NUMBERVALUE(RIGHT([.K$1];4));[$'salary-percopy'.$A$1:.$B$7];2)+[.L40]*VLOOKUP(NUMBERVALUE(RIGHT([.L$1];4));[$'salary-percopy'.$A$1:.$B$7];2)+[.M40]*VLOOKUP(NUMBERVALUE(RIGHT([.M$1];4));[$'salary-percopy'.$A$1:.$B$7];2)" office:value-type="float" office:value="501285195" calcext:value-type="float">
            <text:p>501285195</text:p>
          </table:table-cell>
          <table:table-cell table:formula="of:=IF([.G40]&gt;500000;[.G40]*0.1*VLOOKUP(NUMBERVALUE(RIGHT([.G$1];4));[$'salary-percopy'.$A$1:.$B$7];2))+IF([.H40]&gt;500000;[.H40]*0.1*VLOOKUP(NUMBERVALUE(RIGHT([.H$1];4));[$'salary-percopy'.$A$1:.$B$7];2))+IF([.I40]&gt;500000;[.I40]*0.1*VLOOKUP(NUMBERVALUE(RIGHT([.I$1];4));[$'salary-percopy'.$A$1:.$B$7];2))+IF([.J40]&gt;500000;[.J40]*0.1*VLOOKUP(NUMBERVALUE(RIGHT([.J$1];4));[$'salary-percopy'.$A$1:.$B$7];2))+IF([.K40]&gt;500000;[.K40]*0.1*VLOOKUP(NUMBERVALUE(RIGHT([.K$1];4));[$'salary-percopy'.$A$1:.$B$7];2))+IF([.L40]&gt;500000;[.L40]*0.1*VLOOKUP(NUMBERVALUE(RIGHT([.L$1];4));[$'salary-percopy'.$A$1:.$B$7];2))+IF([.M40]&gt;500000;[.M40]*0.1*VLOOKUP(NUMBERVALUE(RIGHT([.M$1];4));[$'salary-percopy'.$A$1:.$B$7];2))" office:value-type="float" office:value="44597517.5" calcext:value-type="float">
            <text:p>44597518</text:p>
          </table:table-cell>
          <table:table-cell table:formula="of:=[.O40]+[.P40]" office:value-type="float" office:value="545882712.5" calcext:value-type="float">
            <text:p>5458827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vis Duncan</text:p>
          </table:table-cell>
          <table:table-cell office:value-type="string" calcext:value-type="string">
            <text:p>Fiends And Snakes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41]&gt;NUMBERVALUE(RIGHT([.G$1];4));0;RANDBETWEEN(1000;1000000))" office:value-type="float" office:value="238068" calcext:value-type="float">
            <text:p>238068</text:p>
          </table:table-cell>
          <table:table-cell table:formula="of:=IF([.$F41]&gt;NUMBERVALUE(RIGHT([.H$1];4));0;RANDBETWEEN(1000;1000000))" office:value-type="float" office:value="287062" calcext:value-type="float">
            <text:p>287062</text:p>
          </table:table-cell>
          <table:table-cell table:formula="of:=IF([.$F41]&gt;NUMBERVALUE(RIGHT([.I$1];4));0;RANDBETWEEN(1000;1000000))" office:value-type="float" office:value="885096" calcext:value-type="float">
            <text:p>885096</text:p>
          </table:table-cell>
          <table:table-cell table:formula="of:=IF([.$F41]&gt;NUMBERVALUE(RIGHT([.J$1];4));0;RANDBETWEEN(1000;1000000))" office:value-type="float" office:value="570818" calcext:value-type="float">
            <text:p>570818</text:p>
          </table:table-cell>
          <table:table-cell table:formula="of:=IF([.$F41]&gt;NUMBERVALUE(RIGHT([.K$1];4));0;RANDBETWEEN(1000;1000000))" office:value-type="float" office:value="147281" calcext:value-type="float">
            <text:p>147281</text:p>
          </table:table-cell>
          <table:table-cell table:formula="of:=IF([.$F41]&gt;NUMBERVALUE(RIGHT([.L$1];4));0;RANDBETWEEN(1000;1000000))" office:value-type="float" office:value="608573" calcext:value-type="float">
            <text:p>608573</text:p>
          </table:table-cell>
          <table:table-cell table:formula="of:=IF([.$F41]&gt;NUMBERVALUE(RIGHT([.M$1];4));0;RANDBETWEEN(1000;1000000))" office:value-type="float" office:value="563923" calcext:value-type="float">
            <text:p>563923</text:p>
          </table:table-cell>
          <table:table-cell table:formula="of:=SUM([.G41:.M41])" office:value-type="float" office:value="3300821" calcext:value-type="float">
            <text:p>3300821</text:p>
          </table:table-cell>
          <table:table-cell table:formula="of:=[.G41]*VLOOKUP(NUMBERVALUE(RIGHT([.G$1];4));[$'salary-percopy'.$A$1:.$B$7];2)+[.H41]*VLOOKUP(NUMBERVALUE(RIGHT([.H$1];4));[$'salary-percopy'.$A$1:.$B$7];2)+[.I41]*VLOOKUP(NUMBERVALUE(RIGHT([.I$1];4));[$'salary-percopy'.$A$1:.$B$7];2)+[.J41]*VLOOKUP(NUMBERVALUE(RIGHT([.J$1];4));[$'salary-percopy'.$A$1:.$B$7];2)+[.K41]*VLOOKUP(NUMBERVALUE(RIGHT([.K$1];4));[$'salary-percopy'.$A$1:.$B$7];2)+[.L41]*VLOOKUP(NUMBERVALUE(RIGHT([.L$1];4));[$'salary-percopy'.$A$1:.$B$7];2)+[.M41]*VLOOKUP(NUMBERVALUE(RIGHT([.M$1];4));[$'salary-percopy'.$A$1:.$B$7];2)" office:value-type="float" office:value="491918035" calcext:value-type="float">
            <text:p>491918035</text:p>
          </table:table-cell>
          <table:table-cell table:formula="of:=IF([.G41]&gt;500000;[.G41]*0.1*VLOOKUP(NUMBERVALUE(RIGHT([.G$1];4));[$'salary-percopy'.$A$1:.$B$7];2))+IF([.H41]&gt;500000;[.H41]*0.1*VLOOKUP(NUMBERVALUE(RIGHT([.H$1];4));[$'salary-percopy'.$A$1:.$B$7];2))+IF([.I41]&gt;500000;[.I41]*0.1*VLOOKUP(NUMBERVALUE(RIGHT([.I$1];4));[$'salary-percopy'.$A$1:.$B$7];2))+IF([.J41]&gt;500000;[.J41]*0.1*VLOOKUP(NUMBERVALUE(RIGHT([.J$1];4));[$'salary-percopy'.$A$1:.$B$7];2))+IF([.K41]&gt;500000;[.K41]*0.1*VLOOKUP(NUMBERVALUE(RIGHT([.K$1];4));[$'salary-percopy'.$A$1:.$B$7];2))+IF([.L41]&gt;500000;[.L41]*0.1*VLOOKUP(NUMBERVALUE(RIGHT([.L$1];4));[$'salary-percopy'.$A$1:.$B$7];2))+IF([.M41]&gt;500000;[.M41]*0.1*VLOOKUP(NUMBERVALUE(RIGHT([.M$1];4));[$'salary-percopy'.$A$1:.$B$7];2))" office:value-type="float" office:value="41149664.5" calcext:value-type="float">
            <text:p>41149665</text:p>
          </table:table-cell>
          <table:table-cell table:formula="of:=[.O41]+[.P41]" office:value-type="float" office:value="533067699.5" calcext:value-type="float">
            <text:p>5330677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dro Andrews</text:p>
          </table:table-cell>
          <table:table-cell office:value-type="string" calcext:value-type="string">
            <text:p>Fluke Of Reality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42]&gt;NUMBERVALUE(RIGHT([.G$1];4));0;RANDBETWEEN(1000;1000000))" office:value-type="float" office:value="0" calcext:value-type="float">
            <text:p>0</text:p>
          </table:table-cell>
          <table:table-cell table:formula="of:=IF([.$F42]&gt;NUMBERVALUE(RIGHT([.H$1];4));0;RANDBETWEEN(1000;1000000))" office:value-type="float" office:value="0" calcext:value-type="float">
            <text:p>0</text:p>
          </table:table-cell>
          <table:table-cell table:formula="of:=IF([.$F42]&gt;NUMBERVALUE(RIGHT([.I$1];4));0;RANDBETWEEN(1000;1000000))" office:value-type="float" office:value="0" calcext:value-type="float">
            <text:p>0</text:p>
          </table:table-cell>
          <table:table-cell table:formula="of:=IF([.$F42]&gt;NUMBERVALUE(RIGHT([.J$1];4));0;RANDBETWEEN(1000;1000000))" office:value-type="float" office:value="902895" calcext:value-type="float">
            <text:p>902895</text:p>
          </table:table-cell>
          <table:table-cell table:formula="of:=IF([.$F42]&gt;NUMBERVALUE(RIGHT([.K$1];4));0;RANDBETWEEN(1000;1000000))" office:value-type="float" office:value="385668" calcext:value-type="float">
            <text:p>385668</text:p>
          </table:table-cell>
          <table:table-cell table:formula="of:=IF([.$F42]&gt;NUMBERVALUE(RIGHT([.L$1];4));0;RANDBETWEEN(1000;1000000))" office:value-type="float" office:value="134937" calcext:value-type="float">
            <text:p>134937</text:p>
          </table:table-cell>
          <table:table-cell table:formula="of:=IF([.$F42]&gt;NUMBERVALUE(RIGHT([.M$1];4));0;RANDBETWEEN(1000;1000000))" office:value-type="float" office:value="703322" calcext:value-type="float">
            <text:p>703322</text:p>
          </table:table-cell>
          <table:table-cell table:formula="of:=SUM([.G42:.M42])" office:value-type="float" office:value="2126822" calcext:value-type="float">
            <text:p>2126822</text:p>
          </table:table-cell>
          <table:table-cell table:formula="of:=[.G42]*VLOOKUP(NUMBERVALUE(RIGHT([.G$1];4));[$'salary-percopy'.$A$1:.$B$7];2)+[.H42]*VLOOKUP(NUMBERVALUE(RIGHT([.H$1];4));[$'salary-percopy'.$A$1:.$B$7];2)+[.I42]*VLOOKUP(NUMBERVALUE(RIGHT([.I$1];4));[$'salary-percopy'.$A$1:.$B$7];2)+[.J42]*VLOOKUP(NUMBERVALUE(RIGHT([.J$1];4));[$'salary-percopy'.$A$1:.$B$7];2)+[.K42]*VLOOKUP(NUMBERVALUE(RIGHT([.K$1];4));[$'salary-percopy'.$A$1:.$B$7];2)+[.L42]*VLOOKUP(NUMBERVALUE(RIGHT([.L$1];4));[$'salary-percopy'.$A$1:.$B$7];2)+[.M42]*VLOOKUP(NUMBERVALUE(RIGHT([.M$1];4));[$'salary-percopy'.$A$1:.$B$7];2)" office:value-type="float" office:value="357596605" calcext:value-type="float">
            <text:p>357596605</text:p>
          </table:table-cell>
          <table:table-cell table:formula="of:=IF([.G42]&gt;500000;[.G42]*0.1*VLOOKUP(NUMBERVALUE(RIGHT([.G$1];4));[$'salary-percopy'.$A$1:.$B$7];2))+IF([.H42]&gt;500000;[.H42]*0.1*VLOOKUP(NUMBERVALUE(RIGHT([.H$1];4));[$'salary-percopy'.$A$1:.$B$7];2))+IF([.I42]&gt;500000;[.I42]*0.1*VLOOKUP(NUMBERVALUE(RIGHT([.I$1];4));[$'salary-percopy'.$A$1:.$B$7];2))+IF([.J42]&gt;500000;[.J42]*0.1*VLOOKUP(NUMBERVALUE(RIGHT([.J$1];4));[$'salary-percopy'.$A$1:.$B$7];2))+IF([.K42]&gt;500000;[.K42]*0.1*VLOOKUP(NUMBERVALUE(RIGHT([.K$1];4));[$'salary-percopy'.$A$1:.$B$7];2))+IF([.L42]&gt;500000;[.L42]*0.1*VLOOKUP(NUMBERVALUE(RIGHT([.L$1];4));[$'salary-percopy'.$A$1:.$B$7];2))+IF([.M42]&gt;500000;[.M42]*0.1*VLOOKUP(NUMBERVALUE(RIGHT([.M$1];4));[$'salary-percopy'.$A$1:.$B$7];2))" office:value-type="float" office:value="26706970" calcext:value-type="float">
            <text:p>26706970</text:p>
          </table:table-cell>
          <table:table-cell table:formula="of:=[.O42]+[.P42]" office:value-type="float" office:value="384303575" calcext:value-type="float">
            <text:p>3843035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onis White</text:p>
          </table:table-cell>
          <table:table-cell office:value-type="string" calcext:value-type="string">
            <text:p>Followers Of Time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43]&gt;NUMBERVALUE(RIGHT([.G$1];4));0;RANDBETWEEN(1000;1000000))" office:value-type="float" office:value="0" calcext:value-type="float">
            <text:p>0</text:p>
          </table:table-cell>
          <table:table-cell table:formula="of:=IF([.$F43]&gt;NUMBERVALUE(RIGHT([.H$1];4));0;RANDBETWEEN(1000;1000000))" office:value-type="float" office:value="0" calcext:value-type="float">
            <text:p>0</text:p>
          </table:table-cell>
          <table:table-cell table:formula="of:=IF([.$F43]&gt;NUMBERVALUE(RIGHT([.I$1];4));0;RANDBETWEEN(1000;1000000))" office:value-type="float" office:value="880564" calcext:value-type="float">
            <text:p>880564</text:p>
          </table:table-cell>
          <table:table-cell table:formula="of:=IF([.$F43]&gt;NUMBERVALUE(RIGHT([.J$1];4));0;RANDBETWEEN(1000;1000000))" office:value-type="float" office:value="297803" calcext:value-type="float">
            <text:p>297803</text:p>
          </table:table-cell>
          <table:table-cell table:formula="of:=IF([.$F43]&gt;NUMBERVALUE(RIGHT([.K$1];4));0;RANDBETWEEN(1000;1000000))" office:value-type="float" office:value="726257" calcext:value-type="float">
            <text:p>726257</text:p>
          </table:table-cell>
          <table:table-cell table:formula="of:=IF([.$F43]&gt;NUMBERVALUE(RIGHT([.L$1];4));0;RANDBETWEEN(1000;1000000))" office:value-type="float" office:value="481602" calcext:value-type="float">
            <text:p>481602</text:p>
          </table:table-cell>
          <table:table-cell table:formula="of:=IF([.$F43]&gt;NUMBERVALUE(RIGHT([.M$1];4));0;RANDBETWEEN(1000;1000000))" office:value-type="float" office:value="469227" calcext:value-type="float">
            <text:p>469227</text:p>
          </table:table-cell>
          <table:table-cell table:formula="of:=SUM([.G43:.M43])" office:value-type="float" office:value="2855453" calcext:value-type="float">
            <text:p>2855453</text:p>
          </table:table-cell>
          <table:table-cell table:formula="of:=[.G43]*VLOOKUP(NUMBERVALUE(RIGHT([.G$1];4));[$'salary-percopy'.$A$1:.$B$7];2)+[.H43]*VLOOKUP(NUMBERVALUE(RIGHT([.H$1];4));[$'salary-percopy'.$A$1:.$B$7];2)+[.I43]*VLOOKUP(NUMBERVALUE(RIGHT([.I$1];4));[$'salary-percopy'.$A$1:.$B$7];2)+[.J43]*VLOOKUP(NUMBERVALUE(RIGHT([.J$1];4));[$'salary-percopy'.$A$1:.$B$7];2)+[.K43]*VLOOKUP(NUMBERVALUE(RIGHT([.K$1];4));[$'salary-percopy'.$A$1:.$B$7];2)+[.L43]*VLOOKUP(NUMBERVALUE(RIGHT([.L$1];4));[$'salary-percopy'.$A$1:.$B$7];2)+[.M43]*VLOOKUP(NUMBERVALUE(RIGHT([.M$1];4));[$'salary-percopy'.$A$1:.$B$7];2)" office:value-type="float" office:value="453765560" calcext:value-type="float">
            <text:p>453765560</text:p>
          </table:table-cell>
          <table:table-cell table:formula="of:=IF([.G43]&gt;500000;[.G43]*0.1*VLOOKUP(NUMBERVALUE(RIGHT([.G$1];4));[$'salary-percopy'.$A$1:.$B$7];2))+IF([.H43]&gt;500000;[.H43]*0.1*VLOOKUP(NUMBERVALUE(RIGHT([.H$1];4));[$'salary-percopy'.$A$1:.$B$7];2))+IF([.I43]&gt;500000;[.I43]*0.1*VLOOKUP(NUMBERVALUE(RIGHT([.I$1];4));[$'salary-percopy'.$A$1:.$B$7];2))+IF([.J43]&gt;500000;[.J43]*0.1*VLOOKUP(NUMBERVALUE(RIGHT([.J$1];4));[$'salary-percopy'.$A$1:.$B$7];2))+IF([.K43]&gt;500000;[.K43]*0.1*VLOOKUP(NUMBERVALUE(RIGHT([.K$1];4));[$'salary-percopy'.$A$1:.$B$7];2))+IF([.L43]&gt;500000;[.L43]*0.1*VLOOKUP(NUMBERVALUE(RIGHT([.L$1];4));[$'salary-percopy'.$A$1:.$B$7];2))+IF([.M43]&gt;500000;[.M43]*0.1*VLOOKUP(NUMBERVALUE(RIGHT([.M$1];4));[$'salary-percopy'.$A$1:.$B$7];2))" office:value-type="float" office:value="22913137" calcext:value-type="float">
            <text:p>22913137</text:p>
          </table:table-cell>
          <table:table-cell table:formula="of:=[.O43]+[.P43]" office:value-type="float" office:value="476678697" calcext:value-type="float">
            <text:p>4766786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rrett Blanchard</text:p>
          </table:table-cell>
          <table:table-cell office:value-type="string" calcext:value-type="string">
            <text:p>Foreigner On A Day Out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44]&gt;NUMBERVALUE(RIGHT([.G$1];4));0;RANDBETWEEN(1000;1000000))" office:value-type="float" office:value="0" calcext:value-type="float">
            <text:p>0</text:p>
          </table:table-cell>
          <table:table-cell table:formula="of:=IF([.$F44]&gt;NUMBERVALUE(RIGHT([.H$1];4));0;RANDBETWEEN(1000;1000000))" office:value-type="float" office:value="0" calcext:value-type="float">
            <text:p>0</text:p>
          </table:table-cell>
          <table:table-cell table:formula="of:=IF([.$F44]&gt;NUMBERVALUE(RIGHT([.I$1];4));0;RANDBETWEEN(1000;1000000))" office:value-type="float" office:value="0" calcext:value-type="float">
            <text:p>0</text:p>
          </table:table-cell>
          <table:table-cell table:formula="of:=IF([.$F44]&gt;NUMBERVALUE(RIGHT([.J$1];4));0;RANDBETWEEN(1000;1000000))" office:value-type="float" office:value="918980" calcext:value-type="float">
            <text:p>918980</text:p>
          </table:table-cell>
          <table:table-cell table:formula="of:=IF([.$F44]&gt;NUMBERVALUE(RIGHT([.K$1];4));0;RANDBETWEEN(1000;1000000))" office:value-type="float" office:value="153020" calcext:value-type="float">
            <text:p>153020</text:p>
          </table:table-cell>
          <table:table-cell table:formula="of:=IF([.$F44]&gt;NUMBERVALUE(RIGHT([.L$1];4));0;RANDBETWEEN(1000;1000000))" office:value-type="float" office:value="135229" calcext:value-type="float">
            <text:p>135229</text:p>
          </table:table-cell>
          <table:table-cell table:formula="of:=IF([.$F44]&gt;NUMBERVALUE(RIGHT([.M$1];4));0;RANDBETWEEN(1000;1000000))" office:value-type="float" office:value="999782" calcext:value-type="float">
            <text:p>999782</text:p>
          </table:table-cell>
          <table:table-cell table:formula="of:=SUM([.G44:.M44])" office:value-type="float" office:value="2207011" calcext:value-type="float">
            <text:p>2207011</text:p>
          </table:table-cell>
          <table:table-cell table:formula="of:=[.G44]*VLOOKUP(NUMBERVALUE(RIGHT([.G$1];4));[$'salary-percopy'.$A$1:.$B$7];2)+[.H44]*VLOOKUP(NUMBERVALUE(RIGHT([.H$1];4));[$'salary-percopy'.$A$1:.$B$7];2)+[.I44]*VLOOKUP(NUMBERVALUE(RIGHT([.I$1];4));[$'salary-percopy'.$A$1:.$B$7];2)+[.J44]*VLOOKUP(NUMBERVALUE(RIGHT([.J$1];4));[$'salary-percopy'.$A$1:.$B$7];2)+[.K44]*VLOOKUP(NUMBERVALUE(RIGHT([.K$1];4));[$'salary-percopy'.$A$1:.$B$7];2)+[.L44]*VLOOKUP(NUMBERVALUE(RIGHT([.L$1];4));[$'salary-percopy'.$A$1:.$B$7];2)+[.M44]*VLOOKUP(NUMBERVALUE(RIGHT([.M$1];4));[$'salary-percopy'.$A$1:.$B$7];2)" office:value-type="float" office:value="379644365" calcext:value-type="float">
            <text:p>379644365</text:p>
          </table:table-cell>
          <table:table-cell table:formula="of:=IF([.G44]&gt;500000;[.G44]*0.1*VLOOKUP(NUMBERVALUE(RIGHT([.G$1];4));[$'salary-percopy'.$A$1:.$B$7];2))+IF([.H44]&gt;500000;[.H44]*0.1*VLOOKUP(NUMBERVALUE(RIGHT([.H$1];4));[$'salary-percopy'.$A$1:.$B$7];2))+IF([.I44]&gt;500000;[.I44]*0.1*VLOOKUP(NUMBERVALUE(RIGHT([.I$1];4));[$'salary-percopy'.$A$1:.$B$7];2))+IF([.J44]&gt;500000;[.J44]*0.1*VLOOKUP(NUMBERVALUE(RIGHT([.J$1];4));[$'salary-percopy'.$A$1:.$B$7];2))+IF([.K44]&gt;500000;[.K44]*0.1*VLOOKUP(NUMBERVALUE(RIGHT([.K$1];4));[$'salary-percopy'.$A$1:.$B$7];2))+IF([.L44]&gt;500000;[.L44]*0.1*VLOOKUP(NUMBERVALUE(RIGHT([.L$1];4));[$'salary-percopy'.$A$1:.$B$7];2))+IF([.M44]&gt;500000;[.M44]*0.1*VLOOKUP(NUMBERVALUE(RIGHT([.M$1];4));[$'salary-percopy'.$A$1:.$B$7];2))" office:value-type="float" office:value="32861360" calcext:value-type="float">
            <text:p>32861360</text:p>
          </table:table-cell>
          <table:table-cell table:formula="of:=[.O44]+[.P44]" office:value-type="float" office:value="412505725" calcext:value-type="float">
            <text:p>4125057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ani Cordova</text:p>
          </table:table-cell>
          <table:table-cell office:value-type="string" calcext:value-type="string">
            <text:p>Foreigners Of Tomorrow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45]&gt;NUMBERVALUE(RIGHT([.G$1];4));0;RANDBETWEEN(1000;1000000))" office:value-type="float" office:value="0" calcext:value-type="float">
            <text:p>0</text:p>
          </table:table-cell>
          <table:table-cell table:formula="of:=IF([.$F45]&gt;NUMBERVALUE(RIGHT([.H$1];4));0;RANDBETWEEN(1000;1000000))" office:value-type="float" office:value="0" calcext:value-type="float">
            <text:p>0</text:p>
          </table:table-cell>
          <table:table-cell table:formula="of:=IF([.$F45]&gt;NUMBERVALUE(RIGHT([.I$1];4));0;RANDBETWEEN(1000;1000000))" office:value-type="float" office:value="0" calcext:value-type="float">
            <text:p>0</text:p>
          </table:table-cell>
          <table:table-cell table:formula="of:=IF([.$F45]&gt;NUMBERVALUE(RIGHT([.J$1];4));0;RANDBETWEEN(1000;1000000))" office:value-type="float" office:value="0" calcext:value-type="float">
            <text:p>0</text:p>
          </table:table-cell>
          <table:table-cell table:formula="of:=IF([.$F45]&gt;NUMBERVALUE(RIGHT([.K$1];4));0;RANDBETWEEN(1000;1000000))" office:value-type="float" office:value="0" calcext:value-type="float">
            <text:p>0</text:p>
          </table:table-cell>
          <table:table-cell table:formula="of:=IF([.$F45]&gt;NUMBERVALUE(RIGHT([.L$1];4));0;RANDBETWEEN(1000;1000000))" office:value-type="float" office:value="825711" calcext:value-type="float">
            <text:p>825711</text:p>
          </table:table-cell>
          <table:table-cell table:formula="of:=IF([.$F45]&gt;NUMBERVALUE(RIGHT([.M$1];4));0;RANDBETWEEN(1000;1000000))" office:value-type="float" office:value="804741" calcext:value-type="float">
            <text:p>804741</text:p>
          </table:table-cell>
          <table:table-cell table:formula="of:=SUM([.G45:.M45])" office:value-type="float" office:value="1630452" calcext:value-type="float">
            <text:p>1630452</text:p>
          </table:table-cell>
          <table:table-cell table:formula="of:=[.G45]*VLOOKUP(NUMBERVALUE(RIGHT([.G$1];4));[$'salary-percopy'.$A$1:.$B$7];2)+[.H45]*VLOOKUP(NUMBERVALUE(RIGHT([.H$1];4));[$'salary-percopy'.$A$1:.$B$7];2)+[.I45]*VLOOKUP(NUMBERVALUE(RIGHT([.I$1];4));[$'salary-percopy'.$A$1:.$B$7];2)+[.J45]*VLOOKUP(NUMBERVALUE(RIGHT([.J$1];4));[$'salary-percopy'.$A$1:.$B$7];2)+[.K45]*VLOOKUP(NUMBERVALUE(RIGHT([.K$1];4));[$'salary-percopy'.$A$1:.$B$7];2)+[.L45]*VLOOKUP(NUMBERVALUE(RIGHT([.L$1];4));[$'salary-percopy'.$A$1:.$B$7];2)+[.M45]*VLOOKUP(NUMBERVALUE(RIGHT([.M$1];4));[$'salary-percopy'.$A$1:.$B$7];2)" office:value-type="float" office:value="313704735" calcext:value-type="float">
            <text:p>313704735</text:p>
          </table:table-cell>
          <table:table-cell table:formula="of:=IF([.G45]&gt;500000;[.G45]*0.1*VLOOKUP(NUMBERVALUE(RIGHT([.G$1];4));[$'salary-percopy'.$A$1:.$B$7];2))+IF([.H45]&gt;500000;[.H45]*0.1*VLOOKUP(NUMBERVALUE(RIGHT([.H$1];4));[$'salary-percopy'.$A$1:.$B$7];2))+IF([.I45]&gt;500000;[.I45]*0.1*VLOOKUP(NUMBERVALUE(RIGHT([.I$1];4));[$'salary-percopy'.$A$1:.$B$7];2))+IF([.J45]&gt;500000;[.J45]*0.1*VLOOKUP(NUMBERVALUE(RIGHT([.J$1];4));[$'salary-percopy'.$A$1:.$B$7];2))+IF([.K45]&gt;500000;[.K45]*0.1*VLOOKUP(NUMBERVALUE(RIGHT([.K$1];4));[$'salary-percopy'.$A$1:.$B$7];2))+IF([.L45]&gt;500000;[.L45]*0.1*VLOOKUP(NUMBERVALUE(RIGHT([.L$1];4));[$'salary-percopy'.$A$1:.$B$7];2))+IF([.M45]&gt;500000;[.M45]*0.1*VLOOKUP(NUMBERVALUE(RIGHT([.M$1];4));[$'salary-percopy'.$A$1:.$B$7];2))" office:value-type="float" office:value="31370473.5" calcext:value-type="float">
            <text:p>31370474</text:p>
          </table:table-cell>
          <table:table-cell table:formula="of:=[.O45]+[.P45]" office:value-type="float" office:value="345075208.5" calcext:value-type="float">
            <text:p>3450752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ecelia Ware</text:p>
          </table:table-cell>
          <table:table-cell office:value-type="string" calcext:value-type="string">
            <text:p>Friend In The Museum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46]&gt;NUMBERVALUE(RIGHT([.G$1];4));0;RANDBETWEEN(1000;1000000))" office:value-type="float" office:value="0" calcext:value-type="float">
            <text:p>0</text:p>
          </table:table-cell>
          <table:table-cell table:formula="of:=IF([.$F46]&gt;NUMBERVALUE(RIGHT([.H$1];4));0;RANDBETWEEN(1000;1000000))" office:value-type="float" office:value="0" calcext:value-type="float">
            <text:p>0</text:p>
          </table:table-cell>
          <table:table-cell table:formula="of:=IF([.$F46]&gt;NUMBERVALUE(RIGHT([.I$1];4));0;RANDBETWEEN(1000;1000000))" office:value-type="float" office:value="0" calcext:value-type="float">
            <text:p>0</text:p>
          </table:table-cell>
          <table:table-cell table:formula="of:=IF([.$F46]&gt;NUMBERVALUE(RIGHT([.J$1];4));0;RANDBETWEEN(1000;1000000))" office:value-type="float" office:value="0" calcext:value-type="float">
            <text:p>0</text:p>
          </table:table-cell>
          <table:table-cell table:formula="of:=IF([.$F46]&gt;NUMBERVALUE(RIGHT([.K$1];4));0;RANDBETWEEN(1000;1000000))" office:value-type="float" office:value="565936" calcext:value-type="float">
            <text:p>565936</text:p>
          </table:table-cell>
          <table:table-cell table:formula="of:=IF([.$F46]&gt;NUMBERVALUE(RIGHT([.L$1];4));0;RANDBETWEEN(1000;1000000))" office:value-type="float" office:value="714319" calcext:value-type="float">
            <text:p>714319</text:p>
          </table:table-cell>
          <table:table-cell table:formula="of:=IF([.$F46]&gt;NUMBERVALUE(RIGHT([.M$1];4));0;RANDBETWEEN(1000;1000000))" office:value-type="float" office:value="632925" calcext:value-type="float">
            <text:p>632925</text:p>
          </table:table-cell>
          <table:table-cell table:formula="of:=SUM([.G46:.M46])" office:value-type="float" office:value="1913180" calcext:value-type="float">
            <text:p>1913180</text:p>
          </table:table-cell>
          <table:table-cell table:formula="of:=[.G46]*VLOOKUP(NUMBERVALUE(RIGHT([.G$1];4));[$'salary-percopy'.$A$1:.$B$7];2)+[.H46]*VLOOKUP(NUMBERVALUE(RIGHT([.H$1];4));[$'salary-percopy'.$A$1:.$B$7];2)+[.I46]*VLOOKUP(NUMBERVALUE(RIGHT([.I$1];4));[$'salary-percopy'.$A$1:.$B$7];2)+[.J46]*VLOOKUP(NUMBERVALUE(RIGHT([.J$1];4));[$'salary-percopy'.$A$1:.$B$7];2)+[.K46]*VLOOKUP(NUMBERVALUE(RIGHT([.K$1];4));[$'salary-percopy'.$A$1:.$B$7];2)+[.L46]*VLOOKUP(NUMBERVALUE(RIGHT([.L$1];4));[$'salary-percopy'.$A$1:.$B$7];2)+[.M46]*VLOOKUP(NUMBERVALUE(RIGHT([.M$1];4));[$'salary-percopy'.$A$1:.$B$7];2)" office:value-type="float" office:value="354943135" calcext:value-type="float">
            <text:p>354943135</text:p>
          </table:table-cell>
          <table:table-cell table:formula="of:=IF([.G46]&gt;500000;[.G46]*0.1*VLOOKUP(NUMBERVALUE(RIGHT([.G$1];4));[$'salary-percopy'.$A$1:.$B$7];2))+IF([.H46]&gt;500000;[.H46]*0.1*VLOOKUP(NUMBERVALUE(RIGHT([.H$1];4));[$'salary-percopy'.$A$1:.$B$7];2))+IF([.I46]&gt;500000;[.I46]*0.1*VLOOKUP(NUMBERVALUE(RIGHT([.I$1];4));[$'salary-percopy'.$A$1:.$B$7];2))+IF([.J46]&gt;500000;[.J46]*0.1*VLOOKUP(NUMBERVALUE(RIGHT([.J$1];4));[$'salary-percopy'.$A$1:.$B$7];2))+IF([.K46]&gt;500000;[.K46]*0.1*VLOOKUP(NUMBERVALUE(RIGHT([.K$1];4));[$'salary-percopy'.$A$1:.$B$7];2))+IF([.L46]&gt;500000;[.L46]*0.1*VLOOKUP(NUMBERVALUE(RIGHT([.L$1];4));[$'salary-percopy'.$A$1:.$B$7];2))+IF([.M46]&gt;500000;[.M46]*0.1*VLOOKUP(NUMBERVALUE(RIGHT([.M$1];4));[$'salary-percopy'.$A$1:.$B$7];2))" office:value-type="float" office:value="35494313.5" calcext:value-type="float">
            <text:p>35494314</text:p>
          </table:table-cell>
          <table:table-cell table:formula="of:=[.O46]+[.P46]" office:value-type="float" office:value="390437448.5" calcext:value-type="float">
            <text:p>3904374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ylee Crawford</text:p>
          </table:table-cell>
          <table:table-cell office:value-type="string" calcext:value-type="string">
            <text:p>Gangster Of The Mountain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47]&gt;NUMBERVALUE(RIGHT([.G$1];4));0;RANDBETWEEN(1000;1000000))" office:value-type="float" office:value="0" calcext:value-type="float">
            <text:p>0</text:p>
          </table:table-cell>
          <table:table-cell table:formula="of:=IF([.$F47]&gt;NUMBERVALUE(RIGHT([.H$1];4));0;RANDBETWEEN(1000;1000000))" office:value-type="float" office:value="641220" calcext:value-type="float">
            <text:p>641220</text:p>
          </table:table-cell>
          <table:table-cell table:formula="of:=IF([.$F47]&gt;NUMBERVALUE(RIGHT([.I$1];4));0;RANDBETWEEN(1000;1000000))" office:value-type="float" office:value="531266" calcext:value-type="float">
            <text:p>531266</text:p>
          </table:table-cell>
          <table:table-cell table:formula="of:=IF([.$F47]&gt;NUMBERVALUE(RIGHT([.J$1];4));0;RANDBETWEEN(1000;1000000))" office:value-type="float" office:value="280664" calcext:value-type="float">
            <text:p>280664</text:p>
          </table:table-cell>
          <table:table-cell table:formula="of:=IF([.$F47]&gt;NUMBERVALUE(RIGHT([.K$1];4));0;RANDBETWEEN(1000;1000000))" office:value-type="float" office:value="433333" calcext:value-type="float">
            <text:p>433333</text:p>
          </table:table-cell>
          <table:table-cell table:formula="of:=IF([.$F47]&gt;NUMBERVALUE(RIGHT([.L$1];4));0;RANDBETWEEN(1000;1000000))" office:value-type="float" office:value="737273" calcext:value-type="float">
            <text:p>737273</text:p>
          </table:table-cell>
          <table:table-cell table:formula="of:=IF([.$F47]&gt;NUMBERVALUE(RIGHT([.M$1];4));0;RANDBETWEEN(1000;1000000))" office:value-type="float" office:value="598793" calcext:value-type="float">
            <text:p>598793</text:p>
          </table:table-cell>
          <table:table-cell table:formula="of:=SUM([.G47:.M47])" office:value-type="float" office:value="3222549" calcext:value-type="float">
            <text:p>3222549</text:p>
          </table:table-cell>
          <table:table-cell table:formula="of:=[.G47]*VLOOKUP(NUMBERVALUE(RIGHT([.G$1];4));[$'salary-percopy'.$A$1:.$B$7];2)+[.H47]*VLOOKUP(NUMBERVALUE(RIGHT([.H$1];4));[$'salary-percopy'.$A$1:.$B$7];2)+[.I47]*VLOOKUP(NUMBERVALUE(RIGHT([.I$1];4));[$'salary-percopy'.$A$1:.$B$7];2)+[.J47]*VLOOKUP(NUMBERVALUE(RIGHT([.J$1];4));[$'salary-percopy'.$A$1:.$B$7];2)+[.K47]*VLOOKUP(NUMBERVALUE(RIGHT([.K$1];4));[$'salary-percopy'.$A$1:.$B$7];2)+[.L47]*VLOOKUP(NUMBERVALUE(RIGHT([.L$1];4));[$'salary-percopy'.$A$1:.$B$7];2)+[.M47]*VLOOKUP(NUMBERVALUE(RIGHT([.M$1];4));[$'salary-percopy'.$A$1:.$B$7];2)" office:value-type="float" office:value="503399795" calcext:value-type="float">
            <text:p>503399795</text:p>
          </table:table-cell>
          <table:table-cell table:formula="of:=IF([.G47]&gt;500000;[.G47]*0.1*VLOOKUP(NUMBERVALUE(RIGHT([.G$1];4));[$'salary-percopy'.$A$1:.$B$7];2))+IF([.H47]&gt;500000;[.H47]*0.1*VLOOKUP(NUMBERVALUE(RIGHT([.H$1];4));[$'salary-percopy'.$A$1:.$B$7];2))+IF([.I47]&gt;500000;[.I47]*0.1*VLOOKUP(NUMBERVALUE(RIGHT([.I$1];4));[$'salary-percopy'.$A$1:.$B$7];2))+IF([.J47]&gt;500000;[.J47]*0.1*VLOOKUP(NUMBERVALUE(RIGHT([.J$1];4));[$'salary-percopy'.$A$1:.$B$7];2))+IF([.K47]&gt;500000;[.K47]*0.1*VLOOKUP(NUMBERVALUE(RIGHT([.K$1];4));[$'salary-percopy'.$A$1:.$B$7];2))+IF([.L47]&gt;500000;[.L47]*0.1*VLOOKUP(NUMBERVALUE(RIGHT([.L$1];4));[$'salary-percopy'.$A$1:.$B$7];2))+IF([.M47]&gt;500000;[.M47]*0.1*VLOOKUP(NUMBERVALUE(RIGHT([.M$1];4));[$'salary-percopy'.$A$1:.$B$7];2))" office:value-type="float" office:value="39044022.5" calcext:value-type="float">
            <text:p>39044023</text:p>
          </table:table-cell>
          <table:table-cell table:formula="of:=[.O47]+[.P47]" office:value-type="float" office:value="542443817.5" calcext:value-type="float">
            <text:p>5424438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mari Reyes</text:p>
          </table:table-cell>
          <table:table-cell office:value-type="string" calcext:value-type="string">
            <text:p>Ghosts Behind Me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48]&gt;NUMBERVALUE(RIGHT([.G$1];4));0;RANDBETWEEN(1000;1000000))" office:value-type="float" office:value="0" calcext:value-type="float">
            <text:p>0</text:p>
          </table:table-cell>
          <table:table-cell table:formula="of:=IF([.$F48]&gt;NUMBERVALUE(RIGHT([.H$1];4));0;RANDBETWEEN(1000;1000000))" office:value-type="float" office:value="0" calcext:value-type="float">
            <text:p>0</text:p>
          </table:table-cell>
          <table:table-cell table:formula="of:=IF([.$F48]&gt;NUMBERVALUE(RIGHT([.I$1];4));0;RANDBETWEEN(1000;1000000))" office:value-type="float" office:value="935720" calcext:value-type="float">
            <text:p>935720</text:p>
          </table:table-cell>
          <table:table-cell table:formula="of:=IF([.$F48]&gt;NUMBERVALUE(RIGHT([.J$1];4));0;RANDBETWEEN(1000;1000000))" office:value-type="float" office:value="651087" calcext:value-type="float">
            <text:p>651087</text:p>
          </table:table-cell>
          <table:table-cell table:formula="of:=IF([.$F48]&gt;NUMBERVALUE(RIGHT([.K$1];4));0;RANDBETWEEN(1000;1000000))" office:value-type="float" office:value="773703" calcext:value-type="float">
            <text:p>773703</text:p>
          </table:table-cell>
          <table:table-cell table:formula="of:=IF([.$F48]&gt;NUMBERVALUE(RIGHT([.L$1];4));0;RANDBETWEEN(1000;1000000))" office:value-type="float" office:value="208952" calcext:value-type="float">
            <text:p>208952</text:p>
          </table:table-cell>
          <table:table-cell table:formula="of:=IF([.$F48]&gt;NUMBERVALUE(RIGHT([.M$1];4));0;RANDBETWEEN(1000;1000000))" office:value-type="float" office:value="926684" calcext:value-type="float">
            <text:p>926684</text:p>
          </table:table-cell>
          <table:table-cell table:formula="of:=SUM([.G48:.M48])" office:value-type="float" office:value="3496146" calcext:value-type="float">
            <text:p>3496146</text:p>
          </table:table-cell>
          <table:table-cell table:formula="of:=[.G48]*VLOOKUP(NUMBERVALUE(RIGHT([.G$1];4));[$'salary-percopy'.$A$1:.$B$7];2)+[.H48]*VLOOKUP(NUMBERVALUE(RIGHT([.H$1];4));[$'salary-percopy'.$A$1:.$B$7];2)+[.I48]*VLOOKUP(NUMBERVALUE(RIGHT([.I$1];4));[$'salary-percopy'.$A$1:.$B$7];2)+[.J48]*VLOOKUP(NUMBERVALUE(RIGHT([.J$1];4));[$'salary-percopy'.$A$1:.$B$7];2)+[.K48]*VLOOKUP(NUMBERVALUE(RIGHT([.K$1];4));[$'salary-percopy'.$A$1:.$B$7];2)+[.L48]*VLOOKUP(NUMBERVALUE(RIGHT([.L$1];4));[$'salary-percopy'.$A$1:.$B$7];2)+[.M48]*VLOOKUP(NUMBERVALUE(RIGHT([.M$1];4));[$'salary-percopy'.$A$1:.$B$7];2)" office:value-type="float" office:value="558961010" calcext:value-type="float">
            <text:p>558961010</text:p>
          </table:table-cell>
          <table:table-cell table:formula="of:=IF([.G48]&gt;500000;[.G48]*0.1*VLOOKUP(NUMBERVALUE(RIGHT([.G$1];4));[$'salary-percopy'.$A$1:.$B$7];2))+IF([.H48]&gt;500000;[.H48]*0.1*VLOOKUP(NUMBERVALUE(RIGHT([.H$1];4));[$'salary-percopy'.$A$1:.$B$7];2))+IF([.I48]&gt;500000;[.I48]*0.1*VLOOKUP(NUMBERVALUE(RIGHT([.I$1];4));[$'salary-percopy'.$A$1:.$B$7];2))+IF([.J48]&gt;500000;[.J48]*0.1*VLOOKUP(NUMBERVALUE(RIGHT([.J$1];4));[$'salary-percopy'.$A$1:.$B$7];2))+IF([.K48]&gt;500000;[.K48]*0.1*VLOOKUP(NUMBERVALUE(RIGHT([.K$1];4));[$'salary-percopy'.$A$1:.$B$7];2))+IF([.L48]&gt;500000;[.L48]*0.1*VLOOKUP(NUMBERVALUE(RIGHT([.L$1];4));[$'salary-percopy'.$A$1:.$B$7];2))+IF([.M48]&gt;500000;[.M48]*0.1*VLOOKUP(NUMBERVALUE(RIGHT([.M$1];4));[$'salary-percopy'.$A$1:.$B$7];2))" office:value-type="float" office:value="52030489" calcext:value-type="float">
            <text:p>52030489</text:p>
          </table:table-cell>
          <table:table-cell table:formula="of:=[.O48]+[.P48]" office:value-type="float" office:value="610991499" calcext:value-type="float">
            <text:p>6109914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bagail Schmidt</text:p>
          </table:table-cell>
          <table:table-cell office:value-type="string" calcext:value-type="string">
            <text:p>Girls And Lion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49]&gt;NUMBERVALUE(RIGHT([.G$1];4));0;RANDBETWEEN(1000;1000000))" office:value-type="float" office:value="0" calcext:value-type="float">
            <text:p>0</text:p>
          </table:table-cell>
          <table:table-cell table:formula="of:=IF([.$F49]&gt;NUMBERVALUE(RIGHT([.H$1];4));0;RANDBETWEEN(1000;1000000))" office:value-type="float" office:value="0" calcext:value-type="float">
            <text:p>0</text:p>
          </table:table-cell>
          <table:table-cell table:formula="of:=IF([.$F49]&gt;NUMBERVALUE(RIGHT([.I$1];4));0;RANDBETWEEN(1000;1000000))" office:value-type="float" office:value="0" calcext:value-type="float">
            <text:p>0</text:p>
          </table:table-cell>
          <table:table-cell table:formula="of:=IF([.$F49]&gt;NUMBERVALUE(RIGHT([.J$1];4));0;RANDBETWEEN(1000;1000000))" office:value-type="float" office:value="0" calcext:value-type="float">
            <text:p>0</text:p>
          </table:table-cell>
          <table:table-cell table:formula="of:=IF([.$F49]&gt;NUMBERVALUE(RIGHT([.K$1];4));0;RANDBETWEEN(1000;1000000))" office:value-type="float" office:value="348150" calcext:value-type="float">
            <text:p>348150</text:p>
          </table:table-cell>
          <table:table-cell table:formula="of:=IF([.$F49]&gt;NUMBERVALUE(RIGHT([.L$1];4));0;RANDBETWEEN(1000;1000000))" office:value-type="float" office:value="481033" calcext:value-type="float">
            <text:p>481033</text:p>
          </table:table-cell>
          <table:table-cell table:formula="of:=IF([.$F49]&gt;NUMBERVALUE(RIGHT([.M$1];4));0;RANDBETWEEN(1000;1000000))" office:value-type="float" office:value="893643" calcext:value-type="float">
            <text:p>893643</text:p>
          </table:table-cell>
          <table:table-cell table:formula="of:=SUM([.G49:.M49])" office:value-type="float" office:value="1722826" calcext:value-type="float">
            <text:p>1722826</text:p>
          </table:table-cell>
          <table:table-cell table:formula="of:=[.G49]*VLOOKUP(NUMBERVALUE(RIGHT([.G$1];4));[$'salary-percopy'.$A$1:.$B$7];2)+[.H49]*VLOOKUP(NUMBERVALUE(RIGHT([.H$1];4));[$'salary-percopy'.$A$1:.$B$7];2)+[.I49]*VLOOKUP(NUMBERVALUE(RIGHT([.I$1];4));[$'salary-percopy'.$A$1:.$B$7];2)+[.J49]*VLOOKUP(NUMBERVALUE(RIGHT([.J$1];4));[$'salary-percopy'.$A$1:.$B$7];2)+[.K49]*VLOOKUP(NUMBERVALUE(RIGHT([.K$1];4));[$'salary-percopy'.$A$1:.$B$7];2)+[.L49]*VLOOKUP(NUMBERVALUE(RIGHT([.L$1];4));[$'salary-percopy'.$A$1:.$B$7];2)+[.M49]*VLOOKUP(NUMBERVALUE(RIGHT([.M$1];4));[$'salary-percopy'.$A$1:.$B$7];2)" office:value-type="float" office:value="326905205" calcext:value-type="float">
            <text:p>326905205</text:p>
          </table:table-cell>
          <table:table-cell table:formula="of:=IF([.G49]&gt;500000;[.G49]*0.1*VLOOKUP(NUMBERVALUE(RIGHT([.G$1];4));[$'salary-percopy'.$A$1:.$B$7];2))+IF([.H49]&gt;500000;[.H49]*0.1*VLOOKUP(NUMBERVALUE(RIGHT([.H$1];4));[$'salary-percopy'.$A$1:.$B$7];2))+IF([.I49]&gt;500000;[.I49]*0.1*VLOOKUP(NUMBERVALUE(RIGHT([.I$1];4));[$'salary-percopy'.$A$1:.$B$7];2))+IF([.J49]&gt;500000;[.J49]*0.1*VLOOKUP(NUMBERVALUE(RIGHT([.J$1];4));[$'salary-percopy'.$A$1:.$B$7];2))+IF([.K49]&gt;500000;[.K49]*0.1*VLOOKUP(NUMBERVALUE(RIGHT([.K$1];4));[$'salary-percopy'.$A$1:.$B$7];2))+IF([.L49]&gt;500000;[.L49]*0.1*VLOOKUP(NUMBERVALUE(RIGHT([.L$1];4));[$'salary-percopy'.$A$1:.$B$7];2))+IF([.M49]&gt;500000;[.M49]*0.1*VLOOKUP(NUMBERVALUE(RIGHT([.M$1];4));[$'salary-percopy'.$A$1:.$B$7];2))" office:value-type="float" office:value="17872860" calcext:value-type="float">
            <text:p>17872860</text:p>
          </table:table-cell>
          <table:table-cell table:formula="of:=[.O49]+[.P49]" office:value-type="float" office:value="344778065" calcext:value-type="float">
            <text:p>3447780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ichelle Mcgrath</text:p>
          </table:table-cell>
          <table:table-cell office:value-type="string" calcext:value-type="string">
            <text:p>Greed Of Pet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50]&gt;NUMBERVALUE(RIGHT([.G$1];4));0;RANDBETWEEN(1000;1000000))" office:value-type="float" office:value="0" calcext:value-type="float">
            <text:p>0</text:p>
          </table:table-cell>
          <table:table-cell table:formula="of:=IF([.$F50]&gt;NUMBERVALUE(RIGHT([.H$1];4));0;RANDBETWEEN(1000;1000000))" office:value-type="float" office:value="0" calcext:value-type="float">
            <text:p>0</text:p>
          </table:table-cell>
          <table:table-cell table:formula="of:=IF([.$F50]&gt;NUMBERVALUE(RIGHT([.I$1];4));0;RANDBETWEEN(1000;1000000))" office:value-type="float" office:value="0" calcext:value-type="float">
            <text:p>0</text:p>
          </table:table-cell>
          <table:table-cell table:formula="of:=IF([.$F50]&gt;NUMBERVALUE(RIGHT([.J$1];4));0;RANDBETWEEN(1000;1000000))" office:value-type="float" office:value="0" calcext:value-type="float">
            <text:p>0</text:p>
          </table:table-cell>
          <table:table-cell table:formula="of:=IF([.$F50]&gt;NUMBERVALUE(RIGHT([.K$1];4));0;RANDBETWEEN(1000;1000000))" office:value-type="float" office:value="676509" calcext:value-type="float">
            <text:p>676509</text:p>
          </table:table-cell>
          <table:table-cell table:formula="of:=IF([.$F50]&gt;NUMBERVALUE(RIGHT([.L$1];4));0;RANDBETWEEN(1000;1000000))" office:value-type="float" office:value="116529" calcext:value-type="float">
            <text:p>116529</text:p>
          </table:table-cell>
          <table:table-cell table:formula="of:=IF([.$F50]&gt;NUMBERVALUE(RIGHT([.M$1];4));0;RANDBETWEEN(1000;1000000))" office:value-type="float" office:value="560386" calcext:value-type="float">
            <text:p>560386</text:p>
          </table:table-cell>
          <table:table-cell table:formula="of:=SUM([.G50:.M50])" office:value-type="float" office:value="1353424" calcext:value-type="float">
            <text:p>1353424</text:p>
          </table:table-cell>
          <table:table-cell table:formula="of:=[.G50]*VLOOKUP(NUMBERVALUE(RIGHT([.G$1];4));[$'salary-percopy'.$A$1:.$B$7];2)+[.H50]*VLOOKUP(NUMBERVALUE(RIGHT([.H$1];4));[$'salary-percopy'.$A$1:.$B$7];2)+[.I50]*VLOOKUP(NUMBERVALUE(RIGHT([.I$1];4));[$'salary-percopy'.$A$1:.$B$7];2)+[.J50]*VLOOKUP(NUMBERVALUE(RIGHT([.J$1];4));[$'salary-percopy'.$A$1:.$B$7];2)+[.K50]*VLOOKUP(NUMBERVALUE(RIGHT([.K$1];4));[$'salary-percopy'.$A$1:.$B$7];2)+[.L50]*VLOOKUP(NUMBERVALUE(RIGHT([.L$1];4));[$'salary-percopy'.$A$1:.$B$7];2)+[.M50]*VLOOKUP(NUMBERVALUE(RIGHT([.M$1];4));[$'salary-percopy'.$A$1:.$B$7];2)" office:value-type="float" office:value="248641595" calcext:value-type="float">
            <text:p>248641595</text:p>
          </table:table-cell>
          <table:table-cell table:formula="of:=IF([.G50]&gt;500000;[.G50]*0.1*VLOOKUP(NUMBERVALUE(RIGHT([.G$1];4));[$'salary-percopy'.$A$1:.$B$7];2))+IF([.H50]&gt;500000;[.H50]*0.1*VLOOKUP(NUMBERVALUE(RIGHT([.H$1];4));[$'salary-percopy'.$A$1:.$B$7];2))+IF([.I50]&gt;500000;[.I50]*0.1*VLOOKUP(NUMBERVALUE(RIGHT([.I$1];4));[$'salary-percopy'.$A$1:.$B$7];2))+IF([.J50]&gt;500000;[.J50]*0.1*VLOOKUP(NUMBERVALUE(RIGHT([.J$1];4));[$'salary-percopy'.$A$1:.$B$7];2))+IF([.K50]&gt;500000;[.K50]*0.1*VLOOKUP(NUMBERVALUE(RIGHT([.K$1];4));[$'salary-percopy'.$A$1:.$B$7];2))+IF([.L50]&gt;500000;[.L50]*0.1*VLOOKUP(NUMBERVALUE(RIGHT([.L$1];4));[$'salary-percopy'.$A$1:.$B$7];2))+IF([.M50]&gt;500000;[.M50]*0.1*VLOOKUP(NUMBERVALUE(RIGHT([.M$1];4));[$'salary-percopy'.$A$1:.$B$7];2))" office:value-type="float" office:value="22708373" calcext:value-type="float">
            <text:p>22708373</text:p>
          </table:table-cell>
          <table:table-cell table:formula="of:=[.O50]+[.P50]" office:value-type="float" office:value="271349968" calcext:value-type="float">
            <text:p>2713499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aya Clarke</text:p>
          </table:table-cell>
          <table:table-cell office:value-type="string" calcext:value-type="string">
            <text:p>Guests Of Our Destiny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51]&gt;NUMBERVALUE(RIGHT([.G$1];4));0;RANDBETWEEN(1000;1000000))" office:value-type="float" office:value="0" calcext:value-type="float">
            <text:p>0</text:p>
          </table:table-cell>
          <table:table-cell table:formula="of:=IF([.$F51]&gt;NUMBERVALUE(RIGHT([.H$1];4));0;RANDBETWEEN(1000;1000000))" office:value-type="float" office:value="0" calcext:value-type="float">
            <text:p>0</text:p>
          </table:table-cell>
          <table:table-cell table:formula="of:=IF([.$F51]&gt;NUMBERVALUE(RIGHT([.I$1];4));0;RANDBETWEEN(1000;1000000))" office:value-type="float" office:value="351929" calcext:value-type="float">
            <text:p>351929</text:p>
          </table:table-cell>
          <table:table-cell table:formula="of:=IF([.$F51]&gt;NUMBERVALUE(RIGHT([.J$1];4));0;RANDBETWEEN(1000;1000000))" office:value-type="float" office:value="600752" calcext:value-type="float">
            <text:p>600752</text:p>
          </table:table-cell>
          <table:table-cell table:formula="of:=IF([.$F51]&gt;NUMBERVALUE(RIGHT([.K$1];4));0;RANDBETWEEN(1000;1000000))" office:value-type="float" office:value="789989" calcext:value-type="float">
            <text:p>789989</text:p>
          </table:table-cell>
          <table:table-cell table:formula="of:=IF([.$F51]&gt;NUMBERVALUE(RIGHT([.L$1];4));0;RANDBETWEEN(1000;1000000))" office:value-type="float" office:value="197103" calcext:value-type="float">
            <text:p>197103</text:p>
          </table:table-cell>
          <table:table-cell table:formula="of:=IF([.$F51]&gt;NUMBERVALUE(RIGHT([.M$1];4));0;RANDBETWEEN(1000;1000000))" office:value-type="float" office:value="57370" calcext:value-type="float">
            <text:p>57370</text:p>
          </table:table-cell>
          <table:table-cell table:formula="of:=SUM([.G51:.M51])" office:value-type="float" office:value="1997143" calcext:value-type="float">
            <text:p>1997143</text:p>
          </table:table-cell>
          <table:table-cell table:formula="of:=[.G51]*VLOOKUP(NUMBERVALUE(RIGHT([.G$1];4));[$'salary-percopy'.$A$1:.$B$7];2)+[.H51]*VLOOKUP(NUMBERVALUE(RIGHT([.H$1];4));[$'salary-percopy'.$A$1:.$B$7];2)+[.I51]*VLOOKUP(NUMBERVALUE(RIGHT([.I$1];4));[$'salary-percopy'.$A$1:.$B$7];2)+[.J51]*VLOOKUP(NUMBERVALUE(RIGHT([.J$1];4));[$'salary-percopy'.$A$1:.$B$7];2)+[.K51]*VLOOKUP(NUMBERVALUE(RIGHT([.K$1];4));[$'salary-percopy'.$A$1:.$B$7];2)+[.L51]*VLOOKUP(NUMBERVALUE(RIGHT([.L$1];4));[$'salary-percopy'.$A$1:.$B$7];2)+[.M51]*VLOOKUP(NUMBERVALUE(RIGHT([.M$1];4));[$'salary-percopy'.$A$1:.$B$7];2)" office:value-type="float" office:value="308572945" calcext:value-type="float">
            <text:p>308572945</text:p>
          </table:table-cell>
          <table:table-cell table:formula="of:=IF([.G51]&gt;500000;[.G51]*0.1*VLOOKUP(NUMBERVALUE(RIGHT([.G$1];4));[$'salary-percopy'.$A$1:.$B$7];2))+IF([.H51]&gt;500000;[.H51]*0.1*VLOOKUP(NUMBERVALUE(RIGHT([.H$1];4));[$'salary-percopy'.$A$1:.$B$7];2))+IF([.I51]&gt;500000;[.I51]*0.1*VLOOKUP(NUMBERVALUE(RIGHT([.I$1];4));[$'salary-percopy'.$A$1:.$B$7];2))+IF([.J51]&gt;500000;[.J51]*0.1*VLOOKUP(NUMBERVALUE(RIGHT([.J$1];4));[$'salary-percopy'.$A$1:.$B$7];2))+IF([.K51]&gt;500000;[.K51]*0.1*VLOOKUP(NUMBERVALUE(RIGHT([.K$1];4));[$'salary-percopy'.$A$1:.$B$7];2))+IF([.L51]&gt;500000;[.L51]*0.1*VLOOKUP(NUMBERVALUE(RIGHT([.L$1];4));[$'salary-percopy'.$A$1:.$B$7];2))+IF([.M51]&gt;500000;[.M51]*0.1*VLOOKUP(NUMBERVALUE(RIGHT([.M$1];4));[$'salary-percopy'.$A$1:.$B$7];2))" office:value-type="float" office:value="21840341" calcext:value-type="float">
            <text:p>21840341</text:p>
          </table:table-cell>
          <table:table-cell table:formula="of:=[.O51]+[.P51]" office:value-type="float" office:value="330413286" calcext:value-type="float">
            <text:p>3304132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areem Andrade</text:p>
          </table:table-cell>
          <table:table-cell office:value-type="string" calcext:value-type="string">
            <text:p>Hidden By My Planet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52]&gt;NUMBERVALUE(RIGHT([.G$1];4));0;RANDBETWEEN(1000;1000000))" office:value-type="float" office:value="850589" calcext:value-type="float">
            <text:p>850589</text:p>
          </table:table-cell>
          <table:table-cell table:formula="of:=IF([.$F52]&gt;NUMBERVALUE(RIGHT([.H$1];4));0;RANDBETWEEN(1000;1000000))" office:value-type="float" office:value="227162" calcext:value-type="float">
            <text:p>227162</text:p>
          </table:table-cell>
          <table:table-cell table:formula="of:=IF([.$F52]&gt;NUMBERVALUE(RIGHT([.I$1];4));0;RANDBETWEEN(1000;1000000))" office:value-type="float" office:value="162572" calcext:value-type="float">
            <text:p>162572</text:p>
          </table:table-cell>
          <table:table-cell table:formula="of:=IF([.$F52]&gt;NUMBERVALUE(RIGHT([.J$1];4));0;RANDBETWEEN(1000;1000000))" office:value-type="float" office:value="473588" calcext:value-type="float">
            <text:p>473588</text:p>
          </table:table-cell>
          <table:table-cell table:formula="of:=IF([.$F52]&gt;NUMBERVALUE(RIGHT([.K$1];4));0;RANDBETWEEN(1000;1000000))" office:value-type="float" office:value="702785" calcext:value-type="float">
            <text:p>702785</text:p>
          </table:table-cell>
          <table:table-cell table:formula="of:=IF([.$F52]&gt;NUMBERVALUE(RIGHT([.L$1];4));0;RANDBETWEEN(1000;1000000))" office:value-type="float" office:value="359136" calcext:value-type="float">
            <text:p>359136</text:p>
          </table:table-cell>
          <table:table-cell table:formula="of:=IF([.$F52]&gt;NUMBERVALUE(RIGHT([.M$1];4));0;RANDBETWEEN(1000;1000000))" office:value-type="float" office:value="820383" calcext:value-type="float">
            <text:p>820383</text:p>
          </table:table-cell>
          <table:table-cell table:formula="of:=SUM([.G52:.M52])" office:value-type="float" office:value="3596215" calcext:value-type="float">
            <text:p>3596215</text:p>
          </table:table-cell>
          <table:table-cell table:formula="of:=[.G52]*VLOOKUP(NUMBERVALUE(RIGHT([.G$1];4));[$'salary-percopy'.$A$1:.$B$7];2)+[.H52]*VLOOKUP(NUMBERVALUE(RIGHT([.H$1];4));[$'salary-percopy'.$A$1:.$B$7];2)+[.I52]*VLOOKUP(NUMBERVALUE(RIGHT([.I$1];4));[$'salary-percopy'.$A$1:.$B$7];2)+[.J52]*VLOOKUP(NUMBERVALUE(RIGHT([.J$1];4));[$'salary-percopy'.$A$1:.$B$7];2)+[.K52]*VLOOKUP(NUMBERVALUE(RIGHT([.K$1];4));[$'salary-percopy'.$A$1:.$B$7];2)+[.L52]*VLOOKUP(NUMBERVALUE(RIGHT([.L$1];4));[$'salary-percopy'.$A$1:.$B$7];2)+[.M52]*VLOOKUP(NUMBERVALUE(RIGHT([.M$1];4));[$'salary-percopy'.$A$1:.$B$7];2)" office:value-type="float" office:value="545847890" calcext:value-type="float">
            <text:p>545847890</text:p>
          </table:table-cell>
          <table:table-cell table:formula="of:=IF([.G52]&gt;500000;[.G52]*0.1*VLOOKUP(NUMBERVALUE(RIGHT([.G$1];4));[$'salary-percopy'.$A$1:.$B$7];2))+IF([.H52]&gt;500000;[.H52]*0.1*VLOOKUP(NUMBERVALUE(RIGHT([.H$1];4));[$'salary-percopy'.$A$1:.$B$7];2))+IF([.I52]&gt;500000;[.I52]*0.1*VLOOKUP(NUMBERVALUE(RIGHT([.I$1];4));[$'salary-percopy'.$A$1:.$B$7];2))+IF([.J52]&gt;500000;[.J52]*0.1*VLOOKUP(NUMBERVALUE(RIGHT([.J$1];4));[$'salary-percopy'.$A$1:.$B$7];2))+IF([.K52]&gt;500000;[.K52]*0.1*VLOOKUP(NUMBERVALUE(RIGHT([.K$1];4));[$'salary-percopy'.$A$1:.$B$7];2))+IF([.L52]&gt;500000;[.L52]*0.1*VLOOKUP(NUMBERVALUE(RIGHT([.L$1];4));[$'salary-percopy'.$A$1:.$B$7];2))+IF([.M52]&gt;500000;[.M52]*0.1*VLOOKUP(NUMBERVALUE(RIGHT([.M$1];4));[$'salary-percopy'.$A$1:.$B$7];2))" office:value-type="float" office:value="36860895" calcext:value-type="float">
            <text:p>36860895</text:p>
          </table:table-cell>
          <table:table-cell table:formula="of:=[.O52]+[.P52]" office:value-type="float" office:value="582708785" calcext:value-type="float">
            <text:p>5827087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rla Mccall</text:p>
          </table:table-cell>
          <table:table-cell office:value-type="string" calcext:value-type="string">
            <text:p>Honey Of The South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53]&gt;NUMBERVALUE(RIGHT([.G$1];4));0;RANDBETWEEN(1000;1000000))" office:value-type="float" office:value="194497" calcext:value-type="float">
            <text:p>194497</text:p>
          </table:table-cell>
          <table:table-cell table:formula="of:=IF([.$F53]&gt;NUMBERVALUE(RIGHT([.H$1];4));0;RANDBETWEEN(1000;1000000))" office:value-type="float" office:value="215032" calcext:value-type="float">
            <text:p>215032</text:p>
          </table:table-cell>
          <table:table-cell table:formula="of:=IF([.$F53]&gt;NUMBERVALUE(RIGHT([.I$1];4));0;RANDBETWEEN(1000;1000000))" office:value-type="float" office:value="38169" calcext:value-type="float">
            <text:p>38169</text:p>
          </table:table-cell>
          <table:table-cell table:formula="of:=IF([.$F53]&gt;NUMBERVALUE(RIGHT([.J$1];4));0;RANDBETWEEN(1000;1000000))" office:value-type="float" office:value="561475" calcext:value-type="float">
            <text:p>561475</text:p>
          </table:table-cell>
          <table:table-cell table:formula="of:=IF([.$F53]&gt;NUMBERVALUE(RIGHT([.K$1];4));0;RANDBETWEEN(1000;1000000))" office:value-type="float" office:value="202219" calcext:value-type="float">
            <text:p>202219</text:p>
          </table:table-cell>
          <table:table-cell table:formula="of:=IF([.$F53]&gt;NUMBERVALUE(RIGHT([.L$1];4));0;RANDBETWEEN(1000;1000000))" office:value-type="float" office:value="606980" calcext:value-type="float">
            <text:p>606980</text:p>
          </table:table-cell>
          <table:table-cell table:formula="of:=IF([.$F53]&gt;NUMBERVALUE(RIGHT([.M$1];4));0;RANDBETWEEN(1000;1000000))" office:value-type="float" office:value="956193" calcext:value-type="float">
            <text:p>956193</text:p>
          </table:table-cell>
          <table:table-cell table:formula="of:=SUM([.G53:.M53])" office:value-type="float" office:value="2774565" calcext:value-type="float">
            <text:p>2774565</text:p>
          </table:table-cell>
          <table:table-cell table:formula="of:=[.G53]*VLOOKUP(NUMBERVALUE(RIGHT([.G$1];4));[$'salary-percopy'.$A$1:.$B$7];2)+[.H53]*VLOOKUP(NUMBERVALUE(RIGHT([.H$1];4));[$'salary-percopy'.$A$1:.$B$7];2)+[.I53]*VLOOKUP(NUMBERVALUE(RIGHT([.I$1];4));[$'salary-percopy'.$A$1:.$B$7];2)+[.J53]*VLOOKUP(NUMBERVALUE(RIGHT([.J$1];4));[$'salary-percopy'.$A$1:.$B$7];2)+[.K53]*VLOOKUP(NUMBERVALUE(RIGHT([.K$1];4));[$'salary-percopy'.$A$1:.$B$7];2)+[.L53]*VLOOKUP(NUMBERVALUE(RIGHT([.L$1];4));[$'salary-percopy'.$A$1:.$B$7];2)+[.M53]*VLOOKUP(NUMBERVALUE(RIGHT([.M$1];4));[$'salary-percopy'.$A$1:.$B$7];2)" office:value-type="float" office:value="464197130" calcext:value-type="float">
            <text:p>464197130</text:p>
          </table:table-cell>
          <table:table-cell table:formula="of:=IF([.G53]&gt;500000;[.G53]*0.1*VLOOKUP(NUMBERVALUE(RIGHT([.G$1];4));[$'salary-percopy'.$A$1:.$B$7];2))+IF([.H53]&gt;500000;[.H53]*0.1*VLOOKUP(NUMBERVALUE(RIGHT([.H$1];4));[$'salary-percopy'.$A$1:.$B$7];2))+IF([.I53]&gt;500000;[.I53]*0.1*VLOOKUP(NUMBERVALUE(RIGHT([.I$1];4));[$'salary-percopy'.$A$1:.$B$7];2))+IF([.J53]&gt;500000;[.J53]*0.1*VLOOKUP(NUMBERVALUE(RIGHT([.J$1];4));[$'salary-percopy'.$A$1:.$B$7];2))+IF([.K53]&gt;500000;[.K53]*0.1*VLOOKUP(NUMBERVALUE(RIGHT([.K$1];4));[$'salary-percopy'.$A$1:.$B$7];2))+IF([.L53]&gt;500000;[.L53]*0.1*VLOOKUP(NUMBERVALUE(RIGHT([.L$1];4));[$'salary-percopy'.$A$1:.$B$7];2))+IF([.M53]&gt;500000;[.M53]*0.1*VLOOKUP(NUMBERVALUE(RIGHT([.M$1];4));[$'salary-percopy'.$A$1:.$B$7];2))" office:value-type="float" office:value="38213640" calcext:value-type="float">
            <text:p>38213640</text:p>
          </table:table-cell>
          <table:table-cell table:formula="of:=[.O53]+[.P53]" office:value-type="float" office:value="502410770" calcext:value-type="float">
            <text:p>50241077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raeden Lester</text:p>
          </table:table-cell>
          <table:table-cell office:value-type="string" calcext:value-type="string">
            <text:p>Hunter In The Lake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54]&gt;NUMBERVALUE(RIGHT([.G$1];4));0;RANDBETWEEN(1000;1000000))" office:value-type="float" office:value="0" calcext:value-type="float">
            <text:p>0</text:p>
          </table:table-cell>
          <table:table-cell table:formula="of:=IF([.$F54]&gt;NUMBERVALUE(RIGHT([.H$1];4));0;RANDBETWEEN(1000;1000000))" office:value-type="float" office:value="0" calcext:value-type="float">
            <text:p>0</text:p>
          </table:table-cell>
          <table:table-cell table:formula="of:=IF([.$F54]&gt;NUMBERVALUE(RIGHT([.I$1];4));0;RANDBETWEEN(1000;1000000))" office:value-type="float" office:value="0" calcext:value-type="float">
            <text:p>0</text:p>
          </table:table-cell>
          <table:table-cell table:formula="of:=IF([.$F54]&gt;NUMBERVALUE(RIGHT([.J$1];4));0;RANDBETWEEN(1000;1000000))" office:value-type="float" office:value="0" calcext:value-type="float">
            <text:p>0</text:p>
          </table:table-cell>
          <table:table-cell table:formula="of:=IF([.$F54]&gt;NUMBERVALUE(RIGHT([.K$1];4));0;RANDBETWEEN(1000;1000000))" office:value-type="float" office:value="0" calcext:value-type="float">
            <text:p>0</text:p>
          </table:table-cell>
          <table:table-cell table:formula="of:=IF([.$F54]&gt;NUMBERVALUE(RIGHT([.L$1];4));0;RANDBETWEEN(1000;1000000))" office:value-type="float" office:value="438665" calcext:value-type="float">
            <text:p>438665</text:p>
          </table:table-cell>
          <table:table-cell table:formula="of:=IF([.$F54]&gt;NUMBERVALUE(RIGHT([.M$1];4));0;RANDBETWEEN(1000;1000000))" office:value-type="float" office:value="38775" calcext:value-type="float">
            <text:p>38775</text:p>
          </table:table-cell>
          <table:table-cell table:formula="of:=SUM([.G54:.M54])" office:value-type="float" office:value="477440" calcext:value-type="float">
            <text:p>477440</text:p>
          </table:table-cell>
          <table:table-cell table:formula="of:=[.G54]*VLOOKUP(NUMBERVALUE(RIGHT([.G$1];4));[$'salary-percopy'.$A$1:.$B$7];2)+[.H54]*VLOOKUP(NUMBERVALUE(RIGHT([.H$1];4));[$'salary-percopy'.$A$1:.$B$7];2)+[.I54]*VLOOKUP(NUMBERVALUE(RIGHT([.I$1];4));[$'salary-percopy'.$A$1:.$B$7];2)+[.J54]*VLOOKUP(NUMBERVALUE(RIGHT([.J$1];4));[$'salary-percopy'.$A$1:.$B$7];2)+[.K54]*VLOOKUP(NUMBERVALUE(RIGHT([.K$1];4));[$'salary-percopy'.$A$1:.$B$7];2)+[.L54]*VLOOKUP(NUMBERVALUE(RIGHT([.L$1];4));[$'salary-percopy'.$A$1:.$B$7];2)+[.M54]*VLOOKUP(NUMBERVALUE(RIGHT([.M$1];4));[$'salary-percopy'.$A$1:.$B$7];2)" office:value-type="float" office:value="88908025" calcext:value-type="float">
            <text:p>88908025</text:p>
          </table:table-cell>
          <table:table-cell table:formula="of:=IF([.G54]&gt;500000;[.G54]*0.1*VLOOKUP(NUMBERVALUE(RIGHT([.G$1];4));[$'salary-percopy'.$A$1:.$B$7];2))+IF([.H54]&gt;500000;[.H54]*0.1*VLOOKUP(NUMBERVALUE(RIGHT([.H$1];4));[$'salary-percopy'.$A$1:.$B$7];2))+IF([.I54]&gt;500000;[.I54]*0.1*VLOOKUP(NUMBERVALUE(RIGHT([.I$1];4));[$'salary-percopy'.$A$1:.$B$7];2))+IF([.J54]&gt;500000;[.J54]*0.1*VLOOKUP(NUMBERVALUE(RIGHT([.J$1];4));[$'salary-percopy'.$A$1:.$B$7];2))+IF([.K54]&gt;500000;[.K54]*0.1*VLOOKUP(NUMBERVALUE(RIGHT([.K$1];4));[$'salary-percopy'.$A$1:.$B$7];2))+IF([.L54]&gt;500000;[.L54]*0.1*VLOOKUP(NUMBERVALUE(RIGHT([.L$1];4));[$'salary-percopy'.$A$1:.$B$7];2))+IF([.M54]&gt;500000;[.M54]*0.1*VLOOKUP(NUMBERVALUE(RIGHT([.M$1];4));[$'salary-percopy'.$A$1:.$B$7];2))" office:value-type="float" office:value="0" calcext:value-type="float">
            <text:p>0</text:p>
          </table:table-cell>
          <table:table-cell table:formula="of:=[.O54]+[.P54]" office:value-type="float" office:value="88908025" calcext:value-type="float">
            <text:p>889080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ntiago Schaefer</text:p>
          </table:table-cell>
          <table:table-cell office:value-type="string" calcext:value-type="string">
            <text:p>Hurting My Dream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55]&gt;NUMBERVALUE(RIGHT([.G$1];4));0;RANDBETWEEN(1000;1000000))" office:value-type="float" office:value="0" calcext:value-type="float">
            <text:p>0</text:p>
          </table:table-cell>
          <table:table-cell table:formula="of:=IF([.$F55]&gt;NUMBERVALUE(RIGHT([.H$1];4));0;RANDBETWEEN(1000;1000000))" office:value-type="float" office:value="0" calcext:value-type="float">
            <text:p>0</text:p>
          </table:table-cell>
          <table:table-cell table:formula="of:=IF([.$F55]&gt;NUMBERVALUE(RIGHT([.I$1];4));0;RANDBETWEEN(1000;1000000))" office:value-type="float" office:value="0" calcext:value-type="float">
            <text:p>0</text:p>
          </table:table-cell>
          <table:table-cell table:formula="of:=IF([.$F55]&gt;NUMBERVALUE(RIGHT([.J$1];4));0;RANDBETWEEN(1000;1000000))" office:value-type="float" office:value="0" calcext:value-type="float">
            <text:p>0</text:p>
          </table:table-cell>
          <table:table-cell table:formula="of:=IF([.$F55]&gt;NUMBERVALUE(RIGHT([.K$1];4));0;RANDBETWEEN(1000;1000000))" office:value-type="float" office:value="0" calcext:value-type="float">
            <text:p>0</text:p>
          </table:table-cell>
          <table:table-cell table:formula="of:=IF([.$F55]&gt;NUMBERVALUE(RIGHT([.L$1];4));0;RANDBETWEEN(1000;1000000))" office:value-type="float" office:value="382912" calcext:value-type="float">
            <text:p>382912</text:p>
          </table:table-cell>
          <table:table-cell table:formula="of:=IF([.$F55]&gt;NUMBERVALUE(RIGHT([.M$1];4));0;RANDBETWEEN(1000;1000000))" office:value-type="float" office:value="413393" calcext:value-type="float">
            <text:p>413393</text:p>
          </table:table-cell>
          <table:table-cell table:formula="of:=SUM([.G55:.M55])" office:value-type="float" office:value="796305" calcext:value-type="float">
            <text:p>796305</text:p>
          </table:table-cell>
          <table:table-cell table:formula="of:=[.G55]*VLOOKUP(NUMBERVALUE(RIGHT([.G$1];4));[$'salary-percopy'.$A$1:.$B$7];2)+[.H55]*VLOOKUP(NUMBERVALUE(RIGHT([.H$1];4));[$'salary-percopy'.$A$1:.$B$7];2)+[.I55]*VLOOKUP(NUMBERVALUE(RIGHT([.I$1];4));[$'salary-percopy'.$A$1:.$B$7];2)+[.J55]*VLOOKUP(NUMBERVALUE(RIGHT([.J$1];4));[$'salary-percopy'.$A$1:.$B$7];2)+[.K55]*VLOOKUP(NUMBERVALUE(RIGHT([.K$1];4));[$'salary-percopy'.$A$1:.$B$7];2)+[.L55]*VLOOKUP(NUMBERVALUE(RIGHT([.L$1];4));[$'salary-percopy'.$A$1:.$B$7];2)+[.M55]*VLOOKUP(NUMBERVALUE(RIGHT([.M$1];4));[$'salary-percopy'.$A$1:.$B$7];2)" office:value-type="float" office:value="153517320" calcext:value-type="float">
            <text:p>153517320</text:p>
          </table:table-cell>
          <table:table-cell table:formula="of:=IF([.G55]&gt;500000;[.G55]*0.1*VLOOKUP(NUMBERVALUE(RIGHT([.G$1];4));[$'salary-percopy'.$A$1:.$B$7];2))+IF([.H55]&gt;500000;[.H55]*0.1*VLOOKUP(NUMBERVALUE(RIGHT([.H$1];4));[$'salary-percopy'.$A$1:.$B$7];2))+IF([.I55]&gt;500000;[.I55]*0.1*VLOOKUP(NUMBERVALUE(RIGHT([.I$1];4));[$'salary-percopy'.$A$1:.$B$7];2))+IF([.J55]&gt;500000;[.J55]*0.1*VLOOKUP(NUMBERVALUE(RIGHT([.J$1];4));[$'salary-percopy'.$A$1:.$B$7];2))+IF([.K55]&gt;500000;[.K55]*0.1*VLOOKUP(NUMBERVALUE(RIGHT([.K$1];4));[$'salary-percopy'.$A$1:.$B$7];2))+IF([.L55]&gt;500000;[.L55]*0.1*VLOOKUP(NUMBERVALUE(RIGHT([.L$1];4));[$'salary-percopy'.$A$1:.$B$7];2))+IF([.M55]&gt;500000;[.M55]*0.1*VLOOKUP(NUMBERVALUE(RIGHT([.M$1];4));[$'salary-percopy'.$A$1:.$B$7];2))" office:value-type="float" office:value="0" calcext:value-type="float">
            <text:p>0</text:p>
          </table:table-cell>
          <table:table-cell table:formula="of:=[.O55]+[.P55]" office:value-type="float" office:value="153517320" calcext:value-type="float">
            <text:p>1535173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land Meyers</text:p>
          </table:table-cell>
          <table:table-cell office:value-type="string" calcext:value-type="string">
            <text:p>Insects And Fool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56]&gt;NUMBERVALUE(RIGHT([.G$1];4));0;RANDBETWEEN(1000;1000000))" office:value-type="float" office:value="0" calcext:value-type="float">
            <text:p>0</text:p>
          </table:table-cell>
          <table:table-cell table:formula="of:=IF([.$F56]&gt;NUMBERVALUE(RIGHT([.H$1];4));0;RANDBETWEEN(1000;1000000))" office:value-type="float" office:value="0" calcext:value-type="float">
            <text:p>0</text:p>
          </table:table-cell>
          <table:table-cell table:formula="of:=IF([.$F56]&gt;NUMBERVALUE(RIGHT([.I$1];4));0;RANDBETWEEN(1000;1000000))" office:value-type="float" office:value="0" calcext:value-type="float">
            <text:p>0</text:p>
          </table:table-cell>
          <table:table-cell table:formula="of:=IF([.$F56]&gt;NUMBERVALUE(RIGHT([.J$1];4));0;RANDBETWEEN(1000;1000000))" office:value-type="float" office:value="131476" calcext:value-type="float">
            <text:p>131476</text:p>
          </table:table-cell>
          <table:table-cell table:formula="of:=IF([.$F56]&gt;NUMBERVALUE(RIGHT([.K$1];4));0;RANDBETWEEN(1000;1000000))" office:value-type="float" office:value="196280" calcext:value-type="float">
            <text:p>196280</text:p>
          </table:table-cell>
          <table:table-cell table:formula="of:=IF([.$F56]&gt;NUMBERVALUE(RIGHT([.L$1];4));0;RANDBETWEEN(1000;1000000))" office:value-type="float" office:value="339988" calcext:value-type="float">
            <text:p>339988</text:p>
          </table:table-cell>
          <table:table-cell table:formula="of:=IF([.$F56]&gt;NUMBERVALUE(RIGHT([.M$1];4));0;RANDBETWEEN(1000;1000000))" office:value-type="float" office:value="605466" calcext:value-type="float">
            <text:p>605466</text:p>
          </table:table-cell>
          <table:table-cell table:formula="of:=SUM([.G56:.M56])" office:value-type="float" office:value="1273210" calcext:value-type="float">
            <text:p>1273210</text:p>
          </table:table-cell>
          <table:table-cell table:formula="of:=[.G56]*VLOOKUP(NUMBERVALUE(RIGHT([.G$1];4));[$'salary-percopy'.$A$1:.$B$7];2)+[.H56]*VLOOKUP(NUMBERVALUE(RIGHT([.H$1];4));[$'salary-percopy'.$A$1:.$B$7];2)+[.I56]*VLOOKUP(NUMBERVALUE(RIGHT([.I$1];4));[$'salary-percopy'.$A$1:.$B$7];2)+[.J56]*VLOOKUP(NUMBERVALUE(RIGHT([.J$1];4));[$'salary-percopy'.$A$1:.$B$7];2)+[.K56]*VLOOKUP(NUMBERVALUE(RIGHT([.K$1];4));[$'salary-percopy'.$A$1:.$B$7];2)+[.L56]*VLOOKUP(NUMBERVALUE(RIGHT([.L$1];4));[$'salary-percopy'.$A$1:.$B$7];2)+[.M56]*VLOOKUP(NUMBERVALUE(RIGHT([.M$1];4));[$'salary-percopy'.$A$1:.$B$7];2)" office:value-type="float" office:value="235765220" calcext:value-type="float">
            <text:p>235765220</text:p>
          </table:table-cell>
          <table:table-cell table:formula="of:=IF([.G56]&gt;500000;[.G56]*0.1*VLOOKUP(NUMBERVALUE(RIGHT([.G$1];4));[$'salary-percopy'.$A$1:.$B$7];2))+IF([.H56]&gt;500000;[.H56]*0.1*VLOOKUP(NUMBERVALUE(RIGHT([.H$1];4));[$'salary-percopy'.$A$1:.$B$7];2))+IF([.I56]&gt;500000;[.I56]*0.1*VLOOKUP(NUMBERVALUE(RIGHT([.I$1];4));[$'salary-percopy'.$A$1:.$B$7];2))+IF([.J56]&gt;500000;[.J56]*0.1*VLOOKUP(NUMBERVALUE(RIGHT([.J$1];4));[$'salary-percopy'.$A$1:.$B$7];2))+IF([.K56]&gt;500000;[.K56]*0.1*VLOOKUP(NUMBERVALUE(RIGHT([.K$1];4));[$'salary-percopy'.$A$1:.$B$7];2))+IF([.L56]&gt;500000;[.L56]*0.1*VLOOKUP(NUMBERVALUE(RIGHT([.L$1];4));[$'salary-percopy'.$A$1:.$B$7];2))+IF([.M56]&gt;500000;[.M56]*0.1*VLOOKUP(NUMBERVALUE(RIGHT([.M$1];4));[$'salary-percopy'.$A$1:.$B$7];2))" office:value-type="float" office:value="12109320" calcext:value-type="float">
            <text:p>12109320</text:p>
          </table:table-cell>
          <table:table-cell table:formula="of:=[.O56]+[.P56]" office:value-type="float" office:value="247874540" calcext:value-type="float">
            <text:p>2478745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yrese Forbes</text:p>
          </table:table-cell>
          <table:table-cell office:value-type="string" calcext:value-type="string">
            <text:p>Instruments Without Restriction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57]&gt;NUMBERVALUE(RIGHT([.G$1];4));0;RANDBETWEEN(1000;1000000))" office:value-type="float" office:value="0" calcext:value-type="float">
            <text:p>0</text:p>
          </table:table-cell>
          <table:table-cell table:formula="of:=IF([.$F57]&gt;NUMBERVALUE(RIGHT([.H$1];4));0;RANDBETWEEN(1000;1000000))" office:value-type="float" office:value="0" calcext:value-type="float">
            <text:p>0</text:p>
          </table:table-cell>
          <table:table-cell table:formula="of:=IF([.$F57]&gt;NUMBERVALUE(RIGHT([.I$1];4));0;RANDBETWEEN(1000;1000000))" office:value-type="float" office:value="219956" calcext:value-type="float">
            <text:p>219956</text:p>
          </table:table-cell>
          <table:table-cell table:formula="of:=IF([.$F57]&gt;NUMBERVALUE(RIGHT([.J$1];4));0;RANDBETWEEN(1000;1000000))" office:value-type="float" office:value="635347" calcext:value-type="float">
            <text:p>635347</text:p>
          </table:table-cell>
          <table:table-cell table:formula="of:=IF([.$F57]&gt;NUMBERVALUE(RIGHT([.K$1];4));0;RANDBETWEEN(1000;1000000))" office:value-type="float" office:value="612988" calcext:value-type="float">
            <text:p>612988</text:p>
          </table:table-cell>
          <table:table-cell table:formula="of:=IF([.$F57]&gt;NUMBERVALUE(RIGHT([.L$1];4));0;RANDBETWEEN(1000;1000000))" office:value-type="float" office:value="800948" calcext:value-type="float">
            <text:p>800948</text:p>
          </table:table-cell>
          <table:table-cell table:formula="of:=IF([.$F57]&gt;NUMBERVALUE(RIGHT([.M$1];4));0;RANDBETWEEN(1000;1000000))" office:value-type="float" office:value="447777" calcext:value-type="float">
            <text:p>447777</text:p>
          </table:table-cell>
          <table:table-cell table:formula="of:=SUM([.G57:.M57])" office:value-type="float" office:value="2717016" calcext:value-type="float">
            <text:p>2717016</text:p>
          </table:table-cell>
          <table:table-cell table:formula="of:=[.G57]*VLOOKUP(NUMBERVALUE(RIGHT([.G$1];4));[$'salary-percopy'.$A$1:.$B$7];2)+[.H57]*VLOOKUP(NUMBERVALUE(RIGHT([.H$1];4));[$'salary-percopy'.$A$1:.$B$7];2)+[.I57]*VLOOKUP(NUMBERVALUE(RIGHT([.I$1];4));[$'salary-percopy'.$A$1:.$B$7];2)+[.J57]*VLOOKUP(NUMBERVALUE(RIGHT([.J$1];4));[$'salary-percopy'.$A$1:.$B$7];2)+[.K57]*VLOOKUP(NUMBERVALUE(RIGHT([.K$1];4));[$'salary-percopy'.$A$1:.$B$7];2)+[.L57]*VLOOKUP(NUMBERVALUE(RIGHT([.L$1];4));[$'salary-percopy'.$A$1:.$B$7];2)+[.M57]*VLOOKUP(NUMBERVALUE(RIGHT([.M$1];4));[$'salary-percopy'.$A$1:.$B$7];2)" office:value-type="float" office:value="457282040" calcext:value-type="float">
            <text:p>457282040</text:p>
          </table:table-cell>
          <table:table-cell table:formula="of:=IF([.G57]&gt;500000;[.G57]*0.1*VLOOKUP(NUMBERVALUE(RIGHT([.G$1];4));[$'salary-percopy'.$A$1:.$B$7];2))+IF([.H57]&gt;500000;[.H57]*0.1*VLOOKUP(NUMBERVALUE(RIGHT([.H$1];4));[$'salary-percopy'.$A$1:.$B$7];2))+IF([.I57]&gt;500000;[.I57]*0.1*VLOOKUP(NUMBERVALUE(RIGHT([.I$1];4));[$'salary-percopy'.$A$1:.$B$7];2))+IF([.J57]&gt;500000;[.J57]*0.1*VLOOKUP(NUMBERVALUE(RIGHT([.J$1];4));[$'salary-percopy'.$A$1:.$B$7];2))+IF([.K57]&gt;500000;[.K57]*0.1*VLOOKUP(NUMBERVALUE(RIGHT([.K$1];4));[$'salary-percopy'.$A$1:.$B$7];2))+IF([.L57]&gt;500000;[.L57]*0.1*VLOOKUP(NUMBERVALUE(RIGHT([.L$1];4));[$'salary-percopy'.$A$1:.$B$7];2))+IF([.M57]&gt;500000;[.M57]*0.1*VLOOKUP(NUMBERVALUE(RIGHT([.M$1];4));[$'salary-percopy'.$A$1:.$B$7];2))" office:value-type="float" office:value="34133192" calcext:value-type="float">
            <text:p>34133192</text:p>
          </table:table-cell>
          <table:table-cell table:formula="of:=[.O57]+[.P57]" office:value-type="float" office:value="491415232" calcext:value-type="float">
            <text:p>4914152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rter Hahn</text:p>
          </table:table-cell>
          <table:table-cell office:value-type="string" calcext:value-type="string">
            <text:p>Knight Of The West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58]&gt;NUMBERVALUE(RIGHT([.G$1];4));0;RANDBETWEEN(1000;1000000))" office:value-type="float" office:value="0" calcext:value-type="float">
            <text:p>0</text:p>
          </table:table-cell>
          <table:table-cell table:formula="of:=IF([.$F58]&gt;NUMBERVALUE(RIGHT([.H$1];4));0;RANDBETWEEN(1000;1000000))" office:value-type="float" office:value="0" calcext:value-type="float">
            <text:p>0</text:p>
          </table:table-cell>
          <table:table-cell table:formula="of:=IF([.$F58]&gt;NUMBERVALUE(RIGHT([.I$1];4));0;RANDBETWEEN(1000;1000000))" office:value-type="float" office:value="0" calcext:value-type="float">
            <text:p>0</text:p>
          </table:table-cell>
          <table:table-cell table:formula="of:=IF([.$F58]&gt;NUMBERVALUE(RIGHT([.J$1];4));0;RANDBETWEEN(1000;1000000))" office:value-type="float" office:value="0" calcext:value-type="float">
            <text:p>0</text:p>
          </table:table-cell>
          <table:table-cell table:formula="of:=IF([.$F58]&gt;NUMBERVALUE(RIGHT([.K$1];4));0;RANDBETWEEN(1000;1000000))" office:value-type="float" office:value="0" calcext:value-type="float">
            <text:p>0</text:p>
          </table:table-cell>
          <table:table-cell table:formula="of:=IF([.$F58]&gt;NUMBERVALUE(RIGHT([.L$1];4));0;RANDBETWEEN(1000;1000000))" office:value-type="float" office:value="973236" calcext:value-type="float">
            <text:p>973236</text:p>
          </table:table-cell>
          <table:table-cell table:formula="of:=IF([.$F58]&gt;NUMBERVALUE(RIGHT([.M$1];4));0;RANDBETWEEN(1000;1000000))" office:value-type="float" office:value="539811" calcext:value-type="float">
            <text:p>539811</text:p>
          </table:table-cell>
          <table:table-cell table:formula="of:=SUM([.G58:.M58])" office:value-type="float" office:value="1513047" calcext:value-type="float">
            <text:p>1513047</text:p>
          </table:table-cell>
          <table:table-cell table:formula="of:=[.G58]*VLOOKUP(NUMBERVALUE(RIGHT([.G$1];4));[$'salary-percopy'.$A$1:.$B$7];2)+[.H58]*VLOOKUP(NUMBERVALUE(RIGHT([.H$1];4));[$'salary-percopy'.$A$1:.$B$7];2)+[.I58]*VLOOKUP(NUMBERVALUE(RIGHT([.I$1];4));[$'salary-percopy'.$A$1:.$B$7];2)+[.J58]*VLOOKUP(NUMBERVALUE(RIGHT([.J$1];4));[$'salary-percopy'.$A$1:.$B$7];2)+[.K58]*VLOOKUP(NUMBERVALUE(RIGHT([.K$1];4));[$'salary-percopy'.$A$1:.$B$7];2)+[.L58]*VLOOKUP(NUMBERVALUE(RIGHT([.L$1];4));[$'salary-percopy'.$A$1:.$B$7];2)+[.M58]*VLOOKUP(NUMBERVALUE(RIGHT([.M$1];4));[$'salary-percopy'.$A$1:.$B$7];2)" office:value-type="float" office:value="288010860" calcext:value-type="float">
            <text:p>288010860</text:p>
          </table:table-cell>
          <table:table-cell table:formula="of:=IF([.G58]&gt;500000;[.G58]*0.1*VLOOKUP(NUMBERVALUE(RIGHT([.G$1];4));[$'salary-percopy'.$A$1:.$B$7];2))+IF([.H58]&gt;500000;[.H58]*0.1*VLOOKUP(NUMBERVALUE(RIGHT([.H$1];4));[$'salary-percopy'.$A$1:.$B$7];2))+IF([.I58]&gt;500000;[.I58]*0.1*VLOOKUP(NUMBERVALUE(RIGHT([.I$1];4));[$'salary-percopy'.$A$1:.$B$7];2))+IF([.J58]&gt;500000;[.J58]*0.1*VLOOKUP(NUMBERVALUE(RIGHT([.J$1];4));[$'salary-percopy'.$A$1:.$B$7];2))+IF([.K58]&gt;500000;[.K58]*0.1*VLOOKUP(NUMBERVALUE(RIGHT([.K$1];4));[$'salary-percopy'.$A$1:.$B$7];2))+IF([.L58]&gt;500000;[.L58]*0.1*VLOOKUP(NUMBERVALUE(RIGHT([.L$1];4));[$'salary-percopy'.$A$1:.$B$7];2))+IF([.M58]&gt;500000;[.M58]*0.1*VLOOKUP(NUMBERVALUE(RIGHT([.M$1];4));[$'salary-percopy'.$A$1:.$B$7];2))" office:value-type="float" office:value="28801086" calcext:value-type="float">
            <text:p>28801086</text:p>
          </table:table-cell>
          <table:table-cell table:formula="of:=[.O58]+[.P58]" office:value-type="float" office:value="316811946" calcext:value-type="float">
            <text:p>3168119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ce Ford</text:p>
          </table:table-cell>
          <table:table-cell office:value-type="string" calcext:value-type="string">
            <text:p>Little Girl Of The Moon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59]&gt;NUMBERVALUE(RIGHT([.G$1];4));0;RANDBETWEEN(1000;1000000))" office:value-type="float" office:value="0" calcext:value-type="float">
            <text:p>0</text:p>
          </table:table-cell>
          <table:table-cell table:formula="of:=IF([.$F59]&gt;NUMBERVALUE(RIGHT([.H$1];4));0;RANDBETWEEN(1000;1000000))" office:value-type="float" office:value="468775" calcext:value-type="float">
            <text:p>468775</text:p>
          </table:table-cell>
          <table:table-cell table:formula="of:=IF([.$F59]&gt;NUMBERVALUE(RIGHT([.I$1];4));0;RANDBETWEEN(1000;1000000))" office:value-type="float" office:value="15193" calcext:value-type="float">
            <text:p>15193</text:p>
          </table:table-cell>
          <table:table-cell table:formula="of:=IF([.$F59]&gt;NUMBERVALUE(RIGHT([.J$1];4));0;RANDBETWEEN(1000;1000000))" office:value-type="float" office:value="720801" calcext:value-type="float">
            <text:p>720801</text:p>
          </table:table-cell>
          <table:table-cell table:formula="of:=IF([.$F59]&gt;NUMBERVALUE(RIGHT([.K$1];4));0;RANDBETWEEN(1000;1000000))" office:value-type="float" office:value="706543" calcext:value-type="float">
            <text:p>706543</text:p>
          </table:table-cell>
          <table:table-cell table:formula="of:=IF([.$F59]&gt;NUMBERVALUE(RIGHT([.L$1];4));0;RANDBETWEEN(1000;1000000))" office:value-type="float" office:value="288454" calcext:value-type="float">
            <text:p>288454</text:p>
          </table:table-cell>
          <table:table-cell table:formula="of:=IF([.$F59]&gt;NUMBERVALUE(RIGHT([.M$1];4));0;RANDBETWEEN(1000;1000000))" office:value-type="float" office:value="234673" calcext:value-type="float">
            <text:p>234673</text:p>
          </table:table-cell>
          <table:table-cell table:formula="of:=SUM([.G59:.M59])" office:value-type="float" office:value="2434439" calcext:value-type="float">
            <text:p>2434439</text:p>
          </table:table-cell>
          <table:table-cell table:formula="of:=[.G59]*VLOOKUP(NUMBERVALUE(RIGHT([.G$1];4));[$'salary-percopy'.$A$1:.$B$7];2)+[.H59]*VLOOKUP(NUMBERVALUE(RIGHT([.H$1];4));[$'salary-percopy'.$A$1:.$B$7];2)+[.I59]*VLOOKUP(NUMBERVALUE(RIGHT([.I$1];4));[$'salary-percopy'.$A$1:.$B$7];2)+[.J59]*VLOOKUP(NUMBERVALUE(RIGHT([.J$1];4));[$'salary-percopy'.$A$1:.$B$7];2)+[.K59]*VLOOKUP(NUMBERVALUE(RIGHT([.K$1];4));[$'salary-percopy'.$A$1:.$B$7];2)+[.L59]*VLOOKUP(NUMBERVALUE(RIGHT([.L$1];4));[$'salary-percopy'.$A$1:.$B$7];2)+[.M59]*VLOOKUP(NUMBERVALUE(RIGHT([.M$1];4));[$'salary-percopy'.$A$1:.$B$7];2)" office:value-type="float" office:value="374711450" calcext:value-type="float">
            <text:p>374711450</text:p>
          </table:table-cell>
          <table:table-cell table:formula="of:=IF([.G59]&gt;500000;[.G59]*0.1*VLOOKUP(NUMBERVALUE(RIGHT([.G$1];4));[$'salary-percopy'.$A$1:.$B$7];2))+IF([.H59]&gt;500000;[.H59]*0.1*VLOOKUP(NUMBERVALUE(RIGHT([.H$1];4));[$'salary-percopy'.$A$1:.$B$7];2))+IF([.I59]&gt;500000;[.I59]*0.1*VLOOKUP(NUMBERVALUE(RIGHT([.I$1];4));[$'salary-percopy'.$A$1:.$B$7];2))+IF([.J59]&gt;500000;[.J59]*0.1*VLOOKUP(NUMBERVALUE(RIGHT([.J$1];4));[$'salary-percopy'.$A$1:.$B$7];2))+IF([.K59]&gt;500000;[.K59]*0.1*VLOOKUP(NUMBERVALUE(RIGHT([.K$1];4));[$'salary-percopy'.$A$1:.$B$7];2))+IF([.L59]&gt;500000;[.L59]*0.1*VLOOKUP(NUMBERVALUE(RIGHT([.L$1];4));[$'salary-percopy'.$A$1:.$B$7];2))+IF([.M59]&gt;500000;[.M59]*0.1*VLOOKUP(NUMBERVALUE(RIGHT([.M$1];4));[$'salary-percopy'.$A$1:.$B$7];2))" office:value-type="float" office:value="22102445" calcext:value-type="float">
            <text:p>22102445</text:p>
          </table:table-cell>
          <table:table-cell table:formula="of:=[.O59]+[.P59]" office:value-type="float" office:value="396813895" calcext:value-type="float">
            <text:p>39681389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lly Buckley</text:p>
          </table:table-cell>
          <table:table-cell office:value-type="string" calcext:value-type="string">
            <text:p>Lonely In The Abyss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60]&gt;NUMBERVALUE(RIGHT([.G$1];4));0;RANDBETWEEN(1000;1000000))" office:value-type="float" office:value="0" calcext:value-type="float">
            <text:p>0</text:p>
          </table:table-cell>
          <table:table-cell table:formula="of:=IF([.$F60]&gt;NUMBERVALUE(RIGHT([.H$1];4));0;RANDBETWEEN(1000;1000000))" office:value-type="float" office:value="0" calcext:value-type="float">
            <text:p>0</text:p>
          </table:table-cell>
          <table:table-cell table:formula="of:=IF([.$F60]&gt;NUMBERVALUE(RIGHT([.I$1];4));0;RANDBETWEEN(1000;1000000))" office:value-type="float" office:value="940000" calcext:value-type="float">
            <text:p>940000</text:p>
          </table:table-cell>
          <table:table-cell table:formula="of:=IF([.$F60]&gt;NUMBERVALUE(RIGHT([.J$1];4));0;RANDBETWEEN(1000;1000000))" office:value-type="float" office:value="139265" calcext:value-type="float">
            <text:p>139265</text:p>
          </table:table-cell>
          <table:table-cell table:formula="of:=IF([.$F60]&gt;NUMBERVALUE(RIGHT([.K$1];4));0;RANDBETWEEN(1000;1000000))" office:value-type="float" office:value="319632" calcext:value-type="float">
            <text:p>319632</text:p>
          </table:table-cell>
          <table:table-cell table:formula="of:=IF([.$F60]&gt;NUMBERVALUE(RIGHT([.L$1];4));0;RANDBETWEEN(1000;1000000))" office:value-type="float" office:value="506586" calcext:value-type="float">
            <text:p>506586</text:p>
          </table:table-cell>
          <table:table-cell table:formula="of:=IF([.$F60]&gt;NUMBERVALUE(RIGHT([.M$1];4));0;RANDBETWEEN(1000;1000000))" office:value-type="float" office:value="835900" calcext:value-type="float">
            <text:p>835900</text:p>
          </table:table-cell>
          <table:table-cell table:formula="of:=SUM([.G60:.M60])" office:value-type="float" office:value="2741383" calcext:value-type="float">
            <text:p>2741383</text:p>
          </table:table-cell>
          <table:table-cell table:formula="of:=[.G60]*VLOOKUP(NUMBERVALUE(RIGHT([.G$1];4));[$'salary-percopy'.$A$1:.$B$7];2)+[.H60]*VLOOKUP(NUMBERVALUE(RIGHT([.H$1];4));[$'salary-percopy'.$A$1:.$B$7];2)+[.I60]*VLOOKUP(NUMBERVALUE(RIGHT([.I$1];4));[$'salary-percopy'.$A$1:.$B$7];2)+[.J60]*VLOOKUP(NUMBERVALUE(RIGHT([.J$1];4));[$'salary-percopy'.$A$1:.$B$7];2)+[.K60]*VLOOKUP(NUMBERVALUE(RIGHT([.K$1];4));[$'salary-percopy'.$A$1:.$B$7];2)+[.L60]*VLOOKUP(NUMBERVALUE(RIGHT([.L$1];4));[$'salary-percopy'.$A$1:.$B$7];2)+[.M60]*VLOOKUP(NUMBERVALUE(RIGHT([.M$1];4));[$'salary-percopy'.$A$1:.$B$7];2)" office:value-type="float" office:value="447532950" calcext:value-type="float">
            <text:p>447532950</text:p>
          </table:table-cell>
          <table:table-cell table:formula="of:=IF([.G60]&gt;500000;[.G60]*0.1*VLOOKUP(NUMBERVALUE(RIGHT([.G$1];4));[$'salary-percopy'.$A$1:.$B$7];2))+IF([.H60]&gt;500000;[.H60]*0.1*VLOOKUP(NUMBERVALUE(RIGHT([.H$1];4));[$'salary-percopy'.$A$1:.$B$7];2))+IF([.I60]&gt;500000;[.I60]*0.1*VLOOKUP(NUMBERVALUE(RIGHT([.I$1];4));[$'salary-percopy'.$A$1:.$B$7];2))+IF([.J60]&gt;500000;[.J60]*0.1*VLOOKUP(NUMBERVALUE(RIGHT([.J$1];4));[$'salary-percopy'.$A$1:.$B$7];2))+IF([.K60]&gt;500000;[.K60]*0.1*VLOOKUP(NUMBERVALUE(RIGHT([.K$1];4));[$'salary-percopy'.$A$1:.$B$7];2))+IF([.L60]&gt;500000;[.L60]*0.1*VLOOKUP(NUMBERVALUE(RIGHT([.L$1];4));[$'salary-percopy'.$A$1:.$B$7];2))+IF([.M60]&gt;500000;[.M60]*0.1*VLOOKUP(NUMBERVALUE(RIGHT([.M$1];4));[$'salary-percopy'.$A$1:.$B$7];2))" office:value-type="float" office:value="37369841" calcext:value-type="float">
            <text:p>37369841</text:p>
          </table:table-cell>
          <table:table-cell table:formula="of:=[.O60]+[.P60]" office:value-type="float" office:value="484902791" calcext:value-type="float">
            <text:p>4849027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arian Parsons</text:p>
          </table:table-cell>
          <table:table-cell office:value-type="string" calcext:value-type="string">
            <text:p>Loss Of The Nation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61]&gt;NUMBERVALUE(RIGHT([.G$1];4));0;RANDBETWEEN(1000;1000000))" office:value-type="float" office:value="0" calcext:value-type="float">
            <text:p>0</text:p>
          </table:table-cell>
          <table:table-cell table:formula="of:=IF([.$F61]&gt;NUMBERVALUE(RIGHT([.H$1];4));0;RANDBETWEEN(1000;1000000))" office:value-type="float" office:value="0" calcext:value-type="float">
            <text:p>0</text:p>
          </table:table-cell>
          <table:table-cell table:formula="of:=IF([.$F61]&gt;NUMBERVALUE(RIGHT([.I$1];4));0;RANDBETWEEN(1000;1000000))" office:value-type="float" office:value="0" calcext:value-type="float">
            <text:p>0</text:p>
          </table:table-cell>
          <table:table-cell table:formula="of:=IF([.$F61]&gt;NUMBERVALUE(RIGHT([.J$1];4));0;RANDBETWEEN(1000;1000000))" office:value-type="float" office:value="652567" calcext:value-type="float">
            <text:p>652567</text:p>
          </table:table-cell>
          <table:table-cell table:formula="of:=IF([.$F61]&gt;NUMBERVALUE(RIGHT([.K$1];4));0;RANDBETWEEN(1000;1000000))" office:value-type="float" office:value="215111" calcext:value-type="float">
            <text:p>215111</text:p>
          </table:table-cell>
          <table:table-cell table:formula="of:=IF([.$F61]&gt;NUMBERVALUE(RIGHT([.L$1];4));0;RANDBETWEEN(1000;1000000))" office:value-type="float" office:value="602036" calcext:value-type="float">
            <text:p>602036</text:p>
          </table:table-cell>
          <table:table-cell table:formula="of:=IF([.$F61]&gt;NUMBERVALUE(RIGHT([.M$1];4));0;RANDBETWEEN(1000;1000000))" office:value-type="float" office:value="509608" calcext:value-type="float">
            <text:p>509608</text:p>
          </table:table-cell>
          <table:table-cell table:formula="of:=SUM([.G61:.M61])" office:value-type="float" office:value="1979322" calcext:value-type="float">
            <text:p>1979322</text:p>
          </table:table-cell>
          <table:table-cell table:formula="of:=[.G61]*VLOOKUP(NUMBERVALUE(RIGHT([.G$1];4));[$'salary-percopy'.$A$1:.$B$7];2)+[.H61]*VLOOKUP(NUMBERVALUE(RIGHT([.H$1];4));[$'salary-percopy'.$A$1:.$B$7];2)+[.I61]*VLOOKUP(NUMBERVALUE(RIGHT([.I$1];4));[$'salary-percopy'.$A$1:.$B$7];2)+[.J61]*VLOOKUP(NUMBERVALUE(RIGHT([.J$1];4));[$'salary-percopy'.$A$1:.$B$7];2)+[.K61]*VLOOKUP(NUMBERVALUE(RIGHT([.K$1];4));[$'salary-percopy'.$A$1:.$B$7];2)+[.L61]*VLOOKUP(NUMBERVALUE(RIGHT([.L$1];4));[$'salary-percopy'.$A$1:.$B$7];2)+[.M61]*VLOOKUP(NUMBERVALUE(RIGHT([.M$1];4));[$'salary-percopy'.$A$1:.$B$7];2)" office:value-type="float" office:value="341226510" calcext:value-type="float">
            <text:p>341226510</text:p>
          </table:table-cell>
          <table:table-cell table:formula="of:=IF([.G61]&gt;500000;[.G61]*0.1*VLOOKUP(NUMBERVALUE(RIGHT([.G$1];4));[$'salary-percopy'.$A$1:.$B$7];2))+IF([.H61]&gt;500000;[.H61]*0.1*VLOOKUP(NUMBERVALUE(RIGHT([.H$1];4));[$'salary-percopy'.$A$1:.$B$7];2))+IF([.I61]&gt;500000;[.I61]*0.1*VLOOKUP(NUMBERVALUE(RIGHT([.I$1];4));[$'salary-percopy'.$A$1:.$B$7];2))+IF([.J61]&gt;500000;[.J61]*0.1*VLOOKUP(NUMBERVALUE(RIGHT([.J$1];4));[$'salary-percopy'.$A$1:.$B$7];2))+IF([.K61]&gt;500000;[.K61]*0.1*VLOOKUP(NUMBERVALUE(RIGHT([.K$1];4));[$'salary-percopy'.$A$1:.$B$7];2))+IF([.L61]&gt;500000;[.L61]*0.1*VLOOKUP(NUMBERVALUE(RIGHT([.L$1];4));[$'salary-percopy'.$A$1:.$B$7];2))+IF([.M61]&gt;500000;[.M61]*0.1*VLOOKUP(NUMBERVALUE(RIGHT([.M$1];4));[$'salary-percopy'.$A$1:.$B$7];2))" office:value-type="float" office:value="30465764" calcext:value-type="float">
            <text:p>30465764</text:p>
          </table:table-cell>
          <table:table-cell table:formula="of:=[.O61]+[.P61]" office:value-type="float" office:value="371692274" calcext:value-type="float">
            <text:p>3716922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aden Santana</text:p>
          </table:table-cell>
          <table:table-cell office:value-type="string" calcext:value-type="string">
            <text:p>Married To The Sun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62]&gt;NUMBERVALUE(RIGHT([.G$1];4));0;RANDBETWEEN(1000;1000000))" office:value-type="float" office:value="0" calcext:value-type="float">
            <text:p>0</text:p>
          </table:table-cell>
          <table:table-cell table:formula="of:=IF([.$F62]&gt;NUMBERVALUE(RIGHT([.H$1];4));0;RANDBETWEEN(1000;1000000))" office:value-type="float" office:value="0" calcext:value-type="float">
            <text:p>0</text:p>
          </table:table-cell>
          <table:table-cell table:formula="of:=IF([.$F62]&gt;NUMBERVALUE(RIGHT([.I$1];4));0;RANDBETWEEN(1000;1000000))" office:value-type="float" office:value="159897" calcext:value-type="float">
            <text:p>159897</text:p>
          </table:table-cell>
          <table:table-cell table:formula="of:=IF([.$F62]&gt;NUMBERVALUE(RIGHT([.J$1];4));0;RANDBETWEEN(1000;1000000))" office:value-type="float" office:value="154328" calcext:value-type="float">
            <text:p>154328</text:p>
          </table:table-cell>
          <table:table-cell table:formula="of:=IF([.$F62]&gt;NUMBERVALUE(RIGHT([.K$1];4));0;RANDBETWEEN(1000;1000000))" office:value-type="float" office:value="63243" calcext:value-type="float">
            <text:p>63243</text:p>
          </table:table-cell>
          <table:table-cell table:formula="of:=IF([.$F62]&gt;NUMBERVALUE(RIGHT([.L$1];4));0;RANDBETWEEN(1000;1000000))" office:value-type="float" office:value="892855" calcext:value-type="float">
            <text:p>892855</text:p>
          </table:table-cell>
          <table:table-cell table:formula="of:=IF([.$F62]&gt;NUMBERVALUE(RIGHT([.M$1];4));0;RANDBETWEEN(1000;1000000))" office:value-type="float" office:value="623612" calcext:value-type="float">
            <text:p>623612</text:p>
          </table:table-cell>
          <table:table-cell table:formula="of:=SUM([.G62:.M62])" office:value-type="float" office:value="1893935" calcext:value-type="float">
            <text:p>1893935</text:p>
          </table:table-cell>
          <table:table-cell table:formula="of:=[.G62]*VLOOKUP(NUMBERVALUE(RIGHT([.G$1];4));[$'salary-percopy'.$A$1:.$B$7];2)+[.H62]*VLOOKUP(NUMBERVALUE(RIGHT([.H$1];4));[$'salary-percopy'.$A$1:.$B$7];2)+[.I62]*VLOOKUP(NUMBERVALUE(RIGHT([.I$1];4));[$'salary-percopy'.$A$1:.$B$7];2)+[.J62]*VLOOKUP(NUMBERVALUE(RIGHT([.J$1];4));[$'salary-percopy'.$A$1:.$B$7];2)+[.K62]*VLOOKUP(NUMBERVALUE(RIGHT([.K$1];4));[$'salary-percopy'.$A$1:.$B$7];2)+[.L62]*VLOOKUP(NUMBERVALUE(RIGHT([.L$1];4));[$'salary-percopy'.$A$1:.$B$7];2)+[.M62]*VLOOKUP(NUMBERVALUE(RIGHT([.M$1];4));[$'salary-percopy'.$A$1:.$B$7];2)" office:value-type="float" office:value="341445445" calcext:value-type="float">
            <text:p>341445445</text:p>
          </table:table-cell>
          <table:table-cell table:formula="of:=IF([.G62]&gt;500000;[.G62]*0.1*VLOOKUP(NUMBERVALUE(RIGHT([.G$1];4));[$'salary-percopy'.$A$1:.$B$7];2))+IF([.H62]&gt;500000;[.H62]*0.1*VLOOKUP(NUMBERVALUE(RIGHT([.H$1];4));[$'salary-percopy'.$A$1:.$B$7];2))+IF([.I62]&gt;500000;[.I62]*0.1*VLOOKUP(NUMBERVALUE(RIGHT([.I$1];4));[$'salary-percopy'.$A$1:.$B$7];2))+IF([.J62]&gt;500000;[.J62]*0.1*VLOOKUP(NUMBERVALUE(RIGHT([.J$1];4));[$'salary-percopy'.$A$1:.$B$7];2))+IF([.K62]&gt;500000;[.K62]*0.1*VLOOKUP(NUMBERVALUE(RIGHT([.K$1];4));[$'salary-percopy'.$A$1:.$B$7];2))+IF([.L62]&gt;500000;[.L62]*0.1*VLOOKUP(NUMBERVALUE(RIGHT([.L$1];4));[$'salary-percopy'.$A$1:.$B$7];2))+IF([.M62]&gt;500000;[.M62]*0.1*VLOOKUP(NUMBERVALUE(RIGHT([.M$1];4));[$'salary-percopy'.$A$1:.$B$7];2))" office:value-type="float" office:value="28990057.5" calcext:value-type="float">
            <text:p>28990058</text:p>
          </table:table-cell>
          <table:table-cell table:formula="of:=[.O62]+[.P62]" office:value-type="float" office:value="370435502.5" calcext:value-type="float">
            <text:p>370435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riel Cruz</text:p>
          </table:table-cell>
          <table:table-cell office:value-type="string" calcext:value-type="string">
            <text:p>Men Of The Jungle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63]&gt;NUMBERVALUE(RIGHT([.G$1];4));0;RANDBETWEEN(1000;1000000))" office:value-type="float" office:value="0" calcext:value-type="float">
            <text:p>0</text:p>
          </table:table-cell>
          <table:table-cell table:formula="of:=IF([.$F63]&gt;NUMBERVALUE(RIGHT([.H$1];4));0;RANDBETWEEN(1000;1000000))" office:value-type="float" office:value="0" calcext:value-type="float">
            <text:p>0</text:p>
          </table:table-cell>
          <table:table-cell table:formula="of:=IF([.$F63]&gt;NUMBERVALUE(RIGHT([.I$1];4));0;RANDBETWEEN(1000;1000000))" office:value-type="float" office:value="996105" calcext:value-type="float">
            <text:p>996105</text:p>
          </table:table-cell>
          <table:table-cell table:formula="of:=IF([.$F63]&gt;NUMBERVALUE(RIGHT([.J$1];4));0;RANDBETWEEN(1000;1000000))" office:value-type="float" office:value="963997" calcext:value-type="float">
            <text:p>963997</text:p>
          </table:table-cell>
          <table:table-cell table:formula="of:=IF([.$F63]&gt;NUMBERVALUE(RIGHT([.K$1];4));0;RANDBETWEEN(1000;1000000))" office:value-type="float" office:value="264717" calcext:value-type="float">
            <text:p>264717</text:p>
          </table:table-cell>
          <table:table-cell table:formula="of:=IF([.$F63]&gt;NUMBERVALUE(RIGHT([.L$1];4));0;RANDBETWEEN(1000;1000000))" office:value-type="float" office:value="767979" calcext:value-type="float">
            <text:p>767979</text:p>
          </table:table-cell>
          <table:table-cell table:formula="of:=IF([.$F63]&gt;NUMBERVALUE(RIGHT([.M$1];4));0;RANDBETWEEN(1000;1000000))" office:value-type="float" office:value="715783" calcext:value-type="float">
            <text:p>715783</text:p>
          </table:table-cell>
          <table:table-cell table:formula="of:=SUM([.G63:.M63])" office:value-type="float" office:value="3708581" calcext:value-type="float">
            <text:p>3708581</text:p>
          </table:table-cell>
          <table:table-cell table:formula="of:=[.G63]*VLOOKUP(NUMBERVALUE(RIGHT([.G$1];4));[$'salary-percopy'.$A$1:.$B$7];2)+[.H63]*VLOOKUP(NUMBERVALUE(RIGHT([.H$1];4));[$'salary-percopy'.$A$1:.$B$7];2)+[.I63]*VLOOKUP(NUMBERVALUE(RIGHT([.I$1];4));[$'salary-percopy'.$A$1:.$B$7];2)+[.J63]*VLOOKUP(NUMBERVALUE(RIGHT([.J$1];4));[$'salary-percopy'.$A$1:.$B$7];2)+[.K63]*VLOOKUP(NUMBERVALUE(RIGHT([.K$1];4));[$'salary-percopy'.$A$1:.$B$7];2)+[.L63]*VLOOKUP(NUMBERVALUE(RIGHT([.L$1];4));[$'salary-percopy'.$A$1:.$B$7];2)+[.M63]*VLOOKUP(NUMBERVALUE(RIGHT([.M$1];4));[$'salary-percopy'.$A$1:.$B$7];2)" office:value-type="float" office:value="584726785" calcext:value-type="float">
            <text:p>584726785</text:p>
          </table:table-cell>
          <table:table-cell table:formula="of:=IF([.G63]&gt;500000;[.G63]*0.1*VLOOKUP(NUMBERVALUE(RIGHT([.G$1];4));[$'salary-percopy'.$A$1:.$B$7];2))+IF([.H63]&gt;500000;[.H63]*0.1*VLOOKUP(NUMBERVALUE(RIGHT([.H$1];4));[$'salary-percopy'.$A$1:.$B$7];2))+IF([.I63]&gt;500000;[.I63]*0.1*VLOOKUP(NUMBERVALUE(RIGHT([.I$1];4));[$'salary-percopy'.$A$1:.$B$7];2))+IF([.J63]&gt;500000;[.J63]*0.1*VLOOKUP(NUMBERVALUE(RIGHT([.J$1];4));[$'salary-percopy'.$A$1:.$B$7];2))+IF([.K63]&gt;500000;[.K63]*0.1*VLOOKUP(NUMBERVALUE(RIGHT([.K$1];4));[$'salary-percopy'.$A$1:.$B$7];2))+IF([.L63]&gt;500000;[.L63]*0.1*VLOOKUP(NUMBERVALUE(RIGHT([.L$1];4));[$'salary-percopy'.$A$1:.$B$7];2))+IF([.M63]&gt;500000;[.M63]*0.1*VLOOKUP(NUMBERVALUE(RIGHT([.M$1];4));[$'salary-percopy'.$A$1:.$B$7];2))" office:value-type="float" office:value="53972489.5" calcext:value-type="float">
            <text:p>53972490</text:p>
          </table:table-cell>
          <table:table-cell table:formula="of:=[.O63]+[.P63]" office:value-type="float" office:value="638699274.5" calcext:value-type="float">
            <text:p>6386992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laudia Hopkins</text:p>
          </table:table-cell>
          <table:table-cell office:value-type="string" calcext:value-type="string">
            <text:p>Monument Of The Shield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64]&gt;NUMBERVALUE(RIGHT([.G$1];4));0;RANDBETWEEN(1000;1000000))" office:value-type="float" office:value="0" calcext:value-type="float">
            <text:p>0</text:p>
          </table:table-cell>
          <table:table-cell table:formula="of:=IF([.$F64]&gt;NUMBERVALUE(RIGHT([.H$1];4));0;RANDBETWEEN(1000;1000000))" office:value-type="float" office:value="1774" calcext:value-type="float">
            <text:p>1774</text:p>
          </table:table-cell>
          <table:table-cell table:formula="of:=IF([.$F64]&gt;NUMBERVALUE(RIGHT([.I$1];4));0;RANDBETWEEN(1000;1000000))" office:value-type="float" office:value="130403" calcext:value-type="float">
            <text:p>130403</text:p>
          </table:table-cell>
          <table:table-cell table:formula="of:=IF([.$F64]&gt;NUMBERVALUE(RIGHT([.J$1];4));0;RANDBETWEEN(1000;1000000))" office:value-type="float" office:value="478543" calcext:value-type="float">
            <text:p>478543</text:p>
          </table:table-cell>
          <table:table-cell table:formula="of:=IF([.$F64]&gt;NUMBERVALUE(RIGHT([.K$1];4));0;RANDBETWEEN(1000;1000000))" office:value-type="float" office:value="938569" calcext:value-type="float">
            <text:p>938569</text:p>
          </table:table-cell>
          <table:table-cell table:formula="of:=IF([.$F64]&gt;NUMBERVALUE(RIGHT([.L$1];4));0;RANDBETWEEN(1000;1000000))" office:value-type="float" office:value="451643" calcext:value-type="float">
            <text:p>451643</text:p>
          </table:table-cell>
          <table:table-cell table:formula="of:=IF([.$F64]&gt;NUMBERVALUE(RIGHT([.M$1];4));0;RANDBETWEEN(1000;1000000))" office:value-type="float" office:value="11926" calcext:value-type="float">
            <text:p>11926</text:p>
          </table:table-cell>
          <table:table-cell table:formula="of:=SUM([.G64:.M64])" office:value-type="float" office:value="2012858" calcext:value-type="float">
            <text:p>2012858</text:p>
          </table:table-cell>
          <table:table-cell table:formula="of:=[.G64]*VLOOKUP(NUMBERVALUE(RIGHT([.G$1];4));[$'salary-percopy'.$A$1:.$B$7];2)+[.H64]*VLOOKUP(NUMBERVALUE(RIGHT([.H$1];4));[$'salary-percopy'.$A$1:.$B$7];2)+[.I64]*VLOOKUP(NUMBERVALUE(RIGHT([.I$1];4));[$'salary-percopy'.$A$1:.$B$7];2)+[.J64]*VLOOKUP(NUMBERVALUE(RIGHT([.J$1];4));[$'salary-percopy'.$A$1:.$B$7];2)+[.K64]*VLOOKUP(NUMBERVALUE(RIGHT([.K$1];4));[$'salary-percopy'.$A$1:.$B$7];2)+[.L64]*VLOOKUP(NUMBERVALUE(RIGHT([.L$1];4));[$'salary-percopy'.$A$1:.$B$7];2)+[.M64]*VLOOKUP(NUMBERVALUE(RIGHT([.M$1];4));[$'salary-percopy'.$A$1:.$B$7];2)" office:value-type="float" office:value="328335405" calcext:value-type="float">
            <text:p>328335405</text:p>
          </table:table-cell>
          <table:table-cell table:formula="of:=IF([.G64]&gt;500000;[.G64]*0.1*VLOOKUP(NUMBERVALUE(RIGHT([.G$1];4));[$'salary-percopy'.$A$1:.$B$7];2))+IF([.H64]&gt;500000;[.H64]*0.1*VLOOKUP(NUMBERVALUE(RIGHT([.H$1];4));[$'salary-percopy'.$A$1:.$B$7];2))+IF([.I64]&gt;500000;[.I64]*0.1*VLOOKUP(NUMBERVALUE(RIGHT([.I$1];4));[$'salary-percopy'.$A$1:.$B$7];2))+IF([.J64]&gt;500000;[.J64]*0.1*VLOOKUP(NUMBERVALUE(RIGHT([.J$1];4));[$'salary-percopy'.$A$1:.$B$7];2))+IF([.K64]&gt;500000;[.K64]*0.1*VLOOKUP(NUMBERVALUE(RIGHT([.K$1];4));[$'salary-percopy'.$A$1:.$B$7];2))+IF([.L64]&gt;500000;[.L64]*0.1*VLOOKUP(NUMBERVALUE(RIGHT([.L$1];4));[$'salary-percopy'.$A$1:.$B$7];2))+IF([.M64]&gt;500000;[.M64]*0.1*VLOOKUP(NUMBERVALUE(RIGHT([.M$1];4));[$'salary-percopy'.$A$1:.$B$7];2))" office:value-type="float" office:value="15955673" calcext:value-type="float">
            <text:p>15955673</text:p>
          </table:table-cell>
          <table:table-cell table:formula="of:=[.O64]+[.P64]" office:value-type="float" office:value="344291078" calcext:value-type="float">
            <text:p>3442910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ath Whitaker</text:p>
          </table:table-cell>
          <table:table-cell office:value-type="string" calcext:value-type="string">
            <text:p>Muted By The West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65]&gt;NUMBERVALUE(RIGHT([.G$1];4));0;RANDBETWEEN(1000;1000000))" office:value-type="float" office:value="0" calcext:value-type="float">
            <text:p>0</text:p>
          </table:table-cell>
          <table:table-cell table:formula="of:=IF([.$F65]&gt;NUMBERVALUE(RIGHT([.H$1];4));0;RANDBETWEEN(1000;1000000))" office:value-type="float" office:value="0" calcext:value-type="float">
            <text:p>0</text:p>
          </table:table-cell>
          <table:table-cell table:formula="of:=IF([.$F65]&gt;NUMBERVALUE(RIGHT([.I$1];4));0;RANDBETWEEN(1000;1000000))" office:value-type="float" office:value="0" calcext:value-type="float">
            <text:p>0</text:p>
          </table:table-cell>
          <table:table-cell table:formula="of:=IF([.$F65]&gt;NUMBERVALUE(RIGHT([.J$1];4));0;RANDBETWEEN(1000;1000000))" office:value-type="float" office:value="0" calcext:value-type="float">
            <text:p>0</text:p>
          </table:table-cell>
          <table:table-cell table:formula="of:=IF([.$F65]&gt;NUMBERVALUE(RIGHT([.K$1];4));0;RANDBETWEEN(1000;1000000))" office:value-type="float" office:value="11081" calcext:value-type="float">
            <text:p>11081</text:p>
          </table:table-cell>
          <table:table-cell table:formula="of:=IF([.$F65]&gt;NUMBERVALUE(RIGHT([.L$1];4));0;RANDBETWEEN(1000;1000000))" office:value-type="float" office:value="485755" calcext:value-type="float">
            <text:p>485755</text:p>
          </table:table-cell>
          <table:table-cell table:formula="of:=IF([.$F65]&gt;NUMBERVALUE(RIGHT([.M$1];4));0;RANDBETWEEN(1000;1000000))" office:value-type="float" office:value="360796" calcext:value-type="float">
            <text:p>360796</text:p>
          </table:table-cell>
          <table:table-cell table:formula="of:=SUM([.G65:.M65])" office:value-type="float" office:value="857632" calcext:value-type="float">
            <text:p>857632</text:p>
          </table:table-cell>
          <table:table-cell table:formula="of:=[.G65]*VLOOKUP(NUMBERVALUE(RIGHT([.G$1];4));[$'salary-percopy'.$A$1:.$B$7];2)+[.H65]*VLOOKUP(NUMBERVALUE(RIGHT([.H$1];4));[$'salary-percopy'.$A$1:.$B$7];2)+[.I65]*VLOOKUP(NUMBERVALUE(RIGHT([.I$1];4));[$'salary-percopy'.$A$1:.$B$7];2)+[.J65]*VLOOKUP(NUMBERVALUE(RIGHT([.J$1];4));[$'salary-percopy'.$A$1:.$B$7];2)+[.K65]*VLOOKUP(NUMBERVALUE(RIGHT([.K$1];4));[$'salary-percopy'.$A$1:.$B$7];2)+[.L65]*VLOOKUP(NUMBERVALUE(RIGHT([.L$1];4));[$'salary-percopy'.$A$1:.$B$7];2)+[.M65]*VLOOKUP(NUMBERVALUE(RIGHT([.M$1];4));[$'salary-percopy'.$A$1:.$B$7];2)" office:value-type="float" office:value="163907645" calcext:value-type="float">
            <text:p>163907645</text:p>
          </table:table-cell>
          <table:table-cell table:formula="of:=IF([.G65]&gt;500000;[.G65]*0.1*VLOOKUP(NUMBERVALUE(RIGHT([.G$1];4));[$'salary-percopy'.$A$1:.$B$7];2))+IF([.H65]&gt;500000;[.H65]*0.1*VLOOKUP(NUMBERVALUE(RIGHT([.H$1];4));[$'salary-percopy'.$A$1:.$B$7];2))+IF([.I65]&gt;500000;[.I65]*0.1*VLOOKUP(NUMBERVALUE(RIGHT([.I$1];4));[$'salary-percopy'.$A$1:.$B$7];2))+IF([.J65]&gt;500000;[.J65]*0.1*VLOOKUP(NUMBERVALUE(RIGHT([.J$1];4));[$'salary-percopy'.$A$1:.$B$7];2))+IF([.K65]&gt;500000;[.K65]*0.1*VLOOKUP(NUMBERVALUE(RIGHT([.K$1];4));[$'salary-percopy'.$A$1:.$B$7];2))+IF([.L65]&gt;500000;[.L65]*0.1*VLOOKUP(NUMBERVALUE(RIGHT([.L$1];4));[$'salary-percopy'.$A$1:.$B$7];2))+IF([.M65]&gt;500000;[.M65]*0.1*VLOOKUP(NUMBERVALUE(RIGHT([.M$1];4));[$'salary-percopy'.$A$1:.$B$7];2))" office:value-type="float" office:value="0" calcext:value-type="float">
            <text:p>0</text:p>
          </table:table-cell>
          <table:table-cell table:formula="of:=[.O65]+[.P65]" office:value-type="float" office:value="163907645" calcext:value-type="float">
            <text:p>1639076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bel Beard</text:p>
          </table:table-cell>
          <table:table-cell office:value-type="string" calcext:value-type="string">
            <text:p>Owls On The Ceiling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66]&gt;NUMBERVALUE(RIGHT([.G$1];4));0;RANDBETWEEN(1000;1000000))" office:value-type="float" office:value="0" calcext:value-type="float">
            <text:p>0</text:p>
          </table:table-cell>
          <table:table-cell table:formula="of:=IF([.$F66]&gt;NUMBERVALUE(RIGHT([.H$1];4));0;RANDBETWEEN(1000;1000000))" office:value-type="float" office:value="459755" calcext:value-type="float">
            <text:p>459755</text:p>
          </table:table-cell>
          <table:table-cell table:formula="of:=IF([.$F66]&gt;NUMBERVALUE(RIGHT([.I$1];4));0;RANDBETWEEN(1000;1000000))" office:value-type="float" office:value="264318" calcext:value-type="float">
            <text:p>264318</text:p>
          </table:table-cell>
          <table:table-cell table:formula="of:=IF([.$F66]&gt;NUMBERVALUE(RIGHT([.J$1];4));0;RANDBETWEEN(1000;1000000))" office:value-type="float" office:value="731640" calcext:value-type="float">
            <text:p>731640</text:p>
          </table:table-cell>
          <table:table-cell table:formula="of:=IF([.$F66]&gt;NUMBERVALUE(RIGHT([.K$1];4));0;RANDBETWEEN(1000;1000000))" office:value-type="float" office:value="254706" calcext:value-type="float">
            <text:p>254706</text:p>
          </table:table-cell>
          <table:table-cell table:formula="of:=IF([.$F66]&gt;NUMBERVALUE(RIGHT([.L$1];4));0;RANDBETWEEN(1000;1000000))" office:value-type="float" office:value="998992" calcext:value-type="float">
            <text:p>998992</text:p>
          </table:table-cell>
          <table:table-cell table:formula="of:=IF([.$F66]&gt;NUMBERVALUE(RIGHT([.M$1];4));0;RANDBETWEEN(1000;1000000))" office:value-type="float" office:value="114154" calcext:value-type="float">
            <text:p>114154</text:p>
          </table:table-cell>
          <table:table-cell table:formula="of:=SUM([.G66:.M66])" office:value-type="float" office:value="2823565" calcext:value-type="float">
            <text:p>2823565</text:p>
          </table:table-cell>
          <table:table-cell table:formula="of:=[.G66]*VLOOKUP(NUMBERVALUE(RIGHT([.G$1];4));[$'salary-percopy'.$A$1:.$B$7];2)+[.H66]*VLOOKUP(NUMBERVALUE(RIGHT([.H$1];4));[$'salary-percopy'.$A$1:.$B$7];2)+[.I66]*VLOOKUP(NUMBERVALUE(RIGHT([.I$1];4));[$'salary-percopy'.$A$1:.$B$7];2)+[.J66]*VLOOKUP(NUMBERVALUE(RIGHT([.J$1];4));[$'salary-percopy'.$A$1:.$B$7];2)+[.K66]*VLOOKUP(NUMBERVALUE(RIGHT([.K$1];4));[$'salary-percopy'.$A$1:.$B$7];2)+[.L66]*VLOOKUP(NUMBERVALUE(RIGHT([.L$1];4));[$'salary-percopy'.$A$1:.$B$7];2)+[.M66]*VLOOKUP(NUMBERVALUE(RIGHT([.M$1];4));[$'salary-percopy'.$A$1:.$B$7];2)" office:value-type="float" office:value="435665150" calcext:value-type="float">
            <text:p>435665150</text:p>
          </table:table-cell>
          <table:table-cell table:formula="of:=IF([.G66]&gt;500000;[.G66]*0.1*VLOOKUP(NUMBERVALUE(RIGHT([.G$1];4));[$'salary-percopy'.$A$1:.$B$7];2))+IF([.H66]&gt;500000;[.H66]*0.1*VLOOKUP(NUMBERVALUE(RIGHT([.H$1];4));[$'salary-percopy'.$A$1:.$B$7];2))+IF([.I66]&gt;500000;[.I66]*0.1*VLOOKUP(NUMBERVALUE(RIGHT([.I$1];4));[$'salary-percopy'.$A$1:.$B$7];2))+IF([.J66]&gt;500000;[.J66]*0.1*VLOOKUP(NUMBERVALUE(RIGHT([.J$1];4));[$'salary-percopy'.$A$1:.$B$7];2))+IF([.K66]&gt;500000;[.K66]*0.1*VLOOKUP(NUMBERVALUE(RIGHT([.K$1];4));[$'salary-percopy'.$A$1:.$B$7];2))+IF([.L66]&gt;500000;[.L66]*0.1*VLOOKUP(NUMBERVALUE(RIGHT([.L$1];4));[$'salary-percopy'.$A$1:.$B$7];2))+IF([.M66]&gt;500000;[.M66]*0.1*VLOOKUP(NUMBERVALUE(RIGHT([.M$1];4));[$'salary-percopy'.$A$1:.$B$7];2))" office:value-type="float" office:value="28724312" calcext:value-type="float">
            <text:p>28724312</text:p>
          </table:table-cell>
          <table:table-cell table:formula="of:=[.O66]+[.P66]" office:value-type="float" office:value="464389462" calcext:value-type="float">
            <text:p>4643894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ra Marks</text:p>
          </table:table-cell>
          <table:table-cell office:value-type="string" calcext:value-type="string">
            <text:p>Paintings In The Hospital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67]&gt;NUMBERVALUE(RIGHT([.G$1];4));0;RANDBETWEEN(1000;1000000))" office:value-type="float" office:value="0" calcext:value-type="float">
            <text:p>0</text:p>
          </table:table-cell>
          <table:table-cell table:formula="of:=IF([.$F67]&gt;NUMBERVALUE(RIGHT([.H$1];4));0;RANDBETWEEN(1000;1000000))" office:value-type="float" office:value="0" calcext:value-type="float">
            <text:p>0</text:p>
          </table:table-cell>
          <table:table-cell table:formula="of:=IF([.$F67]&gt;NUMBERVALUE(RIGHT([.I$1];4));0;RANDBETWEEN(1000;1000000))" office:value-type="float" office:value="0" calcext:value-type="float">
            <text:p>0</text:p>
          </table:table-cell>
          <table:table-cell table:formula="of:=IF([.$F67]&gt;NUMBERVALUE(RIGHT([.J$1];4));0;RANDBETWEEN(1000;1000000))" office:value-type="float" office:value="0" calcext:value-type="float">
            <text:p>0</text:p>
          </table:table-cell>
          <table:table-cell table:formula="of:=IF([.$F67]&gt;NUMBERVALUE(RIGHT([.K$1];4));0;RANDBETWEEN(1000;1000000))" office:value-type="float" office:value="188680" calcext:value-type="float">
            <text:p>188680</text:p>
          </table:table-cell>
          <table:table-cell table:formula="of:=IF([.$F67]&gt;NUMBERVALUE(RIGHT([.L$1];4));0;RANDBETWEEN(1000;1000000))" office:value-type="float" office:value="998590" calcext:value-type="float">
            <text:p>998590</text:p>
          </table:table-cell>
          <table:table-cell table:formula="of:=IF([.$F67]&gt;NUMBERVALUE(RIGHT([.M$1];4));0;RANDBETWEEN(1000;1000000))" office:value-type="float" office:value="207418" calcext:value-type="float">
            <text:p>207418</text:p>
          </table:table-cell>
          <table:table-cell table:formula="of:=SUM([.G67:.M67])" office:value-type="float" office:value="1394688" calcext:value-type="float">
            <text:p>1394688</text:p>
          </table:table-cell>
          <table:table-cell table:formula="of:=[.G67]*VLOOKUP(NUMBERVALUE(RIGHT([.G$1];4));[$'salary-percopy'.$A$1:.$B$7];2)+[.H67]*VLOOKUP(NUMBERVALUE(RIGHT([.H$1];4));[$'salary-percopy'.$A$1:.$B$7];2)+[.I67]*VLOOKUP(NUMBERVALUE(RIGHT([.I$1];4));[$'salary-percopy'.$A$1:.$B$7];2)+[.J67]*VLOOKUP(NUMBERVALUE(RIGHT([.J$1];4));[$'salary-percopy'.$A$1:.$B$7];2)+[.K67]*VLOOKUP(NUMBERVALUE(RIGHT([.K$1];4));[$'salary-percopy'.$A$1:.$B$7];2)+[.L67]*VLOOKUP(NUMBERVALUE(RIGHT([.L$1];4));[$'salary-percopy'.$A$1:.$B$7];2)+[.M67]*VLOOKUP(NUMBERVALUE(RIGHT([.M$1];4));[$'salary-percopy'.$A$1:.$B$7];2)" office:value-type="float" office:value="258298350" calcext:value-type="float">
            <text:p>258298350</text:p>
          </table:table-cell>
          <table:table-cell table:formula="of:=IF([.G67]&gt;500000;[.G67]*0.1*VLOOKUP(NUMBERVALUE(RIGHT([.G$1];4));[$'salary-percopy'.$A$1:.$B$7];2))+IF([.H67]&gt;500000;[.H67]*0.1*VLOOKUP(NUMBERVALUE(RIGHT([.H$1];4));[$'salary-percopy'.$A$1:.$B$7];2))+IF([.I67]&gt;500000;[.I67]*0.1*VLOOKUP(NUMBERVALUE(RIGHT([.I$1];4));[$'salary-percopy'.$A$1:.$B$7];2))+IF([.J67]&gt;500000;[.J67]*0.1*VLOOKUP(NUMBERVALUE(RIGHT([.J$1];4));[$'salary-percopy'.$A$1:.$B$7];2))+IF([.K67]&gt;500000;[.K67]*0.1*VLOOKUP(NUMBERVALUE(RIGHT([.K$1];4));[$'salary-percopy'.$A$1:.$B$7];2))+IF([.L67]&gt;500000;[.L67]*0.1*VLOOKUP(NUMBERVALUE(RIGHT([.L$1];4));[$'salary-percopy'.$A$1:.$B$7];2))+IF([.M67]&gt;500000;[.M67]*0.1*VLOOKUP(NUMBERVALUE(RIGHT([.M$1];4));[$'salary-percopy'.$A$1:.$B$7];2))" office:value-type="float" office:value="18473915" calcext:value-type="float">
            <text:p>18473915</text:p>
          </table:table-cell>
          <table:table-cell table:formula="of:=[.O67]+[.P67]" office:value-type="float" office:value="276772265" calcext:value-type="float">
            <text:p>2767722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shaan Richardson</text:p>
          </table:table-cell>
          <table:table-cell office:value-type="string" calcext:value-type="string">
            <text:p>Passion Of Yearning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68]&gt;NUMBERVALUE(RIGHT([.G$1];4));0;RANDBETWEEN(1000;1000000))" office:value-type="float" office:value="0" calcext:value-type="float">
            <text:p>0</text:p>
          </table:table-cell>
          <table:table-cell table:formula="of:=IF([.$F68]&gt;NUMBERVALUE(RIGHT([.H$1];4));0;RANDBETWEEN(1000;1000000))" office:value-type="float" office:value="0" calcext:value-type="float">
            <text:p>0</text:p>
          </table:table-cell>
          <table:table-cell table:formula="of:=IF([.$F68]&gt;NUMBERVALUE(RIGHT([.I$1];4));0;RANDBETWEEN(1000;1000000))" office:value-type="float" office:value="0" calcext:value-type="float">
            <text:p>0</text:p>
          </table:table-cell>
          <table:table-cell table:formula="of:=IF([.$F68]&gt;NUMBERVALUE(RIGHT([.J$1];4));0;RANDBETWEEN(1000;1000000))" office:value-type="float" office:value="942921" calcext:value-type="float">
            <text:p>942921</text:p>
          </table:table-cell>
          <table:table-cell table:formula="of:=IF([.$F68]&gt;NUMBERVALUE(RIGHT([.K$1];4));0;RANDBETWEEN(1000;1000000))" office:value-type="float" office:value="954532" calcext:value-type="float">
            <text:p>954532</text:p>
          </table:table-cell>
          <table:table-cell table:formula="of:=IF([.$F68]&gt;NUMBERVALUE(RIGHT([.L$1];4));0;RANDBETWEEN(1000;1000000))" office:value-type="float" office:value="337793" calcext:value-type="float">
            <text:p>337793</text:p>
          </table:table-cell>
          <table:table-cell table:formula="of:=IF([.$F68]&gt;NUMBERVALUE(RIGHT([.M$1];4));0;RANDBETWEEN(1000;1000000))" office:value-type="float" office:value="702905" calcext:value-type="float">
            <text:p>702905</text:p>
          </table:table-cell>
          <table:table-cell table:formula="of:=SUM([.G68:.M68])" office:value-type="float" office:value="2938151" calcext:value-type="float">
            <text:p>2938151</text:p>
          </table:table-cell>
          <table:table-cell table:formula="of:=[.G68]*VLOOKUP(NUMBERVALUE(RIGHT([.G$1];4));[$'salary-percopy'.$A$1:.$B$7];2)+[.H68]*VLOOKUP(NUMBERVALUE(RIGHT([.H$1];4));[$'salary-percopy'.$A$1:.$B$7];2)+[.I68]*VLOOKUP(NUMBERVALUE(RIGHT([.I$1];4));[$'salary-percopy'.$A$1:.$B$7];2)+[.J68]*VLOOKUP(NUMBERVALUE(RIGHT([.J$1];4));[$'salary-percopy'.$A$1:.$B$7];2)+[.K68]*VLOOKUP(NUMBERVALUE(RIGHT([.K$1];4));[$'salary-percopy'.$A$1:.$B$7];2)+[.L68]*VLOOKUP(NUMBERVALUE(RIGHT([.L$1];4));[$'salary-percopy'.$A$1:.$B$7];2)+[.M68]*VLOOKUP(NUMBERVALUE(RIGHT([.M$1];4));[$'salary-percopy'.$A$1:.$B$7];2)" office:value-type="float" office:value="497352085" calcext:value-type="float">
            <text:p>497352085</text:p>
          </table:table-cell>
          <table:table-cell table:formula="of:=IF([.G68]&gt;500000;[.G68]*0.1*VLOOKUP(NUMBERVALUE(RIGHT([.G$1];4));[$'salary-percopy'.$A$1:.$B$7];2))+IF([.H68]&gt;500000;[.H68]*0.1*VLOOKUP(NUMBERVALUE(RIGHT([.H$1];4));[$'salary-percopy'.$A$1:.$B$7];2))+IF([.I68]&gt;500000;[.I68]*0.1*VLOOKUP(NUMBERVALUE(RIGHT([.I$1];4));[$'salary-percopy'.$A$1:.$B$7];2))+IF([.J68]&gt;500000;[.J68]*0.1*VLOOKUP(NUMBERVALUE(RIGHT([.J$1];4));[$'salary-percopy'.$A$1:.$B$7];2))+IF([.K68]&gt;500000;[.K68]*0.1*VLOOKUP(NUMBERVALUE(RIGHT([.K$1];4));[$'salary-percopy'.$A$1:.$B$7];2))+IF([.L68]&gt;500000;[.L68]*0.1*VLOOKUP(NUMBERVALUE(RIGHT([.L$1];4));[$'salary-percopy'.$A$1:.$B$7];2))+IF([.M68]&gt;500000;[.M68]*0.1*VLOOKUP(NUMBERVALUE(RIGHT([.M$1];4));[$'salary-percopy'.$A$1:.$B$7];2))" office:value-type="float" office:value="43486038" calcext:value-type="float">
            <text:p>43486038</text:p>
          </table:table-cell>
          <table:table-cell table:formula="of:=[.O68]+[.P68]" office:value-type="float" office:value="540838123" calcext:value-type="float">
            <text:p>5408381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wayne Bird</text:p>
          </table:table-cell>
          <table:table-cell office:value-type="string" calcext:value-type="string">
            <text:p>Peasant Of Gold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69]&gt;NUMBERVALUE(RIGHT([.G$1];4));0;RANDBETWEEN(1000;1000000))" office:value-type="float" office:value="185672" calcext:value-type="float">
            <text:p>185672</text:p>
          </table:table-cell>
          <table:table-cell table:formula="of:=IF([.$F69]&gt;NUMBERVALUE(RIGHT([.H$1];4));0;RANDBETWEEN(1000;1000000))" office:value-type="float" office:value="389482" calcext:value-type="float">
            <text:p>389482</text:p>
          </table:table-cell>
          <table:table-cell table:formula="of:=IF([.$F69]&gt;NUMBERVALUE(RIGHT([.I$1];4));0;RANDBETWEEN(1000;1000000))" office:value-type="float" office:value="480890" calcext:value-type="float">
            <text:p>480890</text:p>
          </table:table-cell>
          <table:table-cell table:formula="of:=IF([.$F69]&gt;NUMBERVALUE(RIGHT([.J$1];4));0;RANDBETWEEN(1000;1000000))" office:value-type="float" office:value="544352" calcext:value-type="float">
            <text:p>544352</text:p>
          </table:table-cell>
          <table:table-cell table:formula="of:=IF([.$F69]&gt;NUMBERVALUE(RIGHT([.K$1];4));0;RANDBETWEEN(1000;1000000))" office:value-type="float" office:value="967642" calcext:value-type="float">
            <text:p>967642</text:p>
          </table:table-cell>
          <table:table-cell table:formula="of:=IF([.$F69]&gt;NUMBERVALUE(RIGHT([.L$1];4));0;RANDBETWEEN(1000;1000000))" office:value-type="float" office:value="879001" calcext:value-type="float">
            <text:p>879001</text:p>
          </table:table-cell>
          <table:table-cell table:formula="of:=IF([.$F69]&gt;NUMBERVALUE(RIGHT([.M$1];4));0;RANDBETWEEN(1000;1000000))" office:value-type="float" office:value="649991" calcext:value-type="float">
            <text:p>649991</text:p>
          </table:table-cell>
          <table:table-cell table:formula="of:=SUM([.G69:.M69])" office:value-type="float" office:value="4097030" calcext:value-type="float">
            <text:p>4097030</text:p>
          </table:table-cell>
          <table:table-cell table:formula="of:=[.G69]*VLOOKUP(NUMBERVALUE(RIGHT([.G$1];4));[$'salary-percopy'.$A$1:.$B$7];2)+[.H69]*VLOOKUP(NUMBERVALUE(RIGHT([.H$1];4));[$'salary-percopy'.$A$1:.$B$7];2)+[.I69]*VLOOKUP(NUMBERVALUE(RIGHT([.I$1];4));[$'salary-percopy'.$A$1:.$B$7];2)+[.J69]*VLOOKUP(NUMBERVALUE(RIGHT([.J$1];4));[$'salary-percopy'.$A$1:.$B$7];2)+[.K69]*VLOOKUP(NUMBERVALUE(RIGHT([.K$1];4));[$'salary-percopy'.$A$1:.$B$7];2)+[.L69]*VLOOKUP(NUMBERVALUE(RIGHT([.L$1];4));[$'salary-percopy'.$A$1:.$B$7];2)+[.M69]*VLOOKUP(NUMBERVALUE(RIGHT([.M$1];4));[$'salary-percopy'.$A$1:.$B$7];2)" office:value-type="float" office:value="652438825" calcext:value-type="float">
            <text:p>652438825</text:p>
          </table:table-cell>
          <table:table-cell table:formula="of:=IF([.G69]&gt;500000;[.G69]*0.1*VLOOKUP(NUMBERVALUE(RIGHT([.G$1];4));[$'salary-percopy'.$A$1:.$B$7];2))+IF([.H69]&gt;500000;[.H69]*0.1*VLOOKUP(NUMBERVALUE(RIGHT([.H$1];4));[$'salary-percopy'.$A$1:.$B$7];2))+IF([.I69]&gt;500000;[.I69]*0.1*VLOOKUP(NUMBERVALUE(RIGHT([.I$1];4));[$'salary-percopy'.$A$1:.$B$7];2))+IF([.J69]&gt;500000;[.J69]*0.1*VLOOKUP(NUMBERVALUE(RIGHT([.J$1];4));[$'salary-percopy'.$A$1:.$B$7];2))+IF([.K69]&gt;500000;[.K69]*0.1*VLOOKUP(NUMBERVALUE(RIGHT([.K$1];4));[$'salary-percopy'.$A$1:.$B$7];2))+IF([.L69]&gt;500000;[.L69]*0.1*VLOOKUP(NUMBERVALUE(RIGHT([.L$1];4));[$'salary-percopy'.$A$1:.$B$7];2))+IF([.M69]&gt;500000;[.M69]*0.1*VLOOKUP(NUMBERVALUE(RIGHT([.M$1];4));[$'salary-percopy'.$A$1:.$B$7];2))" office:value-type="float" office:value="53332180.5" calcext:value-type="float">
            <text:p>53332181</text:p>
          </table:table-cell>
          <table:table-cell table:formula="of:=[.O69]+[.P69]" office:value-type="float" office:value="705771005.5" calcext:value-type="float">
            <text:p>7057710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xton Melton</text:p>
          </table:table-cell>
          <table:table-cell office:value-type="string" calcext:value-type="string">
            <text:p>Persuers With Honor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70]&gt;NUMBERVALUE(RIGHT([.G$1];4));0;RANDBETWEEN(1000;1000000))" office:value-type="float" office:value="0" calcext:value-type="float">
            <text:p>0</text:p>
          </table:table-cell>
          <table:table-cell table:formula="of:=IF([.$F70]&gt;NUMBERVALUE(RIGHT([.H$1];4));0;RANDBETWEEN(1000;1000000))" office:value-type="float" office:value="0" calcext:value-type="float">
            <text:p>0</text:p>
          </table:table-cell>
          <table:table-cell table:formula="of:=IF([.$F70]&gt;NUMBERVALUE(RIGHT([.I$1];4));0;RANDBETWEEN(1000;1000000))" office:value-type="float" office:value="0" calcext:value-type="float">
            <text:p>0</text:p>
          </table:table-cell>
          <table:table-cell table:formula="of:=IF([.$F70]&gt;NUMBERVALUE(RIGHT([.J$1];4));0;RANDBETWEEN(1000;1000000))" office:value-type="float" office:value="0" calcext:value-type="float">
            <text:p>0</text:p>
          </table:table-cell>
          <table:table-cell table:formula="of:=IF([.$F70]&gt;NUMBERVALUE(RIGHT([.K$1];4));0;RANDBETWEEN(1000;1000000))" office:value-type="float" office:value="0" calcext:value-type="float">
            <text:p>0</text:p>
          </table:table-cell>
          <table:table-cell table:formula="of:=IF([.$F70]&gt;NUMBERVALUE(RIGHT([.L$1];4));0;RANDBETWEEN(1000;1000000))" office:value-type="float" office:value="978851" calcext:value-type="float">
            <text:p>978851</text:p>
          </table:table-cell>
          <table:table-cell table:formula="of:=IF([.$F70]&gt;NUMBERVALUE(RIGHT([.M$1];4));0;RANDBETWEEN(1000;1000000))" office:value-type="float" office:value="365345" calcext:value-type="float">
            <text:p>365345</text:p>
          </table:table-cell>
          <table:table-cell table:formula="of:=SUM([.G70:.M70])" office:value-type="float" office:value="1344196" calcext:value-type="float">
            <text:p>1344196</text:p>
          </table:table-cell>
          <table:table-cell table:formula="of:=[.G70]*VLOOKUP(NUMBERVALUE(RIGHT([.G$1];4));[$'salary-percopy'.$A$1:.$B$7];2)+[.H70]*VLOOKUP(NUMBERVALUE(RIGHT([.H$1];4));[$'salary-percopy'.$A$1:.$B$7];2)+[.I70]*VLOOKUP(NUMBERVALUE(RIGHT([.I$1];4));[$'salary-percopy'.$A$1:.$B$7];2)+[.J70]*VLOOKUP(NUMBERVALUE(RIGHT([.J$1];4));[$'salary-percopy'.$A$1:.$B$7];2)+[.K70]*VLOOKUP(NUMBERVALUE(RIGHT([.K$1];4));[$'salary-percopy'.$A$1:.$B$7];2)+[.L70]*VLOOKUP(NUMBERVALUE(RIGHT([.L$1];4));[$'salary-percopy'.$A$1:.$B$7];2)+[.M70]*VLOOKUP(NUMBERVALUE(RIGHT([.M$1];4));[$'salary-percopy'.$A$1:.$B$7];2)" office:value-type="float" office:value="254156435" calcext:value-type="float">
            <text:p>254156435</text:p>
          </table:table-cell>
          <table:table-cell table:formula="of:=IF([.G70]&gt;500000;[.G70]*0.1*VLOOKUP(NUMBERVALUE(RIGHT([.G$1];4));[$'salary-percopy'.$A$1:.$B$7];2))+IF([.H70]&gt;500000;[.H70]*0.1*VLOOKUP(NUMBERVALUE(RIGHT([.H$1];4));[$'salary-percopy'.$A$1:.$B$7];2))+IF([.I70]&gt;500000;[.I70]*0.1*VLOOKUP(NUMBERVALUE(RIGHT([.I$1];4));[$'salary-percopy'.$A$1:.$B$7];2))+IF([.J70]&gt;500000;[.J70]*0.1*VLOOKUP(NUMBERVALUE(RIGHT([.J$1];4));[$'salary-percopy'.$A$1:.$B$7];2))+IF([.K70]&gt;500000;[.K70]*0.1*VLOOKUP(NUMBERVALUE(RIGHT([.K$1];4));[$'salary-percopy'.$A$1:.$B$7];2))+IF([.L70]&gt;500000;[.L70]*0.1*VLOOKUP(NUMBERVALUE(RIGHT([.L$1];4));[$'salary-percopy'.$A$1:.$B$7];2))+IF([.M70]&gt;500000;[.M70]*0.1*VLOOKUP(NUMBERVALUE(RIGHT([.M$1];4));[$'salary-percopy'.$A$1:.$B$7];2))" office:value-type="float" office:value="18108743.5" calcext:value-type="float">
            <text:p>18108744</text:p>
          </table:table-cell>
          <table:table-cell table:formula="of:=[.O70]+[.P70]" office:value-type="float" office:value="272265178.5" calcext:value-type="float">
            <text:p>2722651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ayla Ward</text:p>
          </table:table-cell>
          <table:table-cell office:value-type="string" calcext:value-type="string">
            <text:p>Phantoms Without A Goal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71]&gt;NUMBERVALUE(RIGHT([.G$1];4));0;RANDBETWEEN(1000;1000000))" office:value-type="float" office:value="0" calcext:value-type="float">
            <text:p>0</text:p>
          </table:table-cell>
          <table:table-cell table:formula="of:=IF([.$F71]&gt;NUMBERVALUE(RIGHT([.H$1];4));0;RANDBETWEEN(1000;1000000))" office:value-type="float" office:value="0" calcext:value-type="float">
            <text:p>0</text:p>
          </table:table-cell>
          <table:table-cell table:formula="of:=IF([.$F71]&gt;NUMBERVALUE(RIGHT([.I$1];4));0;RANDBETWEEN(1000;1000000))" office:value-type="float" office:value="0" calcext:value-type="float">
            <text:p>0</text:p>
          </table:table-cell>
          <table:table-cell table:formula="of:=IF([.$F71]&gt;NUMBERVALUE(RIGHT([.J$1];4));0;RANDBETWEEN(1000;1000000))" office:value-type="float" office:value="0" calcext:value-type="float">
            <text:p>0</text:p>
          </table:table-cell>
          <table:table-cell table:formula="of:=IF([.$F71]&gt;NUMBERVALUE(RIGHT([.K$1];4));0;RANDBETWEEN(1000;1000000))" office:value-type="float" office:value="352158" calcext:value-type="float">
            <text:p>352158</text:p>
          </table:table-cell>
          <table:table-cell table:formula="of:=IF([.$F71]&gt;NUMBERVALUE(RIGHT([.L$1];4));0;RANDBETWEEN(1000;1000000))" office:value-type="float" office:value="178200" calcext:value-type="float">
            <text:p>178200</text:p>
          </table:table-cell>
          <table:table-cell table:formula="of:=IF([.$F71]&gt;NUMBERVALUE(RIGHT([.M$1];4));0;RANDBETWEEN(1000;1000000))" office:value-type="float" office:value="621962" calcext:value-type="float">
            <text:p>621962</text:p>
          </table:table-cell>
          <table:table-cell table:formula="of:=SUM([.G71:.M71])" office:value-type="float" office:value="1152320" calcext:value-type="float">
            <text:p>1152320</text:p>
          </table:table-cell>
          <table:table-cell table:formula="of:=[.G71]*VLOOKUP(NUMBERVALUE(RIGHT([.G$1];4));[$'salary-percopy'.$A$1:.$B$7];2)+[.H71]*VLOOKUP(NUMBERVALUE(RIGHT([.H$1];4));[$'salary-percopy'.$A$1:.$B$7];2)+[.I71]*VLOOKUP(NUMBERVALUE(RIGHT([.I$1];4));[$'salary-percopy'.$A$1:.$B$7];2)+[.J71]*VLOOKUP(NUMBERVALUE(RIGHT([.J$1];4));[$'salary-percopy'.$A$1:.$B$7];2)+[.K71]*VLOOKUP(NUMBERVALUE(RIGHT([.K$1];4));[$'salary-percopy'.$A$1:.$B$7];2)+[.L71]*VLOOKUP(NUMBERVALUE(RIGHT([.L$1];4));[$'salary-percopy'.$A$1:.$B$7];2)+[.M71]*VLOOKUP(NUMBERVALUE(RIGHT([.M$1];4));[$'salary-percopy'.$A$1:.$B$7];2)" office:value-type="float" office:value="217226260" calcext:value-type="float">
            <text:p>217226260</text:p>
          </table:table-cell>
          <table:table-cell table:formula="of:=IF([.G71]&gt;500000;[.G71]*0.1*VLOOKUP(NUMBERVALUE(RIGHT([.G$1];4));[$'salary-percopy'.$A$1:.$B$7];2))+IF([.H71]&gt;500000;[.H71]*0.1*VLOOKUP(NUMBERVALUE(RIGHT([.H$1];4));[$'salary-percopy'.$A$1:.$B$7];2))+IF([.I71]&gt;500000;[.I71]*0.1*VLOOKUP(NUMBERVALUE(RIGHT([.I$1];4));[$'salary-percopy'.$A$1:.$B$7];2))+IF([.J71]&gt;500000;[.J71]*0.1*VLOOKUP(NUMBERVALUE(RIGHT([.J$1];4));[$'salary-percopy'.$A$1:.$B$7];2))+IF([.K71]&gt;500000;[.K71]*0.1*VLOOKUP(NUMBERVALUE(RIGHT([.K$1];4));[$'salary-percopy'.$A$1:.$B$7];2))+IF([.L71]&gt;500000;[.L71]*0.1*VLOOKUP(NUMBERVALUE(RIGHT([.L$1];4));[$'salary-percopy'.$A$1:.$B$7];2))+IF([.M71]&gt;500000;[.M71]*0.1*VLOOKUP(NUMBERVALUE(RIGHT([.M$1];4));[$'salary-percopy'.$A$1:.$B$7];2))" office:value-type="float" office:value="12439240" calcext:value-type="float">
            <text:p>12439240</text:p>
          </table:table-cell>
          <table:table-cell table:formula="of:=[.O71]+[.P71]" office:value-type="float" office:value="229665500" calcext:value-type="float">
            <text:p>2296655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ynn Wu</text:p>
          </table:table-cell>
          <table:table-cell office:value-type="string" calcext:value-type="string">
            <text:p>Pirates Of Animals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72]&gt;NUMBERVALUE(RIGHT([.G$1];4));0;RANDBETWEEN(1000;1000000))" office:value-type="float" office:value="713980" calcext:value-type="float">
            <text:p>713980</text:p>
          </table:table-cell>
          <table:table-cell table:formula="of:=IF([.$F72]&gt;NUMBERVALUE(RIGHT([.H$1];4));0;RANDBETWEEN(1000;1000000))" office:value-type="float" office:value="569644" calcext:value-type="float">
            <text:p>569644</text:p>
          </table:table-cell>
          <table:table-cell table:formula="of:=IF([.$F72]&gt;NUMBERVALUE(RIGHT([.I$1];4));0;RANDBETWEEN(1000;1000000))" office:value-type="float" office:value="971409" calcext:value-type="float">
            <text:p>971409</text:p>
          </table:table-cell>
          <table:table-cell table:formula="of:=IF([.$F72]&gt;NUMBERVALUE(RIGHT([.J$1];4));0;RANDBETWEEN(1000;1000000))" office:value-type="float" office:value="444874" calcext:value-type="float">
            <text:p>444874</text:p>
          </table:table-cell>
          <table:table-cell table:formula="of:=IF([.$F72]&gt;NUMBERVALUE(RIGHT([.K$1];4));0;RANDBETWEEN(1000;1000000))" office:value-type="float" office:value="540839" calcext:value-type="float">
            <text:p>540839</text:p>
          </table:table-cell>
          <table:table-cell table:formula="of:=IF([.$F72]&gt;NUMBERVALUE(RIGHT([.L$1];4));0;RANDBETWEEN(1000;1000000))" office:value-type="float" office:value="517244" calcext:value-type="float">
            <text:p>517244</text:p>
          </table:table-cell>
          <table:table-cell table:formula="of:=IF([.$F72]&gt;NUMBERVALUE(RIGHT([.M$1];4));0;RANDBETWEEN(1000;1000000))" office:value-type="float" office:value="304707" calcext:value-type="float">
            <text:p>304707</text:p>
          </table:table-cell>
          <table:table-cell table:formula="of:=SUM([.G72:.M72])" office:value-type="float" office:value="4062697" calcext:value-type="float">
            <text:p>4062697</text:p>
          </table:table-cell>
          <table:table-cell table:formula="of:=[.G72]*VLOOKUP(NUMBERVALUE(RIGHT([.G$1];4));[$'salary-percopy'.$A$1:.$B$7];2)+[.H72]*VLOOKUP(NUMBERVALUE(RIGHT([.H$1];4));[$'salary-percopy'.$A$1:.$B$7];2)+[.I72]*VLOOKUP(NUMBERVALUE(RIGHT([.I$1];4));[$'salary-percopy'.$A$1:.$B$7];2)+[.J72]*VLOOKUP(NUMBERVALUE(RIGHT([.J$1];4));[$'salary-percopy'.$A$1:.$B$7];2)+[.K72]*VLOOKUP(NUMBERVALUE(RIGHT([.K$1];4));[$'salary-percopy'.$A$1:.$B$7];2)+[.L72]*VLOOKUP(NUMBERVALUE(RIGHT([.L$1];4));[$'salary-percopy'.$A$1:.$B$7];2)+[.M72]*VLOOKUP(NUMBERVALUE(RIGHT([.M$1];4));[$'salary-percopy'.$A$1:.$B$7];2)" office:value-type="float" office:value="561484450" calcext:value-type="float">
            <text:p>561484450</text:p>
          </table:table-cell>
          <table:table-cell table:formula="of:=IF([.G72]&gt;500000;[.G72]*0.1*VLOOKUP(NUMBERVALUE(RIGHT([.G$1];4));[$'salary-percopy'.$A$1:.$B$7];2))+IF([.H72]&gt;500000;[.H72]*0.1*VLOOKUP(NUMBERVALUE(RIGHT([.H$1];4));[$'salary-percopy'.$A$1:.$B$7];2))+IF([.I72]&gt;500000;[.I72]*0.1*VLOOKUP(NUMBERVALUE(RIGHT([.I$1];4));[$'salary-percopy'.$A$1:.$B$7];2))+IF([.J72]&gt;500000;[.J72]*0.1*VLOOKUP(NUMBERVALUE(RIGHT([.J$1];4));[$'salary-percopy'.$A$1:.$B$7];2))+IF([.K72]&gt;500000;[.K72]*0.1*VLOOKUP(NUMBERVALUE(RIGHT([.K$1];4));[$'salary-percopy'.$A$1:.$B$7];2))+IF([.L72]&gt;500000;[.L72]*0.1*VLOOKUP(NUMBERVALUE(RIGHT([.L$1];4));[$'salary-percopy'.$A$1:.$B$7];2))+IF([.M72]&gt;500000;[.M72]*0.1*VLOOKUP(NUMBERVALUE(RIGHT([.M$1];4));[$'salary-percopy'.$A$1:.$B$7];2))" office:value-type="float" office:value="43826069" calcext:value-type="float">
            <text:p>43826069</text:p>
          </table:table-cell>
          <table:table-cell table:formula="of:=[.O72]+[.P72]" office:value-type="float" office:value="605310519" calcext:value-type="float">
            <text:p>6053105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kyler Webb</text:p>
          </table:table-cell>
          <table:table-cell office:value-type="string" calcext:value-type="string">
            <text:p>Planets Of The Cave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73]&gt;NUMBERVALUE(RIGHT([.G$1];4));0;RANDBETWEEN(1000;1000000))" office:value-type="float" office:value="0" calcext:value-type="float">
            <text:p>0</text:p>
          </table:table-cell>
          <table:table-cell table:formula="of:=IF([.$F73]&gt;NUMBERVALUE(RIGHT([.H$1];4));0;RANDBETWEEN(1000;1000000))" office:value-type="float" office:value="0" calcext:value-type="float">
            <text:p>0</text:p>
          </table:table-cell>
          <table:table-cell table:formula="of:=IF([.$F73]&gt;NUMBERVALUE(RIGHT([.I$1];4));0;RANDBETWEEN(1000;1000000))" office:value-type="float" office:value="0" calcext:value-type="float">
            <text:p>0</text:p>
          </table:table-cell>
          <table:table-cell table:formula="of:=IF([.$F73]&gt;NUMBERVALUE(RIGHT([.J$1];4));0;RANDBETWEEN(1000;1000000))" office:value-type="float" office:value="0" calcext:value-type="float">
            <text:p>0</text:p>
          </table:table-cell>
          <table:table-cell table:formula="of:=IF([.$F73]&gt;NUMBERVALUE(RIGHT([.K$1];4));0;RANDBETWEEN(1000;1000000))" office:value-type="float" office:value="0" calcext:value-type="float">
            <text:p>0</text:p>
          </table:table-cell>
          <table:table-cell table:formula="of:=IF([.$F73]&gt;NUMBERVALUE(RIGHT([.L$1];4));0;RANDBETWEEN(1000;1000000))" office:value-type="float" office:value="369229" calcext:value-type="float">
            <text:p>369229</text:p>
          </table:table-cell>
          <table:table-cell table:formula="of:=IF([.$F73]&gt;NUMBERVALUE(RIGHT([.M$1];4));0;RANDBETWEEN(1000;1000000))" office:value-type="float" office:value="884360" calcext:value-type="float">
            <text:p>884360</text:p>
          </table:table-cell>
          <table:table-cell table:formula="of:=SUM([.G73:.M73])" office:value-type="float" office:value="1253589" calcext:value-type="float">
            <text:p>1253589</text:p>
          </table:table-cell>
          <table:table-cell table:formula="of:=[.G73]*VLOOKUP(NUMBERVALUE(RIGHT([.G$1];4));[$'salary-percopy'.$A$1:.$B$7];2)+[.H73]*VLOOKUP(NUMBERVALUE(RIGHT([.H$1];4));[$'salary-percopy'.$A$1:.$B$7];2)+[.I73]*VLOOKUP(NUMBERVALUE(RIGHT([.I$1];4));[$'salary-percopy'.$A$1:.$B$7];2)+[.J73]*VLOOKUP(NUMBERVALUE(RIGHT([.J$1];4));[$'salary-percopy'.$A$1:.$B$7];2)+[.K73]*VLOOKUP(NUMBERVALUE(RIGHT([.K$1];4));[$'salary-percopy'.$A$1:.$B$7];2)+[.L73]*VLOOKUP(NUMBERVALUE(RIGHT([.L$1];4));[$'salary-percopy'.$A$1:.$B$7];2)+[.M73]*VLOOKUP(NUMBERVALUE(RIGHT([.M$1];4));[$'salary-percopy'.$A$1:.$B$7];2)" office:value-type="float" office:value="245179365" calcext:value-type="float">
            <text:p>245179365</text:p>
          </table:table-cell>
          <table:table-cell table:formula="of:=IF([.G73]&gt;500000;[.G73]*0.1*VLOOKUP(NUMBERVALUE(RIGHT([.G$1];4));[$'salary-percopy'.$A$1:.$B$7];2))+IF([.H73]&gt;500000;[.H73]*0.1*VLOOKUP(NUMBERVALUE(RIGHT([.H$1];4));[$'salary-percopy'.$A$1:.$B$7];2))+IF([.I73]&gt;500000;[.I73]*0.1*VLOOKUP(NUMBERVALUE(RIGHT([.I$1];4));[$'salary-percopy'.$A$1:.$B$7];2))+IF([.J73]&gt;500000;[.J73]*0.1*VLOOKUP(NUMBERVALUE(RIGHT([.J$1];4));[$'salary-percopy'.$A$1:.$B$7];2))+IF([.K73]&gt;500000;[.K73]*0.1*VLOOKUP(NUMBERVALUE(RIGHT([.K$1];4));[$'salary-percopy'.$A$1:.$B$7];2))+IF([.L73]&gt;500000;[.L73]*0.1*VLOOKUP(NUMBERVALUE(RIGHT([.L$1];4));[$'salary-percopy'.$A$1:.$B$7];2))+IF([.M73]&gt;500000;[.M73]*0.1*VLOOKUP(NUMBERVALUE(RIGHT([.M$1];4));[$'salary-percopy'.$A$1:.$B$7];2))" office:value-type="float" office:value="17687200" calcext:value-type="float">
            <text:p>17687200</text:p>
          </table:table-cell>
          <table:table-cell table:formula="of:=[.O73]+[.P73]" office:value-type="float" office:value="262866565" calcext:value-type="float">
            <text:p>26286656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Zoie Beck</text:p>
          </table:table-cell>
          <table:table-cell office:value-type="string" calcext:value-type="string">
            <text:p>Puppy Of Riddle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74]&gt;NUMBERVALUE(RIGHT([.G$1];4));0;RANDBETWEEN(1000;1000000))" office:value-type="float" office:value="0" calcext:value-type="float">
            <text:p>0</text:p>
          </table:table-cell>
          <table:table-cell table:formula="of:=IF([.$F74]&gt;NUMBERVALUE(RIGHT([.H$1];4));0;RANDBETWEEN(1000;1000000))" office:value-type="float" office:value="142334" calcext:value-type="float">
            <text:p>142334</text:p>
          </table:table-cell>
          <table:table-cell table:formula="of:=IF([.$F74]&gt;NUMBERVALUE(RIGHT([.I$1];4));0;RANDBETWEEN(1000;1000000))" office:value-type="float" office:value="159194" calcext:value-type="float">
            <text:p>159194</text:p>
          </table:table-cell>
          <table:table-cell table:formula="of:=IF([.$F74]&gt;NUMBERVALUE(RIGHT([.J$1];4));0;RANDBETWEEN(1000;1000000))" office:value-type="float" office:value="397592" calcext:value-type="float">
            <text:p>397592</text:p>
          </table:table-cell>
          <table:table-cell table:formula="of:=IF([.$F74]&gt;NUMBERVALUE(RIGHT([.K$1];4));0;RANDBETWEEN(1000;1000000))" office:value-type="float" office:value="912366" calcext:value-type="float">
            <text:p>912366</text:p>
          </table:table-cell>
          <table:table-cell table:formula="of:=IF([.$F74]&gt;NUMBERVALUE(RIGHT([.L$1];4));0;RANDBETWEEN(1000;1000000))" office:value-type="float" office:value="753379" calcext:value-type="float">
            <text:p>753379</text:p>
          </table:table-cell>
          <table:table-cell table:formula="of:=IF([.$F74]&gt;NUMBERVALUE(RIGHT([.M$1];4));0;RANDBETWEEN(1000;1000000))" office:value-type="float" office:value="679320" calcext:value-type="float">
            <text:p>679320</text:p>
          </table:table-cell>
          <table:table-cell table:formula="of:=SUM([.G74:.M74])" office:value-type="float" office:value="3044185" calcext:value-type="float">
            <text:p>3044185</text:p>
          </table:table-cell>
          <table:table-cell table:formula="of:=[.G74]*VLOOKUP(NUMBERVALUE(RIGHT([.G$1];4));[$'salary-percopy'.$A$1:.$B$7];2)+[.H74]*VLOOKUP(NUMBERVALUE(RIGHT([.H$1];4));[$'salary-percopy'.$A$1:.$B$7];2)+[.I74]*VLOOKUP(NUMBERVALUE(RIGHT([.I$1];4));[$'salary-percopy'.$A$1:.$B$7];2)+[.J74]*VLOOKUP(NUMBERVALUE(RIGHT([.J$1];4));[$'salary-percopy'.$A$1:.$B$7];2)+[.K74]*VLOOKUP(NUMBERVALUE(RIGHT([.K$1];4));[$'salary-percopy'.$A$1:.$B$7];2)+[.L74]*VLOOKUP(NUMBERVALUE(RIGHT([.L$1];4));[$'salary-percopy'.$A$1:.$B$7];2)+[.M74]*VLOOKUP(NUMBERVALUE(RIGHT([.M$1];4));[$'salary-percopy'.$A$1:.$B$7];2)" office:value-type="float" office:value="520764235" calcext:value-type="float">
            <text:p>520764235</text:p>
          </table:table-cell>
          <table:table-cell table:formula="of:=IF([.G74]&gt;500000;[.G74]*0.1*VLOOKUP(NUMBERVALUE(RIGHT([.G$1];4));[$'salary-percopy'.$A$1:.$B$7];2))+IF([.H74]&gt;500000;[.H74]*0.1*VLOOKUP(NUMBERVALUE(RIGHT([.H$1];4));[$'salary-percopy'.$A$1:.$B$7];2))+IF([.I74]&gt;500000;[.I74]*0.1*VLOOKUP(NUMBERVALUE(RIGHT([.I$1];4));[$'salary-percopy'.$A$1:.$B$7];2))+IF([.J74]&gt;500000;[.J74]*0.1*VLOOKUP(NUMBERVALUE(RIGHT([.J$1];4));[$'salary-percopy'.$A$1:.$B$7];2))+IF([.K74]&gt;500000;[.K74]*0.1*VLOOKUP(NUMBERVALUE(RIGHT([.K$1];4));[$'salary-percopy'.$A$1:.$B$7];2))+IF([.L74]&gt;500000;[.L74]*0.1*VLOOKUP(NUMBERVALUE(RIGHT([.L$1];4));[$'salary-percopy'.$A$1:.$B$7];2))+IF([.M74]&gt;500000;[.M74]*0.1*VLOOKUP(NUMBERVALUE(RIGHT([.M$1];4));[$'salary-percopy'.$A$1:.$B$7];2))" office:value-type="float" office:value="43034133.5" calcext:value-type="float">
            <text:p>43034134</text:p>
          </table:table-cell>
          <table:table-cell table:formula="of:=[.O74]+[.P74]" office:value-type="float" office:value="563798368.5" calcext:value-type="float">
            <text:p>5637983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ice Hudson</text:p>
          </table:table-cell>
          <table:table-cell office:value-type="string" calcext:value-type="string">
            <text:p>Rat And Foreigner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75]&gt;NUMBERVALUE(RIGHT([.G$1];4));0;RANDBETWEEN(1000;1000000))" office:value-type="float" office:value="0" calcext:value-type="float">
            <text:p>0</text:p>
          </table:table-cell>
          <table:table-cell table:formula="of:=IF([.$F75]&gt;NUMBERVALUE(RIGHT([.H$1];4));0;RANDBETWEEN(1000;1000000))" office:value-type="float" office:value="0" calcext:value-type="float">
            <text:p>0</text:p>
          </table:table-cell>
          <table:table-cell table:formula="of:=IF([.$F75]&gt;NUMBERVALUE(RIGHT([.I$1];4));0;RANDBETWEEN(1000;1000000))" office:value-type="float" office:value="434250" calcext:value-type="float">
            <text:p>434250</text:p>
          </table:table-cell>
          <table:table-cell table:formula="of:=IF([.$F75]&gt;NUMBERVALUE(RIGHT([.J$1];4));0;RANDBETWEEN(1000;1000000))" office:value-type="float" office:value="432516" calcext:value-type="float">
            <text:p>432516</text:p>
          </table:table-cell>
          <table:table-cell table:formula="of:=IF([.$F75]&gt;NUMBERVALUE(RIGHT([.K$1];4));0;RANDBETWEEN(1000;1000000))" office:value-type="float" office:value="51858" calcext:value-type="float">
            <text:p>51858</text:p>
          </table:table-cell>
          <table:table-cell table:formula="of:=IF([.$F75]&gt;NUMBERVALUE(RIGHT([.L$1];4));0;RANDBETWEEN(1000;1000000))" office:value-type="float" office:value="903801" calcext:value-type="float">
            <text:p>903801</text:p>
          </table:table-cell>
          <table:table-cell table:formula="of:=IF([.$F75]&gt;NUMBERVALUE(RIGHT([.M$1];4));0;RANDBETWEEN(1000;1000000))" office:value-type="float" office:value="122946" calcext:value-type="float">
            <text:p>122946</text:p>
          </table:table-cell>
          <table:table-cell table:formula="of:=SUM([.G75:.M75])" office:value-type="float" office:value="1945371" calcext:value-type="float">
            <text:p>1945371</text:p>
          </table:table-cell>
          <table:table-cell table:formula="of:=[.G75]*VLOOKUP(NUMBERVALUE(RIGHT([.G$1];4));[$'salary-percopy'.$A$1:.$B$7];2)+[.H75]*VLOOKUP(NUMBERVALUE(RIGHT([.H$1];4));[$'salary-percopy'.$A$1:.$B$7];2)+[.I75]*VLOOKUP(NUMBERVALUE(RIGHT([.I$1];4));[$'salary-percopy'.$A$1:.$B$7];2)+[.J75]*VLOOKUP(NUMBERVALUE(RIGHT([.J$1];4));[$'salary-percopy'.$A$1:.$B$7];2)+[.K75]*VLOOKUP(NUMBERVALUE(RIGHT([.K$1];4));[$'salary-percopy'.$A$1:.$B$7];2)+[.L75]*VLOOKUP(NUMBERVALUE(RIGHT([.L$1];4));[$'salary-percopy'.$A$1:.$B$7];2)+[.M75]*VLOOKUP(NUMBERVALUE(RIGHT([.M$1];4));[$'salary-percopy'.$A$1:.$B$7];2)" office:value-type="float" office:value="313270485" calcext:value-type="float">
            <text:p>313270485</text:p>
          </table:table-cell>
          <table:table-cell table:formula="of:=IF([.G75]&gt;500000;[.G75]*0.1*VLOOKUP(NUMBERVALUE(RIGHT([.G$1];4));[$'salary-percopy'.$A$1:.$B$7];2))+IF([.H75]&gt;500000;[.H75]*0.1*VLOOKUP(NUMBERVALUE(RIGHT([.H$1];4));[$'salary-percopy'.$A$1:.$B$7];2))+IF([.I75]&gt;500000;[.I75]*0.1*VLOOKUP(NUMBERVALUE(RIGHT([.I$1];4));[$'salary-percopy'.$A$1:.$B$7];2))+IF([.J75]&gt;500000;[.J75]*0.1*VLOOKUP(NUMBERVALUE(RIGHT([.J$1];4));[$'salary-percopy'.$A$1:.$B$7];2))+IF([.K75]&gt;500000;[.K75]*0.1*VLOOKUP(NUMBERVALUE(RIGHT([.K$1];4));[$'salary-percopy'.$A$1:.$B$7];2))+IF([.L75]&gt;500000;[.L75]*0.1*VLOOKUP(NUMBERVALUE(RIGHT([.L$1];4));[$'salary-percopy'.$A$1:.$B$7];2))+IF([.M75]&gt;500000;[.M75]*0.1*VLOOKUP(NUMBERVALUE(RIGHT([.M$1];4));[$'salary-percopy'.$A$1:.$B$7];2))" office:value-type="float" office:value="16720318.5" calcext:value-type="float">
            <text:p>16720319</text:p>
          </table:table-cell>
          <table:table-cell table:formula="of:=[.O75]+[.P75]" office:value-type="float" office:value="329990803.5" calcext:value-type="float">
            <text:p>3299908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ared Howard</text:p>
          </table:table-cell>
          <table:table-cell office:value-type="string" calcext:value-type="string">
            <text:p>Robot And Dog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76]&gt;NUMBERVALUE(RIGHT([.G$1];4));0;RANDBETWEEN(1000;1000000))" office:value-type="float" office:value="502833" calcext:value-type="float">
            <text:p>502833</text:p>
          </table:table-cell>
          <table:table-cell table:formula="of:=IF([.$F76]&gt;NUMBERVALUE(RIGHT([.H$1];4));0;RANDBETWEEN(1000;1000000))" office:value-type="float" office:value="511419" calcext:value-type="float">
            <text:p>511419</text:p>
          </table:table-cell>
          <table:table-cell table:formula="of:=IF([.$F76]&gt;NUMBERVALUE(RIGHT([.I$1];4));0;RANDBETWEEN(1000;1000000))" office:value-type="float" office:value="644923" calcext:value-type="float">
            <text:p>644923</text:p>
          </table:table-cell>
          <table:table-cell table:formula="of:=IF([.$F76]&gt;NUMBERVALUE(RIGHT([.J$1];4));0;RANDBETWEEN(1000;1000000))" office:value-type="float" office:value="507281" calcext:value-type="float">
            <text:p>507281</text:p>
          </table:table-cell>
          <table:table-cell table:formula="of:=IF([.$F76]&gt;NUMBERVALUE(RIGHT([.K$1];4));0;RANDBETWEEN(1000;1000000))" office:value-type="float" office:value="949994" calcext:value-type="float">
            <text:p>949994</text:p>
          </table:table-cell>
          <table:table-cell table:formula="of:=IF([.$F76]&gt;NUMBERVALUE(RIGHT([.L$1];4));0;RANDBETWEEN(1000;1000000))" office:value-type="float" office:value="973221" calcext:value-type="float">
            <text:p>973221</text:p>
          </table:table-cell>
          <table:table-cell table:formula="of:=IF([.$F76]&gt;NUMBERVALUE(RIGHT([.M$1];4));0;RANDBETWEEN(1000;1000000))" office:value-type="float" office:value="657308" calcext:value-type="float">
            <text:p>657308</text:p>
          </table:table-cell>
          <table:table-cell table:formula="of:=SUM([.G76:.M76])" office:value-type="float" office:value="4746979" calcext:value-type="float">
            <text:p>4746979</text:p>
          </table:table-cell>
          <table:table-cell table:formula="of:=[.G76]*VLOOKUP(NUMBERVALUE(RIGHT([.G$1];4));[$'salary-percopy'.$A$1:.$B$7];2)+[.H76]*VLOOKUP(NUMBERVALUE(RIGHT([.H$1];4));[$'salary-percopy'.$A$1:.$B$7];2)+[.I76]*VLOOKUP(NUMBERVALUE(RIGHT([.I$1];4));[$'salary-percopy'.$A$1:.$B$7];2)+[.J76]*VLOOKUP(NUMBERVALUE(RIGHT([.J$1];4));[$'salary-percopy'.$A$1:.$B$7];2)+[.K76]*VLOOKUP(NUMBERVALUE(RIGHT([.K$1];4));[$'salary-percopy'.$A$1:.$B$7];2)+[.L76]*VLOOKUP(NUMBERVALUE(RIGHT([.L$1];4));[$'salary-percopy'.$A$1:.$B$7];2)+[.M76]*VLOOKUP(NUMBERVALUE(RIGHT([.M$1];4));[$'salary-percopy'.$A$1:.$B$7];2)" office:value-type="float" office:value="727955955" calcext:value-type="float">
            <text:p>727955955</text:p>
          </table:table-cell>
          <table:table-cell table:formula="of:=IF([.G76]&gt;500000;[.G76]*0.1*VLOOKUP(NUMBERVALUE(RIGHT([.G$1];4));[$'salary-percopy'.$A$1:.$B$7];2))+IF([.H76]&gt;500000;[.H76]*0.1*VLOOKUP(NUMBERVALUE(RIGHT([.H$1];4));[$'salary-percopy'.$A$1:.$B$7];2))+IF([.I76]&gt;500000;[.I76]*0.1*VLOOKUP(NUMBERVALUE(RIGHT([.I$1];4));[$'salary-percopy'.$A$1:.$B$7];2))+IF([.J76]&gt;500000;[.J76]*0.1*VLOOKUP(NUMBERVALUE(RIGHT([.J$1];4));[$'salary-percopy'.$A$1:.$B$7];2))+IF([.K76]&gt;500000;[.K76]*0.1*VLOOKUP(NUMBERVALUE(RIGHT([.K$1];4));[$'salary-percopy'.$A$1:.$B$7];2))+IF([.L76]&gt;500000;[.L76]*0.1*VLOOKUP(NUMBERVALUE(RIGHT([.L$1];4));[$'salary-percopy'.$A$1:.$B$7];2))+IF([.M76]&gt;500000;[.M76]*0.1*VLOOKUP(NUMBERVALUE(RIGHT([.M$1];4));[$'salary-percopy'.$A$1:.$B$7];2))" office:value-type="float" office:value="72795595.5" calcext:value-type="float">
            <text:p>72795596</text:p>
          </table:table-cell>
          <table:table-cell table:formula="of:=[.O76]+[.P76]" office:value-type="float" office:value="800751550.5" calcext:value-type="float">
            <text:p>8007515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agan Salazar</text:p>
          </table:table-cell>
          <table:table-cell office:value-type="string" calcext:value-type="string">
            <text:p>Shamans Of Insanity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77]&gt;NUMBERVALUE(RIGHT([.G$1];4));0;RANDBETWEEN(1000;1000000))" office:value-type="float" office:value="898232" calcext:value-type="float">
            <text:p>898232</text:p>
          </table:table-cell>
          <table:table-cell table:formula="of:=IF([.$F77]&gt;NUMBERVALUE(RIGHT([.H$1];4));0;RANDBETWEEN(1000;1000000))" office:value-type="float" office:value="434106" calcext:value-type="float">
            <text:p>434106</text:p>
          </table:table-cell>
          <table:table-cell table:formula="of:=IF([.$F77]&gt;NUMBERVALUE(RIGHT([.I$1];4));0;RANDBETWEEN(1000;1000000))" office:value-type="float" office:value="456369" calcext:value-type="float">
            <text:p>456369</text:p>
          </table:table-cell>
          <table:table-cell table:formula="of:=IF([.$F77]&gt;NUMBERVALUE(RIGHT([.J$1];4));0;RANDBETWEEN(1000;1000000))" office:value-type="float" office:value="538501" calcext:value-type="float">
            <text:p>538501</text:p>
          </table:table-cell>
          <table:table-cell table:formula="of:=IF([.$F77]&gt;NUMBERVALUE(RIGHT([.K$1];4));0;RANDBETWEEN(1000;1000000))" office:value-type="float" office:value="1036" calcext:value-type="float">
            <text:p>1036</text:p>
          </table:table-cell>
          <table:table-cell table:formula="of:=IF([.$F77]&gt;NUMBERVALUE(RIGHT([.L$1];4));0;RANDBETWEEN(1000;1000000))" office:value-type="float" office:value="793308" calcext:value-type="float">
            <text:p>793308</text:p>
          </table:table-cell>
          <table:table-cell table:formula="of:=IF([.$F77]&gt;NUMBERVALUE(RIGHT([.M$1];4));0;RANDBETWEEN(1000;1000000))" office:value-type="float" office:value="155342" calcext:value-type="float">
            <text:p>155342</text:p>
          </table:table-cell>
          <table:table-cell table:formula="of:=SUM([.G77:.M77])" office:value-type="float" office:value="3276894" calcext:value-type="float">
            <text:p>3276894</text:p>
          </table:table-cell>
          <table:table-cell table:formula="of:=[.G77]*VLOOKUP(NUMBERVALUE(RIGHT([.G$1];4));[$'salary-percopy'.$A$1:.$B$7];2)+[.H77]*VLOOKUP(NUMBERVALUE(RIGHT([.H$1];4));[$'salary-percopy'.$A$1:.$B$7];2)+[.I77]*VLOOKUP(NUMBERVALUE(RIGHT([.I$1];4));[$'salary-percopy'.$A$1:.$B$7];2)+[.J77]*VLOOKUP(NUMBERVALUE(RIGHT([.J$1];4));[$'salary-percopy'.$A$1:.$B$7];2)+[.K77]*VLOOKUP(NUMBERVALUE(RIGHT([.K$1];4));[$'salary-percopy'.$A$1:.$B$7];2)+[.L77]*VLOOKUP(NUMBERVALUE(RIGHT([.L$1];4));[$'salary-percopy'.$A$1:.$B$7];2)+[.M77]*VLOOKUP(NUMBERVALUE(RIGHT([.M$1];4));[$'salary-percopy'.$A$1:.$B$7];2)" office:value-type="float" office:value="445735780" calcext:value-type="float">
            <text:p>445735780</text:p>
          </table:table-cell>
          <table:table-cell table:formula="of:=IF([.G77]&gt;500000;[.G77]*0.1*VLOOKUP(NUMBERVALUE(RIGHT([.G$1];4));[$'salary-percopy'.$A$1:.$B$7];2))+IF([.H77]&gt;500000;[.H77]*0.1*VLOOKUP(NUMBERVALUE(RIGHT([.H$1];4));[$'salary-percopy'.$A$1:.$B$7];2))+IF([.I77]&gt;500000;[.I77]*0.1*VLOOKUP(NUMBERVALUE(RIGHT([.I$1];4));[$'salary-percopy'.$A$1:.$B$7];2))+IF([.J77]&gt;500000;[.J77]*0.1*VLOOKUP(NUMBERVALUE(RIGHT([.J$1];4));[$'salary-percopy'.$A$1:.$B$7];2))+IF([.K77]&gt;500000;[.K77]*0.1*VLOOKUP(NUMBERVALUE(RIGHT([.K$1];4));[$'salary-percopy'.$A$1:.$B$7];2))+IF([.L77]&gt;500000;[.L77]*0.1*VLOOKUP(NUMBERVALUE(RIGHT([.L$1];4));[$'salary-percopy'.$A$1:.$B$7];2))+IF([.M77]&gt;500000;[.M77]*0.1*VLOOKUP(NUMBERVALUE(RIGHT([.M$1];4));[$'salary-percopy'.$A$1:.$B$7];2))" office:value-type="float" office:value="31197532" calcext:value-type="float">
            <text:p>31197532</text:p>
          </table:table-cell>
          <table:table-cell table:formula="of:=[.O77]+[.P77]" office:value-type="float" office:value="476933312" calcext:value-type="float">
            <text:p>4769333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oy Dyer</text:p>
          </table:table-cell>
          <table:table-cell office:value-type="string" calcext:value-type="string">
            <text:p>Smile At Technology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78]&gt;NUMBERVALUE(RIGHT([.G$1];4));0;RANDBETWEEN(1000;1000000))" office:value-type="float" office:value="0" calcext:value-type="float">
            <text:p>0</text:p>
          </table:table-cell>
          <table:table-cell table:formula="of:=IF([.$F78]&gt;NUMBERVALUE(RIGHT([.H$1];4));0;RANDBETWEEN(1000;1000000))" office:value-type="float" office:value="198204" calcext:value-type="float">
            <text:p>198204</text:p>
          </table:table-cell>
          <table:table-cell table:formula="of:=IF([.$F78]&gt;NUMBERVALUE(RIGHT([.I$1];4));0;RANDBETWEEN(1000;1000000))" office:value-type="float" office:value="879479" calcext:value-type="float">
            <text:p>879479</text:p>
          </table:table-cell>
          <table:table-cell table:formula="of:=IF([.$F78]&gt;NUMBERVALUE(RIGHT([.J$1];4));0;RANDBETWEEN(1000;1000000))" office:value-type="float" office:value="149877" calcext:value-type="float">
            <text:p>149877</text:p>
          </table:table-cell>
          <table:table-cell table:formula="of:=IF([.$F78]&gt;NUMBERVALUE(RIGHT([.K$1];4));0;RANDBETWEEN(1000;1000000))" office:value-type="float" office:value="870501" calcext:value-type="float">
            <text:p>870501</text:p>
          </table:table-cell>
          <table:table-cell table:formula="of:=IF([.$F78]&gt;NUMBERVALUE(RIGHT([.L$1];4));0;RANDBETWEEN(1000;1000000))" office:value-type="float" office:value="752580" calcext:value-type="float">
            <text:p>752580</text:p>
          </table:table-cell>
          <table:table-cell table:formula="of:=IF([.$F78]&gt;NUMBERVALUE(RIGHT([.M$1];4));0;RANDBETWEEN(1000;1000000))" office:value-type="float" office:value="827691" calcext:value-type="float">
            <text:p>827691</text:p>
          </table:table-cell>
          <table:table-cell table:formula="of:=SUM([.G78:.M78])" office:value-type="float" office:value="3678332" calcext:value-type="float">
            <text:p>3678332</text:p>
          </table:table-cell>
          <table:table-cell table:formula="of:=[.G78]*VLOOKUP(NUMBERVALUE(RIGHT([.G$1];4));[$'salary-percopy'.$A$1:.$B$7];2)+[.H78]*VLOOKUP(NUMBERVALUE(RIGHT([.H$1];4));[$'salary-percopy'.$A$1:.$B$7];2)+[.I78]*VLOOKUP(NUMBERVALUE(RIGHT([.I$1];4));[$'salary-percopy'.$A$1:.$B$7];2)+[.J78]*VLOOKUP(NUMBERVALUE(RIGHT([.J$1];4));[$'salary-percopy'.$A$1:.$B$7];2)+[.K78]*VLOOKUP(NUMBERVALUE(RIGHT([.K$1];4));[$'salary-percopy'.$A$1:.$B$7];2)+[.L78]*VLOOKUP(NUMBERVALUE(RIGHT([.L$1];4));[$'salary-percopy'.$A$1:.$B$7];2)+[.M78]*VLOOKUP(NUMBERVALUE(RIGHT([.M$1];4));[$'salary-percopy'.$A$1:.$B$7];2)" office:value-type="float" office:value="601073370" calcext:value-type="float">
            <text:p>601073370</text:p>
          </table:table-cell>
          <table:table-cell table:formula="of:=IF([.G78]&gt;500000;[.G78]*0.1*VLOOKUP(NUMBERVALUE(RIGHT([.G$1];4));[$'salary-percopy'.$A$1:.$B$7];2))+IF([.H78]&gt;500000;[.H78]*0.1*VLOOKUP(NUMBERVALUE(RIGHT([.H$1];4));[$'salary-percopy'.$A$1:.$B$7];2))+IF([.I78]&gt;500000;[.I78]*0.1*VLOOKUP(NUMBERVALUE(RIGHT([.I$1];4));[$'salary-percopy'.$A$1:.$B$7];2))+IF([.J78]&gt;500000;[.J78]*0.1*VLOOKUP(NUMBERVALUE(RIGHT([.J$1];4));[$'salary-percopy'.$A$1:.$B$7];2))+IF([.K78]&gt;500000;[.K78]*0.1*VLOOKUP(NUMBERVALUE(RIGHT([.K$1];4));[$'salary-percopy'.$A$1:.$B$7];2))+IF([.L78]&gt;500000;[.L78]*0.1*VLOOKUP(NUMBERVALUE(RIGHT([.L$1];4));[$'salary-percopy'.$A$1:.$B$7];2))+IF([.M78]&gt;500000;[.M78]*0.1*VLOOKUP(NUMBERVALUE(RIGHT([.M$1];4));[$'salary-percopy'.$A$1:.$B$7];2))" office:value-type="float" office:value="55828815" calcext:value-type="float">
            <text:p>55828815</text:p>
          </table:table-cell>
          <table:table-cell table:formula="of:=[.O78]+[.P78]" office:value-type="float" office:value="656902185" calcext:value-type="float">
            <text:p>6569021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lana Castro</text:p>
          </table:table-cell>
          <table:table-cell office:value-type="string" calcext:value-type="string">
            <text:p>Songs Without A Voice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79]&gt;NUMBERVALUE(RIGHT([.G$1];4));0;RANDBETWEEN(1000;1000000))" office:value-type="float" office:value="0" calcext:value-type="float">
            <text:p>0</text:p>
          </table:table-cell>
          <table:table-cell table:formula="of:=IF([.$F79]&gt;NUMBERVALUE(RIGHT([.H$1];4));0;RANDBETWEEN(1000;1000000))" office:value-type="float" office:value="261465" calcext:value-type="float">
            <text:p>261465</text:p>
          </table:table-cell>
          <table:table-cell table:formula="of:=IF([.$F79]&gt;NUMBERVALUE(RIGHT([.I$1];4));0;RANDBETWEEN(1000;1000000))" office:value-type="float" office:value="234592" calcext:value-type="float">
            <text:p>234592</text:p>
          </table:table-cell>
          <table:table-cell table:formula="of:=IF([.$F79]&gt;NUMBERVALUE(RIGHT([.J$1];4));0;RANDBETWEEN(1000;1000000))" office:value-type="float" office:value="610248" calcext:value-type="float">
            <text:p>610248</text:p>
          </table:table-cell>
          <table:table-cell table:formula="of:=IF([.$F79]&gt;NUMBERVALUE(RIGHT([.K$1];4));0;RANDBETWEEN(1000;1000000))" office:value-type="float" office:value="540452" calcext:value-type="float">
            <text:p>540452</text:p>
          </table:table-cell>
          <table:table-cell table:formula="of:=IF([.$F79]&gt;NUMBERVALUE(RIGHT([.L$1];4));0;RANDBETWEEN(1000;1000000))" office:value-type="float" office:value="122732" calcext:value-type="float">
            <text:p>122732</text:p>
          </table:table-cell>
          <table:table-cell table:formula="of:=IF([.$F79]&gt;NUMBERVALUE(RIGHT([.M$1];4));0;RANDBETWEEN(1000;1000000))" office:value-type="float" office:value="188443" calcext:value-type="float">
            <text:p>188443</text:p>
          </table:table-cell>
          <table:table-cell table:formula="of:=SUM([.G79:.M79])" office:value-type="float" office:value="1957932" calcext:value-type="float">
            <text:p>1957932</text:p>
          </table:table-cell>
          <table:table-cell table:formula="of:=[.G79]*VLOOKUP(NUMBERVALUE(RIGHT([.G$1];4));[$'salary-percopy'.$A$1:.$B$7];2)+[.H79]*VLOOKUP(NUMBERVALUE(RIGHT([.H$1];4));[$'salary-percopy'.$A$1:.$B$7];2)+[.I79]*VLOOKUP(NUMBERVALUE(RIGHT([.I$1];4));[$'salary-percopy'.$A$1:.$B$7];2)+[.J79]*VLOOKUP(NUMBERVALUE(RIGHT([.J$1];4));[$'salary-percopy'.$A$1:.$B$7];2)+[.K79]*VLOOKUP(NUMBERVALUE(RIGHT([.K$1];4));[$'salary-percopy'.$A$1:.$B$7];2)+[.L79]*VLOOKUP(NUMBERVALUE(RIGHT([.L$1];4));[$'salary-percopy'.$A$1:.$B$7];2)+[.M79]*VLOOKUP(NUMBERVALUE(RIGHT([.M$1];4));[$'salary-percopy'.$A$1:.$B$7];2)" office:value-type="float" office:value="294617770" calcext:value-type="float">
            <text:p>294617770</text:p>
          </table:table-cell>
          <table:table-cell table:formula="of:=IF([.G79]&gt;500000;[.G79]*0.1*VLOOKUP(NUMBERVALUE(RIGHT([.G$1];4));[$'salary-percopy'.$A$1:.$B$7];2))+IF([.H79]&gt;500000;[.H79]*0.1*VLOOKUP(NUMBERVALUE(RIGHT([.H$1];4));[$'salary-percopy'.$A$1:.$B$7];2))+IF([.I79]&gt;500000;[.I79]*0.1*VLOOKUP(NUMBERVALUE(RIGHT([.I$1];4));[$'salary-percopy'.$A$1:.$B$7];2))+IF([.J79]&gt;500000;[.J79]*0.1*VLOOKUP(NUMBERVALUE(RIGHT([.J$1];4));[$'salary-percopy'.$A$1:.$B$7];2))+IF([.K79]&gt;500000;[.K79]*0.1*VLOOKUP(NUMBERVALUE(RIGHT([.K$1];4));[$'salary-percopy'.$A$1:.$B$7];2))+IF([.L79]&gt;500000;[.L79]*0.1*VLOOKUP(NUMBERVALUE(RIGHT([.L$1];4));[$'salary-percopy'.$A$1:.$B$7];2))+IF([.M79]&gt;500000;[.M79]*0.1*VLOOKUP(NUMBERVALUE(RIGHT([.M$1];4));[$'salary-percopy'.$A$1:.$B$7];2))" office:value-type="float" office:value="17731156" calcext:value-type="float">
            <text:p>17731156</text:p>
          </table:table-cell>
          <table:table-cell table:formula="of:=[.O79]+[.P79]" office:value-type="float" office:value="312348926" calcext:value-type="float">
            <text:p>3123489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eon Cline</text:p>
          </table:table-cell>
          <table:table-cell office:value-type="string" calcext:value-type="string">
            <text:p>Spiders And Snakes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80]&gt;NUMBERVALUE(RIGHT([.G$1];4));0;RANDBETWEEN(1000;1000000))" office:value-type="float" office:value="0" calcext:value-type="float">
            <text:p>0</text:p>
          </table:table-cell>
          <table:table-cell table:formula="of:=IF([.$F80]&gt;NUMBERVALUE(RIGHT([.H$1];4));0;RANDBETWEEN(1000;1000000))" office:value-type="float" office:value="0" calcext:value-type="float">
            <text:p>0</text:p>
          </table:table-cell>
          <table:table-cell table:formula="of:=IF([.$F80]&gt;NUMBERVALUE(RIGHT([.I$1];4));0;RANDBETWEEN(1000;1000000))" office:value-type="float" office:value="0" calcext:value-type="float">
            <text:p>0</text:p>
          </table:table-cell>
          <table:table-cell table:formula="of:=IF([.$F80]&gt;NUMBERVALUE(RIGHT([.J$1];4));0;RANDBETWEEN(1000;1000000))" office:value-type="float" office:value="0" calcext:value-type="float">
            <text:p>0</text:p>
          </table:table-cell>
          <table:table-cell table:formula="of:=IF([.$F80]&gt;NUMBERVALUE(RIGHT([.K$1];4));0;RANDBETWEEN(1000;1000000))" office:value-type="float" office:value="0" calcext:value-type="float">
            <text:p>0</text:p>
          </table:table-cell>
          <table:table-cell table:formula="of:=IF([.$F80]&gt;NUMBERVALUE(RIGHT([.L$1];4));0;RANDBETWEEN(1000;1000000))" office:value-type="float" office:value="877377" calcext:value-type="float">
            <text:p>877377</text:p>
          </table:table-cell>
          <table:table-cell table:formula="of:=IF([.$F80]&gt;NUMBERVALUE(RIGHT([.M$1];4));0;RANDBETWEEN(1000;1000000))" office:value-type="float" office:value="37448" calcext:value-type="float">
            <text:p>37448</text:p>
          </table:table-cell>
          <table:table-cell table:formula="of:=SUM([.G80:.M80])" office:value-type="float" office:value="914825" calcext:value-type="float">
            <text:p>914825</text:p>
          </table:table-cell>
          <table:table-cell table:formula="of:=[.G80]*VLOOKUP(NUMBERVALUE(RIGHT([.G$1];4));[$'salary-percopy'.$A$1:.$B$7];2)+[.H80]*VLOOKUP(NUMBERVALUE(RIGHT([.H$1];4));[$'salary-percopy'.$A$1:.$B$7];2)+[.I80]*VLOOKUP(NUMBERVALUE(RIGHT([.I$1];4));[$'salary-percopy'.$A$1:.$B$7];2)+[.J80]*VLOOKUP(NUMBERVALUE(RIGHT([.J$1];4));[$'salary-percopy'.$A$1:.$B$7];2)+[.K80]*VLOOKUP(NUMBERVALUE(RIGHT([.K$1];4));[$'salary-percopy'.$A$1:.$B$7];2)+[.L80]*VLOOKUP(NUMBERVALUE(RIGHT([.L$1];4));[$'salary-percopy'.$A$1:.$B$7];2)+[.M80]*VLOOKUP(NUMBERVALUE(RIGHT([.M$1];4));[$'salary-percopy'.$A$1:.$B$7];2)" office:value-type="float" office:value="169804345" calcext:value-type="float">
            <text:p>169804345</text:p>
          </table:table-cell>
          <table:table-cell table:formula="of:=IF([.G80]&gt;500000;[.G80]*0.1*VLOOKUP(NUMBERVALUE(RIGHT([.G$1];4));[$'salary-percopy'.$A$1:.$B$7];2))+IF([.H80]&gt;500000;[.H80]*0.1*VLOOKUP(NUMBERVALUE(RIGHT([.H$1];4));[$'salary-percopy'.$A$1:.$B$7];2))+IF([.I80]&gt;500000;[.I80]*0.1*VLOOKUP(NUMBERVALUE(RIGHT([.I$1];4));[$'salary-percopy'.$A$1:.$B$7];2))+IF([.J80]&gt;500000;[.J80]*0.1*VLOOKUP(NUMBERVALUE(RIGHT([.J$1];4));[$'salary-percopy'.$A$1:.$B$7];2))+IF([.K80]&gt;500000;[.K80]*0.1*VLOOKUP(NUMBERVALUE(RIGHT([.K$1];4));[$'salary-percopy'.$A$1:.$B$7];2))+IF([.L80]&gt;500000;[.L80]*0.1*VLOOKUP(NUMBERVALUE(RIGHT([.L$1];4));[$'salary-percopy'.$A$1:.$B$7];2))+IF([.M80]&gt;500000;[.M80]*0.1*VLOOKUP(NUMBERVALUE(RIGHT([.M$1];4));[$'salary-percopy'.$A$1:.$B$7];2))" office:value-type="float" office:value="16231474.5" calcext:value-type="float">
            <text:p>16231475</text:p>
          </table:table-cell>
          <table:table-cell table:formula="of:=[.O80]+[.P80]" office:value-type="float" office:value="186035819.5" calcext:value-type="float">
            <text:p>1860358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iena Long</text:p>
          </table:table-cell>
          <table:table-cell office:value-type="string" calcext:value-type="string">
            <text:p>Supporters Of The Plague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81]&gt;NUMBERVALUE(RIGHT([.G$1];4));0;RANDBETWEEN(1000;1000000))" office:value-type="float" office:value="437182" calcext:value-type="float">
            <text:p>437182</text:p>
          </table:table-cell>
          <table:table-cell table:formula="of:=IF([.$F81]&gt;NUMBERVALUE(RIGHT([.H$1];4));0;RANDBETWEEN(1000;1000000))" office:value-type="float" office:value="501310" calcext:value-type="float">
            <text:p>501310</text:p>
          </table:table-cell>
          <table:table-cell table:formula="of:=IF([.$F81]&gt;NUMBERVALUE(RIGHT([.I$1];4));0;RANDBETWEEN(1000;1000000))" office:value-type="float" office:value="396674" calcext:value-type="float">
            <text:p>396674</text:p>
          </table:table-cell>
          <table:table-cell table:formula="of:=IF([.$F81]&gt;NUMBERVALUE(RIGHT([.J$1];4));0;RANDBETWEEN(1000;1000000))" office:value-type="float" office:value="91926" calcext:value-type="float">
            <text:p>91926</text:p>
          </table:table-cell>
          <table:table-cell table:formula="of:=IF([.$F81]&gt;NUMBERVALUE(RIGHT([.K$1];4));0;RANDBETWEEN(1000;1000000))" office:value-type="float" office:value="561286" calcext:value-type="float">
            <text:p>561286</text:p>
          </table:table-cell>
          <table:table-cell table:formula="of:=IF([.$F81]&gt;NUMBERVALUE(RIGHT([.L$1];4));0;RANDBETWEEN(1000;1000000))" office:value-type="float" office:value="18734" calcext:value-type="float">
            <text:p>18734</text:p>
          </table:table-cell>
          <table:table-cell table:formula="of:=IF([.$F81]&gt;NUMBERVALUE(RIGHT([.M$1];4));0;RANDBETWEEN(1000;1000000))" office:value-type="float" office:value="245427" calcext:value-type="float">
            <text:p>245427</text:p>
          </table:table-cell>
          <table:table-cell table:formula="of:=SUM([.G81:.M81])" office:value-type="float" office:value="2252539" calcext:value-type="float">
            <text:p>2252539</text:p>
          </table:table-cell>
          <table:table-cell table:formula="of:=[.G81]*VLOOKUP(NUMBERVALUE(RIGHT([.G$1];4));[$'salary-percopy'.$A$1:.$B$7];2)+[.H81]*VLOOKUP(NUMBERVALUE(RIGHT([.H$1];4));[$'salary-percopy'.$A$1:.$B$7];2)+[.I81]*VLOOKUP(NUMBERVALUE(RIGHT([.I$1];4));[$'salary-percopy'.$A$1:.$B$7];2)+[.J81]*VLOOKUP(NUMBERVALUE(RIGHT([.J$1];4));[$'salary-percopy'.$A$1:.$B$7];2)+[.K81]*VLOOKUP(NUMBERVALUE(RIGHT([.K$1];4));[$'salary-percopy'.$A$1:.$B$7];2)+[.L81]*VLOOKUP(NUMBERVALUE(RIGHT([.L$1];4));[$'salary-percopy'.$A$1:.$B$7];2)+[.M81]*VLOOKUP(NUMBERVALUE(RIGHT([.M$1];4));[$'salary-percopy'.$A$1:.$B$7];2)" office:value-type="float" office:value="307302630" calcext:value-type="float">
            <text:p>307302630</text:p>
          </table:table-cell>
          <table:table-cell table:formula="of:=IF([.G81]&gt;500000;[.G81]*0.1*VLOOKUP(NUMBERVALUE(RIGHT([.G$1];4));[$'salary-percopy'.$A$1:.$B$7];2))+IF([.H81]&gt;500000;[.H81]*0.1*VLOOKUP(NUMBERVALUE(RIGHT([.H$1];4));[$'salary-percopy'.$A$1:.$B$7];2))+IF([.I81]&gt;500000;[.I81]*0.1*VLOOKUP(NUMBERVALUE(RIGHT([.I$1];4));[$'salary-percopy'.$A$1:.$B$7];2))+IF([.J81]&gt;500000;[.J81]*0.1*VLOOKUP(NUMBERVALUE(RIGHT([.J$1];4));[$'salary-percopy'.$A$1:.$B$7];2))+IF([.K81]&gt;500000;[.K81]*0.1*VLOOKUP(NUMBERVALUE(RIGHT([.K$1];4));[$'salary-percopy'.$A$1:.$B$7];2))+IF([.L81]&gt;500000;[.L81]*0.1*VLOOKUP(NUMBERVALUE(RIGHT([.L$1];4));[$'salary-percopy'.$A$1:.$B$7];2))+IF([.M81]&gt;500000;[.M81]*0.1*VLOOKUP(NUMBERVALUE(RIGHT([.M$1];4));[$'salary-percopy'.$A$1:.$B$7];2))" office:value-type="float" office:value="15056272" calcext:value-type="float">
            <text:p>15056272</text:p>
          </table:table-cell>
          <table:table-cell table:formula="of:=[.O81]+[.P81]" office:value-type="float" office:value="322358902" calcext:value-type="float">
            <text:p>3223589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hmad Lynn</text:p>
          </table:table-cell>
          <table:table-cell office:value-type="string" calcext:value-type="string">
            <text:p>Sweating In Nature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82]&gt;NUMBERVALUE(RIGHT([.G$1];4));0;RANDBETWEEN(1000;1000000))" office:value-type="float" office:value="0" calcext:value-type="float">
            <text:p>0</text:p>
          </table:table-cell>
          <table:table-cell table:formula="of:=IF([.$F82]&gt;NUMBERVALUE(RIGHT([.H$1];4));0;RANDBETWEEN(1000;1000000))" office:value-type="float" office:value="0" calcext:value-type="float">
            <text:p>0</text:p>
          </table:table-cell>
          <table:table-cell table:formula="of:=IF([.$F82]&gt;NUMBERVALUE(RIGHT([.I$1];4));0;RANDBETWEEN(1000;1000000))" office:value-type="float" office:value="907629" calcext:value-type="float">
            <text:p>907629</text:p>
          </table:table-cell>
          <table:table-cell table:formula="of:=IF([.$F82]&gt;NUMBERVALUE(RIGHT([.J$1];4));0;RANDBETWEEN(1000;1000000))" office:value-type="float" office:value="456393" calcext:value-type="float">
            <text:p>456393</text:p>
          </table:table-cell>
          <table:table-cell table:formula="of:=IF([.$F82]&gt;NUMBERVALUE(RIGHT([.K$1];4));0;RANDBETWEEN(1000;1000000))" office:value-type="float" office:value="551691" calcext:value-type="float">
            <text:p>551691</text:p>
          </table:table-cell>
          <table:table-cell table:formula="of:=IF([.$F82]&gt;NUMBERVALUE(RIGHT([.L$1];4));0;RANDBETWEEN(1000;1000000))" office:value-type="float" office:value="710285" calcext:value-type="float">
            <text:p>710285</text:p>
          </table:table-cell>
          <table:table-cell table:formula="of:=IF([.$F82]&gt;NUMBERVALUE(RIGHT([.M$1];4));0;RANDBETWEEN(1000;1000000))" office:value-type="float" office:value="727065" calcext:value-type="float">
            <text:p>727065</text:p>
          </table:table-cell>
          <table:table-cell table:formula="of:=SUM([.G82:.M82])" office:value-type="float" office:value="3353063" calcext:value-type="float">
            <text:p>3353063</text:p>
          </table:table-cell>
          <table:table-cell table:formula="of:=[.G82]*VLOOKUP(NUMBERVALUE(RIGHT([.G$1];4));[$'salary-percopy'.$A$1:.$B$7];2)+[.H82]*VLOOKUP(NUMBERVALUE(RIGHT([.H$1];4));[$'salary-percopy'.$A$1:.$B$7];2)+[.I82]*VLOOKUP(NUMBERVALUE(RIGHT([.I$1];4));[$'salary-percopy'.$A$1:.$B$7];2)+[.J82]*VLOOKUP(NUMBERVALUE(RIGHT([.J$1];4));[$'salary-percopy'.$A$1:.$B$7];2)+[.K82]*VLOOKUP(NUMBERVALUE(RIGHT([.K$1];4));[$'salary-percopy'.$A$1:.$B$7];2)+[.L82]*VLOOKUP(NUMBERVALUE(RIGHT([.L$1];4));[$'salary-percopy'.$A$1:.$B$7];2)+[.M82]*VLOOKUP(NUMBERVALUE(RIGHT([.M$1];4));[$'salary-percopy'.$A$1:.$B$7];2)" office:value-type="float" office:value="543413695" calcext:value-type="float">
            <text:p>543413695</text:p>
          </table:table-cell>
          <table:table-cell table:formula="of:=IF([.G82]&gt;500000;[.G82]*0.1*VLOOKUP(NUMBERVALUE(RIGHT([.G$1];4));[$'salary-percopy'.$A$1:.$B$7];2))+IF([.H82]&gt;500000;[.H82]*0.1*VLOOKUP(NUMBERVALUE(RIGHT([.H$1];4));[$'salary-percopy'.$A$1:.$B$7];2))+IF([.I82]&gt;500000;[.I82]*0.1*VLOOKUP(NUMBERVALUE(RIGHT([.I$1];4));[$'salary-percopy'.$A$1:.$B$7];2))+IF([.J82]&gt;500000;[.J82]*0.1*VLOOKUP(NUMBERVALUE(RIGHT([.J$1];4));[$'salary-percopy'.$A$1:.$B$7];2))+IF([.K82]&gt;500000;[.K82]*0.1*VLOOKUP(NUMBERVALUE(RIGHT([.K$1];4));[$'salary-percopy'.$A$1:.$B$7];2))+IF([.L82]&gt;500000;[.L82]*0.1*VLOOKUP(NUMBERVALUE(RIGHT([.L$1];4));[$'salary-percopy'.$A$1:.$B$7];2))+IF([.M82]&gt;500000;[.M82]*0.1*VLOOKUP(NUMBERVALUE(RIGHT([.M$1];4));[$'salary-percopy'.$A$1:.$B$7];2))" office:value-type="float" office:value="47951867.5" calcext:value-type="float">
            <text:p>47951868</text:p>
          </table:table-cell>
          <table:table-cell table:formula="of:=[.O82]+[.P82]" office:value-type="float" office:value="591365562.5" calcext:value-type="float">
            <text:p>5913655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agger Maxwell</text:p>
          </table:table-cell>
          <table:table-cell office:value-type="string" calcext:value-type="string">
            <text:p>Symbols At The Graveyard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83]&gt;NUMBERVALUE(RIGHT([.G$1];4));0;RANDBETWEEN(1000;1000000))" office:value-type="float" office:value="0" calcext:value-type="float">
            <text:p>0</text:p>
          </table:table-cell>
          <table:table-cell table:formula="of:=IF([.$F83]&gt;NUMBERVALUE(RIGHT([.H$1];4));0;RANDBETWEEN(1000;1000000))" office:value-type="float" office:value="0" calcext:value-type="float">
            <text:p>0</text:p>
          </table:table-cell>
          <table:table-cell table:formula="of:=IF([.$F83]&gt;NUMBERVALUE(RIGHT([.I$1];4));0;RANDBETWEEN(1000;1000000))" office:value-type="float" office:value="0" calcext:value-type="float">
            <text:p>0</text:p>
          </table:table-cell>
          <table:table-cell table:formula="of:=IF([.$F83]&gt;NUMBERVALUE(RIGHT([.J$1];4));0;RANDBETWEEN(1000;1000000))" office:value-type="float" office:value="0" calcext:value-type="float">
            <text:p>0</text:p>
          </table:table-cell>
          <table:table-cell table:formula="of:=IF([.$F83]&gt;NUMBERVALUE(RIGHT([.K$1];4));0;RANDBETWEEN(1000;1000000))" office:value-type="float" office:value="0" calcext:value-type="float">
            <text:p>0</text:p>
          </table:table-cell>
          <table:table-cell table:formula="of:=IF([.$F83]&gt;NUMBERVALUE(RIGHT([.L$1];4));0;RANDBETWEEN(1000;1000000))" office:value-type="float" office:value="64980" calcext:value-type="float">
            <text:p>64980</text:p>
          </table:table-cell>
          <table:table-cell table:formula="of:=IF([.$F83]&gt;NUMBERVALUE(RIGHT([.M$1];4));0;RANDBETWEEN(1000;1000000))" office:value-type="float" office:value="640297" calcext:value-type="float">
            <text:p>640297</text:p>
          </table:table-cell>
          <table:table-cell table:formula="of:=SUM([.G83:.M83])" office:value-type="float" office:value="705277" calcext:value-type="float">
            <text:p>705277</text:p>
          </table:table-cell>
          <table:table-cell table:formula="of:=[.G83]*VLOOKUP(NUMBERVALUE(RIGHT([.G$1];4));[$'salary-percopy'.$A$1:.$B$7];2)+[.H83]*VLOOKUP(NUMBERVALUE(RIGHT([.H$1];4));[$'salary-percopy'.$A$1:.$B$7];2)+[.I83]*VLOOKUP(NUMBERVALUE(RIGHT([.I$1];4));[$'salary-percopy'.$A$1:.$B$7];2)+[.J83]*VLOOKUP(NUMBERVALUE(RIGHT([.J$1];4));[$'salary-percopy'.$A$1:.$B$7];2)+[.K83]*VLOOKUP(NUMBERVALUE(RIGHT([.K$1];4));[$'salary-percopy'.$A$1:.$B$7];2)+[.L83]*VLOOKUP(NUMBERVALUE(RIGHT([.L$1];4));[$'salary-percopy'.$A$1:.$B$7];2)+[.M83]*VLOOKUP(NUMBERVALUE(RIGHT([.M$1];4));[$'salary-percopy'.$A$1:.$B$7];2)" office:value-type="float" office:value="140080700" calcext:value-type="float">
            <text:p>140080700</text:p>
          </table:table-cell>
          <table:table-cell table:formula="of:=IF([.G83]&gt;500000;[.G83]*0.1*VLOOKUP(NUMBERVALUE(RIGHT([.G$1];4));[$'salary-percopy'.$A$1:.$B$7];2))+IF([.H83]&gt;500000;[.H83]*0.1*VLOOKUP(NUMBERVALUE(RIGHT([.H$1];4));[$'salary-percopy'.$A$1:.$B$7];2))+IF([.I83]&gt;500000;[.I83]*0.1*VLOOKUP(NUMBERVALUE(RIGHT([.I$1];4));[$'salary-percopy'.$A$1:.$B$7];2))+IF([.J83]&gt;500000;[.J83]*0.1*VLOOKUP(NUMBERVALUE(RIGHT([.J$1];4));[$'salary-percopy'.$A$1:.$B$7];2))+IF([.K83]&gt;500000;[.K83]*0.1*VLOOKUP(NUMBERVALUE(RIGHT([.K$1];4));[$'salary-percopy'.$A$1:.$B$7];2))+IF([.L83]&gt;500000;[.L83]*0.1*VLOOKUP(NUMBERVALUE(RIGHT([.L$1];4));[$'salary-percopy'.$A$1:.$B$7];2))+IF([.M83]&gt;500000;[.M83]*0.1*VLOOKUP(NUMBERVALUE(RIGHT([.M$1];4));[$'salary-percopy'.$A$1:.$B$7];2))" office:value-type="float" office:value="12805940" calcext:value-type="float">
            <text:p>12805940</text:p>
          </table:table-cell>
          <table:table-cell table:formula="of:=[.O83]+[.P83]" office:value-type="float" office:value="152886640" calcext:value-type="float">
            <text:p>1528866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nna Mason</text:p>
          </table:table-cell>
          <table:table-cell office:value-type="string" calcext:value-type="string">
            <text:p>Tree In My Garden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84]&gt;NUMBERVALUE(RIGHT([.G$1];4));0;RANDBETWEEN(1000;1000000))" office:value-type="float" office:value="0" calcext:value-type="float">
            <text:p>0</text:p>
          </table:table-cell>
          <table:table-cell table:formula="of:=IF([.$F84]&gt;NUMBERVALUE(RIGHT([.H$1];4));0;RANDBETWEEN(1000;1000000))" office:value-type="float" office:value="0" calcext:value-type="float">
            <text:p>0</text:p>
          </table:table-cell>
          <table:table-cell table:formula="of:=IF([.$F84]&gt;NUMBERVALUE(RIGHT([.I$1];4));0;RANDBETWEEN(1000;1000000))" office:value-type="float" office:value="0" calcext:value-type="float">
            <text:p>0</text:p>
          </table:table-cell>
          <table:table-cell table:formula="of:=IF([.$F84]&gt;NUMBERVALUE(RIGHT([.J$1];4));0;RANDBETWEEN(1000;1000000))" office:value-type="float" office:value="0" calcext:value-type="float">
            <text:p>0</text:p>
          </table:table-cell>
          <table:table-cell table:formula="of:=IF([.$F84]&gt;NUMBERVALUE(RIGHT([.K$1];4));0;RANDBETWEEN(1000;1000000))" office:value-type="float" office:value="71505" calcext:value-type="float">
            <text:p>71505</text:p>
          </table:table-cell>
          <table:table-cell table:formula="of:=IF([.$F84]&gt;NUMBERVALUE(RIGHT([.L$1];4));0;RANDBETWEEN(1000;1000000))" office:value-type="float" office:value="618351" calcext:value-type="float">
            <text:p>618351</text:p>
          </table:table-cell>
          <table:table-cell table:formula="of:=IF([.$F84]&gt;NUMBERVALUE(RIGHT([.M$1];4));0;RANDBETWEEN(1000;1000000))" office:value-type="float" office:value="320986" calcext:value-type="float">
            <text:p>320986</text:p>
          </table:table-cell>
          <table:table-cell table:formula="of:=SUM([.G84:.M84])" office:value-type="float" office:value="1010842" calcext:value-type="float">
            <text:p>1010842</text:p>
          </table:table-cell>
          <table:table-cell table:formula="of:=[.G84]*VLOOKUP(NUMBERVALUE(RIGHT([.G$1];4));[$'salary-percopy'.$A$1:.$B$7];2)+[.H84]*VLOOKUP(NUMBERVALUE(RIGHT([.H$1];4));[$'salary-percopy'.$A$1:.$B$7];2)+[.I84]*VLOOKUP(NUMBERVALUE(RIGHT([.I$1];4));[$'salary-percopy'.$A$1:.$B$7];2)+[.J84]*VLOOKUP(NUMBERVALUE(RIGHT([.J$1];4));[$'salary-percopy'.$A$1:.$B$7];2)+[.K84]*VLOOKUP(NUMBERVALUE(RIGHT([.K$1];4));[$'salary-percopy'.$A$1:.$B$7];2)+[.L84]*VLOOKUP(NUMBERVALUE(RIGHT([.L$1];4));[$'salary-percopy'.$A$1:.$B$7];2)+[.M84]*VLOOKUP(NUMBERVALUE(RIGHT([.M$1];4));[$'salary-percopy'.$A$1:.$B$7];2)" office:value-type="float" office:value="190747985" calcext:value-type="float">
            <text:p>190747985</text:p>
          </table:table-cell>
          <table:table-cell table:formula="of:=IF([.G84]&gt;500000;[.G84]*0.1*VLOOKUP(NUMBERVALUE(RIGHT([.G$1];4));[$'salary-percopy'.$A$1:.$B$7];2))+IF([.H84]&gt;500000;[.H84]*0.1*VLOOKUP(NUMBERVALUE(RIGHT([.H$1];4));[$'salary-percopy'.$A$1:.$B$7];2))+IF([.I84]&gt;500000;[.I84]*0.1*VLOOKUP(NUMBERVALUE(RIGHT([.I$1];4));[$'salary-percopy'.$A$1:.$B$7];2))+IF([.J84]&gt;500000;[.J84]*0.1*VLOOKUP(NUMBERVALUE(RIGHT([.J$1];4));[$'salary-percopy'.$A$1:.$B$7];2))+IF([.K84]&gt;500000;[.K84]*0.1*VLOOKUP(NUMBERVALUE(RIGHT([.K$1];4));[$'salary-percopy'.$A$1:.$B$7];2))+IF([.L84]&gt;500000;[.L84]*0.1*VLOOKUP(NUMBERVALUE(RIGHT([.L$1];4));[$'salary-percopy'.$A$1:.$B$7];2))+IF([.M84]&gt;500000;[.M84]*0.1*VLOOKUP(NUMBERVALUE(RIGHT([.M$1];4));[$'salary-percopy'.$A$1:.$B$7];2))" office:value-type="float" office:value="11439493.5" calcext:value-type="float">
            <text:p>11439494</text:p>
          </table:table-cell>
          <table:table-cell table:formula="of:=[.O84]+[.P84]" office:value-type="float" office:value="202187478.5" calcext:value-type="float">
            <text:p>2021874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akob Booth</text:p>
          </table:table-cell>
          <table:table-cell office:value-type="string" calcext:value-type="string">
            <text:p>Turtles And Summoner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6)" office:value-type="float" office:value="2016" calcext:value-type="float">
            <text:p>2016</text:p>
          </table:table-cell>
          <table:table-cell table:formula="of:=IF([.$F85]&gt;NUMBERVALUE(RIGHT([.G$1];4));0;RANDBETWEEN(1000;1000000))" office:value-type="float" office:value="0" calcext:value-type="float">
            <text:p>0</text:p>
          </table:table-cell>
          <table:table-cell table:formula="of:=IF([.$F85]&gt;NUMBERVALUE(RIGHT([.H$1];4));0;RANDBETWEEN(1000;1000000))" office:value-type="float" office:value="0" calcext:value-type="float">
            <text:p>0</text:p>
          </table:table-cell>
          <table:table-cell table:formula="of:=IF([.$F85]&gt;NUMBERVALUE(RIGHT([.I$1];4));0;RANDBETWEEN(1000;1000000))" office:value-type="float" office:value="0" calcext:value-type="float">
            <text:p>0</text:p>
          </table:table-cell>
          <table:table-cell table:formula="of:=IF([.$F85]&gt;NUMBERVALUE(RIGHT([.J$1];4));0;RANDBETWEEN(1000;1000000))" office:value-type="float" office:value="0" calcext:value-type="float">
            <text:p>0</text:p>
          </table:table-cell>
          <table:table-cell table:formula="of:=IF([.$F85]&gt;NUMBERVALUE(RIGHT([.K$1];4));0;RANDBETWEEN(1000;1000000))" office:value-type="float" office:value="0" calcext:value-type="float">
            <text:p>0</text:p>
          </table:table-cell>
          <table:table-cell table:formula="of:=IF([.$F85]&gt;NUMBERVALUE(RIGHT([.L$1];4));0;RANDBETWEEN(1000;1000000))" office:value-type="float" office:value="21659" calcext:value-type="float">
            <text:p>21659</text:p>
          </table:table-cell>
          <table:table-cell table:formula="of:=IF([.$F85]&gt;NUMBERVALUE(RIGHT([.M$1];4));0;RANDBETWEEN(1000;1000000))" office:value-type="float" office:value="6984" calcext:value-type="float">
            <text:p>6984</text:p>
          </table:table-cell>
          <table:table-cell table:formula="of:=SUM([.G85:.M85])" office:value-type="float" office:value="28643" calcext:value-type="float">
            <text:p>28643</text:p>
          </table:table-cell>
          <table:table-cell table:formula="of:=[.G85]*VLOOKUP(NUMBERVALUE(RIGHT([.G$1];4));[$'salary-percopy'.$A$1:.$B$7];2)+[.H85]*VLOOKUP(NUMBERVALUE(RIGHT([.H$1];4));[$'salary-percopy'.$A$1:.$B$7];2)+[.I85]*VLOOKUP(NUMBERVALUE(RIGHT([.I$1];4));[$'salary-percopy'.$A$1:.$B$7];2)+[.J85]*VLOOKUP(NUMBERVALUE(RIGHT([.J$1];4));[$'salary-percopy'.$A$1:.$B$7];2)+[.K85]*VLOOKUP(NUMBERVALUE(RIGHT([.K$1];4));[$'salary-percopy'.$A$1:.$B$7];2)+[.L85]*VLOOKUP(NUMBERVALUE(RIGHT([.L$1];4));[$'salary-percopy'.$A$1:.$B$7];2)+[.M85]*VLOOKUP(NUMBERVALUE(RIGHT([.M$1];4));[$'salary-percopy'.$A$1:.$B$7];2)" office:value-type="float" office:value="5403715" calcext:value-type="float">
            <text:p>5403715</text:p>
          </table:table-cell>
          <table:table-cell table:formula="of:=IF([.G85]&gt;500000;[.G85]*0.1*VLOOKUP(NUMBERVALUE(RIGHT([.G$1];4));[$'salary-percopy'.$A$1:.$B$7];2))+IF([.H85]&gt;500000;[.H85]*0.1*VLOOKUP(NUMBERVALUE(RIGHT([.H$1];4));[$'salary-percopy'.$A$1:.$B$7];2))+IF([.I85]&gt;500000;[.I85]*0.1*VLOOKUP(NUMBERVALUE(RIGHT([.I$1];4));[$'salary-percopy'.$A$1:.$B$7];2))+IF([.J85]&gt;500000;[.J85]*0.1*VLOOKUP(NUMBERVALUE(RIGHT([.J$1];4));[$'salary-percopy'.$A$1:.$B$7];2))+IF([.K85]&gt;500000;[.K85]*0.1*VLOOKUP(NUMBERVALUE(RIGHT([.K$1];4));[$'salary-percopy'.$A$1:.$B$7];2))+IF([.L85]&gt;500000;[.L85]*0.1*VLOOKUP(NUMBERVALUE(RIGHT([.L$1];4));[$'salary-percopy'.$A$1:.$B$7];2))+IF([.M85]&gt;500000;[.M85]*0.1*VLOOKUP(NUMBERVALUE(RIGHT([.M$1];4));[$'salary-percopy'.$A$1:.$B$7];2))" office:value-type="float" office:value="0" calcext:value-type="float">
            <text:p>0</text:p>
          </table:table-cell>
          <table:table-cell table:formula="of:=[.O85]+[.P85]" office:value-type="float" office:value="5403715" calcext:value-type="float">
            <text:p>54037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ilah Gay</text:p>
          </table:table-cell>
          <table:table-cell office:value-type="string" calcext:value-type="string">
            <text:p>Union Without Glory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86]&gt;NUMBERVALUE(RIGHT([.G$1];4));0;RANDBETWEEN(1000;1000000))" office:value-type="float" office:value="597227" calcext:value-type="float">
            <text:p>597227</text:p>
          </table:table-cell>
          <table:table-cell table:formula="of:=IF([.$F86]&gt;NUMBERVALUE(RIGHT([.H$1];4));0;RANDBETWEEN(1000;1000000))" office:value-type="float" office:value="983751" calcext:value-type="float">
            <text:p>983751</text:p>
          </table:table-cell>
          <table:table-cell table:formula="of:=IF([.$F86]&gt;NUMBERVALUE(RIGHT([.I$1];4));0;RANDBETWEEN(1000;1000000))" office:value-type="float" office:value="759272" calcext:value-type="float">
            <text:p>759272</text:p>
          </table:table-cell>
          <table:table-cell table:formula="of:=IF([.$F86]&gt;NUMBERVALUE(RIGHT([.J$1];4));0;RANDBETWEEN(1000;1000000))" office:value-type="float" office:value="334126" calcext:value-type="float">
            <text:p>334126</text:p>
          </table:table-cell>
          <table:table-cell table:formula="of:=IF([.$F86]&gt;NUMBERVALUE(RIGHT([.K$1];4));0;RANDBETWEEN(1000;1000000))" office:value-type="float" office:value="76724" calcext:value-type="float">
            <text:p>76724</text:p>
          </table:table-cell>
          <table:table-cell table:formula="of:=IF([.$F86]&gt;NUMBERVALUE(RIGHT([.L$1];4));0;RANDBETWEEN(1000;1000000))" office:value-type="float" office:value="437917" calcext:value-type="float">
            <text:p>437917</text:p>
          </table:table-cell>
          <table:table-cell table:formula="of:=IF([.$F86]&gt;NUMBERVALUE(RIGHT([.M$1];4));0;RANDBETWEEN(1000;1000000))" office:value-type="float" office:value="147578" calcext:value-type="float">
            <text:p>147578</text:p>
          </table:table-cell>
          <table:table-cell table:formula="of:=SUM([.G86:.M86])" office:value-type="float" office:value="3336595" calcext:value-type="float">
            <text:p>3336595</text:p>
          </table:table-cell>
          <table:table-cell table:formula="of:=[.G86]*VLOOKUP(NUMBERVALUE(RIGHT([.G$1];4));[$'salary-percopy'.$A$1:.$B$7];2)+[.H86]*VLOOKUP(NUMBERVALUE(RIGHT([.H$1];4));[$'salary-percopy'.$A$1:.$B$7];2)+[.I86]*VLOOKUP(NUMBERVALUE(RIGHT([.I$1];4));[$'salary-percopy'.$A$1:.$B$7];2)+[.J86]*VLOOKUP(NUMBERVALUE(RIGHT([.J$1];4));[$'salary-percopy'.$A$1:.$B$7];2)+[.K86]*VLOOKUP(NUMBERVALUE(RIGHT([.K$1];4));[$'salary-percopy'.$A$1:.$B$7];2)+[.L86]*VLOOKUP(NUMBERVALUE(RIGHT([.L$1];4));[$'salary-percopy'.$A$1:.$B$7];2)+[.M86]*VLOOKUP(NUMBERVALUE(RIGHT([.M$1];4));[$'salary-percopy'.$A$1:.$B$7];2)" office:value-type="float" office:value="429398915" calcext:value-type="float">
            <text:p>429398915</text:p>
          </table:table-cell>
          <table:table-cell table:formula="of:=IF([.G86]&gt;500000;[.G86]*0.1*VLOOKUP(NUMBERVALUE(RIGHT([.G$1];4));[$'salary-percopy'.$A$1:.$B$7];2))+IF([.H86]&gt;500000;[.H86]*0.1*VLOOKUP(NUMBERVALUE(RIGHT([.H$1];4));[$'salary-percopy'.$A$1:.$B$7];2))+IF([.I86]&gt;500000;[.I86]*0.1*VLOOKUP(NUMBERVALUE(RIGHT([.I$1];4));[$'salary-percopy'.$A$1:.$B$7];2))+IF([.J86]&gt;500000;[.J86]*0.1*VLOOKUP(NUMBERVALUE(RIGHT([.J$1];4));[$'salary-percopy'.$A$1:.$B$7];2))+IF([.K86]&gt;500000;[.K86]*0.1*VLOOKUP(NUMBERVALUE(RIGHT([.K$1];4));[$'salary-percopy'.$A$1:.$B$7];2))+IF([.L86]&gt;500000;[.L86]*0.1*VLOOKUP(NUMBERVALUE(RIGHT([.L$1];4));[$'salary-percopy'.$A$1:.$B$7];2))+IF([.M86]&gt;500000;[.M86]*0.1*VLOOKUP(NUMBERVALUE(RIGHT([.M$1];4));[$'salary-percopy'.$A$1:.$B$7];2))" office:value-type="float" office:value="25904795" calcext:value-type="float">
            <text:p>25904795</text:p>
          </table:table-cell>
          <table:table-cell table:formula="of:=[.O86]+[.P86]" office:value-type="float" office:value="455303710" calcext:value-type="float">
            <text:p>4553037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uncan Galvan</text:p>
          </table:table-cell>
          <table:table-cell office:value-type="string" calcext:value-type="string">
            <text:p>Volcanos Of Time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87]&gt;NUMBERVALUE(RIGHT([.G$1];4));0;RANDBETWEEN(1000;1000000))" office:value-type="float" office:value="0" calcext:value-type="float">
            <text:p>0</text:p>
          </table:table-cell>
          <table:table-cell table:formula="of:=IF([.$F87]&gt;NUMBERVALUE(RIGHT([.H$1];4));0;RANDBETWEEN(1000;1000000))" office:value-type="float" office:value="224965" calcext:value-type="float">
            <text:p>224965</text:p>
          </table:table-cell>
          <table:table-cell table:formula="of:=IF([.$F87]&gt;NUMBERVALUE(RIGHT([.I$1];4));0;RANDBETWEEN(1000;1000000))" office:value-type="float" office:value="232207" calcext:value-type="float">
            <text:p>232207</text:p>
          </table:table-cell>
          <table:table-cell table:formula="of:=IF([.$F87]&gt;NUMBERVALUE(RIGHT([.J$1];4));0;RANDBETWEEN(1000;1000000))" office:value-type="float" office:value="211179" calcext:value-type="float">
            <text:p>211179</text:p>
          </table:table-cell>
          <table:table-cell table:formula="of:=IF([.$F87]&gt;NUMBERVALUE(RIGHT([.K$1];4));0;RANDBETWEEN(1000;1000000))" office:value-type="float" office:value="345143" calcext:value-type="float">
            <text:p>345143</text:p>
          </table:table-cell>
          <table:table-cell table:formula="of:=IF([.$F87]&gt;NUMBERVALUE(RIGHT([.L$1];4));0;RANDBETWEEN(1000;1000000))" office:value-type="float" office:value="919135" calcext:value-type="float">
            <text:p>919135</text:p>
          </table:table-cell>
          <table:table-cell table:formula="of:=IF([.$F87]&gt;NUMBERVALUE(RIGHT([.M$1];4));0;RANDBETWEEN(1000;1000000))" office:value-type="float" office:value="603250" calcext:value-type="float">
            <text:p>603250</text:p>
          </table:table-cell>
          <table:table-cell table:formula="of:=SUM([.G87:.M87])" office:value-type="float" office:value="2535879" calcext:value-type="float">
            <text:p>2535879</text:p>
          </table:table-cell>
          <table:table-cell table:formula="of:=[.G87]*VLOOKUP(NUMBERVALUE(RIGHT([.G$1];4));[$'salary-percopy'.$A$1:.$B$7];2)+[.H87]*VLOOKUP(NUMBERVALUE(RIGHT([.H$1];4));[$'salary-percopy'.$A$1:.$B$7];2)+[.I87]*VLOOKUP(NUMBERVALUE(RIGHT([.I$1];4));[$'salary-percopy'.$A$1:.$B$7];2)+[.J87]*VLOOKUP(NUMBERVALUE(RIGHT([.J$1];4));[$'salary-percopy'.$A$1:.$B$7];2)+[.K87]*VLOOKUP(NUMBERVALUE(RIGHT([.K$1];4));[$'salary-percopy'.$A$1:.$B$7];2)+[.L87]*VLOOKUP(NUMBERVALUE(RIGHT([.L$1];4));[$'salary-percopy'.$A$1:.$B$7];2)+[.M87]*VLOOKUP(NUMBERVALUE(RIGHT([.M$1];4));[$'salary-percopy'.$A$1:.$B$7];2)" office:value-type="float" office:value="431540335" calcext:value-type="float">
            <text:p>431540335</text:p>
          </table:table-cell>
          <table:table-cell table:formula="of:=IF([.G87]&gt;500000;[.G87]*0.1*VLOOKUP(NUMBERVALUE(RIGHT([.G$1];4));[$'salary-percopy'.$A$1:.$B$7];2))+IF([.H87]&gt;500000;[.H87]*0.1*VLOOKUP(NUMBERVALUE(RIGHT([.H$1];4));[$'salary-percopy'.$A$1:.$B$7];2))+IF([.I87]&gt;500000;[.I87]*0.1*VLOOKUP(NUMBERVALUE(RIGHT([.I$1];4));[$'salary-percopy'.$A$1:.$B$7];2))+IF([.J87]&gt;500000;[.J87]*0.1*VLOOKUP(NUMBERVALUE(RIGHT([.J$1];4));[$'salary-percopy'.$A$1:.$B$7];2))+IF([.K87]&gt;500000;[.K87]*0.1*VLOOKUP(NUMBERVALUE(RIGHT([.K$1];4));[$'salary-percopy'.$A$1:.$B$7];2))+IF([.L87]&gt;500000;[.L87]*0.1*VLOOKUP(NUMBERVALUE(RIGHT([.L$1];4));[$'salary-percopy'.$A$1:.$B$7];2))+IF([.M87]&gt;500000;[.M87]*0.1*VLOOKUP(NUMBERVALUE(RIGHT([.M$1];4));[$'salary-percopy'.$A$1:.$B$7];2))" office:value-type="float" office:value="29068997.5" calcext:value-type="float">
            <text:p>29068998</text:p>
          </table:table-cell>
          <table:table-cell table:formula="of:=[.O87]+[.P87]" office:value-type="float" office:value="460609332.5" calcext:value-type="float">
            <text:p>460609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va York</text:p>
          </table:table-cell>
          <table:table-cell office:value-type="string" calcext:value-type="string">
            <text:p>Volunteer Of Sunshine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88]&gt;NUMBERVALUE(RIGHT([.G$1];4));0;RANDBETWEEN(1000;1000000))" office:value-type="float" office:value="0" calcext:value-type="float">
            <text:p>0</text:p>
          </table:table-cell>
          <table:table-cell table:formula="of:=IF([.$F88]&gt;NUMBERVALUE(RIGHT([.H$1];4));0;RANDBETWEEN(1000;1000000))" office:value-type="float" office:value="0" calcext:value-type="float">
            <text:p>0</text:p>
          </table:table-cell>
          <table:table-cell table:formula="of:=IF([.$F88]&gt;NUMBERVALUE(RIGHT([.I$1];4));0;RANDBETWEEN(1000;1000000))" office:value-type="float" office:value="0" calcext:value-type="float">
            <text:p>0</text:p>
          </table:table-cell>
          <table:table-cell table:formula="of:=IF([.$F88]&gt;NUMBERVALUE(RIGHT([.J$1];4));0;RANDBETWEEN(1000;1000000))" office:value-type="float" office:value="0" calcext:value-type="float">
            <text:p>0</text:p>
          </table:table-cell>
          <table:table-cell table:formula="of:=IF([.$F88]&gt;NUMBERVALUE(RIGHT([.K$1];4));0;RANDBETWEEN(1000;1000000))" office:value-type="float" office:value="296779" calcext:value-type="float">
            <text:p>296779</text:p>
          </table:table-cell>
          <table:table-cell table:formula="of:=IF([.$F88]&gt;NUMBERVALUE(RIGHT([.L$1];4));0;RANDBETWEEN(1000;1000000))" office:value-type="float" office:value="244737" calcext:value-type="float">
            <text:p>244737</text:p>
          </table:table-cell>
          <table:table-cell table:formula="of:=IF([.$F88]&gt;NUMBERVALUE(RIGHT([.M$1];4));0;RANDBETWEEN(1000;1000000))" office:value-type="float" office:value="739637" calcext:value-type="float">
            <text:p>739637</text:p>
          </table:table-cell>
          <table:table-cell table:formula="of:=SUM([.G88:.M88])" office:value-type="float" office:value="1281153" calcext:value-type="float">
            <text:p>1281153</text:p>
          </table:table-cell>
          <table:table-cell table:formula="of:=[.G88]*VLOOKUP(NUMBERVALUE(RIGHT([.G$1];4));[$'salary-percopy'.$A$1:.$B$7];2)+[.H88]*VLOOKUP(NUMBERVALUE(RIGHT([.H$1];4));[$'salary-percopy'.$A$1:.$B$7];2)+[.I88]*VLOOKUP(NUMBERVALUE(RIGHT([.I$1];4));[$'salary-percopy'.$A$1:.$B$7];2)+[.J88]*VLOOKUP(NUMBERVALUE(RIGHT([.J$1];4));[$'salary-percopy'.$A$1:.$B$7];2)+[.K88]*VLOOKUP(NUMBERVALUE(RIGHT([.K$1];4));[$'salary-percopy'.$A$1:.$B$7];2)+[.L88]*VLOOKUP(NUMBERVALUE(RIGHT([.L$1];4));[$'salary-percopy'.$A$1:.$B$7];2)+[.M88]*VLOOKUP(NUMBERVALUE(RIGHT([.M$1];4));[$'salary-percopy'.$A$1:.$B$7];2)" office:value-type="float" office:value="243656175" calcext:value-type="float">
            <text:p>243656175</text:p>
          </table:table-cell>
          <table:table-cell table:formula="of:=IF([.G88]&gt;500000;[.G88]*0.1*VLOOKUP(NUMBERVALUE(RIGHT([.G$1];4));[$'salary-percopy'.$A$1:.$B$7];2))+IF([.H88]&gt;500000;[.H88]*0.1*VLOOKUP(NUMBERVALUE(RIGHT([.H$1];4));[$'salary-percopy'.$A$1:.$B$7];2))+IF([.I88]&gt;500000;[.I88]*0.1*VLOOKUP(NUMBERVALUE(RIGHT([.I$1];4));[$'salary-percopy'.$A$1:.$B$7];2))+IF([.J88]&gt;500000;[.J88]*0.1*VLOOKUP(NUMBERVALUE(RIGHT([.J$1];4));[$'salary-percopy'.$A$1:.$B$7];2))+IF([.K88]&gt;500000;[.K88]*0.1*VLOOKUP(NUMBERVALUE(RIGHT([.K$1];4));[$'salary-percopy'.$A$1:.$B$7];2))+IF([.L88]&gt;500000;[.L88]*0.1*VLOOKUP(NUMBERVALUE(RIGHT([.L$1];4));[$'salary-percopy'.$A$1:.$B$7];2))+IF([.M88]&gt;500000;[.M88]*0.1*VLOOKUP(NUMBERVALUE(RIGHT([.M$1];4));[$'salary-percopy'.$A$1:.$B$7];2))" office:value-type="float" office:value="14792740" calcext:value-type="float">
            <text:p>14792740</text:p>
          </table:table-cell>
          <table:table-cell table:formula="of:=[.O88]+[.P88]" office:value-type="float" office:value="258448915" calcext:value-type="float">
            <text:p>2584489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aleria Mueller</text:p>
          </table:table-cell>
          <table:table-cell office:value-type="string" calcext:value-type="string">
            <text:p>Volunteers And Robot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89]&gt;NUMBERVALUE(RIGHT([.G$1];4));0;RANDBETWEEN(1000;1000000))" office:value-type="float" office:value="0" calcext:value-type="float">
            <text:p>0</text:p>
          </table:table-cell>
          <table:table-cell table:formula="of:=IF([.$F89]&gt;NUMBERVALUE(RIGHT([.H$1];4));0;RANDBETWEEN(1000;1000000))" office:value-type="float" office:value="0" calcext:value-type="float">
            <text:p>0</text:p>
          </table:table-cell>
          <table:table-cell table:formula="of:=IF([.$F89]&gt;NUMBERVALUE(RIGHT([.I$1];4));0;RANDBETWEEN(1000;1000000))" office:value-type="float" office:value="245379" calcext:value-type="float">
            <text:p>245379</text:p>
          </table:table-cell>
          <table:table-cell table:formula="of:=IF([.$F89]&gt;NUMBERVALUE(RIGHT([.J$1];4));0;RANDBETWEEN(1000;1000000))" office:value-type="float" office:value="449457" calcext:value-type="float">
            <text:p>449457</text:p>
          </table:table-cell>
          <table:table-cell table:formula="of:=IF([.$F89]&gt;NUMBERVALUE(RIGHT([.K$1];4));0;RANDBETWEEN(1000;1000000))" office:value-type="float" office:value="376983" calcext:value-type="float">
            <text:p>376983</text:p>
          </table:table-cell>
          <table:table-cell table:formula="of:=IF([.$F89]&gt;NUMBERVALUE(RIGHT([.L$1];4));0;RANDBETWEEN(1000;1000000))" office:value-type="float" office:value="59113" calcext:value-type="float">
            <text:p>59113</text:p>
          </table:table-cell>
          <table:table-cell table:formula="of:=IF([.$F89]&gt;NUMBERVALUE(RIGHT([.M$1];4));0;RANDBETWEEN(1000;1000000))" office:value-type="float" office:value="697638" calcext:value-type="float">
            <text:p>697638</text:p>
          </table:table-cell>
          <table:table-cell table:formula="of:=SUM([.G89:.M89])" office:value-type="float" office:value="1828570" calcext:value-type="float">
            <text:p>1828570</text:p>
          </table:table-cell>
          <table:table-cell table:formula="of:=[.G89]*VLOOKUP(NUMBERVALUE(RIGHT([.G$1];4));[$'salary-percopy'.$A$1:.$B$7];2)+[.H89]*VLOOKUP(NUMBERVALUE(RIGHT([.H$1];4));[$'salary-percopy'.$A$1:.$B$7];2)+[.I89]*VLOOKUP(NUMBERVALUE(RIGHT([.I$1];4));[$'salary-percopy'.$A$1:.$B$7];2)+[.J89]*VLOOKUP(NUMBERVALUE(RIGHT([.J$1];4));[$'salary-percopy'.$A$1:.$B$7];2)+[.K89]*VLOOKUP(NUMBERVALUE(RIGHT([.K$1];4));[$'salary-percopy'.$A$1:.$B$7];2)+[.L89]*VLOOKUP(NUMBERVALUE(RIGHT([.L$1];4));[$'salary-percopy'.$A$1:.$B$7];2)+[.M89]*VLOOKUP(NUMBERVALUE(RIGHT([.M$1];4));[$'salary-percopy'.$A$1:.$B$7];2)" office:value-type="float" office:value="306920075" calcext:value-type="float">
            <text:p>306920075</text:p>
          </table:table-cell>
          <table:table-cell table:formula="of:=IF([.G89]&gt;500000;[.G89]*0.1*VLOOKUP(NUMBERVALUE(RIGHT([.G$1];4));[$'salary-percopy'.$A$1:.$B$7];2))+IF([.H89]&gt;500000;[.H89]*0.1*VLOOKUP(NUMBERVALUE(RIGHT([.H$1];4));[$'salary-percopy'.$A$1:.$B$7];2))+IF([.I89]&gt;500000;[.I89]*0.1*VLOOKUP(NUMBERVALUE(RIGHT([.I$1];4));[$'salary-percopy'.$A$1:.$B$7];2))+IF([.J89]&gt;500000;[.J89]*0.1*VLOOKUP(NUMBERVALUE(RIGHT([.J$1];4));[$'salary-percopy'.$A$1:.$B$7];2))+IF([.K89]&gt;500000;[.K89]*0.1*VLOOKUP(NUMBERVALUE(RIGHT([.K$1];4));[$'salary-percopy'.$A$1:.$B$7];2))+IF([.L89]&gt;500000;[.L89]*0.1*VLOOKUP(NUMBERVALUE(RIGHT([.L$1];4));[$'salary-percopy'.$A$1:.$B$7];2))+IF([.M89]&gt;500000;[.M89]*0.1*VLOOKUP(NUMBERVALUE(RIGHT([.M$1];4));[$'salary-percopy'.$A$1:.$B$7];2))" office:value-type="float" office:value="13952760" calcext:value-type="float">
            <text:p>13952760</text:p>
          </table:table-cell>
          <table:table-cell table:formula="of:=[.O89]+[.P89]" office:value-type="float" office:value="320872835" calcext:value-type="float">
            <text:p>3208728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ett Michael</text:p>
          </table:table-cell>
          <table:table-cell office:value-type="string" calcext:value-type="string">
            <text:p>Warrior Of The Sea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90]&gt;NUMBERVALUE(RIGHT([.G$1];4));0;RANDBETWEEN(1000;1000000))" office:value-type="float" office:value="731960" calcext:value-type="float">
            <text:p>731960</text:p>
          </table:table-cell>
          <table:table-cell table:formula="of:=IF([.$F90]&gt;NUMBERVALUE(RIGHT([.H$1];4));0;RANDBETWEEN(1000;1000000))" office:value-type="float" office:value="71135" calcext:value-type="float">
            <text:p>71135</text:p>
          </table:table-cell>
          <table:table-cell table:formula="of:=IF([.$F90]&gt;NUMBERVALUE(RIGHT([.I$1];4));0;RANDBETWEEN(1000;1000000))" office:value-type="float" office:value="360284" calcext:value-type="float">
            <text:p>360284</text:p>
          </table:table-cell>
          <table:table-cell table:formula="of:=IF([.$F90]&gt;NUMBERVALUE(RIGHT([.J$1];4));0;RANDBETWEEN(1000;1000000))" office:value-type="float" office:value="18125" calcext:value-type="float">
            <text:p>18125</text:p>
          </table:table-cell>
          <table:table-cell table:formula="of:=IF([.$F90]&gt;NUMBERVALUE(RIGHT([.K$1];4));0;RANDBETWEEN(1000;1000000))" office:value-type="float" office:value="928720" calcext:value-type="float">
            <text:p>928720</text:p>
          </table:table-cell>
          <table:table-cell table:formula="of:=IF([.$F90]&gt;NUMBERVALUE(RIGHT([.L$1];4));0;RANDBETWEEN(1000;1000000))" office:value-type="float" office:value="453824" calcext:value-type="float">
            <text:p>453824</text:p>
          </table:table-cell>
          <table:table-cell table:formula="of:=IF([.$F90]&gt;NUMBERVALUE(RIGHT([.M$1];4));0;RANDBETWEEN(1000;1000000))" office:value-type="float" office:value="758335" calcext:value-type="float">
            <text:p>758335</text:p>
          </table:table-cell>
          <table:table-cell table:formula="of:=SUM([.G90:.M90])" office:value-type="float" office:value="3322383" calcext:value-type="float">
            <text:p>3322383</text:p>
          </table:table-cell>
          <table:table-cell table:formula="of:=[.G90]*VLOOKUP(NUMBERVALUE(RIGHT([.G$1];4));[$'salary-percopy'.$A$1:.$B$7];2)+[.H90]*VLOOKUP(NUMBERVALUE(RIGHT([.H$1];4));[$'salary-percopy'.$A$1:.$B$7];2)+[.I90]*VLOOKUP(NUMBERVALUE(RIGHT([.I$1];4));[$'salary-percopy'.$A$1:.$B$7];2)+[.J90]*VLOOKUP(NUMBERVALUE(RIGHT([.J$1];4));[$'salary-percopy'.$A$1:.$B$7];2)+[.K90]*VLOOKUP(NUMBERVALUE(RIGHT([.K$1];4));[$'salary-percopy'.$A$1:.$B$7];2)+[.L90]*VLOOKUP(NUMBERVALUE(RIGHT([.L$1];4));[$'salary-percopy'.$A$1:.$B$7];2)+[.M90]*VLOOKUP(NUMBERVALUE(RIGHT([.M$1];4));[$'salary-percopy'.$A$1:.$B$7];2)" office:value-type="float" office:value="520299270" calcext:value-type="float">
            <text:p>520299270</text:p>
          </table:table-cell>
          <table:table-cell table:formula="of:=IF([.G90]&gt;500000;[.G90]*0.1*VLOOKUP(NUMBERVALUE(RIGHT([.G$1];4));[$'salary-percopy'.$A$1:.$B$7];2))+IF([.H90]&gt;500000;[.H90]*0.1*VLOOKUP(NUMBERVALUE(RIGHT([.H$1];4));[$'salary-percopy'.$A$1:.$B$7];2))+IF([.I90]&gt;500000;[.I90]*0.1*VLOOKUP(NUMBERVALUE(RIGHT([.I$1];4));[$'salary-percopy'.$A$1:.$B$7];2))+IF([.J90]&gt;500000;[.J90]*0.1*VLOOKUP(NUMBERVALUE(RIGHT([.J$1];4));[$'salary-percopy'.$A$1:.$B$7];2))+IF([.K90]&gt;500000;[.K90]*0.1*VLOOKUP(NUMBERVALUE(RIGHT([.K$1];4));[$'salary-percopy'.$A$1:.$B$7];2))+IF([.L90]&gt;500000;[.L90]*0.1*VLOOKUP(NUMBERVALUE(RIGHT([.L$1];4));[$'salary-percopy'.$A$1:.$B$7];2))+IF([.M90]&gt;500000;[.M90]*0.1*VLOOKUP(NUMBERVALUE(RIGHT([.M$1];4));[$'salary-percopy'.$A$1:.$B$7];2))" office:value-type="float" office:value="38274540" calcext:value-type="float">
            <text:p>38274540</text:p>
          </table:table-cell>
          <table:table-cell table:formula="of:=[.O90]+[.P90]" office:value-type="float" office:value="558573810" calcext:value-type="float">
            <text:p>5585738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ximus Lewis</text:p>
          </table:table-cell>
          <table:table-cell office:value-type="string" calcext:value-type="string">
            <text:p>Warriors And Assassins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91]&gt;NUMBERVALUE(RIGHT([.G$1];4));0;RANDBETWEEN(1000;1000000))" office:value-type="float" office:value="0" calcext:value-type="float">
            <text:p>0</text:p>
          </table:table-cell>
          <table:table-cell table:formula="of:=IF([.$F91]&gt;NUMBERVALUE(RIGHT([.H$1];4));0;RANDBETWEEN(1000;1000000))" office:value-type="float" office:value="0" calcext:value-type="float">
            <text:p>0</text:p>
          </table:table-cell>
          <table:table-cell table:formula="of:=IF([.$F91]&gt;NUMBERVALUE(RIGHT([.I$1];4));0;RANDBETWEEN(1000;1000000))" office:value-type="float" office:value="0" calcext:value-type="float">
            <text:p>0</text:p>
          </table:table-cell>
          <table:table-cell table:formula="of:=IF([.$F91]&gt;NUMBERVALUE(RIGHT([.J$1];4));0;RANDBETWEEN(1000;1000000))" office:value-type="float" office:value="626303" calcext:value-type="float">
            <text:p>626303</text:p>
          </table:table-cell>
          <table:table-cell table:formula="of:=IF([.$F91]&gt;NUMBERVALUE(RIGHT([.K$1];4));0;RANDBETWEEN(1000;1000000))" office:value-type="float" office:value="248381" calcext:value-type="float">
            <text:p>248381</text:p>
          </table:table-cell>
          <table:table-cell table:formula="of:=IF([.$F91]&gt;NUMBERVALUE(RIGHT([.L$1];4));0;RANDBETWEEN(1000;1000000))" office:value-type="float" office:value="77447" calcext:value-type="float">
            <text:p>77447</text:p>
          </table:table-cell>
          <table:table-cell table:formula="of:=IF([.$F91]&gt;NUMBERVALUE(RIGHT([.M$1];4));0;RANDBETWEEN(1000;1000000))" office:value-type="float" office:value="596361" calcext:value-type="float">
            <text:p>596361</text:p>
          </table:table-cell>
          <table:table-cell table:formula="of:=SUM([.G91:.M91])" office:value-type="float" office:value="1548492" calcext:value-type="float">
            <text:p>1548492</text:p>
          </table:table-cell>
          <table:table-cell table:formula="of:=[.G91]*VLOOKUP(NUMBERVALUE(RIGHT([.G$1];4));[$'salary-percopy'.$A$1:.$B$7];2)+[.H91]*VLOOKUP(NUMBERVALUE(RIGHT([.H$1];4));[$'salary-percopy'.$A$1:.$B$7];2)+[.I91]*VLOOKUP(NUMBERVALUE(RIGHT([.I$1];4));[$'salary-percopy'.$A$1:.$B$7];2)+[.J91]*VLOOKUP(NUMBERVALUE(RIGHT([.J$1];4));[$'salary-percopy'.$A$1:.$B$7];2)+[.K91]*VLOOKUP(NUMBERVALUE(RIGHT([.K$1];4));[$'salary-percopy'.$A$1:.$B$7];2)+[.L91]*VLOOKUP(NUMBERVALUE(RIGHT([.L$1];4));[$'salary-percopy'.$A$1:.$B$7];2)+[.M91]*VLOOKUP(NUMBERVALUE(RIGHT([.M$1];4));[$'salary-percopy'.$A$1:.$B$7];2)" office:value-type="float" office:value="263507085" calcext:value-type="float">
            <text:p>263507085</text:p>
          </table:table-cell>
          <table:table-cell table:formula="of:=IF([.G91]&gt;500000;[.G91]*0.1*VLOOKUP(NUMBERVALUE(RIGHT([.G$1];4));[$'salary-percopy'.$A$1:.$B$7];2))+IF([.H91]&gt;500000;[.H91]*0.1*VLOOKUP(NUMBERVALUE(RIGHT([.H$1];4));[$'salary-percopy'.$A$1:.$B$7];2))+IF([.I91]&gt;500000;[.I91]*0.1*VLOOKUP(NUMBERVALUE(RIGHT([.I$1];4));[$'salary-percopy'.$A$1:.$B$7];2))+IF([.J91]&gt;500000;[.J91]*0.1*VLOOKUP(NUMBERVALUE(RIGHT([.J$1];4));[$'salary-percopy'.$A$1:.$B$7];2))+IF([.K91]&gt;500000;[.K91]*0.1*VLOOKUP(NUMBERVALUE(RIGHT([.K$1];4));[$'salary-percopy'.$A$1:.$B$7];2))+IF([.L91]&gt;500000;[.L91]*0.1*VLOOKUP(NUMBERVALUE(RIGHT([.L$1];4));[$'salary-percopy'.$A$1:.$B$7];2))+IF([.M91]&gt;500000;[.M91]*0.1*VLOOKUP(NUMBERVALUE(RIGHT([.M$1];4));[$'salary-percopy'.$A$1:.$B$7];2))" office:value-type="float" office:value="20695462" calcext:value-type="float">
            <text:p>20695462</text:p>
          </table:table-cell>
          <table:table-cell table:formula="of:=[.O91]+[.P91]" office:value-type="float" office:value="284202547" calcext:value-type="float">
            <text:p>2842025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ideon Rosario</text:p>
          </table:table-cell>
          <table:table-cell office:value-type="string" calcext:value-type="string">
            <text:p>Warriors And King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92]&gt;NUMBERVALUE(RIGHT([.G$1];4));0;RANDBETWEEN(1000;1000000))" office:value-type="float" office:value="141957" calcext:value-type="float">
            <text:p>141957</text:p>
          </table:table-cell>
          <table:table-cell table:formula="of:=IF([.$F92]&gt;NUMBERVALUE(RIGHT([.H$1];4));0;RANDBETWEEN(1000;1000000))" office:value-type="float" office:value="218138" calcext:value-type="float">
            <text:p>218138</text:p>
          </table:table-cell>
          <table:table-cell table:formula="of:=IF([.$F92]&gt;NUMBERVALUE(RIGHT([.I$1];4));0;RANDBETWEEN(1000;1000000))" office:value-type="float" office:value="551742" calcext:value-type="float">
            <text:p>551742</text:p>
          </table:table-cell>
          <table:table-cell table:formula="of:=IF([.$F92]&gt;NUMBERVALUE(RIGHT([.J$1];4));0;RANDBETWEEN(1000;1000000))" office:value-type="float" office:value="992321" calcext:value-type="float">
            <text:p>992321</text:p>
          </table:table-cell>
          <table:table-cell table:formula="of:=IF([.$F92]&gt;NUMBERVALUE(RIGHT([.K$1];4));0;RANDBETWEEN(1000;1000000))" office:value-type="float" office:value="826398" calcext:value-type="float">
            <text:p>826398</text:p>
          </table:table-cell>
          <table:table-cell table:formula="of:=IF([.$F92]&gt;NUMBERVALUE(RIGHT([.L$1];4));0;RANDBETWEEN(1000;1000000))" office:value-type="float" office:value="685857" calcext:value-type="float">
            <text:p>685857</text:p>
          </table:table-cell>
          <table:table-cell table:formula="of:=IF([.$F92]&gt;NUMBERVALUE(RIGHT([.M$1];4));0;RANDBETWEEN(1000;1000000))" office:value-type="float" office:value="945959" calcext:value-type="float">
            <text:p>945959</text:p>
          </table:table-cell>
          <table:table-cell table:formula="of:=SUM([.G92:.M92])" office:value-type="float" office:value="4362372" calcext:value-type="float">
            <text:p>4362372</text:p>
          </table:table-cell>
          <table:table-cell table:formula="of:=[.G92]*VLOOKUP(NUMBERVALUE(RIGHT([.G$1];4));[$'salary-percopy'.$A$1:.$B$7];2)+[.H92]*VLOOKUP(NUMBERVALUE(RIGHT([.H$1];4));[$'salary-percopy'.$A$1:.$B$7];2)+[.I92]*VLOOKUP(NUMBERVALUE(RIGHT([.I$1];4));[$'salary-percopy'.$A$1:.$B$7];2)+[.J92]*VLOOKUP(NUMBERVALUE(RIGHT([.J$1];4));[$'salary-percopy'.$A$1:.$B$7];2)+[.K92]*VLOOKUP(NUMBERVALUE(RIGHT([.K$1];4));[$'salary-percopy'.$A$1:.$B$7];2)+[.L92]*VLOOKUP(NUMBERVALUE(RIGHT([.L$1];4));[$'salary-percopy'.$A$1:.$B$7];2)+[.M92]*VLOOKUP(NUMBERVALUE(RIGHT([.M$1];4));[$'salary-percopy'.$A$1:.$B$7];2)" office:value-type="float" office:value="699887865" calcext:value-type="float">
            <text:p>699887865</text:p>
          </table:table-cell>
          <table:table-cell table:formula="of:=IF([.G92]&gt;500000;[.G92]*0.1*VLOOKUP(NUMBERVALUE(RIGHT([.G$1];4));[$'salary-percopy'.$A$1:.$B$7];2))+IF([.H92]&gt;500000;[.H92]*0.1*VLOOKUP(NUMBERVALUE(RIGHT([.H$1];4));[$'salary-percopy'.$A$1:.$B$7];2))+IF([.I92]&gt;500000;[.I92]*0.1*VLOOKUP(NUMBERVALUE(RIGHT([.I$1];4));[$'salary-percopy'.$A$1:.$B$7];2))+IF([.J92]&gt;500000;[.J92]*0.1*VLOOKUP(NUMBERVALUE(RIGHT([.J$1];4));[$'salary-percopy'.$A$1:.$B$7];2))+IF([.K92]&gt;500000;[.K92]*0.1*VLOOKUP(NUMBERVALUE(RIGHT([.K$1];4));[$'salary-percopy'.$A$1:.$B$7];2))+IF([.L92]&gt;500000;[.L92]*0.1*VLOOKUP(NUMBERVALUE(RIGHT([.L$1];4));[$'salary-percopy'.$A$1:.$B$7];2))+IF([.M92]&gt;500000;[.M92]*0.1*VLOOKUP(NUMBERVALUE(RIGHT([.M$1];4));[$'salary-percopy'.$A$1:.$B$7];2))" office:value-type="float" office:value="66169698.5" calcext:value-type="float">
            <text:p>66169699</text:p>
          </table:table-cell>
          <table:table-cell table:formula="of:=[.O92]+[.P92]" office:value-type="float" office:value="766057563.5" calcext:value-type="float">
            <text:p>7660575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athleen Crosby</text:p>
          </table:table-cell>
          <table:table-cell office:value-type="string" calcext:value-type="string">
            <text:p>Warriors With Skill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93]&gt;NUMBERVALUE(RIGHT([.G$1];4));0;RANDBETWEEN(1000;1000000))" office:value-type="float" office:value="0" calcext:value-type="float">
            <text:p>0</text:p>
          </table:table-cell>
          <table:table-cell table:formula="of:=IF([.$F93]&gt;NUMBERVALUE(RIGHT([.H$1];4));0;RANDBETWEEN(1000;1000000))" office:value-type="float" office:value="0" calcext:value-type="float">
            <text:p>0</text:p>
          </table:table-cell>
          <table:table-cell table:formula="of:=IF([.$F93]&gt;NUMBERVALUE(RIGHT([.I$1];4));0;RANDBETWEEN(1000;1000000))" office:value-type="float" office:value="0" calcext:value-type="float">
            <text:p>0</text:p>
          </table:table-cell>
          <table:table-cell table:formula="of:=IF([.$F93]&gt;NUMBERVALUE(RIGHT([.J$1];4));0;RANDBETWEEN(1000;1000000))" office:value-type="float" office:value="574601" calcext:value-type="float">
            <text:p>574601</text:p>
          </table:table-cell>
          <table:table-cell table:formula="of:=IF([.$F93]&gt;NUMBERVALUE(RIGHT([.K$1];4));0;RANDBETWEEN(1000;1000000))" office:value-type="float" office:value="647987" calcext:value-type="float">
            <text:p>647987</text:p>
          </table:table-cell>
          <table:table-cell table:formula="of:=IF([.$F93]&gt;NUMBERVALUE(RIGHT([.L$1];4));0;RANDBETWEEN(1000;1000000))" office:value-type="float" office:value="588094" calcext:value-type="float">
            <text:p>588094</text:p>
          </table:table-cell>
          <table:table-cell table:formula="of:=IF([.$F93]&gt;NUMBERVALUE(RIGHT([.M$1];4));0;RANDBETWEEN(1000;1000000))" office:value-type="float" office:value="613946" calcext:value-type="float">
            <text:p>613946</text:p>
          </table:table-cell>
          <table:table-cell table:formula="of:=SUM([.G93:.M93])" office:value-type="float" office:value="2424628" calcext:value-type="float">
            <text:p>2424628</text:p>
          </table:table-cell>
          <table:table-cell table:formula="of:=[.G93]*VLOOKUP(NUMBERVALUE(RIGHT([.G$1];4));[$'salary-percopy'.$A$1:.$B$7];2)+[.H93]*VLOOKUP(NUMBERVALUE(RIGHT([.H$1];4));[$'salary-percopy'.$A$1:.$B$7];2)+[.I93]*VLOOKUP(NUMBERVALUE(RIGHT([.I$1];4));[$'salary-percopy'.$A$1:.$B$7];2)+[.J93]*VLOOKUP(NUMBERVALUE(RIGHT([.J$1];4));[$'salary-percopy'.$A$1:.$B$7];2)+[.K93]*VLOOKUP(NUMBERVALUE(RIGHT([.K$1];4));[$'salary-percopy'.$A$1:.$B$7];2)+[.L93]*VLOOKUP(NUMBERVALUE(RIGHT([.L$1];4));[$'salary-percopy'.$A$1:.$B$7];2)+[.M93]*VLOOKUP(NUMBERVALUE(RIGHT([.M$1];4));[$'salary-percopy'.$A$1:.$B$7];2)" office:value-type="float" office:value="422188520" calcext:value-type="float">
            <text:p>422188520</text:p>
          </table:table-cell>
          <table:table-cell table:formula="of:=IF([.G93]&gt;500000;[.G93]*0.1*VLOOKUP(NUMBERVALUE(RIGHT([.G$1];4));[$'salary-percopy'.$A$1:.$B$7];2))+IF([.H93]&gt;500000;[.H93]*0.1*VLOOKUP(NUMBERVALUE(RIGHT([.H$1];4));[$'salary-percopy'.$A$1:.$B$7];2))+IF([.I93]&gt;500000;[.I93]*0.1*VLOOKUP(NUMBERVALUE(RIGHT([.I$1];4));[$'salary-percopy'.$A$1:.$B$7];2))+IF([.J93]&gt;500000;[.J93]*0.1*VLOOKUP(NUMBERVALUE(RIGHT([.J$1];4));[$'salary-percopy'.$A$1:.$B$7];2))+IF([.K93]&gt;500000;[.K93]*0.1*VLOOKUP(NUMBERVALUE(RIGHT([.K$1];4));[$'salary-percopy'.$A$1:.$B$7];2))+IF([.L93]&gt;500000;[.L93]*0.1*VLOOKUP(NUMBERVALUE(RIGHT([.L$1];4));[$'salary-percopy'.$A$1:.$B$7];2))+IF([.M93]&gt;500000;[.M93]*0.1*VLOOKUP(NUMBERVALUE(RIGHT([.M$1];4));[$'salary-percopy'.$A$1:.$B$7];2))" office:value-type="float" office:value="42218852" calcext:value-type="float">
            <text:p>42218852</text:p>
          </table:table-cell>
          <table:table-cell table:formula="of:=[.O93]+[.P93]" office:value-type="float" office:value="464407372" calcext:value-type="float">
            <text:p>4644073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nna Landry</text:p>
          </table:table-cell>
          <table:table-cell office:value-type="string" calcext:value-type="string">
            <text:p>Week Of Gold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94]&gt;NUMBERVALUE(RIGHT([.G$1];4));0;RANDBETWEEN(1000;1000000))" office:value-type="float" office:value="0" calcext:value-type="float">
            <text:p>0</text:p>
          </table:table-cell>
          <table:table-cell table:formula="of:=IF([.$F94]&gt;NUMBERVALUE(RIGHT([.H$1];4));0;RANDBETWEEN(1000;1000000))" office:value-type="float" office:value="0" calcext:value-type="float">
            <text:p>0</text:p>
          </table:table-cell>
          <table:table-cell table:formula="of:=IF([.$F94]&gt;NUMBERVALUE(RIGHT([.I$1];4));0;RANDBETWEEN(1000;1000000))" office:value-type="float" office:value="0" calcext:value-type="float">
            <text:p>0</text:p>
          </table:table-cell>
          <table:table-cell table:formula="of:=IF([.$F94]&gt;NUMBERVALUE(RIGHT([.J$1];4));0;RANDBETWEEN(1000;1000000))" office:value-type="float" office:value="956885" calcext:value-type="float">
            <text:p>956885</text:p>
          </table:table-cell>
          <table:table-cell table:formula="of:=IF([.$F94]&gt;NUMBERVALUE(RIGHT([.K$1];4));0;RANDBETWEEN(1000;1000000))" office:value-type="float" office:value="835475" calcext:value-type="float">
            <text:p>835475</text:p>
          </table:table-cell>
          <table:table-cell table:formula="of:=IF([.$F94]&gt;NUMBERVALUE(RIGHT([.L$1];4));0;RANDBETWEEN(1000;1000000))" office:value-type="float" office:value="546257" calcext:value-type="float">
            <text:p>546257</text:p>
          </table:table-cell>
          <table:table-cell table:formula="of:=IF([.$F94]&gt;NUMBERVALUE(RIGHT([.M$1];4));0;RANDBETWEEN(1000;1000000))" office:value-type="float" office:value="701684" calcext:value-type="float">
            <text:p>701684</text:p>
          </table:table-cell>
          <table:table-cell table:formula="of:=SUM([.G94:.M94])" office:value-type="float" office:value="3040301" calcext:value-type="float">
            <text:p>3040301</text:p>
          </table:table-cell>
          <table:table-cell table:formula="of:=[.G94]*VLOOKUP(NUMBERVALUE(RIGHT([.G$1];4));[$'salary-percopy'.$A$1:.$B$7];2)+[.H94]*VLOOKUP(NUMBERVALUE(RIGHT([.H$1];4));[$'salary-percopy'.$A$1:.$B$7];2)+[.I94]*VLOOKUP(NUMBERVALUE(RIGHT([.I$1];4));[$'salary-percopy'.$A$1:.$B$7];2)+[.J94]*VLOOKUP(NUMBERVALUE(RIGHT([.J$1];4));[$'salary-percopy'.$A$1:.$B$7];2)+[.K94]*VLOOKUP(NUMBERVALUE(RIGHT([.K$1];4));[$'salary-percopy'.$A$1:.$B$7];2)+[.L94]*VLOOKUP(NUMBERVALUE(RIGHT([.L$1];4));[$'salary-percopy'.$A$1:.$B$7];2)+[.M94]*VLOOKUP(NUMBERVALUE(RIGHT([.M$1];4));[$'salary-percopy'.$A$1:.$B$7];2)" office:value-type="float" office:value="517388995" calcext:value-type="float">
            <text:p>517388995</text:p>
          </table:table-cell>
          <table:table-cell table:formula="of:=IF([.G94]&gt;500000;[.G94]*0.1*VLOOKUP(NUMBERVALUE(RIGHT([.G$1];4));[$'salary-percopy'.$A$1:.$B$7];2))+IF([.H94]&gt;500000;[.H94]*0.1*VLOOKUP(NUMBERVALUE(RIGHT([.H$1];4));[$'salary-percopy'.$A$1:.$B$7];2))+IF([.I94]&gt;500000;[.I94]*0.1*VLOOKUP(NUMBERVALUE(RIGHT([.I$1];4));[$'salary-percopy'.$A$1:.$B$7];2))+IF([.J94]&gt;500000;[.J94]*0.1*VLOOKUP(NUMBERVALUE(RIGHT([.J$1];4));[$'salary-percopy'.$A$1:.$B$7];2))+IF([.K94]&gt;500000;[.K94]*0.1*VLOOKUP(NUMBERVALUE(RIGHT([.K$1];4));[$'salary-percopy'.$A$1:.$B$7];2))+IF([.L94]&gt;500000;[.L94]*0.1*VLOOKUP(NUMBERVALUE(RIGHT([.L$1];4));[$'salary-percopy'.$A$1:.$B$7];2))+IF([.M94]&gt;500000;[.M94]*0.1*VLOOKUP(NUMBERVALUE(RIGHT([.M$1];4));[$'salary-percopy'.$A$1:.$B$7];2))" office:value-type="float" office:value="51738899.5" calcext:value-type="float">
            <text:p>51738900</text:p>
          </table:table-cell>
          <table:table-cell table:formula="of:=[.O94]+[.P94]" office:value-type="float" office:value="569127894.5" calcext:value-type="float">
            <text:p>5691278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ydon Bullock</text:p>
          </table:table-cell>
          <table:table-cell office:value-type="string" calcext:value-type="string">
            <text:p>Whispers In Friendship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3" calcext:value-type="float">
            <text:p>2013</text:p>
          </table:table-cell>
          <table:table-cell table:formula="of:=IF([.$F95]&gt;NUMBERVALUE(RIGHT([.G$1];4));0;RANDBETWEEN(1000;1000000))" office:value-type="float" office:value="0" calcext:value-type="float">
            <text:p>0</text:p>
          </table:table-cell>
          <table:table-cell table:formula="of:=IF([.$F95]&gt;NUMBERVALUE(RIGHT([.H$1];4));0;RANDBETWEEN(1000;1000000))" office:value-type="float" office:value="0" calcext:value-type="float">
            <text:p>0</text:p>
          </table:table-cell>
          <table:table-cell table:formula="of:=IF([.$F95]&gt;NUMBERVALUE(RIGHT([.I$1];4));0;RANDBETWEEN(1000;1000000))" office:value-type="float" office:value="408259" calcext:value-type="float">
            <text:p>408259</text:p>
          </table:table-cell>
          <table:table-cell table:formula="of:=IF([.$F95]&gt;NUMBERVALUE(RIGHT([.J$1];4));0;RANDBETWEEN(1000;1000000))" office:value-type="float" office:value="351902" calcext:value-type="float">
            <text:p>351902</text:p>
          </table:table-cell>
          <table:table-cell table:formula="of:=IF([.$F95]&gt;NUMBERVALUE(RIGHT([.K$1];4));0;RANDBETWEEN(1000;1000000))" office:value-type="float" office:value="31317" calcext:value-type="float">
            <text:p>31317</text:p>
          </table:table-cell>
          <table:table-cell table:formula="of:=IF([.$F95]&gt;NUMBERVALUE(RIGHT([.L$1];4));0;RANDBETWEEN(1000;1000000))" office:value-type="float" office:value="571690" calcext:value-type="float">
            <text:p>571690</text:p>
          </table:table-cell>
          <table:table-cell table:formula="of:=IF([.$F95]&gt;NUMBERVALUE(RIGHT([.M$1];4));0;RANDBETWEEN(1000;1000000))" office:value-type="float" office:value="975867" calcext:value-type="float">
            <text:p>975867</text:p>
          </table:table-cell>
          <table:table-cell table:formula="of:=SUM([.G95:.M95])" office:value-type="float" office:value="2339035" calcext:value-type="float">
            <text:p>2339035</text:p>
          </table:table-cell>
          <table:table-cell table:formula="of:=[.G95]*VLOOKUP(NUMBERVALUE(RIGHT([.G$1];4));[$'salary-percopy'.$A$1:.$B$7];2)+[.H95]*VLOOKUP(NUMBERVALUE(RIGHT([.H$1];4));[$'salary-percopy'.$A$1:.$B$7];2)+[.I95]*VLOOKUP(NUMBERVALUE(RIGHT([.I$1];4));[$'salary-percopy'.$A$1:.$B$7];2)+[.J95]*VLOOKUP(NUMBERVALUE(RIGHT([.J$1];4));[$'salary-percopy'.$A$1:.$B$7];2)+[.K95]*VLOOKUP(NUMBERVALUE(RIGHT([.K$1];4));[$'salary-percopy'.$A$1:.$B$7];2)+[.L95]*VLOOKUP(NUMBERVALUE(RIGHT([.L$1];4));[$'salary-percopy'.$A$1:.$B$7];2)+[.M95]*VLOOKUP(NUMBERVALUE(RIGHT([.M$1];4));[$'salary-percopy'.$A$1:.$B$7];2)" office:value-type="float" office:value="404517300" calcext:value-type="float">
            <text:p>404517300</text:p>
          </table:table-cell>
          <table:table-cell table:formula="of:=IF([.G95]&gt;500000;[.G95]*0.1*VLOOKUP(NUMBERVALUE(RIGHT([.G$1];4));[$'salary-percopy'.$A$1:.$B$7];2))+IF([.H95]&gt;500000;[.H95]*0.1*VLOOKUP(NUMBERVALUE(RIGHT([.H$1];4));[$'salary-percopy'.$A$1:.$B$7];2))+IF([.I95]&gt;500000;[.I95]*0.1*VLOOKUP(NUMBERVALUE(RIGHT([.I$1];4));[$'salary-percopy'.$A$1:.$B$7];2))+IF([.J95]&gt;500000;[.J95]*0.1*VLOOKUP(NUMBERVALUE(RIGHT([.J$1];4));[$'salary-percopy'.$A$1:.$B$7];2))+IF([.K95]&gt;500000;[.K95]*0.1*VLOOKUP(NUMBERVALUE(RIGHT([.K$1];4));[$'salary-percopy'.$A$1:.$B$7];2))+IF([.L95]&gt;500000;[.L95]*0.1*VLOOKUP(NUMBERVALUE(RIGHT([.L$1];4));[$'salary-percopy'.$A$1:.$B$7];2))+IF([.M95]&gt;500000;[.M95]*0.1*VLOOKUP(NUMBERVALUE(RIGHT([.M$1];4));[$'salary-percopy'.$A$1:.$B$7];2))" office:value-type="float" office:value="30093605" calcext:value-type="float">
            <text:p>30093605</text:p>
          </table:table-cell>
          <table:table-cell table:formula="of:=[.O95]+[.P95]" office:value-type="float" office:value="434610905" calcext:value-type="float">
            <text:p>4346109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onel Cain</text:p>
          </table:table-cell>
          <table:table-cell office:value-type="string" calcext:value-type="string">
            <text:p>Window Of My Land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2" calcext:value-type="float">
            <text:p>2012</text:p>
          </table:table-cell>
          <table:table-cell table:formula="of:=IF([.$F96]&gt;NUMBERVALUE(RIGHT([.G$1];4));0;RANDBETWEEN(1000;1000000))" office:value-type="float" office:value="0" calcext:value-type="float">
            <text:p>0</text:p>
          </table:table-cell>
          <table:table-cell table:formula="of:=IF([.$F96]&gt;NUMBERVALUE(RIGHT([.H$1];4));0;RANDBETWEEN(1000;1000000))" office:value-type="float" office:value="505767" calcext:value-type="float">
            <text:p>505767</text:p>
          </table:table-cell>
          <table:table-cell table:formula="of:=IF([.$F96]&gt;NUMBERVALUE(RIGHT([.I$1];4));0;RANDBETWEEN(1000;1000000))" office:value-type="float" office:value="121328" calcext:value-type="float">
            <text:p>121328</text:p>
          </table:table-cell>
          <table:table-cell table:formula="of:=IF([.$F96]&gt;NUMBERVALUE(RIGHT([.J$1];4));0;RANDBETWEEN(1000;1000000))" office:value-type="float" office:value="516976" calcext:value-type="float">
            <text:p>516976</text:p>
          </table:table-cell>
          <table:table-cell table:formula="of:=IF([.$F96]&gt;NUMBERVALUE(RIGHT([.K$1];4));0;RANDBETWEEN(1000;1000000))" office:value-type="float" office:value="637713" calcext:value-type="float">
            <text:p>637713</text:p>
          </table:table-cell>
          <table:table-cell table:formula="of:=IF([.$F96]&gt;NUMBERVALUE(RIGHT([.L$1];4));0;RANDBETWEEN(1000;1000000))" office:value-type="float" office:value="683832" calcext:value-type="float">
            <text:p>683832</text:p>
          </table:table-cell>
          <table:table-cell table:formula="of:=IF([.$F96]&gt;NUMBERVALUE(RIGHT([.M$1];4));0;RANDBETWEEN(1000;1000000))" office:value-type="float" office:value="80773" calcext:value-type="float">
            <text:p>80773</text:p>
          </table:table-cell>
          <table:table-cell table:formula="of:=SUM([.G96:.M96])" office:value-type="float" office:value="2546389" calcext:value-type="float">
            <text:p>2546389</text:p>
          </table:table-cell>
          <table:table-cell table:formula="of:=[.G96]*VLOOKUP(NUMBERVALUE(RIGHT([.G$1];4));[$'salary-percopy'.$A$1:.$B$7];2)+[.H96]*VLOOKUP(NUMBERVALUE(RIGHT([.H$1];4));[$'salary-percopy'.$A$1:.$B$7];2)+[.I96]*VLOOKUP(NUMBERVALUE(RIGHT([.I$1];4));[$'salary-percopy'.$A$1:.$B$7];2)+[.J96]*VLOOKUP(NUMBERVALUE(RIGHT([.J$1];4));[$'salary-percopy'.$A$1:.$B$7];2)+[.K96]*VLOOKUP(NUMBERVALUE(RIGHT([.K$1];4));[$'salary-percopy'.$A$1:.$B$7];2)+[.L96]*VLOOKUP(NUMBERVALUE(RIGHT([.L$1];4));[$'salary-percopy'.$A$1:.$B$7];2)+[.M96]*VLOOKUP(NUMBERVALUE(RIGHT([.M$1];4));[$'salary-percopy'.$A$1:.$B$7];2)" office:value-type="float" office:value="393645100" calcext:value-type="float">
            <text:p>393645100</text:p>
          </table:table-cell>
          <table:table-cell table:formula="of:=IF([.G96]&gt;500000;[.G96]*0.1*VLOOKUP(NUMBERVALUE(RIGHT([.G$1];4));[$'salary-percopy'.$A$1:.$B$7];2))+IF([.H96]&gt;500000;[.H96]*0.1*VLOOKUP(NUMBERVALUE(RIGHT([.H$1];4));[$'salary-percopy'.$A$1:.$B$7];2))+IF([.I96]&gt;500000;[.I96]*0.1*VLOOKUP(NUMBERVALUE(RIGHT([.I$1];4));[$'salary-percopy'.$A$1:.$B$7];2))+IF([.J96]&gt;500000;[.J96]*0.1*VLOOKUP(NUMBERVALUE(RIGHT([.J$1];4));[$'salary-percopy'.$A$1:.$B$7];2))+IF([.K96]&gt;500000;[.K96]*0.1*VLOOKUP(NUMBERVALUE(RIGHT([.K$1];4));[$'salary-percopy'.$A$1:.$B$7];2))+IF([.L96]&gt;500000;[.L96]*0.1*VLOOKUP(NUMBERVALUE(RIGHT([.L$1];4));[$'salary-percopy'.$A$1:.$B$7];2))+IF([.M96]&gt;500000;[.M96]*0.1*VLOOKUP(NUMBERVALUE(RIGHT([.M$1];4));[$'salary-percopy'.$A$1:.$B$7];2))" office:value-type="float" office:value="36293114" calcext:value-type="float">
            <text:p>36293114</text:p>
          </table:table-cell>
          <table:table-cell table:formula="of:=[.O96]+[.P96]" office:value-type="float" office:value="429938214" calcext:value-type="float">
            <text:p>4299382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Johan Villarreal</text:p>
          </table:table-cell>
          <table:table-cell office:value-type="string" calcext:value-type="string">
            <text:p>Witch Of Detention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97]&gt;NUMBERVALUE(RIGHT([.G$1];4));0;RANDBETWEEN(1000;1000000))" office:value-type="float" office:value="0" calcext:value-type="float">
            <text:p>0</text:p>
          </table:table-cell>
          <table:table-cell table:formula="of:=IF([.$F97]&gt;NUMBERVALUE(RIGHT([.H$1];4));0;RANDBETWEEN(1000;1000000))" office:value-type="float" office:value="0" calcext:value-type="float">
            <text:p>0</text:p>
          </table:table-cell>
          <table:table-cell table:formula="of:=IF([.$F97]&gt;NUMBERVALUE(RIGHT([.I$1];4));0;RANDBETWEEN(1000;1000000))" office:value-type="float" office:value="0" calcext:value-type="float">
            <text:p>0</text:p>
          </table:table-cell>
          <table:table-cell table:formula="of:=IF([.$F97]&gt;NUMBERVALUE(RIGHT([.J$1];4));0;RANDBETWEEN(1000;1000000))" office:value-type="float" office:value="0" calcext:value-type="float">
            <text:p>0</text:p>
          </table:table-cell>
          <table:table-cell table:formula="of:=IF([.$F97]&gt;NUMBERVALUE(RIGHT([.K$1];4));0;RANDBETWEEN(1000;1000000))" office:value-type="float" office:value="37074" calcext:value-type="float">
            <text:p>37074</text:p>
          </table:table-cell>
          <table:table-cell table:formula="of:=IF([.$F97]&gt;NUMBERVALUE(RIGHT([.L$1];4));0;RANDBETWEEN(1000;1000000))" office:value-type="float" office:value="569712" calcext:value-type="float">
            <text:p>569712</text:p>
          </table:table-cell>
          <table:table-cell table:formula="of:=IF([.$F97]&gt;NUMBERVALUE(RIGHT([.M$1];4));0;RANDBETWEEN(1000;1000000))" office:value-type="float" office:value="557563" calcext:value-type="float">
            <text:p>557563</text:p>
          </table:table-cell>
          <table:table-cell table:formula="of:=SUM([.G97:.M97])" office:value-type="float" office:value="1164349" calcext:value-type="float">
            <text:p>1164349</text:p>
          </table:table-cell>
          <table:table-cell table:formula="of:=[.G97]*VLOOKUP(NUMBERVALUE(RIGHT([.G$1];4));[$'salary-percopy'.$A$1:.$B$7];2)+[.H97]*VLOOKUP(NUMBERVALUE(RIGHT([.H$1];4));[$'salary-percopy'.$A$1:.$B$7];2)+[.I97]*VLOOKUP(NUMBERVALUE(RIGHT([.I$1];4));[$'salary-percopy'.$A$1:.$B$7];2)+[.J97]*VLOOKUP(NUMBERVALUE(RIGHT([.J$1];4));[$'salary-percopy'.$A$1:.$B$7];2)+[.K97]*VLOOKUP(NUMBERVALUE(RIGHT([.K$1];4));[$'salary-percopy'.$A$1:.$B$7];2)+[.L97]*VLOOKUP(NUMBERVALUE(RIGHT([.L$1];4));[$'salary-percopy'.$A$1:.$B$7];2)+[.M97]*VLOOKUP(NUMBERVALUE(RIGHT([.M$1];4));[$'salary-percopy'.$A$1:.$B$7];2)" office:value-type="float" office:value="223211900" calcext:value-type="float">
            <text:p>223211900</text:p>
          </table:table-cell>
          <table:table-cell table:formula="of:=IF([.G97]&gt;500000;[.G97]*0.1*VLOOKUP(NUMBERVALUE(RIGHT([.G$1];4));[$'salary-percopy'.$A$1:.$B$7];2))+IF([.H97]&gt;500000;[.H97]*0.1*VLOOKUP(NUMBERVALUE(RIGHT([.H$1];4));[$'salary-percopy'.$A$1:.$B$7];2))+IF([.I97]&gt;500000;[.I97]*0.1*VLOOKUP(NUMBERVALUE(RIGHT([.I$1];4));[$'salary-percopy'.$A$1:.$B$7];2))+IF([.J97]&gt;500000;[.J97]*0.1*VLOOKUP(NUMBERVALUE(RIGHT([.J$1];4));[$'salary-percopy'.$A$1:.$B$7];2))+IF([.K97]&gt;500000;[.K97]*0.1*VLOOKUP(NUMBERVALUE(RIGHT([.K$1];4));[$'salary-percopy'.$A$1:.$B$7];2))+IF([.L97]&gt;500000;[.L97]*0.1*VLOOKUP(NUMBERVALUE(RIGHT([.L$1];4));[$'salary-percopy'.$A$1:.$B$7];2))+IF([.M97]&gt;500000;[.M97]*0.1*VLOOKUP(NUMBERVALUE(RIGHT([.M$1];4));[$'salary-percopy'.$A$1:.$B$7];2))" office:value-type="float" office:value="21690932" calcext:value-type="float">
            <text:p>21690932</text:p>
          </table:table-cell>
          <table:table-cell table:formula="of:=[.O97]+[.P97]" office:value-type="float" office:value="244902832" calcext:value-type="float">
            <text:p>2449028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aidyn Weber</text:p>
          </table:table-cell>
          <table:table-cell office:value-type="string" calcext:value-type="string">
            <text:p>Wizards Of My Dream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98]&gt;NUMBERVALUE(RIGHT([.G$1];4));0;RANDBETWEEN(1000;1000000))" office:value-type="float" office:value="344836" calcext:value-type="float">
            <text:p>344836</text:p>
          </table:table-cell>
          <table:table-cell table:formula="of:=IF([.$F98]&gt;NUMBERVALUE(RIGHT([.H$1];4));0;RANDBETWEEN(1000;1000000))" office:value-type="float" office:value="384968" calcext:value-type="float">
            <text:p>384968</text:p>
          </table:table-cell>
          <table:table-cell table:formula="of:=IF([.$F98]&gt;NUMBERVALUE(RIGHT([.I$1];4));0;RANDBETWEEN(1000;1000000))" office:value-type="float" office:value="590545" calcext:value-type="float">
            <text:p>590545</text:p>
          </table:table-cell>
          <table:table-cell table:formula="of:=IF([.$F98]&gt;NUMBERVALUE(RIGHT([.J$1];4));0;RANDBETWEEN(1000;1000000))" office:value-type="float" office:value="558247" calcext:value-type="float">
            <text:p>558247</text:p>
          </table:table-cell>
          <table:table-cell table:formula="of:=IF([.$F98]&gt;NUMBERVALUE(RIGHT([.K$1];4));0;RANDBETWEEN(1000;1000000))" office:value-type="float" office:value="796160" calcext:value-type="float">
            <text:p>796160</text:p>
          </table:table-cell>
          <table:table-cell table:formula="of:=IF([.$F98]&gt;NUMBERVALUE(RIGHT([.L$1];4));0;RANDBETWEEN(1000;1000000))" office:value-type="float" office:value="405388" calcext:value-type="float">
            <text:p>405388</text:p>
          </table:table-cell>
          <table:table-cell table:formula="of:=IF([.$F98]&gt;NUMBERVALUE(RIGHT([.M$1];4));0;RANDBETWEEN(1000;1000000))" office:value-type="float" office:value="536912" calcext:value-type="float">
            <text:p>536912</text:p>
          </table:table-cell>
          <table:table-cell table:formula="of:=SUM([.G98:.M98])" office:value-type="float" office:value="3617056" calcext:value-type="float">
            <text:p>3617056</text:p>
          </table:table-cell>
          <table:table-cell table:formula="of:=[.G98]*VLOOKUP(NUMBERVALUE(RIGHT([.G$1];4));[$'salary-percopy'.$A$1:.$B$7];2)+[.H98]*VLOOKUP(NUMBERVALUE(RIGHT([.H$1];4));[$'salary-percopy'.$A$1:.$B$7];2)+[.I98]*VLOOKUP(NUMBERVALUE(RIGHT([.I$1];4));[$'salary-percopy'.$A$1:.$B$7];2)+[.J98]*VLOOKUP(NUMBERVALUE(RIGHT([.J$1];4));[$'salary-percopy'.$A$1:.$B$7];2)+[.K98]*VLOOKUP(NUMBERVALUE(RIGHT([.K$1];4));[$'salary-percopy'.$A$1:.$B$7];2)+[.L98]*VLOOKUP(NUMBERVALUE(RIGHT([.L$1];4));[$'salary-percopy'.$A$1:.$B$7];2)+[.M98]*VLOOKUP(NUMBERVALUE(RIGHT([.M$1];4));[$'salary-percopy'.$A$1:.$B$7];2)" office:value-type="float" office:value="543576440" calcext:value-type="float">
            <text:p>543576440</text:p>
          </table:table-cell>
          <table:table-cell table:formula="of:=IF([.G98]&gt;500000;[.G98]*0.1*VLOOKUP(NUMBERVALUE(RIGHT([.G$1];4));[$'salary-percopy'.$A$1:.$B$7];2))+IF([.H98]&gt;500000;[.H98]*0.1*VLOOKUP(NUMBERVALUE(RIGHT([.H$1];4));[$'salary-percopy'.$A$1:.$B$7];2))+IF([.I98]&gt;500000;[.I98]*0.1*VLOOKUP(NUMBERVALUE(RIGHT([.I$1];4));[$'salary-percopy'.$A$1:.$B$7];2))+IF([.J98]&gt;500000;[.J98]*0.1*VLOOKUP(NUMBERVALUE(RIGHT([.J$1];4));[$'salary-percopy'.$A$1:.$B$7];2))+IF([.K98]&gt;500000;[.K98]*0.1*VLOOKUP(NUMBERVALUE(RIGHT([.K$1];4));[$'salary-percopy'.$A$1:.$B$7];2))+IF([.L98]&gt;500000;[.L98]*0.1*VLOOKUP(NUMBERVALUE(RIGHT([.L$1];4));[$'salary-percopy'.$A$1:.$B$7];2))+IF([.M98]&gt;500000;[.M98]*0.1*VLOOKUP(NUMBERVALUE(RIGHT([.M$1];4));[$'salary-percopy'.$A$1:.$B$7];2))" office:value-type="float" office:value="39174958" calcext:value-type="float">
            <text:p>39174958</text:p>
          </table:table-cell>
          <table:table-cell table:formula="of:=[.O98]+[.P98]" office:value-type="float" office:value="582751398" calcext:value-type="float">
            <text:p>5827513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onrad Morrow</text:p>
          </table:table-cell>
          <table:table-cell office:value-type="string" calcext:value-type="string">
            <text:p>Woman Of Time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6)" office:value-type="float" office:value="2011" calcext:value-type="float">
            <text:p>2011</text:p>
          </table:table-cell>
          <table:table-cell table:formula="of:=IF([.$F99]&gt;NUMBERVALUE(RIGHT([.G$1];4));0;RANDBETWEEN(1000;1000000))" office:value-type="float" office:value="795647" calcext:value-type="float">
            <text:p>795647</text:p>
          </table:table-cell>
          <table:table-cell table:formula="of:=IF([.$F99]&gt;NUMBERVALUE(RIGHT([.H$1];4));0;RANDBETWEEN(1000;1000000))" office:value-type="float" office:value="17053" calcext:value-type="float">
            <text:p>17053</text:p>
          </table:table-cell>
          <table:table-cell table:formula="of:=IF([.$F99]&gt;NUMBERVALUE(RIGHT([.I$1];4));0;RANDBETWEEN(1000;1000000))" office:value-type="float" office:value="992786" calcext:value-type="float">
            <text:p>992786</text:p>
          </table:table-cell>
          <table:table-cell table:formula="of:=IF([.$F99]&gt;NUMBERVALUE(RIGHT([.J$1];4));0;RANDBETWEEN(1000;1000000))" office:value-type="float" office:value="936308" calcext:value-type="float">
            <text:p>936308</text:p>
          </table:table-cell>
          <table:table-cell table:formula="of:=IF([.$F99]&gt;NUMBERVALUE(RIGHT([.K$1];4));0;RANDBETWEEN(1000;1000000))" office:value-type="float" office:value="914516" calcext:value-type="float">
            <text:p>914516</text:p>
          </table:table-cell>
          <table:table-cell table:formula="of:=IF([.$F99]&gt;NUMBERVALUE(RIGHT([.L$1];4));0;RANDBETWEEN(1000;1000000))" office:value-type="float" office:value="225636" calcext:value-type="float">
            <text:p>225636</text:p>
          </table:table-cell>
          <table:table-cell table:formula="of:=IF([.$F99]&gt;NUMBERVALUE(RIGHT([.M$1];4));0;RANDBETWEEN(1000;1000000))" office:value-type="float" office:value="738383" calcext:value-type="float">
            <text:p>738383</text:p>
          </table:table-cell>
          <table:table-cell table:formula="of:=SUM([.G99:.M99])" office:value-type="float" office:value="4620329" calcext:value-type="float">
            <text:p>4620329</text:p>
          </table:table-cell>
          <table:table-cell table:formula="of:=[.G99]*VLOOKUP(NUMBERVALUE(RIGHT([.G$1];4));[$'salary-percopy'.$A$1:.$B$7];2)+[.H99]*VLOOKUP(NUMBERVALUE(RIGHT([.H$1];4));[$'salary-percopy'.$A$1:.$B$7];2)+[.I99]*VLOOKUP(NUMBERVALUE(RIGHT([.I$1];4));[$'salary-percopy'.$A$1:.$B$7];2)+[.J99]*VLOOKUP(NUMBERVALUE(RIGHT([.J$1];4));[$'salary-percopy'.$A$1:.$B$7];2)+[.K99]*VLOOKUP(NUMBERVALUE(RIGHT([.K$1];4));[$'salary-percopy'.$A$1:.$B$7];2)+[.L99]*VLOOKUP(NUMBERVALUE(RIGHT([.L$1];4));[$'salary-percopy'.$A$1:.$B$7];2)+[.M99]*VLOOKUP(NUMBERVALUE(RIGHT([.M$1];4));[$'salary-percopy'.$A$1:.$B$7];2)" office:value-type="float" office:value="676544950" calcext:value-type="float">
            <text:p>676544950</text:p>
          </table:table-cell>
          <table:table-cell table:formula="of:=IF([.G99]&gt;500000;[.G99]*0.1*VLOOKUP(NUMBERVALUE(RIGHT([.G$1];4));[$'salary-percopy'.$A$1:.$B$7];2))+IF([.H99]&gt;500000;[.H99]*0.1*VLOOKUP(NUMBERVALUE(RIGHT([.H$1];4));[$'salary-percopy'.$A$1:.$B$7];2))+IF([.I99]&gt;500000;[.I99]*0.1*VLOOKUP(NUMBERVALUE(RIGHT([.I$1];4));[$'salary-percopy'.$A$1:.$B$7];2))+IF([.J99]&gt;500000;[.J99]*0.1*VLOOKUP(NUMBERVALUE(RIGHT([.J$1];4));[$'salary-percopy'.$A$1:.$B$7];2))+IF([.K99]&gt;500000;[.K99]*0.1*VLOOKUP(NUMBERVALUE(RIGHT([.K$1];4));[$'salary-percopy'.$A$1:.$B$7];2))+IF([.L99]&gt;500000;[.L99]*0.1*VLOOKUP(NUMBERVALUE(RIGHT([.L$1];4));[$'salary-percopy'.$A$1:.$B$7];2))+IF([.M99]&gt;500000;[.M99]*0.1*VLOOKUP(NUMBERVALUE(RIGHT([.M$1];4));[$'salary-percopy'.$A$1:.$B$7];2))" office:value-type="float" office:value="63292646" calcext:value-type="float">
            <text:p>63292646</text:p>
          </table:table-cell>
          <table:table-cell table:formula="of:=[.O99]+[.P99]" office:value-type="float" office:value="739837596" calcext:value-type="float">
            <text:p>7398375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eston Blackwell</text:p>
          </table:table-cell>
          <table:table-cell office:value-type="string" calcext:value-type="string">
            <text:p>Women And Phantoms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5" calcext:value-type="float">
            <text:p>2015</text:p>
          </table:table-cell>
          <table:table-cell table:formula="of:=IF([.$F100]&gt;NUMBERVALUE(RIGHT([.G$1];4));0;RANDBETWEEN(1000;1000000))" office:value-type="float" office:value="0" calcext:value-type="float">
            <text:p>0</text:p>
          </table:table-cell>
          <table:table-cell table:formula="of:=IF([.$F100]&gt;NUMBERVALUE(RIGHT([.H$1];4));0;RANDBETWEEN(1000;1000000))" office:value-type="float" office:value="0" calcext:value-type="float">
            <text:p>0</text:p>
          </table:table-cell>
          <table:table-cell table:formula="of:=IF([.$F100]&gt;NUMBERVALUE(RIGHT([.I$1];4));0;RANDBETWEEN(1000;1000000))" office:value-type="float" office:value="0" calcext:value-type="float">
            <text:p>0</text:p>
          </table:table-cell>
          <table:table-cell table:formula="of:=IF([.$F100]&gt;NUMBERVALUE(RIGHT([.J$1];4));0;RANDBETWEEN(1000;1000000))" office:value-type="float" office:value="0" calcext:value-type="float">
            <text:p>0</text:p>
          </table:table-cell>
          <table:table-cell table:formula="of:=IF([.$F100]&gt;NUMBERVALUE(RIGHT([.K$1];4));0;RANDBETWEEN(1000;1000000))" office:value-type="float" office:value="981661" calcext:value-type="float">
            <text:p>981661</text:p>
          </table:table-cell>
          <table:table-cell table:formula="of:=IF([.$F100]&gt;NUMBERVALUE(RIGHT([.L$1];4));0;RANDBETWEEN(1000;1000000))" office:value-type="float" office:value="333843" calcext:value-type="float">
            <text:p>333843</text:p>
          </table:table-cell>
          <table:table-cell table:formula="of:=IF([.$F100]&gt;NUMBERVALUE(RIGHT([.M$1];4));0;RANDBETWEEN(1000;1000000))" office:value-type="float" office:value="6185" calcext:value-type="float">
            <text:p>6185</text:p>
          </table:table-cell>
          <table:table-cell table:formula="of:=SUM([.G100:.M100])" office:value-type="float" office:value="1321689" calcext:value-type="float">
            <text:p>1321689</text:p>
          </table:table-cell>
          <table:table-cell table:formula="of:=[.G100]*VLOOKUP(NUMBERVALUE(RIGHT([.G$1];4));[$'salary-percopy'.$A$1:.$B$7];2)+[.H100]*VLOOKUP(NUMBERVALUE(RIGHT([.H$1];4));[$'salary-percopy'.$A$1:.$B$7];2)+[.I100]*VLOOKUP(NUMBERVALUE(RIGHT([.I$1];4));[$'salary-percopy'.$A$1:.$B$7];2)+[.J100]*VLOOKUP(NUMBERVALUE(RIGHT([.J$1];4));[$'salary-percopy'.$A$1:.$B$7];2)+[.K100]*VLOOKUP(NUMBERVALUE(RIGHT([.K$1];4));[$'salary-percopy'.$A$1:.$B$7];2)+[.L100]*VLOOKUP(NUMBERVALUE(RIGHT([.L$1];4));[$'salary-percopy'.$A$1:.$B$7];2)+[.M100]*VLOOKUP(NUMBERVALUE(RIGHT([.M$1];4));[$'salary-percopy'.$A$1:.$B$7];2)" office:value-type="float" office:value="229880325" calcext:value-type="float">
            <text:p>229880325</text:p>
          </table:table-cell>
          <table:table-cell table:formula="of:=IF([.G100]&gt;500000;[.G100]*0.1*VLOOKUP(NUMBERVALUE(RIGHT([.G$1];4));[$'salary-percopy'.$A$1:.$B$7];2))+IF([.H100]&gt;500000;[.H100]*0.1*VLOOKUP(NUMBERVALUE(RIGHT([.H$1];4));[$'salary-percopy'.$A$1:.$B$7];2))+IF([.I100]&gt;500000;[.I100]*0.1*VLOOKUP(NUMBERVALUE(RIGHT([.I$1];4));[$'salary-percopy'.$A$1:.$B$7];2))+IF([.J100]&gt;500000;[.J100]*0.1*VLOOKUP(NUMBERVALUE(RIGHT([.J$1];4));[$'salary-percopy'.$A$1:.$B$7];2))+IF([.K100]&gt;500000;[.K100]*0.1*VLOOKUP(NUMBERVALUE(RIGHT([.K$1];4));[$'salary-percopy'.$A$1:.$B$7];2))+IF([.L100]&gt;500000;[.L100]*0.1*VLOOKUP(NUMBERVALUE(RIGHT([.L$1];4));[$'salary-percopy'.$A$1:.$B$7];2))+IF([.M100]&gt;500000;[.M100]*0.1*VLOOKUP(NUMBERVALUE(RIGHT([.M$1];4));[$'salary-percopy'.$A$1:.$B$7];2))" office:value-type="float" office:value="16688237" calcext:value-type="float">
            <text:p>16688237</text:p>
          </table:table-cell>
          <table:table-cell table:formula="of:=[.O100]+[.P100]" office:value-type="float" office:value="246568562" calcext:value-type="float">
            <text:p>2465685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aylyn Walter</text:p>
          </table:table-cell>
          <table:table-cell office:value-type="string" calcext:value-type="string">
            <text:p>Women And Wives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6)" office:value-type="float" office:value="2014" calcext:value-type="float">
            <text:p>2014</text:p>
          </table:table-cell>
          <table:table-cell table:formula="of:=IF([.$F101]&gt;NUMBERVALUE(RIGHT([.G$1];4));0;RANDBETWEEN(1000;1000000))" office:value-type="float" office:value="0" calcext:value-type="float">
            <text:p>0</text:p>
          </table:table-cell>
          <table:table-cell table:formula="of:=IF([.$F101]&gt;NUMBERVALUE(RIGHT([.H$1];4));0;RANDBETWEEN(1000;1000000))" office:value-type="float" office:value="0" calcext:value-type="float">
            <text:p>0</text:p>
          </table:table-cell>
          <table:table-cell table:formula="of:=IF([.$F101]&gt;NUMBERVALUE(RIGHT([.I$1];4));0;RANDBETWEEN(1000;1000000))" office:value-type="float" office:value="0" calcext:value-type="float">
            <text:p>0</text:p>
          </table:table-cell>
          <table:table-cell table:formula="of:=IF([.$F101]&gt;NUMBERVALUE(RIGHT([.J$1];4));0;RANDBETWEEN(1000;1000000))" office:value-type="float" office:value="74876" calcext:value-type="float">
            <text:p>74876</text:p>
          </table:table-cell>
          <table:table-cell table:formula="of:=IF([.$F101]&gt;NUMBERVALUE(RIGHT([.K$1];4));0;RANDBETWEEN(1000;1000000))" office:value-type="float" office:value="291241" calcext:value-type="float">
            <text:p>291241</text:p>
          </table:table-cell>
          <table:table-cell table:formula="of:=IF([.$F101]&gt;NUMBERVALUE(RIGHT([.L$1];4));0;RANDBETWEEN(1000;1000000))" office:value-type="float" office:value="816804" calcext:value-type="float">
            <text:p>816804</text:p>
          </table:table-cell>
          <table:table-cell table:formula="of:=IF([.$F101]&gt;NUMBERVALUE(RIGHT([.M$1];4));0;RANDBETWEEN(1000;1000000))" office:value-type="float" office:value="327296" calcext:value-type="float">
            <text:p>327296</text:p>
          </table:table-cell>
          <table:table-cell table:formula="of:=SUM([.G101:.M101])" office:value-type="float" office:value="1510217" calcext:value-type="float">
            <text:p>1510217</text:p>
          </table:table-cell>
          <table:table-cell table:formula="of:=[.G101]*VLOOKUP(NUMBERVALUE(RIGHT([.G$1];4));[$'salary-percopy'.$A$1:.$B$7];2)+[.H101]*VLOOKUP(NUMBERVALUE(RIGHT([.H$1];4));[$'salary-percopy'.$A$1:.$B$7];2)+[.I101]*VLOOKUP(NUMBERVALUE(RIGHT([.I$1];4));[$'salary-percopy'.$A$1:.$B$7];2)+[.J101]*VLOOKUP(NUMBERVALUE(RIGHT([.J$1];4));[$'salary-percopy'.$A$1:.$B$7];2)+[.K101]*VLOOKUP(NUMBERVALUE(RIGHT([.K$1];4));[$'salary-percopy'.$A$1:.$B$7];2)+[.L101]*VLOOKUP(NUMBERVALUE(RIGHT([.L$1];4));[$'salary-percopy'.$A$1:.$B$7];2)+[.M101]*VLOOKUP(NUMBERVALUE(RIGHT([.M$1];4));[$'salary-percopy'.$A$1:.$B$7];2)" office:value-type="float" office:value="276561550" calcext:value-type="float">
            <text:p>276561550</text:p>
          </table:table-cell>
          <table:table-cell table:formula="of:=IF([.G101]&gt;500000;[.G101]*0.1*VLOOKUP(NUMBERVALUE(RIGHT([.G$1];4));[$'salary-percopy'.$A$1:.$B$7];2))+IF([.H101]&gt;500000;[.H101]*0.1*VLOOKUP(NUMBERVALUE(RIGHT([.H$1];4));[$'salary-percopy'.$A$1:.$B$7];2))+IF([.I101]&gt;500000;[.I101]*0.1*VLOOKUP(NUMBERVALUE(RIGHT([.I$1];4));[$'salary-percopy'.$A$1:.$B$7];2))+IF([.J101]&gt;500000;[.J101]*0.1*VLOOKUP(NUMBERVALUE(RIGHT([.J$1];4));[$'salary-percopy'.$A$1:.$B$7];2))+IF([.K101]&gt;500000;[.K101]*0.1*VLOOKUP(NUMBERVALUE(RIGHT([.K$1];4));[$'salary-percopy'.$A$1:.$B$7];2))+IF([.L101]&gt;500000;[.L101]*0.1*VLOOKUP(NUMBERVALUE(RIGHT([.L$1];4));[$'salary-percopy'.$A$1:.$B$7];2))+IF([.M101]&gt;500000;[.M101]*0.1*VLOOKUP(NUMBERVALUE(RIGHT([.M$1];4));[$'salary-percopy'.$A$1:.$B$7];2))" office:value-type="float" office:value="15110874" calcext:value-type="float">
            <text:p>15110874</text:p>
          </table:table-cell>
          <table:table-cell table:formula="of:=[.O101]+[.P101]" office:value-type="float" office:value="291672424" calcext:value-type="float">
            <text:p>291672424</text:p>
          </table:table-cell>
        </table:table-row>
      </table:table>
      <table:table table:name="editor-name" table:style-name="ta1">
        <table:table-column table:style-name="co5" table:default-cell-style-name="Default"/>
        <table:table-row table:style-name="ro1">
          <table:table-cell office:value-type="string" calcext:value-type="string">
            <text:p>Winston Wang</text:p>
          </table:table-cell>
        </table:table-row>
        <table:table-row table:style-name="ro1">
          <table:table-cell office:value-type="string" calcext:value-type="string">
            <text:p>Santos Whitehead</text:p>
          </table:table-cell>
        </table:table-row>
        <table:table-row table:style-name="ro1">
          <table:table-cell office:value-type="string" calcext:value-type="string">
            <text:p>Solomon Dunlap</text:p>
          </table:table-cell>
        </table:table-row>
        <table:table-row table:style-name="ro1">
          <table:table-cell office:value-type="string" calcext:value-type="string">
            <text:p>Valentino Stanton</text:p>
          </table:table-cell>
        </table:table-row>
        <table:table-row table:style-name="ro1">
          <table:table-cell office:value-type="string" calcext:value-type="string">
            <text:p>Camden Byrd</text:p>
          </table:table-cell>
        </table:table-row>
        <table:table-row table:style-name="ro1">
          <table:table-cell office:value-type="string" calcext:value-type="string">
            <text:p>Atticus Weeks</text:p>
          </table:table-cell>
        </table:table-row>
        <table:table-row table:style-name="ro1">
          <table:table-cell office:value-type="string" calcext:value-type="string">
            <text:p>Ezra Huerta</text:p>
          </table:table-cell>
        </table:table-row>
        <table:table-row table:style-name="ro1">
          <table:table-cell office:value-type="string" calcext:value-type="string">
            <text:p>Cale Rice</text:p>
          </table:table-cell>
        </table:table-row>
        <table:table-row table:style-name="ro1">
          <table:table-cell office:value-type="string" calcext:value-type="string">
            <text:p>Jovanny Hunt</text:p>
          </table:table-cell>
        </table:table-row>
        <table:table-row table:style-name="ro1">
          <table:table-cell office:value-type="string" calcext:value-type="string">
            <text:p>Ruben Haas</text:p>
          </table:table-cell>
        </table:table-row>
        <table:table-row table:style-name="ro1">
          <table:table-cell office:value-type="string" calcext:value-type="string">
            <text:p>Bronson Riddle</text:p>
          </table:table-cell>
        </table:table-row>
        <table:table-row table:style-name="ro1">
          <table:table-cell office:value-type="string" calcext:value-type="string">
            <text:p>Ivan Valentine</text:p>
          </table:table-cell>
        </table:table-row>
        <table:table-row table:style-name="ro1">
          <table:table-cell office:value-type="string" calcext:value-type="string">
            <text:p>Kayleigh Jenkins</text:p>
          </table:table-cell>
        </table:table-row>
        <table:table-row table:style-name="ro1">
          <table:table-cell office:value-type="string" calcext:value-type="string">
            <text:p>Destiny Wilson</text:p>
          </table:table-cell>
        </table:table-row>
        <table:table-row table:style-name="ro1">
          <table:table-cell office:value-type="string" calcext:value-type="string">
            <text:p>Ada Potts</text:p>
          </table:table-cell>
        </table:table-row>
      </table:table>
      <table:table table:name="novel-title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ccidents Of Nightmare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Admirers And Valentines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Agents And Hunters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Agents Of Insanity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Amused By Ice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Anger Of Destruction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Assistant Of Eternity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Bandit Of The West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Beloved With Wings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Bound To The Chasm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Breaking Time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Builder Of The West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Captains And Captain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Cats And Companion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Cause Of The Prison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Changing My Enemies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Changing The Catacomb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Chicken In The Window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Colleagues And Honeys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Companions And Assistant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Cool At My Pet Dragon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Country In My Country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Crafting With My Cousin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Creators Of Next Year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Creators With Four Eye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Criminal Affair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Crying Of Stunts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Dancing With My Secret Admirer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Dangers Of Pet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Dearests Of Joy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Descendants And Assassin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Discretion Of The Maze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Dogs Of Excelsior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Dragons And King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Drinking At The God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Edge Of Darknes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Enemy Of Yesterday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Faith From Beyond The Grave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Fate Of The Vacuum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Fiends And Snakes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Fluke Of Reality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Followers Of Time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Foreigner On A Day Out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Foreigners Of Tomorrow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Friend In The Museum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Gangster Of The Mountain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Ghosts Behind Me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Girls And Lion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Greed Of Pet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Guests Of Our Destiny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Hidden By My Planet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Honey Of The South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Hunter In The Lake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Hurting My Dream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Insects And Fool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Instruments Without Restriction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Knight Of The West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Little Girl Of The Moon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Lonely In The Abyss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Loss Of The Nation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Married To The Sun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Men Of The Jungle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Monument Of The Shield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Muted By The West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Owls On The Ceiling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Paintings In The Hospital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Passion Of Yearning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Peasant Of Gold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Persuers With Honor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Phantoms Without A Goal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Pirates Of Animals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Planets Of The Cave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Puppy Of Riddle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Rat And Foreigner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Robot And Dog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Shamans Of Insanity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Smile At Technology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Songs Without A Voice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Spiders And Snakes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Supporters Of The Plague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Sweating In Nature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Symbols At The Graveyard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Tree In My Garden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Turtles And Summoner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Union Without Glory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Volcanos Of Time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Volunteer Of Sunshine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Volunteers And Robot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Warrior Of The Sea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Warriors And Assassins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Warriors And King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Warriors With Skill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Week Of Gold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Whispers In Friendship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Window Of My Land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Witch Of Detention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Wizards Of My Dream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Woman Of Time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Women And Phantoms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Women And Wives</text:p>
          </table:table-cell>
          <table:table-cell office:value-type="string" calcext:value-type="string">
            <text:p>Mystery</text:p>
          </table:table-cell>
        </table:table-row>
      </table:table>
      <table:table table:name="salary-percopy" table:style-name="ta1">
        <table:table-column table:style-name="co1" table:number-columns-repeated="2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  <table:database-ranges>
        <table:database-range table:name="__Anonymous_Sheet_DB__2" table:target-range-address="'novel-title'.A1:'novel-title'.B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4:50:13.183464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8:43:17.424158939</meta:creation-date>
    <dc:date>2017-12-10T15:00:29.082573974</dc:date>
    <meta:editing-duration>PT1H54M48S</meta:editing-duration>
    <meta:editing-cycles>8</meta:editing-cycles>
    <meta:generator>LibreOffice/5.3.3.2$Linux_X86_64 LibreOffice_project/3d9a8b4b4e538a85e0782bd6c2d430bafe583448</meta:generator>
    <meta:document-statistic meta:table-count="4" meta:cell-count="1946" meta:object-count="0"/>
  </office:meta>
</office:document-meta>
</file>